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co81" style:family="table-column">
      <style:table-column-properties fo:break-before="auto" style:column-width="0.774cm"/>
    </style:style>
    <style:style style:name="co82" style:family="table-column">
      <style:table-column-properties fo:break-before="auto" style:column-width="2.177cm"/>
    </style:style>
    <style:style style:name="co83" style:family="table-column">
      <style:table-column-properties fo:break-before="auto" style:column-width="6.87cm"/>
    </style:style>
    <style:style style:name="co84" style:family="table-column">
      <style:table-column-properties fo:break-before="auto" style:column-width="2.194cm"/>
    </style:style>
    <style:style style:name="co85" style:family="table-column">
      <style:table-column-properties fo:break-before="auto" style:column-width="2.041cm"/>
    </style:style>
    <style:style style:name="co86" style:family="table-column">
      <style:table-column-properties fo:break-before="auto" style:column-width="0.272cm"/>
    </style:style>
    <style:style style:name="co87" style:family="table-column">
      <style:table-column-properties fo:break-before="auto" style:column-width="2.32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42" style:family="table-cell" style:parent-style-name="Default" style:data-style-name="N20003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8pt" style:font-size-asian="8pt" style:font-size-complex="8pt"/>
    </style:style>
    <style:style style:name="ce45" style:family="table-cell" style:parent-style-name="Default" style:data-style-name="N20003">
      <style:text-properties fo:font-size="8pt" style:font-size-asian="8pt" style:font-size-complex="8pt"/>
    </style:style>
    <style:style style:name="ce4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8pt" style:font-size-asian="8pt" style:font-size-complex="8pt"/>
    </style:style>
    <style:style style:name="ce47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9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80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481" style:family="table-cell" style:parent-style-name="Default">
      <style:text-properties style:font-name="Liberation Serif" fo:font-size="12pt" style:font-size-asian="12pt" style:font-size-complex="12pt"/>
    </style:style>
    <style:style style:name="ce482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8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fo:border-bottom="none" fo:border-left="0.06pt solid #000000" fo:border-right="none" fo:border-top="0.06pt solid #000000"/>
    </style:style>
    <style:style style:name="ce486" style:family="table-cell" style:parent-style-name="Default">
      <style:table-cell-properties fo:border-bottom="0.06pt solid #000000" fo:border-left="0.06pt solid #000000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9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91" style:family="table-cell" style:parent-style-name="Default">
      <style:table-cell-properties fo:border-bottom="none" fo:border-left="none" fo:border-right="none" fo:border-top="0.06pt solid #000000"/>
    </style:style>
    <style:style style:name="ce492" style:family="table-cell" style:parent-style-name="Default">
      <style:table-cell-properties fo:border-bottom="0.06pt solid #000000" fo:border-left="none" fo:border-right="none" fo:border-top="none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20011">
      <style:text-properties fo:font-size="9pt" style:font-size-asian="9pt" style:font-size-complex="9pt"/>
    </style:style>
    <style:style style:name="ce495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97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4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0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10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 style:data-style-name="N20003"/>
    <style:style style:name="ce51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20" style:family="table-cell" style:parent-style-name="Default">
      <style:text-properties fo:font-size="12pt" style:font-size-asian="12pt" style:font-size-complex="12pt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22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2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98" style:family="table-cell" style:parent-style-name="Default" style:data-style-name="N20004"/>
    <style:style style:name="ce59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6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52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ext-properties style:font-name="Liberation Serif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2" style:family="table-cell" style:parent-style-name="Default">
      <style:text-properties fo:font-size="10pt" style:font-size-asian="10pt" style:font-size-complex="10pt"/>
    </style:style>
    <style:style style:name="ce573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4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5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77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78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fo:border-bottom="0.06pt solid #000000" fo:border-left="none" fo:border-right="none" fo:border-top="0.06pt solid #000000"/>
    </style:style>
    <style:style style:name="ce583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4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5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8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0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1" style:family="table-cell" style:parent-style-name="Default">
      <style:text-properties fo:font-weight="bold" style:font-weight-asian="bold" style:font-weight-complex="bold"/>
    </style:style>
    <style:style style:name="ce592" style:family="table-cell" style:parent-style-name="Excel_20_Built-in_20_Normal">
      <style:text-properties fo:font-size="10pt" style:font-size-asian="10pt" style:font-size-complex="10pt"/>
    </style:style>
    <style:style style:name="ce593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5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6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20004">
      <style:table-cell-properties fo:background-color="transparent"/>
    </style:style>
    <style:style style:name="ce64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59" style:family="table-cell" style:parent-style-name="Default" style:data-style-name="N122">
      <style:table-cell-properties fo:background-color="transparent"/>
    </style:style>
    <style:style style:name="ce6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5" style:family="table-cell" style:parent-style-name="Default" style:data-style-name="N117">
      <style:text-properties fo:font-weight="bold" style:font-weight-asian="bold" style:font-weight-complex="bold"/>
    </style:style>
    <style:style style:name="ce666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/>
    </style:style>
    <style:style style:name="ce69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93" style:family="table-cell" style:parent-style-name="Default" style:data-style-name="N123">
      <style:table-cell-properties fo:background-color="#ffff00"/>
    </style:style>
    <style:style style:name="ce694" style:family="table-cell" style:parent-style-name="Default">
      <style:table-cell-properties fo:background-color="#ffff00"/>
    </style:style>
    <style:style style:name="ce69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20036">
      <style:text-properties fo:font-weight="bold" style:font-weight-asian="bold" style:font-weight-complex="bold"/>
    </style:style>
    <style:style style:name="ce72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50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59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8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796" style:family="table-cell" style:parent-style-name="Default" style:data-style-name="N20011"/>
    <style:style style:name="ce82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5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6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3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5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/>
    <style:style style:name="ce2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7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7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8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80" style:family="table-cell" style:parent-style-name="Default"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2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8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able-cell-properties fo:border-bottom="none" fo:border-left="0.06pt solid #000000" fo:border-right="none" fo:border-top="0.06pt solid #000000"/>
    </style:style>
    <style:style style:name="ce285" style:family="table-cell" style:parent-style-name="Default">
      <style:table-cell-properties fo:border-bottom="0.06pt solid #000000" fo:border-left="0.06pt solid #000000" fo:border-right="none" fo:border-top="none"/>
    </style:style>
    <style:style style:name="ce28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8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none" fo:border-right="none" fo:border-top="0.06pt solid #000000"/>
    </style:style>
    <style:style style:name="ce291" style:family="table-cell" style:parent-style-name="Default">
      <style:table-cell-properties fo:border-bottom="0.06pt solid #000000" fo:border-left="none" fo:border-right="none" fo:border-top="none"/>
    </style:style>
    <style:style style:name="ce29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20011">
      <style:text-properties fo:font-size="9pt" style:font-size-asian="9pt" style:font-size-complex="9pt"/>
    </style:style>
    <style:style style:name="ce294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9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96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30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31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3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 style:data-style-name="N20003"/>
    <style:style style:name="ce31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16" style:family="table-cell" style:parent-style-name="Default" style:data-style-name="N20003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1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8pt" style:font-size-asian="8pt" style:font-size-complex="8pt"/>
    </style:style>
    <style:style style:name="ce319" style:family="table-cell" style:parent-style-name="Default" style:data-style-name="N20003">
      <style:text-properties fo:font-size="8pt" style:font-size-asian="8pt" style:font-size-complex="8pt"/>
    </style:style>
    <style:style style:name="ce32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8pt" style:font-size-asian="8pt" style:font-size-complex="8pt"/>
    </style:style>
    <style:style style:name="ce321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322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2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Default">
      <style:text-properties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2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2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2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1" style:family="table-cell" style:parent-style-name="Default" style:data-style-name="N20004"/>
    <style:style style:name="ce332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3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ext-properties style:font-name="Liberation Serif" fo:font-size="10pt" style:font-size-asian="10pt" style:font-size-complex="10pt"/>
    </style:style>
    <style:style style:name="ce34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4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9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50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5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5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53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6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7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62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6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65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66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6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70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1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7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7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77" style:family="table-cell" style:parent-style-name="Default">
      <style:text-properties fo:font-size="10pt" style:font-size-asian="10pt" style:font-size-complex="10pt"/>
    </style:style>
    <style:style style:name="ce378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8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2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8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order-bottom="0.06pt solid #000000" fo:border-left="none" fo:border-right="none" fo:border-top="0.06pt solid #000000"/>
    </style:style>
    <style:style style:name="ce38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9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9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9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9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95" style:family="table-cell" style:parent-style-name="Default">
      <style:text-properties fo:font-weight="bold" style:font-weight-asian="bold" style:font-weight-complex="bold"/>
    </style:style>
    <style:style style:name="ce396" style:family="table-cell" style:parent-style-name="Excel_20_Built-in_20_Normal">
      <style:text-properties fo:font-size="10pt" style:font-size-asian="10pt" style:font-size-complex="10pt"/>
    </style:style>
    <style:style style:name="ce39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0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40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20004">
      <style:text-properties fo:font-size="10pt" style:font-size-asian="10pt" style:font-size-complex="10pt"/>
    </style:style>
    <style:style style:name="ce406" style:family="table-cell" style:parent-style-name="Excel_20_Built-in_20_Normal" style:data-style-name="N10004">
      <style:text-properties fo:font-size="10pt" style:font-size-asian="10pt" style:font-size-complex="10pt"/>
    </style:style>
    <style:style style:name="ce40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41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412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413" style:family="table-cell" style:parent-style-name="Default" style:data-style-name="N20036"/>
    <style:style style:name="ce414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415" style:family="table-cell" style:parent-style-name="Default">
      <style:table-cell-properties fo:border-bottom="0.74pt solid #000000" fo:border-left="none" fo:border-right="none" fo:border-top="none"/>
    </style:style>
    <style:style style:name="ce416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417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418" style:family="table-cell" style:parent-style-name="Default">
      <style:text-properties fo:font-size="15pt" style:font-size-asian="15pt" style:font-size-complex="15pt"/>
    </style:style>
    <style:style style:name="ce41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fo:border-left="none" fo:border-right="none" fo:border-top="0.74pt solid #000000"/>
    </style:style>
    <style:style style:name="ce421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2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29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3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3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32" style:family="table-cell" style:parent-style-name="Default" style:data-style-name="N20000"/>
    <style:style style:name="ce433" style:family="table-cell" style:parent-style-name="Default" style:data-style-name="N20084"/>
    <style:style style:name="ce4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35" style:family="table-cell" style:parent-style-name="Default">
      <style:text-properties fo:font-weight="normal" style:font-weight-asian="normal" style:font-weight-complex="normal"/>
    </style:style>
    <style:style style:name="ce436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37" style:family="table-cell" style:parent-style-name="Default" style:data-style-name="N20004">
      <style:text-properties fo:font-weight="bold" style:font-weight-asian="bold" style:font-weight-complex="bold"/>
    </style:style>
    <style:style style:name="ce438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9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40" style:family="table-cell" style:parent-style-name="Default">
      <style:table-cell-properties fo:background-color="transparent"/>
    </style:style>
    <style:style style:name="ce4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20004">
      <style:table-cell-properties fo:background-color="transparent"/>
    </style:style>
    <style:style style:name="ce450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5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60" style:family="table-cell" style:parent-style-name="Default" style:data-style-name="N122">
      <style:table-cell-properties fo:background-color="transparent"/>
    </style:style>
    <style:style style:name="ce46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6" style:family="table-cell" style:parent-style-name="Default" style:data-style-name="N117">
      <style:text-properties fo:font-weight="bold" style:font-weight-asian="bold" style:font-weight-complex="bold"/>
    </style:style>
    <style:style style:name="ce46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23"/>
    <style:style style:name="ce471" style:family="table-cell" style:parent-style-name="Default" style:data-style-name="N117">
      <style:text-properties fo:font-weight="normal" style:font-weight-asian="normal" style:font-weight-complex="normal"/>
    </style:style>
    <style:style style:name="ce472" style:family="table-cell" style:parent-style-name="Default" style:data-style-name="N20004">
      <style:text-properties fo:font-weight="normal" style:font-weight-asian="normal" style:font-weight-complex="normal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516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517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1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52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20004">
      <style:table-cell-properties fo:background-color="#ffff00"/>
    </style:style>
    <style:style style:name="ce56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87" style:family="table-cell" style:parent-style-name="Default" style:data-style-name="N123">
      <style:table-cell-properties fo:background-color="#ffff00"/>
    </style:style>
    <style:style style:name="ce641" style:family="table-cell" style:parent-style-name="Default">
      <style:table-cell-properties fo:background-color="#ffff00"/>
    </style:style>
    <style:style style:name="ce64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46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6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6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66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9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9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798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79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2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06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8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0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1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2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7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02" style:family="table-cell" style:parent-style-name="Default">
      <style:text-properties style:font-name="Liberation Serif" fo:font-size="10.5pt" style:font-size-asian="10.5pt" style:font-size-complex="10.5pt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0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07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10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93"/>
        <table:table-column table:style-name="co4" table:default-cell-style-name="ce314"/>
        <table:table-column table:style-name="co5" table:default-cell-style-name="ce314"/>
        <table:table-column table:style-name="co6" table:default-cell-style-name="ce319"/>
        <table:table-column table:style-name="co7" table:default-cell-style-name="ce324"/>
        <table:table-column table:style-name="co8" table:default-cell-style-name="Default"/>
        <table:table-row table:style-name="ro1">
          <table:table-cell table:style-name="ce272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302" table:number-columns-repeated="2"/>
          <table:table-cell table:style-name="ce316"/>
          <table:table-cell table:number-columns-repeated="2"/>
        </table:table-row>
        <table:table-row table:style-name="ro1">
          <table:table-cell table:style-name="ce272"/>
          <table:table-cell/>
          <table:table-cell office:value-type="string" calcext:value-type="string">
            <text:p>usd/tl</text:p>
          </table:table-cell>
          <table:table-cell table:style-name="ce302" table:number-columns-repeated="2"/>
          <table:table-cell table:style-name="ce316"/>
          <table:table-cell table:number-columns-repeated="2"/>
        </table:table-row>
        <table:table-row table:style-name="ro2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294" office:value-type="string" calcext:value-type="string">
            <text:p>yıllık toplam</text:p>
          </table:table-cell>
          <table:table-cell table:style-name="ce303" office:value-type="string" calcext:value-type="string">
            <text:p>Kira Bedeli</text:p>
          </table:table-cell>
          <table:table-cell table:style-name="ce315" office:value-type="string" calcext:value-type="string">
            <text:p>Ödenen</text:p>
          </table:table-cell>
          <table:table-cell table:style-name="ce317" office:value-type="string" calcext:value-type="string">
            <text:p>Ödnmyn</text:p>
          </table:table-cell>
          <table:table-cell table:style-name="ce325" office:value-type="string" calcext:value-type="string">
            <text:p>Bakiye</text:p>
          </table:table-cell>
          <table:table-cell table:style-name="ce330" office:value-type="string" calcext:value-type="string">
            <text:p>usd</text:p>
          </table:table-cell>
        </table:table-row>
        <table:table-row table:style-name="ro3">
          <table:table-cell table:style-name="ce274" office:value-type="float" office:value="2011" calcext:value-type="float">
            <text:p>2011</text:p>
          </table:table-cell>
          <table:table-cell table:style-name="ce286" office:value-type="string" calcext:value-type="string">
            <text:p>Sanayi Acenta kira bedeli</text:p>
          </table:table-cell>
          <table:table-cell table:style-name="ce295"/>
          <table:table-cell table:number-columns-repeated="2" table:style-name="ce304" office:value-type="float" office:value="7500" calcext:value-type="float">
            <text:p>7,500</text:p>
          </table:table-cell>
          <table:table-cell table:style-name="ce318"/>
          <table:table-cell table:style-name="ce326" table:formula="of:=[.E4]" office:value-type="float" office:value="7500" calcext:value-type="float">
            <text:p>7,500</text:p>
          </table:table-cell>
          <table:table-cell/>
        </table:table-row>
        <table:table-row table:style-name="ro3">
          <table:table-cell table:style-name="ce275" office:value-type="float" office:value="2011" calcext:value-type="float">
            <text:p>2011</text:p>
          </table:table-cell>
          <table:table-cell table:style-name="ce280" office:value-type="string" calcext:value-type="string">
            <text:p>Taha İnşaat Kira Bedeli</text:p>
          </table:table-cell>
          <table:table-cell table:style-name="ce296"/>
          <table:table-cell table:number-columns-repeated="2" table:style-name="ce305" office:value-type="float" office:value="4500" calcext:value-type="float">
            <text:p>4,500</text:p>
          </table:table-cell>
          <table:table-cell/>
          <table:table-cell table:style-name="ce327" table:formula="of:=[.G4]+[.E5]" office:value-type="float" office:value="12000" calcext:value-type="float">
            <text:p>12000</text:p>
          </table:table-cell>
          <table:table-cell/>
        </table:table-row>
        <table:table-row table:style-name="ro3">
          <table:table-cell table:style-name="ce275" office:value-type="float" office:value="2011" calcext:value-type="float">
            <text:p>2011</text:p>
          </table:table-cell>
          <table:table-cell table:style-name="ce280" office:value-type="string" calcext:value-type="string">
            <text:p>Hızarhane Yıkama </text:p>
          </table:table-cell>
          <table:table-cell table:style-name="ce296"/>
          <table:table-cell table:number-columns-repeated="2" table:style-name="ce305" office:value-type="float" office:value="7200" calcext:value-type="float">
            <text:p>7,200</text:p>
          </table:table-cell>
          <table:table-cell/>
          <table:table-cell table:style-name="ce327" table:formula="of:=[.G5]+[.E6]" office:value-type="float" office:value="19200" calcext:value-type="float">
            <text:p>19200</text:p>
          </table:table-cell>
          <table:table-cell/>
        </table:table-row>
        <table:table-row table:style-name="ro3">
          <table:table-cell table:style-name="ce275" office:value-type="float" office:value="2011" calcext:value-type="float">
            <text:p>2011</text:p>
          </table:table-cell>
          <table:table-cell table:style-name="ce280" office:value-type="string" calcext:value-type="string">
            <text:p>Ali Paşa Yıkama Adem Kesici </text:p>
          </table:table-cell>
          <table:table-cell table:style-name="ce296"/>
          <table:table-cell table:number-columns-repeated="2" table:style-name="ce305" office:value-type="float" office:value="9500" calcext:value-type="float">
            <text:p>9,500</text:p>
          </table:table-cell>
          <table:table-cell/>
          <table:table-cell table:style-name="ce327" table:formula="of:=[.G6]+[.E7]" office:value-type="float" office:value="28700" calcext:value-type="float">
            <text:p>28700</text:p>
          </table:table-cell>
          <table:table-cell/>
        </table:table-row>
        <table:table-row table:style-name="ro3">
          <table:table-cell table:style-name="ce276" office:value-type="float" office:value="2011" calcext:value-type="float">
            <text:p>2011</text:p>
          </table:table-cell>
          <table:table-cell table:style-name="ce280" office:value-type="string" calcext:value-type="string">
            <text:p><text:span text:style-name="T5">Ali Paşa Aygaz </text:span>kira bedeli</text:p>
          </table:table-cell>
          <table:table-cell table:style-name="ce297" office:value-type="string" calcext:value-type="string">
            <text:p>1,61</text:p>
          </table:table-cell>
          <table:table-cell table:number-columns-repeated="2" table:style-name="ce305" office:value-type="float" office:value="1000" calcext:value-type="float">
            <text:p>1,000</text:p>
          </table:table-cell>
          <table:table-cell/>
          <table:table-cell table:style-name="ce327" table:formula="of:=[.G7]+[.E8]" office:value-type="float" office:value="29700" calcext:value-type="float">
            <text:p>29700</text:p>
          </table:table-cell>
          <table:table-cell/>
        </table:table-row>
        <table:table-row table:style-name="ro3">
          <table:table-cell table:style-name="ce277" office:value-type="float" office:value="2011" calcext:value-type="float">
            <text:p>2011</text:p>
          </table:table-cell>
          <table:table-cell table:style-name="ce287" office:value-type="string" calcext:value-type="string">
            <text:p>Lise Arkası Dursun Çalışkan </text:p>
          </table:table-cell>
          <table:table-cell table:style-name="ce298" table:formula="of:=SUM([.E4:.E9])" office:value-type="float" office:value="44500" calcext:value-type="float">
            <text:p>44,500</text:p>
          </table:table-cell>
          <table:table-cell table:number-columns-repeated="2" table:style-name="ce306" office:value-type="float" office:value="14800" calcext:value-type="float">
            <text:p>14,800</text:p>
          </table:table-cell>
          <table:table-cell table:style-name="ce320"/>
          <table:table-cell table:style-name="ce327" table:formula="of:=[.G8]+[.E9]" office:value-type="float" office:value="44500" calcext:value-type="float">
            <text:p>44500</text:p>
          </table:table-cell>
          <table:table-cell table:style-name="ce331" table:formula="of:=[.C9]/[.C8]" office:value-type="float" office:value="27639.751552795" calcext:value-type="float">
            <text:p>27,639.75</text:p>
          </table:table-cell>
        </table:table-row>
        <table:table-row table:style-name="ro3">
          <table:table-cell table:style-name="ce278" office:value-type="float" office:value="2012" calcext:value-type="float">
            <text:p>2012</text:p>
          </table:table-cell>
          <table:table-cell table:style-name="ce286" office:value-type="string" calcext:value-type="string">
            <text:p>Sanayi Acenta kira bedeli</text:p>
          </table:table-cell>
          <table:table-cell table:style-name="ce295"/>
          <table:table-cell table:number-columns-repeated="2" table:style-name="ce304" office:value-type="float" office:value="8000" calcext:value-type="float">
            <text:p>8,000</text:p>
          </table:table-cell>
          <table:table-cell table:style-name="ce318"/>
          <table:table-cell table:style-name="ce327" table:formula="of:=[.G9]+[.E10]" office:value-type="float" office:value="52500" calcext:value-type="float">
            <text:p>52500</text:p>
          </table:table-cell>
          <table:table-cell/>
        </table:table-row>
        <table:table-row table:style-name="ro3">
          <table:table-cell table:style-name="ce279" office:value-type="float" office:value="2012" calcext:value-type="float">
            <text:p>2012</text:p>
          </table:table-cell>
          <table:table-cell table:style-name="ce280" office:value-type="string" calcext:value-type="string">
            <text:p>Taha İnşaat Kira Bedeli</text:p>
          </table:table-cell>
          <table:table-cell table:style-name="ce296"/>
          <table:table-cell table:number-columns-repeated="2" table:style-name="ce305" office:value-type="float" office:value="5000" calcext:value-type="float">
            <text:p>5,000</text:p>
          </table:table-cell>
          <table:table-cell/>
          <table:table-cell table:style-name="ce327" table:formula="of:=[.G10]+[.E11]" office:value-type="float" office:value="57500" calcext:value-type="float">
            <text:p>57500</text:p>
          </table:table-cell>
          <table:table-cell/>
        </table:table-row>
        <table:table-row table:style-name="ro3">
          <table:table-cell table:style-name="ce279" office:value-type="float" office:value="2012" calcext:value-type="float">
            <text:p>2012</text:p>
          </table:table-cell>
          <table:table-cell table:style-name="ce280" office:value-type="string" calcext:value-type="string">
            <text:p>Hızarhane Yıkama </text:p>
          </table:table-cell>
          <table:table-cell table:style-name="ce296"/>
          <table:table-cell table:number-columns-repeated="2" table:style-name="ce305" office:value-type="float" office:value="7900" calcext:value-type="float">
            <text:p>7,900</text:p>
          </table:table-cell>
          <table:table-cell/>
          <table:table-cell table:style-name="ce327" table:formula="of:=[.G11]+[.E12]" office:value-type="float" office:value="65400" calcext:value-type="float">
            <text:p>65400</text:p>
          </table:table-cell>
          <table:table-cell/>
        </table:table-row>
        <table:table-row table:style-name="ro3">
          <table:table-cell table:style-name="ce279" office:value-type="float" office:value="2012" calcext:value-type="float">
            <text:p>2012</text:p>
          </table:table-cell>
          <table:table-cell table:style-name="ce280" office:value-type="string" calcext:value-type="string">
            <text:p>Ali Paşa Yıkama Adem Kesici </text:p>
          </table:table-cell>
          <table:table-cell table:style-name="ce296"/>
          <table:table-cell table:number-columns-repeated="2" table:style-name="ce305" office:value-type="float" office:value="10000" calcext:value-type="float">
            <text:p>10,000</text:p>
          </table:table-cell>
          <table:table-cell/>
          <table:table-cell table:style-name="ce327" table:formula="of:=[.G12]+[.E13]" office:value-type="float" office:value="75400" calcext:value-type="float">
            <text:p>75400</text:p>
          </table:table-cell>
          <table:table-cell/>
        </table:table-row>
        <table:table-row table:style-name="ro3">
          <table:table-cell table:style-name="ce280" office:value-type="float" office:value="2012" calcext:value-type="float">
            <text:p>2012</text:p>
          </table:table-cell>
          <table:table-cell table:style-name="ce280" office:value-type="string" calcext:value-type="string">
            <text:p>Ali Paşa Aygaz kira bedeli</text:p>
          </table:table-cell>
          <table:table-cell table:style-name="ce297" office:value-type="string" calcext:value-type="string">
            <text:p>1,8</text:p>
          </table:table-cell>
          <table:table-cell table:number-columns-repeated="2" table:style-name="ce305" office:value-type="float" office:value="450" calcext:value-type="float">
            <text:p>450</text:p>
          </table:table-cell>
          <table:table-cell/>
          <table:table-cell table:style-name="ce327" table:formula="of:=[.G13]+[.E14]" office:value-type="float" office:value="75850" calcext:value-type="float">
            <text:p>75850</text:p>
          </table:table-cell>
          <table:table-cell/>
        </table:table-row>
        <table:table-row table:style-name="ro3">
          <table:table-cell table:style-name="ce281" office:value-type="float" office:value="2012" calcext:value-type="float">
            <text:p>2012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10:.E15])" office:value-type="float" office:value="48350" calcext:value-type="float">
            <text:p>48,350</text:p>
          </table:table-cell>
          <table:table-cell table:number-columns-repeated="2" table:style-name="ce306" office:value-type="float" office:value="17000" calcext:value-type="float">
            <text:p>17,000</text:p>
          </table:table-cell>
          <table:table-cell table:style-name="ce320"/>
          <table:table-cell table:style-name="ce327" table:formula="of:=[.G14]+[.E15]" office:value-type="float" office:value="92850" calcext:value-type="float">
            <text:p>92850</text:p>
          </table:table-cell>
          <table:table-cell table:style-name="ce331" table:formula="of:=[.C15]/[.C14]" office:value-type="float" office:value="26861.1111111111" calcext:value-type="float">
            <text:p>26,861.11</text:p>
          </table:table-cell>
        </table:table-row>
        <table:table-row table:style-name="ro3">
          <table:table-cell table:style-name="ce274" office:value-type="float" office:value="2013" calcext:value-type="float">
            <text:p>2013</text:p>
          </table:table-cell>
          <table:table-cell table:style-name="ce286" office:value-type="string" calcext:value-type="string">
            <text:p>Sanayi Acenta kira bedeli</text:p>
          </table:table-cell>
          <table:table-cell table:style-name="ce295"/>
          <table:table-cell table:number-columns-repeated="2" table:style-name="ce304" office:value-type="float" office:value="8500" calcext:value-type="float">
            <text:p>8,500</text:p>
          </table:table-cell>
          <table:table-cell table:style-name="ce318"/>
          <table:table-cell table:style-name="ce327" table:formula="of:=[.G15]+[.E16]" office:value-type="float" office:value="101350" calcext:value-type="float">
            <text:p>101350</text:p>
          </table:table-cell>
          <table:table-cell/>
        </table:table-row>
        <table:table-row table:style-name="ro3">
          <table:table-cell table:style-name="ce275" office:value-type="float" office:value="2013" calcext:value-type="float">
            <text:p>2013</text:p>
          </table:table-cell>
          <table:table-cell table:style-name="ce280" office:value-type="string" calcext:value-type="string">
            <text:p>Taha İnşaat Kira Bedeli</text:p>
          </table:table-cell>
          <table:table-cell table:style-name="ce299"/>
          <table:table-cell table:number-columns-repeated="2" table:style-name="ce305" office:value-type="float" office:value="5500" calcext:value-type="float">
            <text:p>5,500</text:p>
          </table:table-cell>
          <table:table-cell/>
          <table:table-cell table:style-name="ce327" table:formula="of:=[.G16]+[.E17]" office:value-type="float" office:value="106850" calcext:value-type="float">
            <text:p>106850</text:p>
          </table:table-cell>
          <table:table-cell/>
        </table:table-row>
        <table:table-row table:style-name="ro3">
          <table:table-cell table:style-name="ce275" office:value-type="float" office:value="2013" calcext:value-type="float">
            <text:p>2013</text:p>
          </table:table-cell>
          <table:table-cell table:style-name="ce280" office:value-type="string" calcext:value-type="string">
            <text:p>Hızarhane Yıkama </text:p>
          </table:table-cell>
          <table:table-cell table:style-name="ce296"/>
          <table:table-cell table:number-columns-repeated="2" table:style-name="ce305" office:value-type="float" office:value="8500" calcext:value-type="float">
            <text:p>8,500</text:p>
          </table:table-cell>
          <table:table-cell/>
          <table:table-cell table:style-name="ce327" table:formula="of:=[.G17]+[.E18]" office:value-type="float" office:value="115350" calcext:value-type="float">
            <text:p>115350</text:p>
          </table:table-cell>
          <table:table-cell/>
        </table:table-row>
        <table:table-row table:style-name="ro3">
          <table:table-cell table:style-name="ce275" office:value-type="float" office:value="2013" calcext:value-type="float">
            <text:p>2013</text:p>
          </table:table-cell>
          <table:table-cell table:style-name="ce280" office:value-type="string" calcext:value-type="string">
            <text:p>Ali Paşa Yıkama Adem Kesici </text:p>
          </table:table-cell>
          <table:table-cell table:style-name="ce297" office:value-type="string" calcext:value-type="string">
            <text:p>1,92</text:p>
          </table:table-cell>
          <table:table-cell table:number-columns-repeated="2" table:style-name="ce305" office:value-type="float" office:value="9000" calcext:value-type="float">
            <text:p>9,000</text:p>
          </table:table-cell>
          <table:table-cell/>
          <table:table-cell table:style-name="ce327" table:formula="of:=[.G18]+[.E19]" office:value-type="float" office:value="124350" calcext:value-type="float">
            <text:p>124350</text:p>
          </table:table-cell>
          <table:table-cell/>
        </table:table-row>
        <table:table-row table:style-name="ro3">
          <table:table-cell table:style-name="ce282" office:value-type="float" office:value="2013" calcext:value-type="float">
            <text:p>2013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16:.E20])" office:value-type="float" office:value="50200" calcext:value-type="float">
            <text:p>50,200</text:p>
          </table:table-cell>
          <table:table-cell table:number-columns-repeated="2" table:style-name="ce306" office:value-type="float" office:value="18700" calcext:value-type="float">
            <text:p>18,700</text:p>
          </table:table-cell>
          <table:table-cell table:style-name="ce320"/>
          <table:table-cell table:style-name="ce327" table:formula="of:=[.G19]+[.E20]" office:value-type="float" office:value="143050" calcext:value-type="float">
            <text:p>143050</text:p>
          </table:table-cell>
          <table:table-cell table:style-name="ce331" table:formula="of:=[.C20]/[.C19]" office:value-type="float" office:value="26145.8333333333" calcext:value-type="float">
            <text:p>26,145.83</text:p>
          </table:table-cell>
        </table:table-row>
        <table:table-row table:style-name="ro3">
          <table:table-cell table:style-name="ce274" office:value-type="float" office:value="2014" calcext:value-type="float">
            <text:p>2014</text:p>
          </table:table-cell>
          <table:table-cell table:style-name="ce288" office:value-type="string" calcext:value-type="string">
            <text:p>Sanayi Acenta kira bedeli</text:p>
          </table:table-cell>
          <table:table-cell table:style-name="ce300"/>
          <table:table-cell table:number-columns-repeated="2" table:style-name="ce304" office:value-type="float" office:value="10000" calcext:value-type="float">
            <text:p>10,000</text:p>
          </table:table-cell>
          <table:table-cell table:style-name="ce318"/>
          <table:table-cell table:style-name="ce327" table:formula="of:=[.G20]+[.E21]" office:value-type="float" office:value="153050" calcext:value-type="float">
            <text:p>153050</text:p>
          </table:table-cell>
          <table:table-cell/>
        </table:table-row>
        <table:table-row table:style-name="ro3">
          <table:table-cell table:style-name="ce275" office:value-type="float" office:value="2014" calcext:value-type="float">
            <text:p>2014</text:p>
          </table:table-cell>
          <table:table-cell table:style-name="ce289" office:value-type="string" calcext:value-type="string">
            <text:p>Taha İnşaat Kira Bedeli</text:p>
          </table:table-cell>
          <table:table-cell table:style-name="ce296"/>
          <table:table-cell table:number-columns-repeated="2" table:style-name="ce305" office:value-type="float" office:value="6000" calcext:value-type="float">
            <text:p>6,000</text:p>
          </table:table-cell>
          <table:table-cell/>
          <table:table-cell table:style-name="ce327" table:formula="of:=[.G21]+[.E22]" office:value-type="float" office:value="159050" calcext:value-type="float">
            <text:p>159050</text:p>
          </table:table-cell>
          <table:table-cell/>
        </table:table-row>
        <table:table-row table:style-name="ro3">
          <table:table-cell table:style-name="ce275" office:value-type="float" office:value="2014" calcext:value-type="float">
            <text:p>2014</text:p>
          </table:table-cell>
          <table:table-cell table:style-name="ce289" office:value-type="string" calcext:value-type="string">
            <text:p>Hızarhane Yıkama </text:p>
          </table:table-cell>
          <table:table-cell table:style-name="ce296"/>
          <table:table-cell table:number-columns-repeated="2" table:style-name="ce305" office:value-type="float" office:value="9350" calcext:value-type="float">
            <text:p>9,350</text:p>
          </table:table-cell>
          <table:table-cell/>
          <table:table-cell table:style-name="ce327" table:formula="of:=[.G22]+[.E23]" office:value-type="float" office:value="168400" calcext:value-type="float">
            <text:p>168400</text:p>
          </table:table-cell>
          <table:table-cell/>
        </table:table-row>
        <table:table-row table:style-name="ro3">
          <table:table-cell table:style-name="ce275" office:value-type="float" office:value="2014" calcext:value-type="float">
            <text:p>2014</text:p>
          </table:table-cell>
          <table:table-cell table:style-name="ce280" office:value-type="string" calcext:value-type="string">
            <text:p>Ali Paşa Yıkama Adem Kesici </text:p>
          </table:table-cell>
          <table:table-cell table:style-name="ce297" office:value-type="string" calcext:value-type="string">
            <text:p>2,12</text:p>
          </table:table-cell>
          <table:table-cell table:number-columns-repeated="2" table:style-name="ce305" office:value-type="float" office:value="12500" calcext:value-type="float">
            <text:p>12,500</text:p>
          </table:table-cell>
          <table:table-cell/>
          <table:table-cell table:style-name="ce327" table:formula="of:=[.G23]+[.E24]" office:value-type="float" office:value="180900" calcext:value-type="float">
            <text:p>180900</text:p>
          </table:table-cell>
          <table:table-cell/>
        </table:table-row>
        <table:table-row table:style-name="ro3">
          <table:table-cell table:style-name="ce277" office:value-type="float" office:value="2014" calcext:value-type="float">
            <text:p>2014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21:.E25])" office:value-type="float" office:value="58350" calcext:value-type="float">
            <text:p>58,350</text:p>
          </table:table-cell>
          <table:table-cell table:number-columns-repeated="2" table:style-name="ce306" office:value-type="float" office:value="20500" calcext:value-type="float">
            <text:p>20,500</text:p>
          </table:table-cell>
          <table:table-cell table:style-name="ce320"/>
          <table:table-cell table:style-name="ce327" table:formula="of:=[.G24]+[.E25]" office:value-type="float" office:value="201400" calcext:value-type="float">
            <text:p>201400</text:p>
          </table:table-cell>
          <table:table-cell table:style-name="ce331" table:formula="of:=[.C25]/[.C24]" office:value-type="float" office:value="27523.5849056604" calcext:value-type="float">
            <text:p>27,523.58</text:p>
          </table:table-cell>
        </table:table-row>
        <table:table-row table:style-name="ro3">
          <table:table-cell table:style-name="ce274" office:value-type="float" office:value="2015" calcext:value-type="float">
            <text:p>2015</text:p>
          </table:table-cell>
          <table:table-cell table:style-name="ce286" office:value-type="string" calcext:value-type="string">
            <text:p><text:span text:style-name="T6">Ali Paşa Milangaz </text:span>kira bedeli</text:p>
          </table:table-cell>
          <table:table-cell table:style-name="ce300"/>
          <table:table-cell table:number-columns-repeated="2" table:style-name="ce304" office:value-type="float" office:value="4000" calcext:value-type="float">
            <text:p>4,000</text:p>
          </table:table-cell>
          <table:table-cell table:style-name="ce318"/>
          <table:table-cell table:style-name="ce327" table:formula="of:=[.G25]+[.E26]" office:value-type="float" office:value="205400" calcext:value-type="float">
            <text:p>205400</text:p>
          </table:table-cell>
          <table:table-cell/>
        </table:table-row>
        <table:table-row table:style-name="ro3">
          <table:table-cell table:style-name="ce275" office:value-type="float" office:value="2015" calcext:value-type="float">
            <text:p>2015</text:p>
          </table:table-cell>
          <table:table-cell table:style-name="ce280" office:value-type="string" calcext:value-type="string">
            <text:p>Adem Kesici kira bedeli</text:p>
          </table:table-cell>
          <table:table-cell table:style-name="ce296" office:value-type="percentage" office:value="0.1" calcext:value-type="percentage">
            <text:p>10.00%</text:p>
          </table:table-cell>
          <table:table-cell table:number-columns-repeated="2" table:style-name="ce305" office:value-type="float" office:value="13750" calcext:value-type="float">
            <text:p>13,750</text:p>
          </table:table-cell>
          <table:table-cell/>
          <table:table-cell table:style-name="ce327" table:formula="of:=[.G26]+[.E27]" office:value-type="float" office:value="219150" calcext:value-type="float">
            <text:p>219150</text:p>
          </table:table-cell>
          <table:table-cell/>
        </table:table-row>
        <table:table-row table:style-name="ro3">
          <table:table-cell table:style-name="ce276" office:value-type="float" office:value="2015" calcext:value-type="float">
            <text:p>2015</text:p>
          </table:table-cell>
          <table:table-cell table:style-name="ce280" office:value-type="string" calcext:value-type="string">
            <text:p><text:span text:style-name="T6">Ali Paşa Aygaz </text:span>İsmail Tağaç Kira Bedeli</text:p>
          </table:table-cell>
          <table:table-cell table:style-name="ce297" office:value-type="float" office:value="2.68" calcext:value-type="float">
            <text:p>2.68</text:p>
          </table:table-cell>
          <table:table-cell table:number-columns-repeated="2" table:style-name="ce305" office:value-type="float" office:value="4200" calcext:value-type="float">
            <text:p>4,200</text:p>
          </table:table-cell>
          <table:table-cell/>
          <table:table-cell table:style-name="ce327" table:formula="of:=[.G27]+[.E28]" office:value-type="float" office:value="223350" calcext:value-type="float">
            <text:p>223350</text:p>
          </table:table-cell>
          <table:table-cell/>
        </table:table-row>
        <table:table-row table:style-name="ro3">
          <table:table-cell table:style-name="ce277" office:value-type="float" office:value="2015" calcext:value-type="float">
            <text:p>2015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26:.E29])" office:value-type="float" office:value="44500" calcext:value-type="float">
            <text:p>44,500</text:p>
          </table:table-cell>
          <table:table-cell table:number-columns-repeated="2" table:style-name="ce306" office:value-type="float" office:value="22550" calcext:value-type="float">
            <text:p>22,550</text:p>
          </table:table-cell>
          <table:table-cell table:style-name="ce320"/>
          <table:table-cell table:style-name="ce327" table:formula="of:=[.G28]+[.E29]" office:value-type="float" office:value="245900" calcext:value-type="float">
            <text:p>245900</text:p>
          </table:table-cell>
          <table:table-cell table:style-name="ce331" table:formula="of:=[.C29]/[.C28]" office:value-type="float" office:value="16604.4776119403" calcext:value-type="float">
            <text:p>16,604.48</text:p>
          </table:table-cell>
        </table:table-row>
        <table:table-row table:style-name="ro3">
          <table:table-cell table:style-name="ce274" office:value-type="float" office:value="2016" calcext:value-type="float">
            <text:p>2016</text:p>
          </table:table-cell>
          <table:table-cell table:style-name="ce286" office:value-type="string" calcext:value-type="string">
            <text:p><text:span text:style-name="T6">Hızarhane Yıkama </text:span>Mehmet Geyraslı kira bedeli</text:p>
          </table:table-cell>
          <table:table-cell table:style-name="ce300"/>
          <table:table-cell table:number-columns-repeated="2" table:style-name="ce304" office:value-type="float" office:value="13000" calcext:value-type="float">
            <text:p>13,000</text:p>
          </table:table-cell>
          <table:table-cell table:style-name="ce318"/>
          <table:table-cell table:style-name="ce327" table:formula="of:=[.G29]+[.E30]" office:value-type="float" office:value="258900" calcext:value-type="float">
            <text:p>258900</text:p>
          </table:table-cell>
          <table:table-cell/>
        </table:table-row>
        <table:table-row table:style-name="ro3">
          <table:table-cell table:style-name="ce275" office:value-type="float" office:value="2016" calcext:value-type="float">
            <text:p>2016</text:p>
          </table:table-cell>
          <table:table-cell table:style-name="ce280" office:value-type="string" calcext:value-type="string">
            <text:p><text:span text:style-name="T6">Ali Paşa Milangaz </text:span>kira bedeli</text:p>
          </table:table-cell>
          <table:table-cell table:style-name="ce296"/>
          <table:table-cell table:number-columns-repeated="2" table:style-name="ce305" office:value-type="float" office:value="5600" calcext:value-type="float">
            <text:p>5,600</text:p>
          </table:table-cell>
          <table:table-cell/>
          <table:table-cell table:style-name="ce327" table:formula="of:=[.G30]+[.E31]" office:value-type="float" office:value="264500" calcext:value-type="float">
            <text:p>264500</text:p>
          </table:table-cell>
          <table:table-cell/>
        </table:table-row>
        <table:table-row table:style-name="ro3">
          <table:table-cell table:style-name="ce275" office:value-type="float" office:value="2016" calcext:value-type="float">
            <text:p>2016</text:p>
          </table:table-cell>
          <table:table-cell table:style-name="ce280" office:value-type="string" calcext:value-type="string">
            <text:p><text:span text:style-name="T6">Ali Paşa Yıkama </text:span>Adem Kesici kira bedeli</text:p>
          </table:table-cell>
          <table:table-cell table:style-name="ce296" office:value-type="percentage" office:value="0.1" calcext:value-type="percentage">
            <text:p>10.00%</text:p>
          </table:table-cell>
          <table:table-cell table:number-columns-repeated="2" table:style-name="ce305" office:value-type="float" office:value="15125" calcext:value-type="float">
            <text:p>15,125</text:p>
          </table:table-cell>
          <table:table-cell/>
          <table:table-cell table:style-name="ce327" table:formula="of:=[.G31]+[.E32]" office:value-type="float" office:value="279625" calcext:value-type="float">
            <text:p>279625</text:p>
          </table:table-cell>
          <table:table-cell/>
        </table:table-row>
        <table:table-row table:style-name="ro3">
          <table:table-cell table:style-name="ce275" office:value-type="float" office:value="2016" calcext:value-type="float">
            <text:p>2016</text:p>
          </table:table-cell>
          <table:table-cell table:style-name="ce280" office:value-type="string" calcext:value-type="string">
            <text:p><text:span text:style-name="T6">Ali Paşa Aygaz </text:span>İsmail Tağaç Kira Bedeli</text:p>
          </table:table-cell>
          <table:table-cell table:style-name="ce297" office:value-type="float" office:value="2.95" calcext:value-type="float">
            <text:p>2.95</text:p>
          </table:table-cell>
          <table:table-cell table:style-name="ce305" office:value-type="float" office:value="4200" calcext:value-type="float">
            <text:p>4,200</text:p>
          </table:table-cell>
          <table:table-cell table:style-name="ce305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327" table:formula="of:=[.G32]+[.E33]" office:value-type="float" office:value="282575" calcext:value-type="float">
            <text:p>282575</text:p>
          </table:table-cell>
          <table:table-cell/>
        </table:table-row>
        <table:table-row table:style-name="ro3">
          <table:table-cell table:style-name="ce277" office:value-type="float" office:value="2016" calcext:value-type="float">
            <text:p>2016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30:.E34])" office:value-type="float" office:value="61675" calcext:value-type="float">
            <text:p>61,675</text:p>
          </table:table-cell>
          <table:table-cell table:number-columns-repeated="2" table:style-name="ce306" office:value-type="float" office:value="25000" calcext:value-type="float">
            <text:p>25,000</text:p>
          </table:table-cell>
          <table:table-cell table:style-name="ce320"/>
          <table:table-cell table:style-name="ce327" table:formula="of:=[.G33]+[.E34]" office:value-type="float" office:value="307575" calcext:value-type="float">
            <text:p>307575</text:p>
          </table:table-cell>
          <table:table-cell table:style-name="ce331" table:formula="of:=[.C34]/[.C33]" office:value-type="float" office:value="20906.7796610169" calcext:value-type="float">
            <text:p>20,906.78</text:p>
          </table:table-cell>
        </table:table-row>
        <table:table-row table:style-name="ro3">
          <table:table-cell table:style-name="ce283" office:value-type="float" office:value="2017" calcext:value-type="float">
            <text:p>2017</text:p>
          </table:table-cell>
          <table:table-cell table:style-name="ce286" office:value-type="string" calcext:value-type="string">
            <text:p><text:span text:style-name="T6">Hızarhane Yıkama </text:span>Mehmet Geyraslı kira bedeli</text:p>
          </table:table-cell>
          <table:table-cell table:style-name="ce300"/>
          <table:table-cell table:number-columns-repeated="2" table:style-name="ce304" office:value-type="float" office:value="15400" calcext:value-type="float">
            <text:p>15,400</text:p>
          </table:table-cell>
          <table:table-cell table:style-name="ce318"/>
          <table:table-cell table:style-name="ce327" table:formula="of:=[.G34]+[.E35]" office:value-type="float" office:value="322975" calcext:value-type="float">
            <text:p>322975</text:p>
          </table:table-cell>
          <table:table-cell/>
        </table:table-row>
        <table:table-row table:style-name="ro3">
          <table:table-cell table:style-name="ce276" office:value-type="float" office:value="2017" calcext:value-type="float">
            <text:p>2017</text:p>
          </table:table-cell>
          <table:table-cell table:style-name="ce280" office:value-type="string" calcext:value-type="string">
            <text:p><text:span text:style-name="T6">Ali Paşa Milangaz </text:span>Gökhan Öner Kira Bedeli</text:p>
          </table:table-cell>
          <table:table-cell table:style-name="ce296"/>
          <table:table-cell table:number-columns-repeated="2" table:style-name="ce305" office:value-type="float" office:value="4400" calcext:value-type="float">
            <text:p>4,400</text:p>
          </table:table-cell>
          <table:table-cell/>
          <table:table-cell table:style-name="ce327" table:formula="of:=[.G35]+[.E36]" office:value-type="float" office:value="327375" calcext:value-type="float">
            <text:p>327375</text:p>
          </table:table-cell>
          <table:table-cell/>
        </table:table-row>
        <table:table-row table:style-name="ro3">
          <table:table-cell table:style-name="ce276" office:value-type="float" office:value="2017" calcext:value-type="float">
            <text:p>2017</text:p>
          </table:table-cell>
          <table:table-cell table:style-name="ce280" office:value-type="string" calcext:value-type="string">
            <text:p><text:span text:style-name="T6">Ali Paşa Yıkama </text:span>Adem Kesici kira bedeli</text:p>
          </table:table-cell>
          <table:table-cell table:style-name="ce296" office:value-type="percentage" office:value="0.1245" calcext:value-type="percentage">
            <text:p>12.45%</text:p>
          </table:table-cell>
          <table:table-cell table:number-columns-repeated="2" table:style-name="ce305" office:value-type="float" office:value="17050" calcext:value-type="float">
            <text:p>17,050</text:p>
          </table:table-cell>
          <table:table-cell/>
          <table:table-cell table:style-name="ce327" table:formula="of:=[.G36]+[.E37]" office:value-type="float" office:value="344425" calcext:value-type="float">
            <text:p>344425</text:p>
          </table:table-cell>
          <table:table-cell/>
        </table:table-row>
        <table:table-row table:style-name="ro3">
          <table:table-cell table:style-name="ce276" office:value-type="float" office:value="2017" calcext:value-type="float">
            <text:p>2017</text:p>
          </table:table-cell>
          <table:table-cell table:style-name="ce280" office:value-type="string" calcext:value-type="string">
            <text:p><text:span text:style-name="T6">Ali Paşa Yıkama </text:span>Adem Kesici kira bedeli</text:p>
          </table:table-cell>
          <table:table-cell table:style-name="ce296"/>
          <table:table-cell table:number-columns-repeated="2" table:style-name="ce305" office:value-type="float" office:value="3000" calcext:value-type="float">
            <text:p>3,000</text:p>
          </table:table-cell>
          <table:table-cell/>
          <table:table-cell table:style-name="ce327" table:formula="of:=[.G37]+[.E38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276" office:value-type="float" office:value="2017" calcext:value-type="float">
            <text:p>2017</text:p>
          </table:table-cell>
          <table:table-cell table:style-name="ce280" office:value-type="string" calcext:value-type="string">
            <text:p><text:span text:style-name="T6">Ali Paşa Aygaz </text:span>İsmail Tağaç Kira Bedeli</text:p>
          </table:table-cell>
          <table:table-cell table:style-name="ce296"/>
          <table:table-cell table:style-name="ce305" office:value-type="float" office:value="2400" calcext:value-type="float">
            <text:p>2,400</text:p>
          </table:table-cell>
          <table:table-cell table:style-name="ce305"/>
          <table:table-cell table:formula="of:=[.D39]-[.E39]" office:value-type="float" office:value="2400" calcext:value-type="float">
            <text:p>2,400</text:p>
          </table:table-cell>
          <table:table-cell table:style-name="ce327" table:formula="of:=[.G38]+[.E39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276" office:value-type="float" office:value="2017" calcext:value-type="float">
            <text:p>2017</text:p>
          </table:table-cell>
          <table:table-cell table:style-name="ce280" office:value-type="string" calcext:value-type="string">
            <text:p><text:span text:style-name="T6">Ali Paşa Aygaz </text:span>Samet Mine kira bedeli</text:p>
          </table:table-cell>
          <table:table-cell table:style-name="ce297" office:value-type="float" office:value="3.55" calcext:value-type="float">
            <text:p>3.55</text:p>
          </table:table-cell>
          <table:table-cell table:style-name="ce305" office:value-type="float" office:value="5000" calcext:value-type="float">
            <text:p>5,000</text:p>
          </table:table-cell>
          <table:table-cell table:style-name="ce305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327" table:formula="of:=[.G39]+[.E40]" office:value-type="float" office:value="350725" calcext:value-type="float">
            <text:p>350725</text:p>
          </table:table-cell>
          <table:table-cell/>
        </table:table-row>
        <table:table-row table:style-name="ro3">
          <table:table-cell table:style-name="ce282" office:value-type="float" office:value="2017" calcext:value-type="float">
            <text:p>2017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35:.E41])" office:value-type="float" office:value="70650" calcext:value-type="float">
            <text:p>70,650</text:p>
          </table:table-cell>
          <table:table-cell table:number-columns-repeated="2" table:style-name="ce306" office:value-type="float" office:value="27500" calcext:value-type="float">
            <text:p>27,500</text:p>
          </table:table-cell>
          <table:table-cell table:style-name="ce320"/>
          <table:table-cell table:style-name="ce327" table:formula="of:=[.G40]+[.E41]" office:value-type="float" office:value="378225" calcext:value-type="float">
            <text:p>378225</text:p>
          </table:table-cell>
          <table:table-cell table:style-name="ce331" table:formula="of:=[.C41]/[.C40]" office:value-type="float" office:value="19901.4084507042" calcext:value-type="float">
            <text:p>19,901.41</text:p>
          </table:table-cell>
        </table:table-row>
        <table:table-row table:style-name="ro3">
          <table:table-cell table:style-name="ce274" office:value-type="float" office:value="2018" calcext:value-type="float">
            <text:p>2018</text:p>
          </table:table-cell>
          <table:table-cell table:style-name="ce288" office:value-type="string" calcext:value-type="string">
            <text:p><text:span text:style-name="T6">Hızarhane Yıkama </text:span>Mehmet Geyraslı kira bedeli</text:p>
          </table:table-cell>
          <table:table-cell table:style-name="ce300"/>
          <table:table-cell table:number-columns-repeated="2" table:style-name="ce304" office:value-type="float" office:value="1500" calcext:value-type="float">
            <text:p>1,500</text:p>
          </table:table-cell>
          <table:table-cell table:style-name="ce318"/>
          <table:table-cell table:style-name="ce327" table:formula="of:=[.G41]+[.E42]" office:value-type="float" office:value="379725" calcext:value-type="float">
            <text:p>379725</text:p>
          </table:table-cell>
          <table:table-cell/>
        </table:table-row>
        <table:table-row table:style-name="ro3">
          <table:table-cell table:style-name="ce275" office:value-type="float" office:value="2018" calcext:value-type="float">
            <text:p>2018</text:p>
          </table:table-cell>
          <table:table-cell table:style-name="ce280" office:value-type="string" calcext:value-type="string">
            <text:p><text:span text:style-name="T6">Ali Paşa Milangaz </text:span>özge kahraman kira bedeli</text:p>
          </table:table-cell>
          <table:table-cell table:style-name="ce296"/>
          <table:table-cell table:number-columns-repeated="2" table:style-name="ce305" office:value-type="float" office:value="7200" calcext:value-type="float">
            <text:p>7,200</text:p>
          </table:table-cell>
          <table:table-cell/>
          <table:table-cell table:style-name="ce327" table:formula="of:=[.G42]+[.E43]" office:value-type="float" office:value="386925" calcext:value-type="float">
            <text:p>386925</text:p>
          </table:table-cell>
          <table:table-cell/>
        </table:table-row>
        <table:table-row table:style-name="ro3">
          <table:table-cell table:style-name="ce275" office:value-type="float" office:value="2018" calcext:value-type="float">
            <text:p>2018</text:p>
          </table:table-cell>
          <table:table-cell table:style-name="ce280" office:value-type="string" calcext:value-type="string">
            <text:p>Ali Paşa Yıkama Adem Kesici kira bedeli</text:p>
          </table:table-cell>
          <table:table-cell table:style-name="ce296" office:value-type="percentage" office:value="0.158" calcext:value-type="percentage">
            <text:p>15.80%</text:p>
          </table:table-cell>
          <table:table-cell table:number-columns-repeated="2" table:style-name="ce305" office:value-type="float" office:value="19686" calcext:value-type="float">
            <text:p>19,686</text:p>
          </table:table-cell>
          <table:table-cell/>
          <table:table-cell table:style-name="ce327" table:formula="of:=[.G43]+[.E44]" office:value-type="float" office:value="406611" calcext:value-type="float">
            <text:p>406611</text:p>
          </table:table-cell>
          <table:table-cell/>
        </table:table-row>
        <table:table-row table:style-name="ro3">
          <table:table-cell table:style-name="ce275" office:value-type="float" office:value="2018" calcext:value-type="float">
            <text:p>2018</text:p>
          </table:table-cell>
          <table:table-cell table:style-name="ce280" office:value-type="string" calcext:value-type="string">
            <text:p><text:span text:style-name="T6">Ali Paşa Aygaz </text:span>Asena Dursun Kira Bedeli</text:p>
          </table:table-cell>
          <table:table-cell table:style-name="ce297" office:value-type="float" office:value="4.6" calcext:value-type="float">
            <text:p>4.60</text:p>
          </table:table-cell>
          <table:table-cell table:number-columns-repeated="2" table:style-name="ce305" office:value-type="float" office:value="7000" calcext:value-type="float">
            <text:p>7,000</text:p>
          </table:table-cell>
          <table:table-cell/>
          <table:table-cell table:style-name="ce327" table:formula="of:=[.G44]+[.E45]" office:value-type="float" office:value="413611" calcext:value-type="float">
            <text:p>413611</text:p>
          </table:table-cell>
          <table:table-cell/>
        </table:table-row>
        <table:table-row table:style-name="ro3">
          <table:table-cell table:style-name="ce277" office:value-type="float" office:value="2018" calcext:value-type="float">
            <text:p>2018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42:.E46])" office:value-type="float" office:value="67886" calcext:value-type="float">
            <text:p>67,886</text:p>
          </table:table-cell>
          <table:table-cell table:number-columns-repeated="2" table:style-name="ce306" office:value-type="float" office:value="32500" calcext:value-type="float">
            <text:p>32,500</text:p>
          </table:table-cell>
          <table:table-cell table:style-name="ce320"/>
          <table:table-cell table:style-name="ce327" table:formula="of:=[.G45]+[.E46]" office:value-type="float" office:value="446111" calcext:value-type="float">
            <text:p>446111</text:p>
          </table:table-cell>
          <table:table-cell table:style-name="ce331" table:formula="of:=[.C46]/[.C45]" office:value-type="float" office:value="14757.8260869565" calcext:value-type="float">
            <text:p>14,757.83</text:p>
          </table:table-cell>
        </table:table-row>
        <table:table-row table:style-name="ro3">
          <table:table-cell table:style-name="ce274" office:value-type="float" office:value="2019" calcext:value-type="float">
            <text:p>2019</text:p>
          </table:table-cell>
          <table:table-cell table:style-name="ce286" office:value-type="string" calcext:value-type="string">
            <text:p><text:span text:style-name="T6">Ali Paşa Milangaz </text:span>özge kahraman kira bedeli</text:p>
          </table:table-cell>
          <table:table-cell table:style-name="ce297" office:value-type="float" office:value="5.82" calcext:value-type="float">
            <text:p>5.82</text:p>
          </table:table-cell>
          <table:table-cell table:number-columns-repeated="2" table:style-name="ce304" office:value-type="float" office:value="8520" calcext:value-type="float">
            <text:p>8,520</text:p>
          </table:table-cell>
          <table:table-cell table:style-name="ce318"/>
          <table:table-cell table:style-name="ce327" table:formula="of:=[.G46]+[.E47]" office:value-type="float" office:value="454631" calcext:value-type="float">
            <text:p>454631</text:p>
          </table:table-cell>
          <table:table-cell/>
        </table:table-row>
        <table:table-row table:style-name="ro3">
          <table:table-cell table:style-name="ce275" office:value-type="float" office:value="2019" calcext:value-type="float">
            <text:p>2019</text:p>
          </table:table-cell>
          <table:table-cell table:style-name="ce280" office:value-type="string" calcext:value-type="string">
            <text:p><text:span text:style-name="T6">Al Paşa Yıkama </text:span>19-20 kira bedeli</text:p>
          </table:table-cell>
          <table:table-cell table:style-name="ce296" office:value-type="percentage" office:value="0.34" calcext:value-type="percentage">
            <text:p>34.00%</text:p>
          </table:table-cell>
          <table:table-cell table:number-columns-repeated="2" table:style-name="ce305" office:value-type="float" office:value="26380" calcext:value-type="float">
            <text:p>26,380</text:p>
          </table:table-cell>
          <table:table-cell/>
          <table:table-cell table:style-name="ce327" table:formula="of:=[.G47]+[.E48]" office:value-type="float" office:value="481011" calcext:value-type="float">
            <text:p>481011</text:p>
          </table:table-cell>
          <table:table-cell/>
        </table:table-row>
        <table:table-row table:style-name="ro3">
          <table:table-cell table:style-name="ce277" office:value-type="float" office:value="2019" calcext:value-type="float">
            <text:p>2019</text:p>
          </table:table-cell>
          <table:table-cell table:style-name="ce287" office:value-type="string" calcext:value-type="string">
            <text:p>Lise Arkası Ahmet Çalışkan </text:p>
          </table:table-cell>
          <table:table-cell table:style-name="ce298" table:formula="of:=SUM([.E47:.E49])" office:value-type="float" office:value="73900" calcext:value-type="float">
            <text:p>73,900</text:p>
          </table:table-cell>
          <table:table-cell table:number-columns-repeated="2" table:style-name="ce306" office:value-type="float" office:value="39000" calcext:value-type="float">
            <text:p>39,000</text:p>
          </table:table-cell>
          <table:table-cell table:style-name="ce320"/>
          <table:table-cell table:style-name="ce327" table:formula="of:=[.G48]+[.E49]" office:value-type="float" office:value="520011" calcext:value-type="float">
            <text:p>520011</text:p>
          </table:table-cell>
          <table:table-cell table:style-name="ce331" table:formula="of:=[.C49]/[.C47]" office:value-type="float" office:value="12697.5945017182" calcext:value-type="float">
            <text:p>12,697.59</text:p>
          </table:table-cell>
        </table:table-row>
        <table:table-row table:style-name="ro3">
          <table:table-cell table:style-name="ce284" office:value-type="float" office:value="2020" calcext:value-type="float">
            <text:p>2020</text:p>
          </table:table-cell>
          <table:table-cell table:style-name="ce290" office:value-type="string" calcext:value-type="string">
            <text:p>Lise Arkası Murat Çalışkan</text:p>
          </table:table-cell>
          <table:table-cell table:style-name="ce297" office:value-type="string" calcext:value-type="string">
            <text:p>6,84</text:p>
          </table:table-cell>
          <table:table-cell table:number-columns-repeated="2" table:style-name="ce311" office:value-type="float" office:value="44000" calcext:value-type="float">
            <text:p>44,000</text:p>
          </table:table-cell>
          <table:table-cell table:style-name="ce321"/>
          <table:table-cell table:style-name="ce328" table:formula="of:=[.G49]+[.E50]" office:value-type="float" office:value="564011" calcext:value-type="float">
            <text:p>564011</text:p>
          </table:table-cell>
          <table:table-cell/>
        </table:table-row>
        <table:table-row table:style-name="ro3">
          <table:table-cell table:style-name="ce285" office:value-type="float" office:value="2020" calcext:value-type="float">
            <text:p>2020</text:p>
          </table:table-cell>
          <table:table-cell table:style-name="ce291" office:value-type="string" calcext:value-type="string">
            <text:p>Ali Paşa Adem</text:p>
          </table:table-cell>
          <table:table-cell table:style-name="ce301" table:formula="of:=SUM([.D50:.D51])" office:value-type="float" office:value="72500" calcext:value-type="float">
            <text:p>72,500</text:p>
          </table:table-cell>
          <table:table-cell table:number-columns-repeated="2" table:style-name="ce312" office:value-type="float" office:value="28500" calcext:value-type="float">
            <text:p>28,500</text:p>
          </table:table-cell>
          <table:table-cell table:style-name="ce322"/>
          <table:table-cell table:style-name="ce329" table:formula="of:=[.G50]+[.E51]" office:value-type="float" office:value="592511" calcext:value-type="float">
            <text:p>592511</text:p>
          </table:table-cell>
          <table:table-cell table:style-name="ce331" table:formula="of:=[.C51]/[.C50]" office:value-type="float" office:value="10599.4152046784" calcext:value-type="float">
            <text:p>10,599.42</text:p>
          </table:table-cell>
        </table:table-row>
        <table:table-row table:style-name="ro3">
          <table:table-cell table:style-name="ce284" office:value-type="float" office:value="2021" calcext:value-type="float">
            <text:p>2021</text:p>
          </table:table-cell>
          <table:table-cell table:style-name="ce290" office:value-type="string" calcext:value-type="string">
            <text:p>Lise Arkası Murat Çalışkan </text:p>
          </table:table-cell>
          <table:table-cell table:style-name="ce297" office:value-type="string" calcext:value-type="string">
            <text:p>8,7</text:p>
          </table:table-cell>
          <table:table-cell table:number-columns-repeated="2" table:style-name="ce311" office:value-type="float" office:value="52000" calcext:value-type="float">
            <text:p>52,000</text:p>
          </table:table-cell>
          <table:table-cell table:style-name="ce321"/>
          <table:table-cell table:style-name="ce328" table:formula="of:=[.G51]+[.E52]" office:value-type="float" office:value="644511" calcext:value-type="float">
            <text:p>644511</text:p>
          </table:table-cell>
          <table:table-cell/>
        </table:table-row>
        <table:table-row table:style-name="ro3">
          <table:table-cell table:style-name="ce285" office:value-type="float" office:value="2021" calcext:value-type="float">
            <text:p>2021</text:p>
          </table:table-cell>
          <table:table-cell table:style-name="ce291" office:value-type="string" calcext:value-type="string">
            <text:p>Ali Paşa Adem</text:p>
          </table:table-cell>
          <table:table-cell table:style-name="ce301" table:formula="of:=SUM([.D52:.D53])" office:value-type="float" office:value="86094" calcext:value-type="float">
            <text:p>86,094</text:p>
          </table:table-cell>
          <table:table-cell table:number-columns-repeated="2" table:style-name="ce312" office:value-type="float" office:value="34094" calcext:value-type="float">
            <text:p>34,094</text:p>
          </table:table-cell>
          <table:table-cell table:style-name="ce322"/>
          <table:table-cell table:style-name="ce329" table:formula="of:=[.G52]+[.E53]" office:value-type="float" office:value="678605" calcext:value-type="float">
            <text:p>678605</text:p>
          </table:table-cell>
          <table:table-cell table:style-name="ce331" table:formula="of:=[.C53]/[.C52]" office:value-type="float" office:value="9895.86206896552" calcext:value-type="float">
            <text:p>9,895.86</text:p>
          </table:table-cell>
        </table:table-row>
        <table:table-row table:style-name="ro3">
          <table:table-cell table:style-name="ce284" office:value-type="float" office:value="2022" calcext:value-type="float">
            <text:p>2022</text:p>
          </table:table-cell>
          <table:table-cell table:style-name="ce290" office:value-type="string" calcext:value-type="string">
            <text:p>Lise Arkası Murat Çalışkan </text:p>
          </table:table-cell>
          <table:table-cell table:style-name="ce297" office:value-type="string" calcext:value-type="string">
            <text:p>16,66</text:p>
          </table:table-cell>
          <table:table-cell table:style-name="ce311" table:number-columns-repeated="2"/>
          <table:table-cell table:style-name="ce321"/>
          <table:table-cell table:style-name="ce328" table:formula="of:=[.G53]+[.E54]" office:value-type="float" office:value="678605" calcext:value-type="float">
            <text:p>678605</text:p>
          </table:table-cell>
          <table:table-cell/>
        </table:table-row>
        <table:table-row table:style-name="ro3">
          <table:table-cell table:style-name="ce285" office:value-type="float" office:value="2022" calcext:value-type="float">
            <text:p>2022</text:p>
          </table:table-cell>
          <table:table-cell table:style-name="ce291" office:value-type="string" calcext:value-type="string">
            <text:p>Ali Paşa Adem</text:p>
          </table:table-cell>
          <table:table-cell table:style-name="ce301" table:formula="of:=SUM([.D54:.D55])" office:value-type="float" office:value="60895" calcext:value-type="float">
            <text:p>60,895</text:p>
          </table:table-cell>
          <table:table-cell table:number-columns-repeated="2" table:style-name="ce312" office:value-type="float" office:value="60895" calcext:value-type="float">
            <text:p>60,895</text:p>
          </table:table-cell>
          <table:table-cell table:style-name="ce322"/>
          <table:table-cell table:style-name="ce329" table:formula="of:=[.G54]+[.E55]" office:value-type="float" office:value="739500" calcext:value-type="float">
            <text:p>739500</text:p>
          </table:table-cell>
          <table:table-cell table:style-name="ce331" table:formula="of:=[.C55]/[.C54]" office:value-type="float" office:value="3655.16206482593" calcext:value-type="float">
            <text:p>3,655.16</text:p>
          </table:table-cell>
        </table:table-row>
        <table:table-row table:style-name="ro3">
          <table:table-cell/>
          <table:table-cell table:style-name="ce292" office:value-type="string" calcext:value-type="string">
            <text:p>Toplamlar</text:p>
          </table:table-cell>
          <table:table-cell/>
          <table:table-cell table:style-name="ce313" table:formula="of:=SUM([.D4:.D55])" office:value-type="float" office:value="744850" calcext:value-type="float">
            <text:p>744850</text:p>
          </table:table-cell>
          <table:table-cell table:style-name="ce313" table:formula="of:=SUM([.E4:.E55])" office:value-type="float" office:value="739500" calcext:value-type="float">
            <text:p>739500</text:p>
          </table:table-cell>
          <table:table-cell table:style-name="ce323" table:formula="of:=SUM([.F4:.F55])" office:value-type="float" office:value="5350" calcext:value-type="float">
            <text:p>5350</text:p>
          </table:table-cell>
          <table:table-cell/>
          <table:table-cell table:style-name="ce332" table:formula="of:=SUM([.H4:.H55])" office:value-type="float" office:value="217188.806553706" calcext:value-type="float">
            <text:p>217,188.81</text:p>
          </table:table-cell>
        </table:table-row>
        <table:table-row table:style-name="ro3">
          <table:table-cell table:number-columns-repeated="7"/>
          <table:table-cell table:style-name="ce330" office:value-type="string" calcext:value-type="string">
            <text:p>usd</text:p>
          </table:table-cell>
        </table:table-row>
        <table:table-row table:style-name="ro3" table:number-rows-repeated="104851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02 TPL" table:style-name="ta1">
        <table:table-column table:style-name="co10" table:default-cell-style-name="ce346"/>
        <table:table-column table:style-name="co11" table:default-cell-style-name="ce346"/>
        <table:table-column table:style-name="co12" table:default-cell-style-name="ce346"/>
        <table:table-column table:style-name="co13" table:number-columns-repeated="3" table:default-cell-style-name="ce346"/>
        <table:table-column table:style-name="co14" table:default-cell-style-name="ce346"/>
        <table:table-column table:style-name="co15" table:default-cell-style-name="ce346"/>
        <table:table-column table:style-name="co16" table:default-cell-style-name="ce346"/>
        <table:table-column table:style-name="co17" table:default-cell-style-name="ce346"/>
        <table:table-column table:style-name="co18" table:default-cell-style-name="ce346"/>
        <table:table-column table:style-name="co19" table:default-cell-style-name="ce346"/>
        <table:table-column table:style-name="co20" table:default-cell-style-name="ce346"/>
        <table:table-column table:style-name="co21" table:default-cell-style-name="ce346"/>
        <table:table-column table:style-name="co22" table:default-cell-style-name="ce346"/>
        <table:table-column table:style-name="co21" table:default-cell-style-name="ce346"/>
        <table:table-column table:style-name="co23" table:default-cell-style-name="ce346"/>
        <table:table-column table:style-name="co9" table:number-columns-repeated="47" table:default-cell-style-name="ce346"/>
        <table:table-column table:style-name="co9" table:number-columns-repeated="960" table:default-cell-style-name="Default"/>
        <table:table-row table:style-name="ro3">
          <table:table-cell table:style-name="ce333" office:value-type="string" calcext:value-type="string">
            <text:p>15/06/2022</text:p>
          </table:table-cell>
          <table:table-cell table:style-name="ce280"/>
          <table:table-cell table:number-columns-repeated="4"/>
          <table:table-cell table:style-name="ce280" table:number-columns-repeated="8"/>
          <table:table-cell table:number-columns-repeated="1010"/>
        </table:table-row>
        <table:table-row table:style-name="ro3">
          <table:table-cell table:style-name="ce283" office:value-type="string" calcext:value-type="string">
            <text:p>2011-2022 YILLARI TOPLAM KİRA GELİRLERİNİN HİSSE ORANLARI</text:p>
          </table:table-cell>
          <table:table-cell table:style-name="ce286"/>
          <table:table-cell table:style-name="ce355" table:number-columns-repeated="3"/>
          <table:table-cell table:style-name="ce364"/>
          <table:table-cell table:style-name="ce280" table:number-columns-repeated="8"/>
          <table:table-cell table:number-columns-repeated="1010"/>
        </table:table-row>
        <table:table-row table:style-name="ro3">
          <table:table-cell table:style-name="ce334"/>
          <table:table-cell table:style-name="ce280" table:number-columns-repeated="4"/>
          <table:table-cell table:style-name="ce365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2011-2019 YILLARI TOPLAM KİRA GELİRLERİNİN HİSSE ORANLARI</text:p>
          </table:table-cell>
          <table:table-cell table:style-name="ce347" office:value-type="string" calcext:value-type="string">
            <text:p>Ayşe</text:p>
          </table:table-cell>
          <table:table-cell table:style-name="ce347" office:value-type="string" calcext:value-type="string">
            <text:p>Ali </text:p>
          </table:table-cell>
          <table:table-cell table:style-name="ce347" office:value-type="string" calcext:value-type="string">
            <text:p>Atila</text:p>
          </table:table-cell>
          <table:table-cell table:style-name="ce347" office:value-type="string" calcext:value-type="string">
            <text:p>Hacı </text:p>
          </table:table-cell>
          <table:table-cell table:style-name="ce366" office:value-type="string" calcext:value-type="string">
            <text:p>İsmail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6" office:value-type="string" calcext:value-type="string">
            <text:p>Lise kira geliri</text:p>
          </table:table-cell>
          <table:table-cell table:number-columns-repeated="4" table:style-name="ce348" office:value-type="percentage" office:value="0.25" calcext:value-type="percentage">
            <text:p>25.00%</text:p>
          </table:table-cell>
          <table:table-cell table:style-name="ce364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7" table:formula="of:=['003 LS'.F2]" office:value-type="float" office:value="277005.6" calcext:value-type="float">
            <text:p>277,005.60</text:p>
          </table:table-cell>
          <table:table-cell table:style-name="ce287" table:formula="of:=[.A6]*[.B5]" office:value-type="float" office:value="69251.4" calcext:value-type="float">
            <text:p>69,251.40</text:p>
          </table:table-cell>
          <table:table-cell table:style-name="ce287" table:formula="of:=[.C5]*[.A6]" office:value-type="float" office:value="69251.4" calcext:value-type="float">
            <text:p>69,251.40</text:p>
          </table:table-cell>
          <table:table-cell table:style-name="ce287" table:formula="of:=[.D5]*[.A6]" office:value-type="float" office:value="69251.4" calcext:value-type="float">
            <text:p>69,251.40</text:p>
          </table:table-cell>
          <table:table-cell table:style-name="ce287" table:formula="of:=[.E5]*[.A6]" office:value-type="float" office:value="69251.4" calcext:value-type="float">
            <text:p>69,251.40</text:p>
          </table:table-cell>
          <table:table-cell table:style-name="ce367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8" office:value-type="string" calcext:value-type="string">
            <text:p>Aygaz Kira Geliri</text:p>
          </table:table-cell>
          <table:table-cell table:style-name="ce280"/>
          <table:table-cell table:style-name="ce356"/>
          <table:table-cell table:style-name="ce356" office:value-type="percentage" office:value="0.542" calcext:value-type="percentage">
            <text:p>54.20%</text:p>
          </table:table-cell>
          <table:table-cell table:style-name="ce356" office:value-type="percentage" office:value="0.125" calcext:value-type="percentage">
            <text:p>12.50%</text:p>
          </table:table-cell>
          <table:table-cell table:style-name="ce368" office:value-type="percentage" office:value="0.333" calcext:value-type="percentage">
            <text:p>33.30%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8" table:formula="of:=['005 APay-Mlngz'.G1]" office:value-type="float" office:value="18900" calcext:value-type="float">
            <text:p>18,900.00</text:p>
          </table:table-cell>
          <table:table-cell table:style-name="ce349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349" table:formula="of:=[.E7]*[.A8]" office:value-type="float" office:value="2362.5" calcext:value-type="float">
            <text:p>2,362.50</text:p>
          </table:table-cell>
          <table:table-cell table:style-name="ce369" table:formula="of:=[.F7]*[.A8]" office:value-type="float" office:value="6293.7" calcext:value-type="float">
            <text:p>6,293.70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8" office:value-type="string" calcext:value-type="string">
            <text:p>AP Milangaz</text:p>
          </table:table-cell>
          <table:table-cell table:style-name="ce350"/>
          <table:table-cell table:style-name="ce357"/>
          <table:table-cell table:style-name="ce357" office:value-type="percentage" office:value="0.542" calcext:value-type="percentage">
            <text:p>54.20%</text:p>
          </table:table-cell>
          <table:table-cell table:style-name="ce357" office:value-type="percentage" office:value="0.125" calcext:value-type="percentage">
            <text:p>12.50%</text:p>
          </table:table-cell>
          <table:table-cell table:style-name="ce370" office:value-type="percentage" office:value="0.333" calcext:value-type="percentage">
            <text:p>33.30%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8" table:formula="of:=[APMlngz.G1]" office:value-type="float" office:value="30170" calcext:value-type="float">
            <text:p>30,170.00</text:p>
          </table:table-cell>
          <table:table-cell table:style-name="ce351"/>
          <table:table-cell table:style-name="ce358"/>
          <table:table-cell table:style-name="ce358" table:formula="of:=[.D9]*[.A10]" office:value-type="float" office:value="16352.14" calcext:value-type="float">
            <text:p>16,352.14</text:p>
          </table:table-cell>
          <table:table-cell table:style-name="ce358" table:formula="of:=[.E9]*[.A10]" office:value-type="float" office:value="3771.25" calcext:value-type="float">
            <text:p>3,771.25</text:p>
          </table:table-cell>
          <table:table-cell table:style-name="ce371" table:formula="of:=[.F9]*[.A10]" office:value-type="float" office:value="10046.61" calcext:value-type="float">
            <text:p>10,046.61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6" office:value-type="string" calcext:value-type="string">
            <text:p>AP Yıkama Ön</text:p>
          </table:table-cell>
          <table:table-cell table:style-name="ce286"/>
          <table:table-cell table:style-name="ce348"/>
          <table:table-cell table:style-name="ce348" office:value-type="percentage" office:value="0.542" calcext:value-type="percentage">
            <text:p>54.20%</text:p>
          </table:table-cell>
          <table:table-cell table:style-name="ce348" office:value-type="percentage" office:value="0.125" calcext:value-type="percentage">
            <text:p>12.50%</text:p>
          </table:table-cell>
          <table:table-cell table:style-name="ce372" office:value-type="percentage" office:value="0.333" calcext:value-type="percentage">
            <text:p>33.30%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9" table:formula="of:=['004 APYkm'.G1]*2/3" office:value-type="float" office:value="174230.086666667" calcext:value-type="float">
            <text:p>174,230.09</text:p>
          </table:table-cell>
          <table:table-cell table:style-name="ce352"/>
          <table:table-cell/>
          <table:table-cell table:style-name="ce287" table:formula="of:=[.D11]*[.A12]" office:value-type="float" office:value="94432.7069733333" calcext:value-type="float">
            <text:p>94,432.71</text:p>
          </table:table-cell>
          <table:table-cell table:style-name="ce287" table:formula="of:=[.E11]*[.A12]" office:value-type="float" office:value="21778.7608333333" calcext:value-type="float">
            <text:p>21,778.76</text:p>
          </table:table-cell>
          <table:table-cell table:style-name="ce367" table:formula="of:=[.F11]*[.A12]" office:value-type="float" office:value="58018.61886" calcext:value-type="float">
            <text:p>58,018.62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6" office:value-type="string" calcext:value-type="string">
            <text:p>AP Yıkama Arka</text:p>
          </table:table-cell>
          <table:table-cell table:style-name="ce286"/>
          <table:table-cell table:style-name="ce348"/>
          <table:table-cell table:style-name="ce348" table:formula="of:=13/40" office:value-type="percentage" office:value="0.325" calcext:value-type="percentage">
            <text:p>32.50%</text:p>
          </table:table-cell>
          <table:table-cell table:style-name="ce348" table:formula="of:=3/40" office:value-type="percentage" office:value="0.075" calcext:value-type="percentage">
            <text:p>7.50%</text:p>
          </table:table-cell>
          <table:table-cell table:style-name="ce348" office:value-type="percentage" office:value="0.6" calcext:value-type="percentage">
            <text:p>60.00%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9" table:formula="of:=['004 APYkm'.G1]*1/3" office:value-type="float" office:value="87115.0433333333" calcext:value-type="float">
            <text:p>87,115.04</text:p>
          </table:table-cell>
          <table:table-cell table:style-name="ce352"/>
          <table:table-cell/>
          <table:table-cell table:style-name="ce287" table:formula="of:=[.D13]*[.A14]" office:value-type="float" office:value="28312.3890833333" calcext:value-type="float">
            <text:p>28,312.39</text:p>
          </table:table-cell>
          <table:table-cell table:style-name="ce287" table:formula="of:=[.E13]*[.A14]" office:value-type="float" office:value="6533.62825" calcext:value-type="float">
            <text:p>6,533.63</text:p>
          </table:table-cell>
          <table:table-cell table:style-name="ce367" table:formula="of:=[.F13]*[.A14]" office:value-type="float" office:value="52269.026" calcext:value-type="float">
            <text:p>52,269.03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9" office:value-type="string" calcext:value-type="string">
            <text:p>AP TOPLAM</text:p>
          </table:table-cell>
          <table:table-cell table:style-name="ce352"/>
          <table:table-cell/>
          <table:table-cell table:style-name="ce287" table:formula="of:=[.D8]+[.D10]+[.D12]+[.D14]" office:value-type="float" office:value="149341.036056667" calcext:value-type="float">
            <text:p>149,341.04</text:p>
          </table:table-cell>
          <table:table-cell table:style-name="ce287" table:formula="of:=[.E8]+[.E10]+[.E12]+[.E14]" office:value-type="float" office:value="34446.1390833333" calcext:value-type="float">
            <text:p>34,446.14</text:p>
          </table:table-cell>
          <table:table-cell table:style-name="ce287" table:formula="of:=[.F8]+[.F10]+[.F12]+[.F14]" office:value-type="float" office:value="126627.95486" calcext:value-type="float">
            <text:p>126,627.95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7" table:formula="of:=[.A14]+[.A12]+[.A10]+[.A8]" office:value-type="float" office:value="310415.13" calcext:value-type="float">
            <text:p>310,415.13</text:p>
          </table:table-cell>
          <table:table-cell table:style-name="ce352"/>
          <table:table-cell/>
          <table:table-cell table:style-name="ce287" table:number-columns-repeated="2"/>
          <table:table-cell table:style-name="ce367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6" office:value-type="string" calcext:value-type="string">
            <text:p>Hz Depo</text:p>
          </table:table-cell>
          <table:table-cell table:style-name="ce286"/>
          <table:table-cell table:number-columns-repeated="2" table:style-name="ce348" office:value-type="percentage" office:value="0.5" calcext:value-type="percentage">
            <text:p>50.00%</text:p>
          </table:table-cell>
          <table:table-cell table:style-name="ce286"/>
          <table:table-cell table:style-name="ce373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7" table:formula="of:=['006 Hzr-acnta'.G1]" office:value-type="float" office:value="21000" calcext:value-type="float">
            <text:p>21,000.00</text:p>
          </table:table-cell>
          <table:table-cell table:style-name="ce287"/>
          <table:table-cell table:style-name="ce287" table:formula="of:=[.C17]*[.A18]" office:value-type="float" office:value="10500" calcext:value-type="float">
            <text:p>10,500.00</text:p>
          </table:table-cell>
          <table:table-cell table:style-name="ce287" table:formula="of:=[.D17]*[.A18]" office:value-type="float" office:value="10500" calcext:value-type="float">
            <text:p>10,500.00</text:p>
          </table:table-cell>
          <table:table-cell table:style-name="ce287"/>
          <table:table-cell table:style-name="ce367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40" office:value-type="string" calcext:value-type="string">
            <text:p>Hz Yıkama</text:p>
          </table:table-cell>
          <table:table-cell table:style-name="ce280"/>
          <table:table-cell table:number-columns-repeated="2" table:style-name="ce356" office:value-type="percentage" office:value="0.5" calcext:value-type="percentage">
            <text:p>50.00%</text:p>
          </table:table-cell>
          <table:table-cell table:style-name="ce280"/>
          <table:table-cell table:style-name="ce365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40" table:formula="of:=[$'006 Hzr-acnta'.F30]" office:value-type="float" office:value="62850" calcext:value-type="float">
            <text:p>62,850.00</text:p>
          </table:table-cell>
          <table:table-cell table:style-name="ce349"/>
          <table:table-cell table:style-name="ce349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349"/>
          <table:table-cell table:style-name="ce369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6" office:value-type="string" calcext:value-type="string">
            <text:p>Sanayi Acentalar</text:p>
          </table:table-cell>
          <table:table-cell table:style-name="ce286"/>
          <table:table-cell table:number-columns-repeated="2" table:style-name="ce348" office:value-type="percentage" office:value="0.5" calcext:value-type="percentage">
            <text:p>50.00%</text:p>
          </table:table-cell>
          <table:table-cell table:style-name="ce286"/>
          <table:table-cell table:style-name="ce373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7" table:formula="of:=[$'006 Hzr-acnta'.F17]" office:value-type="float" office:value="34000" calcext:value-type="float">
            <text:p>34,000.00</text:p>
          </table:table-cell>
          <table:table-cell table:style-name="ce287"/>
          <table:table-cell table:style-name="ce287" table:formula="of:=[.C21]*[.A22]" office:value-type="float" office:value="17000" calcext:value-type="float">
            <text:p>17,000.00</text:p>
          </table:table-cell>
          <table:table-cell table:style-name="ce287" table:formula="of:=[.D21]*[.A22]" office:value-type="float" office:value="17000" calcext:value-type="float">
            <text:p>17,000.00</text:p>
          </table:table-cell>
          <table:table-cell table:style-name="ce287"/>
          <table:table-cell table:style-name="ce367"/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37" table:formula="of:=[.A6]+[.A16]+[.A18]+[.A20]+[.A22]" office:value-type="float" office:value="705270.73" calcext:value-type="float">
            <text:p>705,270.73</text:p>
          </table:table-cell>
          <table:table-cell table:style-name="ce353" table:formula="of:=[.B25]/[.$A$25]" office:value-type="percentage" office:value="0.0981912293453607" calcext:value-type="percentage">
            <text:p>9.82%</text:p>
          </table:table-cell>
          <table:table-cell table:style-name="ce359" table:formula="of:=[.C25]/[.$A$25]" office:value-type="percentage" office:value="0.181740705445127" calcext:value-type="percentage">
            <text:p>18.17%</text:p>
          </table:table-cell>
          <table:table-cell table:style-name="ce359" table:formula="of:=[.D25]/[.$A$25]" office:value-type="percentage" office:value="0.393490647281884" calcext:value-type="percentage">
            <text:p>39.35%</text:p>
          </table:table-cell>
          <table:table-cell table:style-name="ce359" table:formula="of:=[.E25]/[.$A$25]" office:value-type="percentage" office:value="0.147032245451805" calcext:value-type="percentage">
            <text:p>14.70%</text:p>
          </table:table-cell>
          <table:table-cell table:style-name="ce374" table:formula="of:=[.F25]/[.$A$25]" office:value-type="percentage" office:value="0.179545172475824" calcext:value-type="percentage">
            <text:p>17.95%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41" office:value-type="string" calcext:value-type="string">
            <text:p>TOPLAM</text:p>
          </table:table-cell>
          <table:table-cell table:style-name="ce354" office:value-type="string" calcext:value-type="string">
            <text:p>Ayşe</text:p>
          </table:table-cell>
          <table:table-cell table:style-name="ce347" office:value-type="string" calcext:value-type="string">
            <text:p>Ali </text:p>
          </table:table-cell>
          <table:table-cell table:style-name="ce347" office:value-type="string" calcext:value-type="string">
            <text:p>Atila</text:p>
          </table:table-cell>
          <table:table-cell table:style-name="ce347" office:value-type="string" calcext:value-type="string">
            <text:p>Hacı </text:p>
          </table:table-cell>
          <table:table-cell table:style-name="ce366" office:value-type="string" calcext:value-type="string">
            <text:p>İsmail</text:p>
          </table:table-cell>
          <table:table-cell table:style-name="ce280" table:number-columns-repeated="2"/>
          <table:table-cell table:number-columns-repeated="1016"/>
        </table:table-row>
        <table:table-row table:style-name="ro3">
          <table:table-cell table:style-name="ce342" table:formula="of:=SUM([.B25:.F25])" office:value-type="float" office:value="705270.73" calcext:value-type="float">
            <text:p>705,270.73</text:p>
          </table:table-cell>
          <table:table-cell table:style-name="ce342" table:formula="of:=[.B22]+[.B20]+[.B18]+[.B10]+[.B12]+[.B8]+[.B6]" office:value-type="float" office:value="69251.4" calcext:value-type="float">
            <text:p>69,251.40</text:p>
          </table:table-cell>
          <table:table-cell table:style-name="ce360" table:formula="of:=[.C22]+[.C20]+[.C18]+[.C10]+[.C12]+[.C8]+[.C6]" office:value-type="float" office:value="128176.4" calcext:value-type="float">
            <text:p>128,176.40</text:p>
          </table:table-cell>
          <table:table-cell table:style-name="ce360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360" table:formula="of:=[.E22]+[.E20]+[.E14]+[.E10]+[.E12]+[.E8]+[.E6]" office:value-type="float" office:value="103697.539083333" calcext:value-type="float">
            <text:p>103,697.54</text:p>
          </table:table-cell>
          <table:table-cell table:style-name="ce375" table:formula="of:=[.F22]+[.F20]+[.F14]+[.F10]+[.F12]+[.F8]+[.F6]" office:value-type="float" office:value="126627.95486" calcext:value-type="float">
            <text:p>126,627.95</text:p>
          </table:table-cell>
          <table:table-cell table:style-name="ce280" table:number-columns-repeated="2"/>
          <table:table-cell table:number-columns-repeated="1016"/>
        </table:table-row>
        <table:table-row table:style-name="ro4">
          <table:table-cell table:style-name="ce343" office:value-type="string" calcext:value-type="string">
            <text:p>bu tablodaki rakamlar giderler düşüldükten sonra hesaplanan net miktarlardır.</text:p>
          </table:table-cell>
          <table:table-cell table:style-name="ce343" table:number-columns-repeated="7"/>
          <table:table-cell table:style-name="ce376" table:number-columns-repeated="56"/>
          <table:table-cell table:style-name="ce377" table:number-columns-repeated="960"/>
        </table:table-row>
        <table:table-row table:style-name="ro3" table:number-rows-repeated="3">
          <table:table-cell table:style-name="ce345" table:number-columns-repeated="2"/>
          <table:table-cell table:style-name="ce361"/>
          <table:table-cell table:style-name="ce345"/>
          <table:table-cell table:style-name="ce362"/>
          <table:table-cell table:style-name="ce345"/>
          <table:table-cell table:number-columns-repeated="1018"/>
        </table:table-row>
        <table:table-row table:style-name="ro3">
          <table:table-cell table:style-name="ce345" table:number-columns-repeated="6"/>
          <table:table-cell table:number-columns-repeated="1018"/>
        </table:table-row>
        <table:table-row table:style-name="ro3">
          <table:table-cell table:style-name="ce345" table:number-columns-repeated="3"/>
          <table:table-cell table:style-name="ce361"/>
          <table:table-cell table:style-name="ce345" table:number-columns-repeated="2"/>
          <table:table-cell table:number-columns-repeated="1018"/>
        </table:table-row>
        <table:table-row table:style-name="ro3">
          <table:table-cell table:style-name="ce345" table:number-columns-repeated="3"/>
          <table:table-cell table:style-name="ce361"/>
          <table:table-cell table:style-name="ce363"/>
          <table:table-cell table:style-name="ce345"/>
          <table:table-cell table:number-columns-repeated="1018"/>
        </table:table-row>
        <table:table-row table:style-name="ro3">
          <table:table-cell table:style-name="ce345" table:number-columns-repeated="4"/>
          <table:table-cell table:style-name="ce363"/>
          <table:table-cell table:style-name="ce345"/>
          <table:table-cell table:number-columns-repeated="1018"/>
        </table:table-row>
        <table:table-row table:style-name="ro3">
          <table:table-cell table:style-name="ce280" table:number-columns-repeated="4"/>
          <table:table-cell table:style-name="ce363"/>
          <table:table-cell table:style-name="ce280"/>
          <table:table-cell table:number-columns-repeated="1018"/>
        </table:table-row>
        <table:table-row table:style-name="ro3">
          <table:table-cell table:style-name="ce280" table:number-columns-repeated="4"/>
          <table:table-cell table:style-name="ce362"/>
          <table:table-cell table:style-name="ce280"/>
          <table:table-cell table:number-columns-repeated="1018"/>
        </table:table-row>
        <table:table-row table:style-name="ro3" table:number-rows-repeated="2">
          <table:table-cell table:style-name="ce280" table:number-columns-repeated="64"/>
          <table:table-cell table:number-columns-repeated="960"/>
        </table:table-row>
        <table:table-row table:style-name="ro3" table:number-rows-repeated="9">
          <table:table-cell table:style-name="ce280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4" table:default-cell-style-name="ce380"/>
        <table:table-column table:style-name="co25" table:default-cell-style-name="ce376"/>
        <table:table-column table:style-name="co26" table:default-cell-style-name="ce376"/>
        <table:table-column table:style-name="co24" table:default-cell-style-name="ce376"/>
        <table:table-column table:style-name="co27" table:default-cell-style-name="ce376"/>
        <table:table-column table:style-name="co28" table:default-cell-style-name="ce376"/>
        <table:table-column table:style-name="co9" table:number-columns-repeated="58" table:default-cell-style-name="ce376"/>
        <table:table-row table:style-name="ro1">
          <table:table-cell table:style-name="ce378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378"/>
          <table:table-cell table:style-name="Default"/>
          <table:table-cell table:style-name="ce397" table:formula="of:=SUM([.C3:.C28])" office:value-type="float" office:value="315419.94" calcext:value-type="float">
            <text:p>315,419.94</text:p>
          </table:table-cell>
          <table:table-cell table:style-name="ce397" table:formula="of:=SUM([.D3:.D28])" office:value-type="float" office:value="315419.94" calcext:value-type="float">
            <text:p>315,419.94</text:p>
          </table:table-cell>
          <table:table-cell table:style-name="ce397" table:formula="of:=SUM([.E3:.E28])" office:value-type="float" office:value="38414.34" calcext:value-type="float">
            <text:p>38,414.34</text:p>
          </table:table-cell>
          <table:table-cell table:style-name="ce397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379" office:value-type="string" calcext:value-type="string">
            <text:p>Tarih</text:p>
          </table:table-cell>
          <table:table-cell table:style-name="ce389" office:value-type="string" calcext:value-type="string">
            <text:p>Açıklama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Gelir</text:p>
          </table:table-cell>
          <table:table-cell table:style-name="ce398" office:value-type="string" calcext:value-type="string">
            <text:p>Gider</text:p>
          </table:table-cell>
          <table:table-cell table:style-name="ce39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381" office:value-type="float" office:value="2011" calcext:value-type="float">
            <text:p>2011</text:p>
          </table:table-cell>
          <table:table-cell table:style-name="ce390" office:value-type="string" calcext:value-type="string">
            <text:p>Hasibe Balcı</text:p>
          </table:table-cell>
          <table:table-cell table:style-name="ce343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390" office:value-type="string" calcext:value-type="string">
            <text:p>eski 4 kömür parası</text:p>
          </table:table-cell>
          <table:table-cell table:style-name="ce343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343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343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382" office:value-type="date" office:date-value="2012-09-01" calcext:value-type="date">
            <text:p>09/01/2012</text:p>
          </table:table-cell>
          <table:table-cell table:style-name="ce391" office:value-type="string" calcext:value-type="string">
            <text:p>Ahmet Çalışkan <text:s/></text:p>
          </table:table-cell>
          <table:table-cell table:number-columns-repeated="2" table:style-name="ce391" office:value-type="float" office:value="17000" calcext:value-type="float">
            <text:p>17,000.00</text:p>
          </table:table-cell>
          <table:table-cell table:style-name="ce391"/>
          <table:table-cell table:style-name="ce391" table:formula="of:=[.D9]" office:value-type="float" office:value="17000" calcext:value-type="float">
            <text:p>17,000.00</text:p>
          </table:table-cell>
          <table:table-cell table:style-name="ce391"/>
          <table:table-cell table:number-columns-repeated="57"/>
        </table:table-row>
        <table:table-row table:style-name="ro4">
          <table:table-cell table:style-name="ce381" office:value-type="float" office:value="2012" calcext:value-type="float">
            <text:p>2012</text:p>
          </table:table-cell>
          <table:table-cell table:style-name="ce390" office:value-type="string" calcext:value-type="string">
            <text:p>Hasibe Balcı</text:p>
          </table:table-cell>
          <table:table-cell table:style-name="ce343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383"/>
          <table:table-cell table:style-name="ce392" office:value-type="string" calcext:value-type="string">
            <text:p>avukat sözleşme</text:p>
          </table:table-cell>
          <table:table-cell table:style-name="ce399"/>
          <table:table-cell table:style-name="ce393"/>
          <table:table-cell table:style-name="ce393" office:value-type="float" office:value="200" calcext:value-type="float">
            <text:p>200.00</text:p>
          </table:table-cell>
          <table:table-cell table:style-name="ce393" table:formula="of:=[.F10]+[.D11]-[.E11]" office:value-type="float" office:value="13930.04" calcext:value-type="float">
            <text:p>13,930.04</text:p>
          </table:table-cell>
          <table:table-cell table:style-name="ce408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397"/>
          <table:table-cell table:number-columns-repeated="57"/>
        </table:table-row>
        <table:table-row table:style-name="ro4">
          <table:table-cell table:style-name="ce384" office:value-type="float" office:value="2013" calcext:value-type="float">
            <text:p>2013</text:p>
          </table:table-cell>
          <table:table-cell table:style-name="ce392" office:value-type="string" calcext:value-type="string">
            <text:p>Hasibe Balcı</text:p>
          </table:table-cell>
          <table:table-cell table:style-name="ce399"/>
          <table:table-cell table:style-name="ce393"/>
          <table:table-cell table:style-name="ce393" office:value-type="float" office:value="2981.88" calcext:value-type="float">
            <text:p>2,981.88</text:p>
          </table:table-cell>
          <table:table-cell table:style-name="ce393" table:formula="of:=[.F12]+[.D13]-[.E13]" office:value-type="float" office:value="15718.12" calcext:value-type="float">
            <text:p>15,718.12</text:p>
          </table:table-cell>
          <table:table-cell table:style-name="ce408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397"/>
          <table:table-cell table:number-columns-repeated="57"/>
        </table:table-row>
        <table:table-row table:style-name="ro4">
          <table:table-cell table:style-name="ce381" office:value-type="float" office:value="2014" calcext:value-type="float">
            <text:p>2014</text:p>
          </table:table-cell>
          <table:table-cell table:style-name="ce390" office:value-type="string" calcext:value-type="string">
            <text:p>Hasibe Balcı</text:p>
          </table:table-cell>
          <table:table-cell table:style-name="ce343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39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343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397"/>
          <table:table-cell table:number-columns-repeated="57"/>
        </table:table-row>
        <table:table-row table:style-name="ro4">
          <table:table-cell/>
          <table:table-cell table:style-name="ce390" office:value-type="string" calcext:value-type="string">
            <text:p>tapu masrafı ali balcı</text:p>
          </table:table-cell>
          <table:table-cell table:style-name="ce343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397"/>
          <table:table-cell table:number-columns-repeated="57"/>
        </table:table-row>
        <table:table-row table:style-name="ro4">
          <table:table-cell table:style-name="ce383"/>
          <table:table-cell table:style-name="ce392" office:value-type="string" calcext:value-type="string">
            <text:p>tapu masrafı ali balcı</text:p>
          </table:table-cell>
          <table:table-cell table:style-name="ce399"/>
          <table:table-cell table:style-name="ce393"/>
          <table:table-cell table:style-name="ce393" office:value-type="float" office:value="5000" calcext:value-type="float">
            <text:p>5,000.00</text:p>
          </table:table-cell>
          <table:table-cell table:style-name="ce393" table:formula="of:=[.F17]+[.D18]-[.E18]" office:value-type="float" office:value="6004.29" calcext:value-type="float">
            <text:p>6,004.29</text:p>
          </table:table-cell>
          <table:table-cell table:style-name="ce408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397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397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397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383" office:value-type="date" office:date-value="2018-09-01" calcext:value-type="date">
            <text:p>09/01/2018</text:p>
          </table:table-cell>
          <table:table-cell table:style-name="ce393" office:value-type="string" calcext:value-type="string">
            <text:p>Ahmet Çalışkan</text:p>
          </table:table-cell>
          <table:table-cell table:number-columns-repeated="2" table:style-name="ce393" office:value-type="float" office:value="32500" calcext:value-type="float">
            <text:p>32,500.00</text:p>
          </table:table-cell>
          <table:table-cell table:style-name="ce393"/>
          <table:table-cell table:style-name="ce393" table:formula="of:=[.D22]" office:value-type="float" office:value="32500" calcext:value-type="float">
            <text:p>32,500.00</text:p>
          </table:table-cell>
          <table:table-cell table:style-name="ce408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39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397"/>
          <table:table-cell table:number-columns-repeated="57"/>
        </table:table-row>
        <table:table-row table:style-name="ro4">
          <table:table-cell table:style-name="ce384" office:value-type="float" office:value="2019" calcext:value-type="float">
            <text:p>2019</text:p>
          </table:table-cell>
          <table:table-cell table:style-name="ce393" office:value-type="string" calcext:value-type="string">
            <text:p>maliye <text:s/>damga vergisi vs <text:s/>125</text:p>
          </table:table-cell>
          <table:table-cell table:style-name="ce399" table:number-columns-repeated="2"/>
          <table:table-cell table:style-name="ce399" office:value-type="float" office:value="148.2" calcext:value-type="float">
            <text:p>148.2</text:p>
          </table:table-cell>
          <table:table-cell table:style-name="ce393" table:formula="of:=[.F24]+[.D25]-[.E25]" office:value-type="float" office:value="40721.74" calcext:value-type="float">
            <text:p>40,721.74</text:p>
          </table:table-cell>
          <table:table-cell table:style-name="ce408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385" office:value-type="float" office:value="2020" calcext:value-type="float">
            <text:p>2020</text:p>
          </table:table-cell>
          <table:table-cell table:style-name="ce394"/>
          <table:table-cell table:number-columns-repeated="2" table:style-name="ce400" office:value-type="float" office:value="44000" calcext:value-type="float">
            <text:p>44000</text:p>
          </table:table-cell>
          <table:table-cell table:style-name="ce400"/>
          <table:table-cell table:formula="of:=[.D26]" office:value-type="float" office:value="44000" calcext:value-type="float">
            <text:p>44,000.00</text:p>
          </table:table-cell>
          <table:table-cell table:style-name="ce397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385" office:value-type="float" office:value="2021" calcext:value-type="float">
            <text:p>2021</text:p>
          </table:table-cell>
          <table:table-cell table:style-name="ce394"/>
          <table:table-cell table:number-columns-repeated="2" table:style-name="ce400" office:value-type="float" office:value="52000" calcext:value-type="float">
            <text:p>52000</text:p>
          </table:table-cell>
          <table:table-cell table:style-name="ce400"/>
          <table:table-cell table:formula="of:=[.D27]" office:value-type="float" office:value="52000" calcext:value-type="float">
            <text:p>52,000.00</text:p>
          </table:table-cell>
          <table:table-cell table:style-name="ce397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384" office:value-type="float" office:value="2022" calcext:value-type="float">
            <text:p>2022</text:p>
          </table:table-cell>
          <table:table-cell table:style-name="ce393"/>
          <table:table-cell table:style-name="ce399" table:number-columns-repeated="3"/>
          <table:table-cell table:style-name="ce393"/>
          <table:table-cell table:style-name="ce408"/>
          <table:table-cell table:number-columns-repeated="57"/>
        </table:table-row>
        <table:table-row table:style-name="ro3">
          <table:table-cell table:number-columns-repeated="5"/>
          <table:table-cell table:style-name="ce407" office:value-type="string" calcext:value-type="string">
            <text:p>2011-2022 Lise Arkası Toplam Kira Geliri</text:p>
          </table:table-cell>
          <table:table-cell table:style-name="ce409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72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72"/>
          <table:table-cell table:style-name="ce401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401" office:value-type="string" calcext:value-type="string">
            <text:p>Yıkama Toplam</text:p>
          </table:table-cell>
          <table:table-cell table:style-name="ce401" office:value-type="string" calcext:value-type="string">
            <text:p>Ayşe</text:p>
          </table:table-cell>
          <table:table-cell table:style-name="ce401" office:value-type="string" calcext:value-type="string">
            <text:p>Ali</text:p>
          </table:table-cell>
          <table:table-cell table:style-name="ce401" office:value-type="string" calcext:value-type="string">
            <text:p>Atila</text:p>
          </table:table-cell>
          <table:table-cell table:style-name="ce403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401" office:value-type="string" calcext:value-type="string">
            <text:p>Kira Geliri</text:p>
          </table:table-cell>
          <table:table-cell table:number-columns-repeated="4" table:style-name="ce401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403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331" table:formula="of:=1/4" office:value-type="float" office:value="0.25" calcext:value-type="float">
            <text:p>0.25</text:p>
          </table:table-cell>
          <table:table-cell table:style-name="ce331" table:formula="of:=1/4" office:value-type="float" office:value="0.25" calcext:value-type="float">
            <text:p>0.25</text:p>
          </table:table-cell>
          <table:table-cell table:style-name="ce331" table:formula="of:=1/4" office:value-type="float" office:value="0.25" calcext:value-type="float">
            <text:p>0.25</text:p>
          </table:table-cell>
          <table:table-cell table:style-name="ce331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331" table:formula="of:=[.G8]" office:value-type="float" office:value="-2918.59" calcext:value-type="float">
            <text:p>-2,918.59</text:p>
          </table:table-cell>
          <table:table-cell table:style-name="ce331" table:formula="of:=[.C36]*[.$D$35]" office:value-type="float" office:value="-729.6475" calcext:value-type="float">
            <text:p>-729.65</text:p>
          </table:table-cell>
          <table:table-cell table:style-name="ce331" table:formula="of:=[.C36]*[.$E$35]" office:value-type="float" office:value="-729.6475" calcext:value-type="float">
            <text:p>-729.65</text:p>
          </table:table-cell>
          <table:table-cell table:style-name="ce331" table:formula="of:=[.C36]*[.$F$35]" office:value-type="float" office:value="-729.6475" calcext:value-type="float">
            <text:p>-729.65</text:p>
          </table:table-cell>
          <table:table-cell table:style-name="ce331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331" table:formula="of:=[.G11]" office:value-type="float" office:value="13930.04" calcext:value-type="float">
            <text:p>13,930.04</text:p>
          </table:table-cell>
          <table:table-cell table:style-name="ce331" table:formula="of:=[.C37]*[.$D$35]" office:value-type="float" office:value="3482.51" calcext:value-type="float">
            <text:p>3,482.51</text:p>
          </table:table-cell>
          <table:table-cell table:style-name="ce331" table:formula="of:=[.C37]*[.$E$35]" office:value-type="float" office:value="3482.51" calcext:value-type="float">
            <text:p>3,482.51</text:p>
          </table:table-cell>
          <table:table-cell table:style-name="ce331" table:formula="of:=[.C37]*[.$F$35]" office:value-type="float" office:value="3482.51" calcext:value-type="float">
            <text:p>3,482.51</text:p>
          </table:table-cell>
          <table:table-cell table:style-name="ce331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331" table:formula="of:=[.G13]" office:value-type="float" office:value="15718.12" calcext:value-type="float">
            <text:p>15,718.12</text:p>
          </table:table-cell>
          <table:table-cell table:style-name="ce331" table:formula="of:=[.C38]*[.$D$35]" office:value-type="float" office:value="3929.53" calcext:value-type="float">
            <text:p>3,929.53</text:p>
          </table:table-cell>
          <table:table-cell table:style-name="ce331" table:formula="of:=[.C38]*[.$E$35]" office:value-type="float" office:value="3929.53" calcext:value-type="float">
            <text:p>3,929.53</text:p>
          </table:table-cell>
          <table:table-cell table:style-name="ce331" table:formula="of:=[.C38]*[.$F$35]" office:value-type="float" office:value="3929.53" calcext:value-type="float">
            <text:p>3,929.53</text:p>
          </table:table-cell>
          <table:table-cell table:style-name="ce331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331" table:formula="of:=[.G18]" office:value-type="float" office:value="6004.29" calcext:value-type="float">
            <text:p>6,004.29</text:p>
          </table:table-cell>
          <table:table-cell table:style-name="ce331" table:formula="of:=[.C39]*[.$D$35]" office:value-type="float" office:value="1501.0725" calcext:value-type="float">
            <text:p>1,501.07</text:p>
          </table:table-cell>
          <table:table-cell table:style-name="ce331" table:formula="of:=[.C39]*[.$E$35]" office:value-type="float" office:value="1501.0725" calcext:value-type="float">
            <text:p>1,501.07</text:p>
          </table:table-cell>
          <table:table-cell table:style-name="ce331" table:formula="of:=[.C39]*[.$F$35]" office:value-type="float" office:value="1501.0725" calcext:value-type="float">
            <text:p>1,501.07</text:p>
          </table:table-cell>
          <table:table-cell table:style-name="ce331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331" table:formula="of:=[.G19]" office:value-type="float" office:value="22550" calcext:value-type="float">
            <text:p>22,550.00</text:p>
          </table:table-cell>
          <table:table-cell table:style-name="ce331" table:formula="of:=[.C40]*[.$D$35]" office:value-type="float" office:value="5637.5" calcext:value-type="float">
            <text:p>5,637.50</text:p>
          </table:table-cell>
          <table:table-cell table:style-name="ce331" table:formula="of:=[.C40]*[.$E$35]" office:value-type="float" office:value="5637.5" calcext:value-type="float">
            <text:p>5,637.50</text:p>
          </table:table-cell>
          <table:table-cell table:style-name="ce331" table:formula="of:=[.C40]*[.$F$35]" office:value-type="float" office:value="5637.5" calcext:value-type="float">
            <text:p>5,637.50</text:p>
          </table:table-cell>
          <table:table-cell table:style-name="ce331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331" table:formula="of:=[.G20]" office:value-type="float" office:value="25000" calcext:value-type="float">
            <text:p>25,000.00</text:p>
          </table:table-cell>
          <table:table-cell table:style-name="ce331" table:formula="of:=[.C41]*[.$D$35]" office:value-type="float" office:value="6250" calcext:value-type="float">
            <text:p>6,250.00</text:p>
          </table:table-cell>
          <table:table-cell table:style-name="ce331" table:formula="of:=[.C41]*[.$E$35]" office:value-type="float" office:value="6250" calcext:value-type="float">
            <text:p>6,250.00</text:p>
          </table:table-cell>
          <table:table-cell table:style-name="ce331" table:formula="of:=[.C41]*[.$F$35]" office:value-type="float" office:value="6250" calcext:value-type="float">
            <text:p>6,250.00</text:p>
          </table:table-cell>
          <table:table-cell table:style-name="ce331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331" table:formula="of:=[.G21]" office:value-type="float" office:value="27500" calcext:value-type="float">
            <text:p>27,500.00</text:p>
          </table:table-cell>
          <table:table-cell table:style-name="ce331" table:formula="of:=[.C42]*[.$D$35]" office:value-type="float" office:value="6875" calcext:value-type="float">
            <text:p>6,875.00</text:p>
          </table:table-cell>
          <table:table-cell table:style-name="ce331" table:formula="of:=[.C42]*[.$E$35]" office:value-type="float" office:value="6875" calcext:value-type="float">
            <text:p>6,875.00</text:p>
          </table:table-cell>
          <table:table-cell table:style-name="ce331" table:formula="of:=[.C42]*[.$F$35]" office:value-type="float" office:value="6875" calcext:value-type="float">
            <text:p>6,875.00</text:p>
          </table:table-cell>
          <table:table-cell table:style-name="ce331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331" table:formula="of:=[.G22]" office:value-type="float" office:value="32500" calcext:value-type="float">
            <text:p>32,500.00</text:p>
          </table:table-cell>
          <table:table-cell table:style-name="ce331" table:formula="of:=[.C43]*[.$D$35]" office:value-type="float" office:value="8125" calcext:value-type="float">
            <text:p>8,125.00</text:p>
          </table:table-cell>
          <table:table-cell table:style-name="ce331" table:formula="of:=[.C43]*[.$E$35]" office:value-type="float" office:value="8125" calcext:value-type="float">
            <text:p>8,125.00</text:p>
          </table:table-cell>
          <table:table-cell table:style-name="ce331" table:formula="of:=[.C43]*[.$F$35]" office:value-type="float" office:value="8125" calcext:value-type="float">
            <text:p>8,125.00</text:p>
          </table:table-cell>
          <table:table-cell table:style-name="ce331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331" table:formula="of:=[.G25]" office:value-type="float" office:value="40721.74" calcext:value-type="float">
            <text:p>40,721.74</text:p>
          </table:table-cell>
          <table:table-cell table:style-name="ce331" table:formula="of:=[.C44]*[.$D$35]" office:value-type="float" office:value="10180.435" calcext:value-type="float">
            <text:p>10,180.44</text:p>
          </table:table-cell>
          <table:table-cell table:style-name="ce331" table:formula="of:=[.C44]*[.$E$35]" office:value-type="float" office:value="10180.435" calcext:value-type="float">
            <text:p>10,180.44</text:p>
          </table:table-cell>
          <table:table-cell table:style-name="ce331" table:formula="of:=[.C44]*[.$F$35]" office:value-type="float" office:value="10180.435" calcext:value-type="float">
            <text:p>10,180.44</text:p>
          </table:table-cell>
          <table:table-cell table:style-name="ce331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331" office:value-type="float" office:value="44000" calcext:value-type="float">
            <text:p>44,000.00</text:p>
          </table:table-cell>
          <table:table-cell table:style-name="ce331" table:formula="of:=[.C45]*[.$D$35]" office:value-type="float" office:value="11000" calcext:value-type="float">
            <text:p>11,000.00</text:p>
          </table:table-cell>
          <table:table-cell table:style-name="ce331" table:formula="of:=[.C45]*[.$E$35]" office:value-type="float" office:value="11000" calcext:value-type="float">
            <text:p>11,000.00</text:p>
          </table:table-cell>
          <table:table-cell table:style-name="ce331" table:formula="of:=[.C45]*[.$F$35]" office:value-type="float" office:value="11000" calcext:value-type="float">
            <text:p>11,000.00</text:p>
          </table:table-cell>
          <table:table-cell table:style-name="ce331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331" office:value-type="float" office:value="52000" calcext:value-type="float">
            <text:p>52,000.00</text:p>
          </table:table-cell>
          <table:table-cell table:style-name="ce331" table:formula="of:=[.C46]*[.$D$35]" office:value-type="float" office:value="13000" calcext:value-type="float">
            <text:p>13,000.00</text:p>
          </table:table-cell>
          <table:table-cell table:style-name="ce331" table:formula="of:=[.C46]*[.$E$35]" office:value-type="float" office:value="13000" calcext:value-type="float">
            <text:p>13,000.00</text:p>
          </table:table-cell>
          <table:table-cell table:style-name="ce331" table:formula="of:=[.C46]*[.$F$35]" office:value-type="float" office:value="13000" calcext:value-type="float">
            <text:p>13,000.00</text:p>
          </table:table-cell>
          <table:table-cell table:style-name="ce331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31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395" office:value-type="string" calcext:value-type="string">
            <text:p>Toplam</text:p>
          </table:table-cell>
          <table:table-cell table:style-name="ce332" table:formula="of:=SUM([.C36:.C47])" office:value-type="float" office:value="277005.6" calcext:value-type="float">
            <text:p>277,005.60</text:p>
          </table:table-cell>
          <table:table-cell table:style-name="ce332" table:formula="of:=SUM([.D36:.D47])" office:value-type="float" office:value="69251.4" calcext:value-type="float">
            <text:p>69,251.40</text:p>
          </table:table-cell>
          <table:table-cell table:style-name="ce332" table:formula="of:=SUM([.E36:.E47])" office:value-type="float" office:value="69251.4" calcext:value-type="float">
            <text:p>69,251.40</text:p>
          </table:table-cell>
          <table:table-cell table:style-name="ce332" table:formula="of:=SUM([.F36:.F47])" office:value-type="float" office:value="69251.4" calcext:value-type="float">
            <text:p>69,251.40</text:p>
          </table:table-cell>
          <table:table-cell table:style-name="ce332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386" office:value-type="string" calcext:value-type="string">
            <text:p>2011-2021 AYŞE BALCI KİRA GELİR-GİDER</text:p>
          </table:table-cell>
          <table:table-cell table:style-name="ce387" table:number-columns-repeated="5"/>
          <table:table-cell table:style-name="ce410"/>
          <table:table-cell table:number-columns-repeated="57"/>
        </table:table-row>
        <table:table-row table:style-name="ro3">
          <table:table-cell table:style-name="ce387"/>
          <table:table-cell table:style-name="ce386"/>
          <table:table-cell table:style-name="ce402"/>
          <table:table-cell table:style-name="ce404" office:value-type="string" calcext:value-type="string">
            <text:p>GELİR</text:p>
          </table:table-cell>
          <table:table-cell table:style-name="ce404" office:value-type="string" calcext:value-type="string">
            <text:p>GİDER</text:p>
          </table:table-cell>
          <table:table-cell table:style-name="ce404" office:value-type="string" calcext:value-type="string">
            <text:p>BAKİYE</text:p>
          </table:table-cell>
          <table:table-cell table:style-name="ce411"/>
          <table:table-cell table:number-columns-repeated="57"/>
        </table:table-row>
        <table:table-row table:style-name="ro4">
          <table:table-cell table:style-name="Default"/>
          <table:table-cell table:style-name="ce377" office:value-type="string" calcext:value-type="string">
            <text:p>Ayşe kira gelirleri</text:p>
          </table:table-cell>
          <table:table-cell table:style-name="ce377"/>
          <table:table-cell table:style-name="ce377" table:formula="of:=[.B48]" office:value-type="string" office:string-value="Toplam" calcext:value-type="string">
            <text:p>Toplam</text:p>
          </table:table-cell>
          <table:table-cell table:style-name="ce377"/>
          <table:table-cell table:style-name="ce405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7" office:value-type="string" calcext:value-type="string">
            <text:p>babamın banka hesabından</text:p>
          </table:table-cell>
          <table:table-cell table:style-name="ce377"/>
          <table:table-cell table:style-name="ce405" office:value-type="float" office:value="4375" calcext:value-type="float">
            <text:p>4,375.00</text:p>
          </table:table-cell>
          <table:table-cell table:style-name="ce405"/>
          <table:table-cell table:style-name="ce405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96" office:value-type="string" calcext:value-type="string">
            <text:p>AYŞE KİRA VERGİSİ</text:p>
          </table:table-cell>
          <table:table-cell table:style-name="ce377"/>
          <table:table-cell table:style-name="ce405"/>
          <table:table-cell table:style-name="ce406" office:value-type="float" office:value="949.9" calcext:value-type="float">
            <text:p>949,90</text:p>
          </table:table-cell>
          <table:table-cell table:style-name="ce405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7" office:value-type="string" calcext:value-type="string">
            <text:p>kombi</text:p>
          </table:table-cell>
          <table:table-cell table:style-name="ce377"/>
          <table:table-cell table:style-name="ce405"/>
          <table:table-cell table:style-name="ce405" office:value-type="float" office:value="5720" calcext:value-type="float">
            <text:p>5,720.00</text:p>
          </table:table-cell>
          <table:table-cell table:style-name="ce405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7" office:value-type="string" calcext:value-type="string">
            <text:p>2019 hacıdan havale</text:p>
          </table:table-cell>
          <table:table-cell table:style-name="ce377"/>
          <table:table-cell table:style-name="ce405"/>
          <table:table-cell table:style-name="ce405" office:value-type="float" office:value="15000" calcext:value-type="float">
            <text:p>15,000.00</text:p>
          </table:table-cell>
          <table:table-cell table:style-name="ce405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7" office:value-type="string" calcext:value-type="string">
            <text:p>2019 belediye</text:p>
          </table:table-cell>
          <table:table-cell table:style-name="ce377"/>
          <table:table-cell table:style-name="ce405"/>
          <table:table-cell table:style-name="ce405" office:value-type="float" office:value="194.7" calcext:value-type="float">
            <text:p>194.70</text:p>
          </table:table-cell>
          <table:table-cell table:style-name="ce405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388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343"/>
          <table:table-cell table:style-name="ce343" office:value-type="string" calcext:value-type="string">
            <text:p>2020 belediye</text:p>
          </table:table-cell>
          <table:table-cell table:style-name="ce343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388"/>
          <table:table-cell table:style-name="ce390" office:value-type="string" calcext:value-type="string">
            <text:p>2021 havale</text:p>
          </table:table-cell>
          <table:table-cell/>
          <table:table-cell table:style-name="ce39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388"/>
          <table:table-cell table:style-name="ce390" office:value-type="string" calcext:value-type="string">
            <text:p>2021 belediye</text:p>
          </table:table-cell>
          <table:table-cell/>
          <table:table-cell table:style-name="ce39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412"/>
          <table:table-cell table:number-columns-repeated="57"/>
        </table:table-row>
        <table:table-row table:style-name="ro4">
          <table:table-cell table:style-name="ce343" table:number-columns-repeated="5"/>
          <table:table-cell table:number-columns-repeated="59"/>
        </table:table-row>
        <table:table-row table:style-name="ro4" table:number-rows-repeated="3">
          <table:table-cell table:style-name="ce388"/>
          <table:table-cell table:number-columns-repeated="3"/>
          <table:table-cell table:style-name="ce343"/>
          <table:table-cell table:number-columns-repeated="59"/>
        </table:table-row>
        <table:table-row table:style-name="ro4">
          <table:table-cell table:style-name="ce343" table:number-columns-repeated="5"/>
          <table:table-cell table:number-columns-repeated="59"/>
        </table:table-row>
        <table:table-row table:style-name="ro4">
          <table:table-cell table:style-name="ce388"/>
          <table:table-cell table:style-name="ce390"/>
          <table:table-cell/>
          <table:table-cell table:style-name="ce390"/>
          <table:table-cell table:style-name="ce343"/>
          <table:table-cell table:number-columns-repeated="59"/>
        </table:table-row>
        <table:table-row table:style-name="ro4">
          <table:table-cell table:style-name="ce343" table:number-columns-repeated="5"/>
          <table:table-cell table:number-columns-repeated="59"/>
        </table:table-row>
        <table:table-row table:style-name="ro4">
          <table:table-cell table:style-name="ce388"/>
          <table:table-cell table:style-name="ce390"/>
          <table:table-cell/>
          <table:table-cell table:style-name="ce390"/>
          <table:table-cell table:style-name="ce343"/>
          <table:table-cell table:number-columns-repeated="59"/>
        </table:table-row>
        <table:table-row table:style-name="ro4" table:number-rows-repeated="2">
          <table:table-cell table:style-name="ce343" table:number-columns-repeated="5"/>
          <table:table-cell table:number-columns-repeated="59"/>
        </table:table-row>
        <table:table-row table:style-name="ro4">
          <table:table-cell table:style-name="ce388"/>
          <table:table-cell table:number-columns-repeated="3"/>
          <table:table-cell table:style-name="ce343"/>
          <table:table-cell table:number-columns-repeated="59"/>
        </table:table-row>
        <table:table-row table:style-name="ro4" table:number-rows-repeated="2">
          <table:table-cell table:style-name="ce343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331"/>
        <table:table-column table:style-name="co29" table:number-columns-repeated="2" table:default-cell-style-name="Default"/>
        <table:table-column table:style-name="co29" table:number-columns-repeated="3" table:default-cell-style-name="ce331"/>
        <table:table-row table:style-name="ro6">
          <table:table-cell/>
          <table:table-cell table:style-name="ce418" office:value-type="string" calcext:value-type="string">
            <text:p>Ali Paşa Yıkama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4:.F58])" office:value-type="float" office:value="261345.1304" calcext:value-type="float">
            <text:p>261,345.13</text:p>
          </table:table-cell>
          <table:table-cell table:style-name="ce427" table:formula="of:=SUM([.G4:.G58])" office:value-type="float" office:value="261345.13" calcext:value-type="float">
            <text:p>261,345.13</text:p>
          </table:table-cell>
          <table:table-cell table:style-name="ce427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413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290"/>
          <table:table-cell table:style-name="ce290" office:value-type="string" calcext:value-type="string">
            <text:p>atila balcı hesabına yatan</text:p>
          </table:table-cell>
          <table:table-cell table:style-name="ce422"/>
          <table:table-cell table:style-name="ce290" table:number-columns-repeated="2"/>
          <table:table-cell table:style-name="ce422"/>
          <table:table-cell table:style-name="ce422" office:value-type="float" office:value="9092" calcext:value-type="float">
            <text:p>9,092.00</text:p>
          </table:table-cell>
          <table:table-cell table:style-name="ce422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413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414" office:value-type="date" office:date-value="2020-08-30" calcext:value-type="date">
            <text:p>08/30/2020</text:p>
          </table:table-cell>
          <table:table-cell table:style-name="ce290" office:value-type="string" calcext:value-type="string">
            <text:p>senet selanik</text:p>
          </table:table-cell>
          <table:table-cell table:style-name="ce422"/>
          <table:table-cell table:style-name="ce290" table:number-columns-repeated="2"/>
          <table:table-cell table:style-name="ce422"/>
          <table:table-cell table:style-name="ce422" office:value-type="float" office:value="5500" calcext:value-type="float">
            <text:p>5,500.00</text:p>
          </table:table-cell>
          <table:table-cell table:style-name="ce422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413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423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414" office:value-type="date" office:date-value="2019-12-31" calcext:value-type="date">
            <text:p>12/31/2019</text:p>
          </table:table-cell>
          <table:table-cell table:style-name="ce290" office:value-type="string" calcext:value-type="string">
            <text:p>indirim</text:p>
          </table:table-cell>
          <table:table-cell table:style-name="ce422"/>
          <table:table-cell table:style-name="ce290" table:number-columns-repeated="2"/>
          <table:table-cell table:style-name="ce422"/>
          <table:table-cell table:style-name="ce422" office:value-type="float" office:value="900" calcext:value-type="float">
            <text:p>900.00</text:p>
          </table:table-cell>
          <table:table-cell table:style-name="ce422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413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413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413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413" office:value-type="date" office:date-value="2018-07-01" calcext:value-type="date">
            <text:p>07/01/2018</text:p>
          </table:table-cell>
          <table:table-cell table:style-name="ce413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415" table:number-columns-repeated="2"/>
          <table:table-cell table:style-name="ce423"/>
          <table:table-cell table:style-name="ce415" table:number-columns-repeated="2"/>
          <table:table-cell table:style-name="ce423" table:number-columns-repeated="2"/>
          <table:table-cell table:style-name="ce423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413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413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413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413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413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413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413" office:value-type="date" office:date-value="2018-07-01" calcext:value-type="date">
            <text:p>07/01/2018</text:p>
          </table:table-cell>
          <table:table-cell table:style-name="ce413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413"/>
          <table:table-cell office:value-type="string" calcext:value-type="string">
            <text:p>2017 kaln borç farkı % 15,80</text:p>
          </table:table-cell>
          <table:table-cell/>
          <table:table-cell table:style-name="ce413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416"/>
          <table:table-cell table:style-name="ce419" office:value-type="string" calcext:value-type="string">
            <text:p>2017 yılından kalan borç</text:p>
          </table:table-cell>
          <table:table-cell table:style-name="ce424"/>
          <table:table-cell table:style-name="ce416" table:number-columns-repeated="2"/>
          <table:table-cell table:style-name="ce423" table:number-columns-repeated="2"/>
          <table:table-cell table:style-name="ce424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413"/>
          <table:table-cell office:value-type="string" calcext:value-type="string">
            <text:p>ödeme</text:p>
          </table:table-cell>
          <table:table-cell/>
          <table:table-cell table:style-name="ce413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413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413" office:value-type="date" office:date-value="2017-07-01" calcext:value-type="date">
            <text:p>07/01/2017</text:p>
          </table:table-cell>
          <table:table-cell table:style-name="ce413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413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413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413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413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413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13" office:value-type="date" office:date-value="2017-05-01" calcext:value-type="date">
            <text:p>05/01/2017</text:p>
          </table:table-cell>
          <table:table-cell table:style-name="ce413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416"/>
          <table:table-cell table:style-name="ce419" office:value-type="string" calcext:value-type="string">
            <text:p>2016 yılından kalan borç</text:p>
          </table:table-cell>
          <table:table-cell table:style-name="ce424"/>
          <table:table-cell table:style-name="ce416" table:number-columns-repeated="2"/>
          <table:table-cell table:style-name="ce423" table:number-columns-repeated="2"/>
          <table:table-cell table:style-name="ce424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413" office:value-type="date" office:date-value="2016-08-01" calcext:value-type="date">
            <text:p>08/01/2016</text:p>
          </table:table-cell>
          <table:table-cell table:number-columns-repeated="2"/>
          <table:table-cell table:style-name="ce413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413" office:value-type="date" office:date-value="2016-07-19" calcext:value-type="date">
            <text:p>07/19/2016</text:p>
          </table:table-cell>
          <table:table-cell table:number-columns-repeated="2"/>
          <table:table-cell table:style-name="ce413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413" office:value-type="date" office:date-value="2016-04-03" calcext:value-type="date">
            <text:p>04/03/2016</text:p>
          </table:table-cell>
          <table:table-cell table:number-columns-repeated="2"/>
          <table:table-cell table:style-name="ce413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413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413" office:value-type="date" office:date-value="2016-05-01" calcext:value-type="date">
            <text:p>05/01/2016</text:p>
          </table:table-cell>
          <table:table-cell table:style-name="ce413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416"/>
          <table:table-cell table:style-name="ce419" office:value-type="string" calcext:value-type="string">
            <text:p>2015 yılından kalan borç</text:p>
          </table:table-cell>
          <table:table-cell table:style-name="ce424"/>
          <table:table-cell table:style-name="ce416" table:number-columns-repeated="2"/>
          <table:table-cell table:style-name="ce423" table:number-columns-repeated="2"/>
          <table:table-cell table:style-name="ce424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413" office:value-type="date" office:date-value="2015-09-02" calcext:value-type="date">
            <text:p>09/02/2015</text:p>
          </table:table-cell>
          <table:table-cell table:number-columns-repeated="2"/>
          <table:table-cell table:style-name="ce413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413" office:value-type="date" office:date-value="2015-07-27" calcext:value-type="date">
            <text:p>07/27/2015</text:p>
          </table:table-cell>
          <table:table-cell table:number-columns-repeated="2"/>
          <table:table-cell table:style-name="ce413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413" office:value-type="date" office:date-value="2015-07-20" calcext:value-type="date">
            <text:p>07/20/2015</text:p>
          </table:table-cell>
          <table:table-cell table:number-columns-repeated="2"/>
          <table:table-cell table:style-name="ce413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413"/>
          <table:table-cell office:value-type="string" calcext:value-type="string">
            <text:p>ödeme</text:p>
          </table:table-cell>
          <table:table-cell/>
          <table:table-cell table:style-name="ce413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413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413" office:value-type="date" office:date-value="2015-05-01" calcext:value-type="date">
            <text:p>05/01/2015</text:p>
          </table:table-cell>
          <table:table-cell table:style-name="ce413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416"/>
          <table:table-cell table:style-name="ce419" office:value-type="string" calcext:value-type="string">
            <text:p>2014 yılından kalan borç</text:p>
          </table:table-cell>
          <table:table-cell table:style-name="ce424"/>
          <table:table-cell table:style-name="ce416" table:number-columns-repeated="2"/>
          <table:table-cell table:style-name="ce423" table:number-columns-repeated="2"/>
          <table:table-cell table:style-name="ce424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413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413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416" office:value-type="date" office:date-value="2014-05-01" calcext:value-type="date">
            <text:p>05/01/2014</text:p>
          </table:table-cell>
          <table:table-cell table:style-name="ce415" office:value-type="string" calcext:value-type="string">
            <text:p>Adem Kesici kira bedeli</text:p>
          </table:table-cell>
          <table:table-cell table:style-name="ce423"/>
          <table:table-cell table:style-name="ce416" office:value-type="date" office:date-value="2014-05-01" calcext:value-type="date">
            <text:p>05/01/2014</text:p>
          </table:table-cell>
          <table:table-cell table:style-name="ce416" office:value-type="date" office:date-value="2015-04-30" calcext:value-type="date">
            <text:p>04/30/2015</text:p>
          </table:table-cell>
          <table:table-cell table:style-name="ce423" office:value-type="float" office:value="12500" calcext:value-type="float">
            <text:p>12,500.00</text:p>
          </table:table-cell>
          <table:table-cell table:style-name="ce423"/>
          <table:table-cell table:style-name="ce423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413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13" office:value-type="date" office:date-value="2013-05-01" calcext:value-type="date">
            <text:p>05/01/2013</text:p>
          </table:table-cell>
          <table:table-cell table:style-name="ce413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417" office:value-type="date" office:date-value="2012-05-01" calcext:value-type="date">
            <text:p>05/01/2012</text:p>
          </table:table-cell>
          <table:table-cell table:style-name="ce420" office:value-type="string" calcext:value-type="string">
            <text:p>Adem Kesici kira bedeli</text:p>
          </table:table-cell>
          <table:table-cell table:style-name="ce425"/>
          <table:table-cell table:style-name="ce417" office:value-type="date" office:date-value="2012-05-01" calcext:value-type="date">
            <text:p>05/01/2012</text:p>
          </table:table-cell>
          <table:table-cell table:style-name="ce417" office:value-type="date" office:date-value="2013-04-30" calcext:value-type="date">
            <text:p>04/30/2013</text:p>
          </table:table-cell>
          <table:table-cell table:number-columns-repeated="2" table:style-name="ce425" office:value-type="float" office:value="10000" calcext:value-type="float">
            <text:p>10,000.00</text:p>
          </table:table-cell>
          <table:table-cell table:style-name="ce425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13" office:value-type="date" office:date-value="2011-05-01" calcext:value-type="date">
            <text:p>05/01/2011</text:p>
          </table:table-cell>
          <table:table-cell table:style-name="ce413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31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331"/>
        <table:table-column table:style-name="co29" table:number-columns-repeated="2" table:default-cell-style-name="Default"/>
        <table:table-column table:style-name="co29" table:default-cell-style-name="ce331"/>
        <table:table-column table:style-name="co34" table:default-cell-style-name="ce331"/>
        <table:table-column table:style-name="co35" table:default-cell-style-name="ce331"/>
        <table:table-row table:style-name="ro6">
          <table:table-cell/>
          <table:table-cell table:style-name="ce434" office:value-type="string" calcext:value-type="string">
            <text:p>Ali Paşa Aygaz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5:.F24])" office:value-type="float" office:value="24250" calcext:value-type="float">
            <text:p>24,250.00</text:p>
          </table:table-cell>
          <table:table-cell table:style-name="ce438" table:formula="of:=SUM([.G5:.G24])" office:value-type="float" office:value="18900" calcext:value-type="float">
            <text:p>18,900.00</text:p>
          </table:table-cell>
          <table:table-cell table:style-name="ce427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418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>
          <table:table-cell table:style-name="ce428" office:value-type="float" office:value="2021" calcext:value-type="float">
            <text:p>2021</text:p>
          </table:table-cell>
          <table:table-cell table:style-name="ce428" office:value-type="string" calcext:value-type="string">
            <text:p>dövmeci</text:p>
          </table:table-cell>
          <table:table-cell table:style-name="ce421"/>
          <table:table-cell table:style-name="ce273" table:number-columns-repeated="2"/>
          <table:table-cell table:style-name="ce421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413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13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416" office:value-type="date" office:date-value="2018-10-05" calcext:value-type="date">
            <text:p>10/05/2018</text:p>
          </table:table-cell>
          <table:table-cell table:style-name="ce415" office:value-type="string" calcext:value-type="string">
            <text:p>Asena Dursun Kira Bedeli</text:p>
          </table:table-cell>
          <table:table-cell table:style-name="ce423"/>
          <table:table-cell table:style-name="ce416" office:value-type="date" office:date-value="2018-10-05" calcext:value-type="date">
            <text:p>10/05/2018</text:p>
          </table:table-cell>
          <table:table-cell table:style-name="ce416" office:value-type="date" office:date-value="2019-10-04" calcext:value-type="date">
            <text:p>10/04/2019</text:p>
          </table:table-cell>
          <table:table-cell table:number-columns-repeated="2" table:style-name="ce423" office:value-type="float" office:value="7000" calcext:value-type="float">
            <text:p>7,000.00</text:p>
          </table:table-cell>
          <table:table-cell table:style-name="ce423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2400 TL lik senedi var</text:p>
          </table:table-cell>
          <table:table-cell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office:value-type="string" calcext:value-type="string">
            <text:p>1700 tl borcu kaldı </text:p>
          </table:table-cell>
          <table:table-cell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office:value-type="string" calcext:value-type="string">
            <text:p>aygaza ait çelik kasayıda giderken çaldılar</text:p>
          </table:table-cell>
          <table:table-cell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413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413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13" office:value-type="date" office:date-value="2017-08-04" calcext:value-type="date">
            <text:p>08/04/2017</text:p>
          </table:table-cell>
          <table:table-cell table:style-name="ce413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429"/>
          <table:table-cell table:style-name="ce430"/>
          <table:table-cell table:style-name="ce436"/>
          <table:table-cell table:style-name="ce429" table:number-columns-repeated="2"/>
          <table:table-cell table:style-name="ce436" table:number-columns-repeated="3"/>
        </table:table-row>
        <table:table-row table:style-name="ro4">
          <table:table-cell table:style-name="ce413"/>
          <table:table-cell office:value-type="string" calcext:value-type="string">
            <text:p>3500 TL senet yapıldı ödemedi</text:p>
          </table:table-cell>
          <table:table-cell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table:style-name="ce395" office:value-type="string" calcext:value-type="string">
            <text:p>senet icrada</text:p>
          </table:table-cell>
          <table:table-cell/>
          <table:table-cell table:style-name="ce413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413"/>
          <table:table-cell office:value-type="string" calcext:value-type="string">
            <text:p>İsmail Tağaç Kira Bedeli</text:p>
          </table:table-cell>
          <table:table-cell/>
          <table:table-cell table:style-name="ce413" office:value-type="date" office:date-value="2017-01-20" calcext:value-type="date">
            <text:p>01/20/2017</text:p>
          </table:table-cell>
          <table:table-cell table:style-name="ce413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416" office:value-type="date" office:date-value="2016-02-20" calcext:value-type="date">
            <text:p>02/20/2016</text:p>
          </table:table-cell>
          <table:table-cell table:style-name="ce415" office:value-type="string" calcext:value-type="string">
            <text:p>İsmail Tağaç Kira Bedeli</text:p>
          </table:table-cell>
          <table:table-cell table:style-name="ce415"/>
          <table:table-cell table:style-name="ce416" office:value-type="date" office:date-value="2016-01-20" calcext:value-type="date">
            <text:p>01/20/2016</text:p>
          </table:table-cell>
          <table:table-cell table:style-name="ce416" office:value-type="date" office:date-value="2017-01-19" calcext:value-type="date">
            <text:p>01/19/2017</text:p>
          </table:table-cell>
          <table:table-cell table:style-name="ce423" office:value-type="float" office:value="4200" calcext:value-type="float">
            <text:p>4,200.00</text:p>
          </table:table-cell>
          <table:table-cell table:style-name="ce415" office:value-type="float" office:value="2950" calcext:value-type="float">
            <text:p>2950</text:p>
          </table:table-cell>
          <table:table-cell table:style-name="ce423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413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13" office:value-type="date" office:date-value="2015-01-20" calcext:value-type="date">
            <text:p>01/20/2015</text:p>
          </table:table-cell>
          <table:table-cell table:style-name="ce413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430" table:number-columns-repeated="2"/>
          <table:table-cell table:style-name="ce436"/>
          <table:table-cell table:style-name="ce430" table:number-columns-repeated="2"/>
          <table:table-cell table:style-name="ce43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420" office:value-type="float" office:value="2013" calcext:value-type="float">
            <text:p>2013</text:p>
          </table:table-cell>
          <table:table-cell table:style-name="ce420" office:value-type="string" calcext:value-type="string">
            <text:p>boş</text:p>
          </table:table-cell>
          <table:table-cell table:style-name="ce425"/>
          <table:table-cell table:style-name="ce420" table:number-columns-repeated="2"/>
          <table:table-cell table:style-name="ce425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20" office:value-type="float" office:value="2011" calcext:value-type="float">
            <text:p>2011</text:p>
          </table:table-cell>
          <table:table-cell table:style-name="ce420" office:value-type="string" calcext:value-type="string">
            <text:p>kira bedeli</text:p>
          </table:table-cell>
          <table:table-cell table:style-name="ce425"/>
          <table:table-cell table:style-name="ce420" table:number-columns-repeated="2"/>
          <table:table-cell table:number-columns-repeated="2" table:style-name="ce425" office:value-type="float" office:value="1000" calcext:value-type="float">
            <text:p>1,000.00</text:p>
          </table:table-cell>
          <table:table-cell table:style-name="ce425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72" office:value-type="string" calcext:value-type="string">
            <text:p>Ali Paşa Milangaz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29:.F82])" office:value-type="float" office:value="30170" calcext:value-type="float">
            <text:p>30,170.00</text:p>
          </table:table-cell>
          <table:table-cell table:style-name="ce427" table:formula="of:=SUM([.G29:.G82])" office:value-type="float" office:value="30170" calcext:value-type="float">
            <text:p>30,170.00</text:p>
          </table:table-cell>
          <table:table-cell table:style-name="ce427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9-07-28" calcext:value-type="date">
            <text:p>07/28/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416" office:value-type="date" office:date-value="2019-06-30" calcext:value-type="date">
            <text:p>06/30/2019</text:p>
          </table:table-cell>
          <table:table-cell table:style-name="ce415" office:value-type="string" calcext:value-type="string">
            <text:p>özge kahraman kira bedeli</text:p>
          </table:table-cell>
          <table:table-cell table:style-name="ce423"/>
          <table:table-cell table:style-name="ce416" office:value-type="date" office:date-value="2019-06-30" calcext:value-type="date">
            <text:p>06/30/2019</text:p>
          </table:table-cell>
          <table:table-cell table:style-name="ce416" office:value-type="date" office:date-value="2020-06-29" calcext:value-type="date">
            <text:p>06/29/2020</text:p>
          </table:table-cell>
          <table:table-cell table:style-name="ce423" office:value-type="float" office:value="8520" calcext:value-type="float">
            <text:p>8,520.00</text:p>
          </table:table-cell>
          <table:table-cell table:style-name="ce423"/>
          <table:table-cell table:style-name="ce423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13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413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413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413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416" office:value-type="date" office:date-value="2018-06-30" calcext:value-type="date">
            <text:p>06/30/2018</text:p>
          </table:table-cell>
          <table:table-cell table:style-name="ce415" office:value-type="string" calcext:value-type="string">
            <text:p>özge kahraman kira bedeli</text:p>
          </table:table-cell>
          <table:table-cell table:style-name="ce423"/>
          <table:table-cell table:style-name="ce416" office:value-type="date" office:date-value="2018-06-30" calcext:value-type="date">
            <text:p>06/30/2018</text:p>
          </table:table-cell>
          <table:table-cell table:style-name="ce416" office:value-type="date" office:date-value="2019-06-29" calcext:value-type="date">
            <text:p>06/29/2019</text:p>
          </table:table-cell>
          <table:table-cell table:style-name="ce423" office:value-type="float" office:value="7200" calcext:value-type="float">
            <text:p>7,200.00</text:p>
          </table:table-cell>
          <table:table-cell table:style-name="ce423"/>
          <table:table-cell table:style-name="ce423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7-06-10" calcext:value-type="date">
            <text:p>06/10/2017</text:p>
          </table:table-cell>
          <table:table-cell table:style-name="ce435" office:value-type="string" calcext:value-type="string">
            <text:p>nakit</text:p>
          </table:table-cell>
          <table:table-cell table:style-name="ce437"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416" office:value-type="date" office:date-value="2017-06-10" calcext:value-type="date">
            <text:p>06/10/2017</text:p>
          </table:table-cell>
          <table:table-cell table:style-name="ce415" office:value-type="string" calcext:value-type="string">
            <text:p>Gökhan Öner Kira Bedeli</text:p>
          </table:table-cell>
          <table:table-cell table:style-name="ce423"/>
          <table:table-cell table:style-name="ce416" office:value-type="date" office:date-value="2017-06-10" calcext:value-type="date">
            <text:p>06/10/2017</text:p>
          </table:table-cell>
          <table:table-cell table:style-name="ce416" office:value-type="date" office:date-value="2018-05-09" calcext:value-type="date">
            <text:p>05/09/2018</text:p>
          </table:table-cell>
          <table:table-cell table:style-name="ce423" office:value-type="float" office:value="4400" calcext:value-type="float">
            <text:p>4,400.00</text:p>
          </table:table-cell>
          <table:table-cell table:style-name="ce423"/>
          <table:table-cell table:style-name="ce423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bakit</text:p>
          </table:table-cell>
          <table:table-cell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431" office:value-type="float" office:value="2016" calcext:value-type="float">
            <text:p>2016</text:p>
          </table:table-cell>
          <table:table-cell table:style-name="ce415" office:value-type="string" calcext:value-type="string">
            <text:p>kira bedeli</text:p>
          </table:table-cell>
          <table:table-cell table:style-name="ce423"/>
          <table:table-cell table:style-name="ce416" table:number-columns-repeated="2"/>
          <table:table-cell table:style-name="ce423" office:value-type="float" office:value="5600" calcext:value-type="float">
            <text:p>5,600.00</text:p>
          </table:table-cell>
          <table:table-cell table:style-name="ce423"/>
          <table:table-cell table:style-name="ce423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nakit</text:p>
          </table:table-cell>
          <table:table-cell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431" office:value-type="float" office:value="2015" calcext:value-type="float">
            <text:p>2015</text:p>
          </table:table-cell>
          <table:table-cell table:style-name="ce415" office:value-type="string" calcext:value-type="string">
            <text:p>kira bedeli</text:p>
          </table:table-cell>
          <table:table-cell table:style-name="ce423"/>
          <table:table-cell table:style-name="ce416" table:number-columns-repeated="2"/>
          <table:table-cell table:style-name="ce423" office:value-type="float" office:value="4000" calcext:value-type="float">
            <text:p>4,000.00</text:p>
          </table:table-cell>
          <table:table-cell table:style-name="ce423"/>
          <table:table-cell table:style-name="ce423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432" office:value-type="float" office:value="2014" calcext:value-type="float">
            <text:p>2014</text:p>
          </table:table-cell>
          <table:table-cell table:number-columns-repeated="2"/>
          <table:table-cell table:style-name="ce413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433"/>
          <table:table-cell office:value-type="string" calcext:value-type="string">
            <text:p>2011-2012-2013 te boş</text:p>
          </table:table-cell>
          <table:table-cell/>
          <table:table-cell table:style-name="ce413" table:number-columns-repeated="2"/>
          <table:table-cell table:number-columns-repeated="3"/>
        </table:table-row>
        <table:table-row table:style-name="ro4" table:number-rows-repeated="2">
          <table:table-cell table:style-name="ce432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440"/>
        <table:table-column table:style-name="co36" table:default-cell-style-name="ce440"/>
        <table:table-column table:style-name="co9" table:number-columns-repeated="2" table:default-cell-style-name="ce440"/>
        <table:table-column table:style-name="co37" table:default-cell-style-name="ce440"/>
        <table:table-column table:style-name="co38" table:default-cell-style-name="ce440"/>
        <table:table-column table:style-name="co39" table:default-cell-style-name="ce440"/>
        <table:table-column table:style-name="co40" table:number-columns-repeated="3" table:default-cell-style-name="ce440"/>
        <table:table-column table:style-name="co41" table:default-cell-style-name="ce449"/>
        <table:table-column table:style-name="co9" table:number-columns-repeated="53" table:default-cell-style-name="ce440"/>
        <table:table-row table:style-name="ro1">
          <table:table-cell table:style-name="ce439" office:value-type="string" calcext:value-type="string">
            <text:p>2011-2019 Ali Balcı-Kiralanan Yer ve Yıllara Göre Kira Geliri</text:p>
          </table:table-cell>
          <table:table-cell table:style-name="ce439" table:number-columns-repeated="2"/>
          <table:table-cell table:style-name="ce448" table:number-columns-repeated="6"/>
          <table:table-cell table:style-name="ce447" table:number-columns-repeated="2"/>
          <table:table-cell table:number-columns-repeated="53"/>
        </table:table-row>
        <table:table-row table:style-name="ro1">
          <table:table-cell table:style-name="ce439"/>
          <table:table-cell table:style-name="ce443" office:value-type="string" calcext:value-type="string">
            <text:p>Hızarhane</text:p>
          </table:table-cell>
          <table:table-cell table:style-name="ce443" office:value-type="string" calcext:value-type="string">
            <text:p>Hızarhane </text:p>
          </table:table-cell>
          <table:table-cell table:style-name="ce443" office:value-type="string" calcext:value-type="string">
            <text:p>Sanayi</text:p>
          </table:table-cell>
          <table:table-cell table:number-columns-repeated="2"/>
          <table:table-cell table:style-name="ce456"/>
          <table:table-cell/>
          <table:table-cell table:style-name="ce452"/>
          <table:table-cell table:style-name="ce443" table:number-columns-spanned="1" table:number-rows-spanned="2"/>
          <table:table-cell table:number-columns-repeated="54"/>
        </table:table-row>
        <table:table-row table:style-name="ro1">
          <table:table-cell table:style-name="ce439"/>
          <table:table-cell table:style-name="ce443" office:value-type="string" calcext:value-type="string">
            <text:p><text:s/>Yıkama</text:p>
          </table:table-cell>
          <table:table-cell table:style-name="ce443" office:value-type="string" calcext:value-type="string">
            <text:p>Depo</text:p>
          </table:table-cell>
          <table:table-cell table:style-name="ce443" office:value-type="string" calcext:value-type="string">
            <text:p><text:s/>Acentalar</text:p>
          </table:table-cell>
          <table:table-cell table:style-name="ce443" office:value-type="string" calcext:value-type="string">
            <text:p>Lise</text:p>
          </table:table-cell>
          <table:table-cell/>
          <table:table-cell table:style-name="ce456"/>
          <table:table-cell/>
          <table:table-cell table:style-name="ce452"/>
          <table:covered-table-cell table:style-name="ce443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4" office:value-type="float" office:value="3600" calcext:value-type="float">
            <text:p>3,600.00</text:p>
          </table:table-cell>
          <table:table-cell table:style-name="ce444" office:value-type="float" office:value="2250" calcext:value-type="float">
            <text:p>2,250.00</text:p>
          </table:table-cell>
          <table:table-cell table:style-name="ce444" office:value-type="float" office:value="3750" calcext:value-type="float">
            <text:p>3,750.00</text:p>
          </table:table-cell>
          <table:table-cell table:style-name="ce454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449" table:formula="of:=SUM([.B4:.E4])" office:value-type="float" office:value="8870.3525" calcext:value-type="float">
            <text:p>8,870.35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4" office:value-type="float" office:value="3950" calcext:value-type="float">
            <text:p>3,950.00</text:p>
          </table:table-cell>
          <table:table-cell table:style-name="ce444" office:value-type="float" office:value="2500" calcext:value-type="float">
            <text:p>2,500.00</text:p>
          </table:table-cell>
          <table:table-cell table:style-name="ce444" office:value-type="float" office:value="4000" calcext:value-type="float">
            <text:p>4,000.00</text:p>
          </table:table-cell>
          <table:table-cell table:style-name="ce454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449" table:formula="of:=SUM([.B5:.E5])" office:value-type="float" office:value="13932.51" calcext:value-type="float">
            <text:p>13,932.51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4" office:value-type="float" office:value="4250" calcext:value-type="float">
            <text:p>4,250.00</text:p>
          </table:table-cell>
          <table:table-cell table:style-name="ce444" office:value-type="float" office:value="2750" calcext:value-type="float">
            <text:p>2,750.00</text:p>
          </table:table-cell>
          <table:table-cell table:style-name="ce444" office:value-type="float" office:value="4250" calcext:value-type="float">
            <text:p>4,250.00</text:p>
          </table:table-cell>
          <table:table-cell table:style-name="ce454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449" table:formula="of:=SUM([.B6:.E6])" office:value-type="float" office:value="15179.53" calcext:value-type="float">
            <text:p>15,179.53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4" office:value-type="float" office:value="4675" calcext:value-type="float">
            <text:p>4,675.00</text:p>
          </table:table-cell>
          <table:table-cell table:style-name="ce444" office:value-type="float" office:value="3000" calcext:value-type="float">
            <text:p>3,000.00</text:p>
          </table:table-cell>
          <table:table-cell table:style-name="ce444" office:value-type="float" office:value="5000" calcext:value-type="float">
            <text:p>5,000.00</text:p>
          </table:table-cell>
          <table:table-cell table:style-name="ce454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449" table:formula="of:=SUM([.B7:.E7])" office:value-type="float" office:value="14176.0725" calcext:value-type="float">
            <text:p>14,176.07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4" table:number-columns-repeated="2"/>
          <table:table-cell table:style-name="ce444" office:value-type="string" calcext:value-type="string">
            <text:p>satıldı</text:p>
          </table:table-cell>
          <table:table-cell table:style-name="ce454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449" table:formula="of:=SUM([.B8:.E8])" office:value-type="float" office:value="5637.5" calcext:value-type="float">
            <text:p>5,637.5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4" office:value-type="float" office:value="6500" calcext:value-type="float">
            <text:p>6,500.00</text:p>
          </table:table-cell>
          <table:table-cell table:style-name="ce444" table:number-columns-repeated="2"/>
          <table:table-cell table:style-name="ce454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449" table:formula="of:=SUM([.B9:.E9])" office:value-type="float" office:value="12750" calcext:value-type="float">
            <text:p>12,750.0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4" office:value-type="float" office:value="7700" calcext:value-type="float">
            <text:p>7,700.00</text:p>
          </table:table-cell>
          <table:table-cell table:style-name="ce444" table:number-columns-repeated="2"/>
          <table:table-cell table:style-name="ce454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449" table:formula="of:=SUM([.B10:.E10])" office:value-type="float" office:value="14575" calcext:value-type="float">
            <text:p>14,575.0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4" office:value-type="float" office:value="750" calcext:value-type="float">
            <text:p>750.00</text:p>
          </table:table-cell>
          <table:table-cell table:style-name="ce444" office:value-type="string" calcext:value-type="string">
            <text:p>satıldı</text:p>
          </table:table-cell>
          <table:table-cell table:style-name="ce444"/>
          <table:table-cell table:style-name="ce454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449" table:formula="of:=SUM([.B11:.E11])" office:value-type="float" office:value="8875" calcext:value-type="float">
            <text:p>8,875.0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4" table:number-columns-repeated="3"/>
          <table:table-cell table:style-name="ce454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449" table:formula="of:=SUM([.B12:.E12])" office:value-type="float" office:value="10186.235" calcext:value-type="float">
            <text:p>10,186.24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9">
          <table:table-cell/>
          <table:table-cell table:style-name="ce444" table:number-columns-repeated="3"/>
          <table:table-cell table:style-name="ce454"/>
          <table:table-cell/>
          <table:table-cell table:style-name="ce455" table:formula="of:=SUM([.G4:.G12])" office:value-type="float" office:value="104182.2" calcext:value-type="float">
            <text:p>104,182.2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table:style-name="ce441"/>
          <table:table-cell table:style-name="ce445" table:number-columns-repeated="3"/>
          <table:table-cell table:number-columns-repeated="2"/>
          <table:table-cell table:style-name="ce445"/>
          <table:table-cell/>
          <table:table-cell table:style-name="ce450"/>
          <table:table-cell table:style-name="ce446"/>
          <table:table-cell table:style-name="ce440"/>
          <table:table-cell table:number-columns-repeated="53"/>
        </table:table-row>
        <table:table-row table:style-name="ro9">
          <table:table-cell table:style-name="ce442" office:value-type="string" calcext:value-type="string">
            <text:p>Toplam</text:p>
          </table:table-cell>
          <table:table-cell table:style-name="ce446" table:formula="of:=SUM([.B4:.B12])" office:value-type="float" office:value="31425" calcext:value-type="float">
            <text:p>31,425.00</text:p>
          </table:table-cell>
          <table:table-cell table:style-name="ce446" table:formula="of:=SUM([.C4:.C12])" office:value-type="float" office:value="10500" calcext:value-type="float">
            <text:p>10,500.00</text:p>
          </table:table-cell>
          <table:table-cell table:style-name="ce446" table:formula="of:=SUM([.D4:.D12])" office:value-type="float" office:value="17000" calcext:value-type="float">
            <text:p>17,000.00</text:p>
          </table:table-cell>
          <table:table-cell table:style-name="ce450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455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448"/>
          <table:table-cell table:style-name="ce440"/>
          <table:table-cell table:number-columns-repeated="53"/>
        </table:table-row>
        <table:table-row table:style-name="ro1">
          <table:table-cell table:style-name="ce439"/>
          <table:table-cell table:style-name="ce447" table:number-columns-repeated="2"/>
          <table:table-cell table:style-name="ce448" table:number-columns-repeated="2"/>
          <table:table-cell table:style-name="ce455"/>
          <table:table-cell table:style-name="ce448" table:number-columns-repeated="3"/>
          <table:table-cell table:style-name="ce447"/>
          <table:table-cell table:style-name="ce440"/>
          <table:table-cell table:number-columns-repeated="53"/>
        </table:table-row>
        <table:table-row table:style-name="ro1">
          <table:table-cell table:style-name="ce439" office:value-type="string" calcext:value-type="string">
            <text:p>2011-2019 Atila Balcı-Kiralanan Yer ve Yıllara Göre Kira Geliri</text:p>
          </table:table-cell>
          <table:table-cell table:style-name="ce439" table:number-columns-repeated="2"/>
          <table:table-cell table:style-name="ce448" table:number-columns-repeated="6"/>
          <table:table-cell table:style-name="ce447"/>
          <table:table-cell table:style-name="ce455"/>
          <table:table-cell table:number-columns-repeated="53"/>
        </table:table-row>
        <table:table-row table:style-name="ro1">
          <table:table-cell table:style-name="ce439"/>
          <table:table-cell table:style-name="ce443" office:value-type="string" calcext:value-type="string">
            <text:p>Hızarhane</text:p>
          </table:table-cell>
          <table:table-cell table:style-name="ce443" office:value-type="string" calcext:value-type="string">
            <text:p>Hızarhane </text:p>
          </table:table-cell>
          <table:table-cell table:style-name="ce443" office:value-type="string" calcext:value-type="string">
            <text:p>Sanayi</text:p>
          </table:table-cell>
          <table:table-cell table:number-columns-repeated="2"/>
          <table:table-cell table:style-name="ce456"/>
          <table:table-cell table:style-name="ce452" table:number-columns-repeated="2"/>
          <table:table-cell table:style-name="ce443"/>
          <table:table-cell table:number-columns-repeated="54"/>
        </table:table-row>
        <table:table-row table:style-name="ro1">
          <table:table-cell table:style-name="ce439"/>
          <table:table-cell table:style-name="ce443" office:value-type="string" calcext:value-type="string">
            <text:p><text:s/>Yıkama</text:p>
          </table:table-cell>
          <table:table-cell table:style-name="ce443" office:value-type="string" calcext:value-type="string">
            <text:p>Depo</text:p>
          </table:table-cell>
          <table:table-cell table:style-name="ce443" office:value-type="string" calcext:value-type="string">
            <text:p><text:s/>Acentalar</text:p>
          </table:table-cell>
          <table:table-cell table:style-name="ce443" office:value-type="string" calcext:value-type="string">
            <text:p>Lise</text:p>
          </table:table-cell>
          <table:table-cell table:style-name="ce452" office:value-type="string" calcext:value-type="string">
            <text:p>Ali Paşa</text:p>
          </table:table-cell>
          <table:table-cell table:style-name="ce448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4" office:value-type="float" office:value="3600" calcext:value-type="float">
            <text:p>3,600.00</text:p>
          </table:table-cell>
          <table:table-cell table:style-name="ce444" office:value-type="float" office:value="2250" calcext:value-type="float">
            <text:p>2,250.00</text:p>
          </table:table-cell>
          <table:table-cell table:style-name="ce444" office:value-type="float" office:value="3750" calcext:value-type="float">
            <text:p>3,750.00</text:p>
          </table:table-cell>
          <table:table-cell table:style-name="ce454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449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449" table:formula="of:=SUM([.B20:.F20])" office:value-type="float" office:value="13871.7413888889" calcext:value-type="float">
            <text:p>13,871.74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4" office:value-type="float" office:value="3950" calcext:value-type="float">
            <text:p>3,950.00</text:p>
          </table:table-cell>
          <table:table-cell table:style-name="ce444" office:value-type="float" office:value="2500" calcext:value-type="float">
            <text:p>2,500.00</text:p>
          </table:table-cell>
          <table:table-cell table:style-name="ce444" office:value-type="float" office:value="4000" calcext:value-type="float">
            <text:p>4,000.00</text:p>
          </table:table-cell>
          <table:table-cell table:style-name="ce454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449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449" table:formula="of:=SUM([.B21:.F21])" office:value-type="float" office:value="18626.9544444444" calcext:value-type="float">
            <text:p>18,626.95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4" office:value-type="float" office:value="4250" calcext:value-type="float">
            <text:p>4,250.00</text:p>
          </table:table-cell>
          <table:table-cell table:style-name="ce444" office:value-type="float" office:value="2750" calcext:value-type="float">
            <text:p>2,750.00</text:p>
          </table:table-cell>
          <table:table-cell table:style-name="ce444" office:value-type="float" office:value="4250" calcext:value-type="float">
            <text:p>4,250.00</text:p>
          </table:table-cell>
          <table:table-cell table:style-name="ce454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449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449" table:formula="of:=SUM([.B22:.F22])" office:value-type="float" office:value="19404.53" calcext:value-type="float">
            <text:p>19,404.53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4" office:value-type="float" office:value="4675" calcext:value-type="float">
            <text:p>4,675.00</text:p>
          </table:table-cell>
          <table:table-cell table:style-name="ce444" office:value-type="float" office:value="3000" calcext:value-type="float">
            <text:p>3,000.00</text:p>
          </table:table-cell>
          <table:table-cell table:style-name="ce444" office:value-type="float" office:value="5000" calcext:value-type="float">
            <text:p>5,000.00</text:p>
          </table:table-cell>
          <table:table-cell table:style-name="ce454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449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449" table:formula="of:=SUM([.B23:.F23])" office:value-type="float" office:value="20287.8780555556" calcext:value-type="float">
            <text:p>20,287.88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4" table:number-columns-repeated="3"/>
          <table:table-cell table:style-name="ce454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449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449" table:formula="of:=SUM([.B24:.F24])" office:value-type="float" office:value="16534.0277777778" calcext:value-type="float">
            <text:p>16,534.03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4" office:value-type="float" office:value="6500" calcext:value-type="float">
            <text:p>6,500.00</text:p>
          </table:table-cell>
          <table:table-cell table:style-name="ce444" table:number-columns-repeated="2"/>
          <table:table-cell table:style-name="ce454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449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449" table:formula="of:=SUM([.B25:.F25])" office:value-type="float" office:value="24481.5972222222" calcext:value-type="float">
            <text:p>24,481.6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/>
          <table:table-cell table:style-name="ce444" table:number-columns-repeated="3"/>
          <table:table-cell/>
          <table:table-cell table:style-name="ce449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449" table:formula="of:=SUM([.B26:.F26])" office:value-type="float" office:value="1408.33333333333" calcext:value-type="float">
            <text:p>1,408.33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4" office:value-type="float" office:value="7700" calcext:value-type="float">
            <text:p>7,700.00</text:p>
          </table:table-cell>
          <table:table-cell table:style-name="ce444" table:number-columns-repeated="2"/>
          <table:table-cell table:style-name="ce454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449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449" table:formula="of:=SUM([.B27:.F27])" office:value-type="float" office:value="26749.8611111111" calcext:value-type="float">
            <text:p>26,749.86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4" office:value-type="float" office:value="750" calcext:value-type="float">
            <text:p>750.00</text:p>
          </table:table-cell>
          <table:table-cell table:style-name="ce444" table:number-columns-repeated="2"/>
          <table:table-cell table:style-name="ce454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449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449" table:formula="of:=SUM([.B28:.F28])" office:value-type="float" office:value="25709.0972222222" calcext:value-type="float">
            <text:p>25,709.10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4" table:number-columns-repeated="3"/>
          <table:table-cell table:style-name="ce454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449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449" table:formula="of:=SUM([.B29:.F29])" office:value-type="float" office:value="27194.5683333333" calcext:value-type="float">
            <text:p>27,194.57</text:p>
          </table:table-cell>
          <table:table-cell/>
          <table:table-cell table:style-name="ce454"/>
          <table:table-cell table:style-name="ce444"/>
          <table:table-cell table:style-name="ce440"/>
          <table:table-cell table:number-columns-repeated="53"/>
        </table:table-row>
        <table:table-row table:style-name="ro9">
          <table:table-cell/>
          <table:table-cell table:style-name="ce444" table:number-columns-repeated="5"/>
          <table:table-cell table:style-name="ce455" table:formula="of:=SUM([.G20:.G29])" office:value-type="float" office:value="194268.588888889" calcext:value-type="float">
            <text:p>194,268.59</text:p>
          </table:table-cell>
          <table:table-cell table:style-name="ce454" table:number-columns-repeated="2"/>
          <table:table-cell table:style-name="ce444"/>
          <table:table-cell table:style-name="ce440"/>
          <table:table-cell table:number-columns-repeated="53"/>
        </table:table-row>
        <table:table-row table:style-name="ro9">
          <table:table-cell table:style-name="ce441" office:value-type="string" calcext:value-type="string">
            <text:p>Toplam</text:p>
          </table:table-cell>
          <table:table-cell table:style-name="ce446" table:formula="of:=SUM([.B20:.B29])" office:value-type="float" office:value="31425" calcext:value-type="float">
            <text:p>31,425.00</text:p>
          </table:table-cell>
          <table:table-cell table:style-name="ce446" table:formula="of:=SUM([.C20:.C29])" office:value-type="float" office:value="10500" calcext:value-type="float">
            <text:p>10,500.00</text:p>
          </table:table-cell>
          <table:table-cell table:style-name="ce446" table:formula="of:=SUM([.D20:.D29])" office:value-type="float" office:value="17000" calcext:value-type="float">
            <text:p>17,000.00</text:p>
          </table:table-cell>
          <table:table-cell table:style-name="ce450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446" table:formula="of:=SUM([.F20:.F29])" office:value-type="float" office:value="90086.3888888888" calcext:value-type="float">
            <text:p>90,086.39</text:p>
          </table:table-cell>
          <table:table-cell table:style-name="ce455" table:formula="of:=SUM([.B31:.F31])" office:value-type="float" office:value="194268.588888889" calcext:value-type="float">
            <text:p>194,268.59</text:p>
          </table:table-cell>
          <table:table-cell/>
          <table:table-cell table:style-name="ce450"/>
          <table:table-cell table:style-name="ce446"/>
          <table:table-cell table:style-name="ce440"/>
          <table:table-cell table:number-columns-repeated="53"/>
        </table:table-row>
        <table:table-row table:style-name="ro4">
          <table:table-cell table:style-name="ce442"/>
          <table:table-cell/>
          <table:table-cell table:style-name="ce448"/>
          <table:table-cell/>
          <table:table-cell table:style-name="ce448"/>
          <table:table-cell table:style-name="ce446"/>
          <table:table-cell table:style-name="ce445"/>
          <table:table-cell table:style-name="ce450"/>
          <table:table-cell/>
          <table:table-cell table:style-name="ce448"/>
          <table:table-cell table:style-name="ce440"/>
          <table:table-cell table:number-columns-repeated="53"/>
        </table:table-row>
        <table:table-row table:style-name="ro1">
          <table:table-cell table:style-name="ce439"/>
          <table:table-cell table:style-name="ce447" table:number-columns-repeated="2"/>
          <table:table-cell table:style-name="ce448" table:number-columns-repeated="3"/>
          <table:table-cell table:style-name="ce455"/>
          <table:table-cell table:style-name="ce448" table:number-columns-repeated="2"/>
          <table:table-cell table:style-name="ce447"/>
          <table:table-cell table:style-name="ce440"/>
          <table:table-cell table:number-columns-repeated="53"/>
        </table:table-row>
        <table:table-row table:style-name="ro1">
          <table:table-cell table:style-name="ce439"/>
          <table:table-cell table:style-name="ce447" table:number-columns-repeated="2"/>
          <table:table-cell table:style-name="ce448"/>
          <table:table-cell table:number-columns-repeated="5"/>
          <table:table-cell table:style-name="ce447"/>
          <table:table-cell table:number-columns-repeated="54"/>
        </table:table-row>
        <table:table-row table:style-name="ro1">
          <table:table-cell table:style-name="ce439" office:value-type="string" calcext:value-type="string">
            <text:p>2011-2019 Kişi-Kiralanan Yere Göre Kira Geliri</text:p>
          </table:table-cell>
          <table:table-cell table:style-name="ce439" table:number-columns-repeated="2"/>
          <table:table-cell table:style-name="ce448" table:number-columns-repeated="3"/>
          <table:table-cell table:number-columns-repeated="3"/>
          <table:table-cell table:style-name="ce447" table:number-columns-repeated="2"/>
          <table:table-cell table:number-columns-repeated="53"/>
        </table:table-row>
        <table:table-row table:style-name="ro4">
          <table:table-cell/>
          <table:table-cell table:style-name="ce448" office:value-type="string" calcext:value-type="string">
            <text:p>Kira Geliri</text:p>
          </table:table-cell>
          <table:table-cell table:style-name="ce448"/>
          <table:table-cell table:style-name="ce448" office:value-type="string" calcext:value-type="string">
            <text:p>Ali</text:p>
          </table:table-cell>
          <table:table-cell table:style-name="ce448" office:value-type="string" calcext:value-type="string">
            <text:p>Atila</text:p>
          </table:table-cell>
          <table:table-cell table:style-name="ce448"/>
          <table:table-cell table:number-columns-repeated="4"/>
          <table:table-cell table:style-name="ce447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49"/>
          <table:table-cell table:style-name="ce449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449"/>
          <table:table-cell table:number-columns-repeated="3"/>
          <table:table-cell table:style-name="ce458" table:number-columns-repeated="2"/>
          <table:table-cell table:number-columns-repeated="53"/>
        </table:table-row>
        <table:table-row table:style-name="ro4">
          <table:table-cell/>
          <table:table-cell table:style-name="ce449" office:value-type="string" calcext:value-type="string">
            <text:p>Lise</text:p>
          </table:table-cell>
          <table:table-cell table:style-name="ce449"/>
          <table:table-cell table:style-name="ce449" table:formula="of:=[.E15]" office:value-type="float" office:value="45257.2" calcext:value-type="float">
            <text:p>45,257.20</text:p>
          </table:table-cell>
          <table:table-cell table:style-name="ce449" table:formula="of:=[.E31]" office:value-type="float" office:value="45257.2" calcext:value-type="float">
            <text:p>45,257.20</text:p>
          </table:table-cell>
          <table:table-cell table:style-name="ce449"/>
          <table:table-cell table:number-columns-repeated="3"/>
          <table:table-cell table:style-name="ce447" table:number-columns-repeated="2"/>
          <table:table-cell table:number-columns-repeated="53"/>
        </table:table-row>
        <table:table-row table:style-name="ro4">
          <table:table-cell/>
          <table:table-cell table:style-name="ce449" office:value-type="string" calcext:value-type="string">
            <text:p>Hızarhane Yıkama</text:p>
          </table:table-cell>
          <table:table-cell table:style-name="ce449"/>
          <table:table-cell table:style-name="ce449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449" table:formula="of:=[.D39]" office:value-type="float" office:value="31425" calcext:value-type="float">
            <text:p>31,425.00</text:p>
          </table:table-cell>
          <table:table-cell table:style-name="ce449"/>
          <table:table-cell table:number-columns-repeated="3"/>
          <table:table-cell table:style-name="ce447" table:number-columns-repeated="2"/>
          <table:table-cell table:number-columns-repeated="53"/>
        </table:table-row>
        <table:table-row table:style-name="ro4">
          <table:table-cell/>
          <table:table-cell table:style-name="ce449" office:value-type="string" calcext:value-type="string">
            <text:p>Hızarhane Depo</text:p>
          </table:table-cell>
          <table:table-cell table:style-name="ce449"/>
          <table:table-cell table:style-name="ce449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449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449"/>
          <table:table-cell table:number-columns-repeated="3"/>
          <table:table-cell table:style-name="ce447" table:number-columns-repeated="2"/>
          <table:table-cell table:number-columns-repeated="53"/>
        </table:table-row>
        <table:table-row table:style-name="ro4">
          <table:table-cell/>
          <table:table-cell table:style-name="ce449" office:value-type="string" calcext:value-type="string">
            <text:p>Sanayi acenta</text:p>
          </table:table-cell>
          <table:table-cell table:style-name="ce449"/>
          <table:table-cell table:style-name="ce449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449" table:formula="of:=[.D41]" office:value-type="float" office:value="17000" calcext:value-type="float">
            <text:p>17,000.00</text:p>
          </table:table-cell>
          <table:table-cell table:style-name="ce449"/>
          <table:table-cell table:number-columns-repeated="3"/>
          <table:table-cell table:style-name="ce447" table:number-columns-repeated="2"/>
          <table:table-cell table:number-columns-repeated="53"/>
        </table:table-row>
        <table:table-row table:style-name="ro4">
          <table:table-cell/>
          <table:table-cell table:style-name="ce449" table:number-columns-repeated="5"/>
          <table:table-cell table:number-columns-repeated="3"/>
          <table:table-cell table:style-name="ce447" table:number-columns-repeated="2"/>
          <table:table-cell table:number-columns-repeated="53"/>
        </table:table-row>
        <table:table-row table:style-name="ro4">
          <table:table-cell/>
          <table:table-cell table:style-name="ce449" table:number-columns-repeated="2"/>
          <table:table-cell table:style-name="ce445" table:formula="of:=SUM([.D37:.D42])" office:value-type="float" office:value="104182.2" calcext:value-type="float">
            <text:p>104,182.20</text:p>
          </table:table-cell>
          <table:table-cell table:style-name="ce445" table:formula="of:=SUM([.E37:.E42])" office:value-type="float" office:value="194268.588888889" calcext:value-type="float">
            <text:p>194,268.59</text:p>
          </table:table-cell>
          <table:table-cell table:style-name="ce445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449"/>
          <table:table-cell table:style-name="ce447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49" table:number-columns-repeated="3"/>
          <table:table-cell table:style-name="ce447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49" table:number-columns-repeated="8"/>
          <table:table-cell table:style-name="ce447" table:number-columns-repeated="2"/>
          <table:table-cell table:number-columns-repeated="53"/>
        </table:table-row>
        <table:table-row table:style-name="ro4" table:number-rows-repeated="2">
          <table:table-cell table:style-name="ce441"/>
          <table:table-cell table:style-name="ce450" table:number-columns-repeated="8"/>
          <table:table-cell/>
          <table:table-cell table:style-name="ce450"/>
          <table:table-cell table:number-columns-repeated="53"/>
        </table:table-row>
        <table:table-row table:style-name="ro4">
          <table:table-cell/>
          <table:table-cell table:style-name="ce451" table:number-columns-repeated="2"/>
          <table:table-cell table:style-name="ce445" table:number-columns-repeated="6"/>
          <table:table-cell table:style-name="ce458"/>
          <table:table-cell table:style-name="ce445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39" table:number-columns-repeated="2"/>
          <table:table-cell table:style-name="ce448"/>
          <table:table-cell table:number-columns-repeated="2"/>
          <table:table-cell table:style-name="ce448" table:number-columns-repeated="3"/>
          <table:table-cell/>
          <table:table-cell table:style-name="ce450"/>
          <table:table-cell table:number-columns-repeated="53"/>
        </table:table-row>
        <table:table-row table:style-name="ro4">
          <table:table-cell table:number-columns-repeated="3"/>
          <table:table-cell table:style-name="ce453"/>
          <table:table-cell table:number-columns-repeated="2"/>
          <table:table-cell table:style-name="ce457" table:number-columns-repeated="3"/>
          <table:table-cell table:style-name="ce459"/>
          <table:table-cell table:style-name="ce458"/>
          <table:table-cell table:number-columns-repeated="53"/>
        </table:table-row>
        <table:table-row table:style-name="ro1">
          <table:table-cell table:style-name="ce439"/>
          <table:table-cell table:style-name="ce451" table:number-columns-repeated="2"/>
          <table:table-cell table:style-name="ce445" table:number-columns-repeated="6"/>
          <table:table-cell table:style-name="ce458"/>
          <table:table-cell table:style-name="ce445"/>
          <table:table-cell table:number-columns-repeated="53"/>
        </table:table-row>
        <table:table-row table:style-name="ro4">
          <table:table-cell/>
          <table:table-cell table:style-name="ce451" table:number-columns-repeated="2"/>
          <table:table-cell table:style-name="ce445" table:number-columns-repeated="6"/>
          <table:table-cell table:style-name="ce458"/>
          <table:table-cell table:style-name="ce445"/>
          <table:table-cell table:number-columns-repeated="53"/>
        </table:table-row>
        <table:table-row table:style-name="ro4">
          <table:table-cell/>
          <table:table-cell table:style-name="ce451" table:number-columns-repeated="2"/>
          <table:table-cell table:style-name="ce445" table:number-columns-repeated="6"/>
          <table:table-cell/>
          <table:table-cell table:style-name="ce450"/>
          <table:table-cell table:number-columns-repeated="53"/>
        </table:table-row>
        <table:table-row table:style-name="ro3">
          <table:table-cell/>
          <table:table-cell table:style-name="ce452" table:number-columns-repeated="2"/>
          <table:table-cell table:style-name="ce448"/>
          <table:table-cell table:number-columns-repeated="2"/>
          <table:table-cell table:style-name="ce443" table:number-columns-repeated="3"/>
          <table:table-cell/>
          <table:table-cell table:style-name="ce450"/>
          <table:table-cell table:number-columns-repeated="53"/>
        </table:table-row>
        <table:table-row table:style-name="ro4">
          <table:table-cell table:number-columns-repeated="3"/>
          <table:table-cell table:style-name="ce449"/>
          <table:table-cell table:number-columns-repeated="2"/>
          <table:table-cell table:style-name="ce449" table:number-columns-repeated="3"/>
          <table:table-cell table:style-name="ce445"/>
          <table:table-cell table:style-name="ce458"/>
          <table:table-cell table:style-name="ce449"/>
          <table:table-cell table:number-columns-repeated="52"/>
        </table:table-row>
        <table:table-row table:style-name="ro4">
          <table:table-cell table:number-columns-repeated="3"/>
          <table:table-cell table:style-name="ce449"/>
          <table:table-cell table:number-columns-repeated="2"/>
          <table:table-cell table:style-name="ce449" table:number-columns-repeated="3"/>
          <table:table-cell table:style-name="ce460"/>
          <table:table-cell table:style-name="ce461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49"/>
          <table:table-cell table:number-columns-repeated="2"/>
          <table:table-cell table:style-name="ce449" table:number-columns-repeated="3"/>
          <table:table-cell table:style-name="ce447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49"/>
          <table:table-cell table:number-columns-repeated="2"/>
          <table:table-cell table:style-name="ce449" table:number-columns-repeated="3"/>
          <table:table-cell table:number-columns-repeated="55"/>
        </table:table-row>
        <table:table-row table:style-name="ro4">
          <table:table-cell table:style-name="ce441"/>
          <table:table-cell table:style-name="ce450" table:number-columns-repeated="3"/>
          <table:table-cell table:number-columns-repeated="2"/>
          <table:table-cell table:style-name="ce450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41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1" table:number-rows-repeated="3">
          <table:table-cell table:style-name="ce272" table:number-columns-repeated="2"/>
          <table:table-cell table:style-name="ce401" table:number-columns-repeated="2"/>
          <table:table-cell table:style-name="ce503"/>
          <table:table-cell table:style-name="ce401"/>
          <table:table-cell table:style-name="ce297" table:number-columns-repeated="2"/>
          <table:table-cell table:number-columns-repeated="3"/>
        </table:table-row>
        <table:table-row table:style-name="ro1">
          <table:table-cell table:style-name="ce272" office:value-type="string" calcext:value-type="string">
            <text:p>2011-2019 Ali Paşa Arka Arsa Kişi-Yıllara Göre Kira Geliri</text:p>
          </table:table-cell>
          <table:table-cell table:style-name="ce272"/>
          <table:table-cell table:style-name="ce401" table:number-columns-repeated="2"/>
          <table:table-cell table:style-name="ce503"/>
          <table:table-cell table:style-name="ce401"/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table:style-name="ce401" office:value-type="string" calcext:value-type="string">
            <text:p>Yıkama Toplam</text:p>
          </table:table-cell>
          <table:table-cell table:style-name="ce401" office:value-type="string" calcext:value-type="string">
            <text:p>Arsa 1/3</text:p>
          </table:table-cell>
          <table:table-cell table:style-name="ce401" office:value-type="string" calcext:value-type="string">
            <text:p>Atila</text:p>
          </table:table-cell>
          <table:table-cell table:style-name="ce503" office:value-type="string" calcext:value-type="string">
            <text:p>İsmail</text:p>
          </table:table-cell>
          <table:table-cell table:style-name="ce401" office:value-type="string" calcext:value-type="string">
            <text:p>Hacı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table:style-name="ce401" office:value-type="string" calcext:value-type="string">
            <text:p>Kira Geliri</text:p>
          </table:table-cell>
          <table:table-cell table:style-name="ce401" office:value-type="string" calcext:value-type="string">
            <text:p>Kira Payı</text:p>
          </table:table-cell>
          <table:table-cell table:style-name="ce401" office:value-type="string" calcext:value-type="string">
            <text:p>Hisse Geliri</text:p>
          </table:table-cell>
          <table:table-cell table:style-name="ce503" office:value-type="string" calcext:value-type="string">
            <text:p>Hisse Geliri</text:p>
          </table:table-cell>
          <table:table-cell table:style-name="ce401" office:value-type="string" calcext:value-type="string">
            <text:p>Hisse Geliri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65" office:value-type="string" calcext:value-type="string">
            <text:p>40/40</text:p>
          </table:table-cell>
          <table:table-cell table:style-name="ce403" office:value-type="string" calcext:value-type="string">
            <text:p>13/40</text:p>
          </table:table-cell>
          <table:table-cell table:style-name="ce514" office:value-type="string" calcext:value-type="string">
            <text:p>24/40</text:p>
          </table:table-cell>
          <table:table-cell table:style-name="ce403" office:value-type="string" calcext:value-type="string">
            <text:p>3/40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37" table:formula="of:=1/3" office:value-type="float" office:value="0.333333333333333" calcext:value-type="float">
            <text:p>0.33</text:p>
          </table:table-cell>
          <table:table-cell table:style-name="ce471" table:formula="of:=13/40" office:value-type="float" office:value="0.325" calcext:value-type="float">
            <text:p>0,325</text:p>
          </table:table-cell>
          <table:table-cell table:style-name="ce515" table:formula="of:=24/40" office:value-type="float" office:value="0.6" calcext:value-type="float">
            <text:p>0,600</text:p>
          </table:table-cell>
          <table:table-cell table:style-name="ce471" table:formula="of:=3/40" office:value-type="float" office:value="0.075" calcext:value-type="float">
            <text:p>0,075</text:p>
          </table:table-cell>
          <table:table-cell table:style-name="ce647" office:value-type="string" calcext:value-type="string">
            <text:p>Usd/TL</text:p>
          </table:table-cell>
          <table:table-cell table:style-name="ce64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style-name="ce437" table:formula="of:=[.$C$8]*[.B9]" office:value-type="float" office:value="3166.66666666667" calcext:value-type="float">
            <text:p>3,166.67</text:p>
          </table:table-cell>
          <table:table-cell table:style-name="ce472" table:formula="of:=[.C9]*[.$D$8]" office:value-type="float" office:value="1029.16666666667" calcext:value-type="float">
            <text:p>1,029.17</text:p>
          </table:table-cell>
          <table:table-cell table:style-name="ce516" table:formula="of:=[.C9]*[.$E$8]" office:value-type="float" office:value="1900" calcext:value-type="float">
            <text:p>1,900.00</text:p>
          </table:table-cell>
          <table:table-cell table:style-name="ce472" table:formula="of:=[.C9]*[.$F$8]" office:value-type="float" office:value="237.5" calcext:value-type="float">
            <text:p>237.50</text:p>
          </table:table-cell>
          <table:table-cell table:style-name="ce297" office:value-type="float" office:value="1.59" calcext:value-type="float">
            <text:p>1.59</text:p>
          </table:table-cell>
          <table:table-cell table:style-name="ce297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style-name="ce437" table:formula="of:=[.$C$8]*[.B10]" office:value-type="float" office:value="3333.33333333333" calcext:value-type="float">
            <text:p>3,333.33</text:p>
          </table:table-cell>
          <table:table-cell table:style-name="ce472" table:formula="of:=[.C10]*[.$D$8]" office:value-type="float" office:value="1083.33333333333" calcext:value-type="float">
            <text:p>1,083.33</text:p>
          </table:table-cell>
          <table:table-cell table:style-name="ce516" table:formula="of:=[.C10]*[.$E$8]" office:value-type="float" office:value="2000" calcext:value-type="float">
            <text:p>2,000.00</text:p>
          </table:table-cell>
          <table:table-cell table:style-name="ce472" table:formula="of:=[.C10]*[.$F$8]" office:value-type="float" office:value="250" calcext:value-type="float">
            <text:p>250.00</text:p>
          </table:table-cell>
          <table:table-cell table:style-name="ce297" office:value-type="float" office:value="1.87" calcext:value-type="float">
            <text:p>1.87</text:p>
          </table:table-cell>
          <table:table-cell table:style-name="ce297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style-name="ce437" table:formula="of:=[.$C$8]*[.B11]" office:value-type="float" office:value="3000" calcext:value-type="float">
            <text:p>3,000.00</text:p>
          </table:table-cell>
          <table:table-cell table:style-name="ce472" table:formula="of:=[.C11]*[.$D$8]" office:value-type="float" office:value="975" calcext:value-type="float">
            <text:p>975.00</text:p>
          </table:table-cell>
          <table:table-cell table:style-name="ce516" table:formula="of:=[.C11]*[.$E$8]" office:value-type="float" office:value="1800" calcext:value-type="float">
            <text:p>1,800.00</text:p>
          </table:table-cell>
          <table:table-cell table:style-name="ce472" table:formula="of:=[.C11]*[.$F$8]" office:value-type="float" office:value="225" calcext:value-type="float">
            <text:p>225.00</text:p>
          </table:table-cell>
          <table:table-cell table:style-name="ce297" office:value-type="float" office:value="1.89" calcext:value-type="float">
            <text:p>1.89</text:p>
          </table:table-cell>
          <table:table-cell table:style-name="ce297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style-name="ce437" table:formula="of:=[.$C$8]*[.B12]" office:value-type="float" office:value="4166.66666666667" calcext:value-type="float">
            <text:p>4,166.67</text:p>
          </table:table-cell>
          <table:table-cell table:style-name="ce472" table:formula="of:=[.C12]*[.$D$8]" office:value-type="float" office:value="1354.16666666667" calcext:value-type="float">
            <text:p>1,354.17</text:p>
          </table:table-cell>
          <table:table-cell table:style-name="ce516" table:formula="of:=[.C12]*[.$E$8]" office:value-type="float" office:value="2500" calcext:value-type="float">
            <text:p>2,500.00</text:p>
          </table:table-cell>
          <table:table-cell table:style-name="ce472" table:formula="of:=[.C12]*[.$F$8]" office:value-type="float" office:value="312.5" calcext:value-type="float">
            <text:p>312.50</text:p>
          </table:table-cell>
          <table:table-cell table:style-name="ce297" office:value-type="float" office:value="2.1" calcext:value-type="float">
            <text:p>2.10</text:p>
          </table:table-cell>
          <table:table-cell table:style-name="ce297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style-name="ce437" table:formula="of:=[.$C$8]*[.B13]" office:value-type="float" office:value="4583.33333333333" calcext:value-type="float">
            <text:p>4,583.33</text:p>
          </table:table-cell>
          <table:table-cell table:style-name="ce472" table:formula="of:=[.C13]*[.$D$8]" office:value-type="float" office:value="1489.58333333333" calcext:value-type="float">
            <text:p>1,489.58</text:p>
          </table:table-cell>
          <table:table-cell table:style-name="ce516" table:formula="of:=[.C13]*[.$E$8]" office:value-type="float" office:value="2750" calcext:value-type="float">
            <text:p>2,750.00</text:p>
          </table:table-cell>
          <table:table-cell table:style-name="ce472" table:formula="of:=[.C13]*[.$F$8]" office:value-type="float" office:value="343.75" calcext:value-type="float">
            <text:p>343.75</text:p>
          </table:table-cell>
          <table:table-cell table:style-name="ce297" office:value-type="float" office:value="2.68" calcext:value-type="float">
            <text:p>2.68</text:p>
          </table:table-cell>
          <table:table-cell table:style-name="ce297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style-name="ce437" table:formula="of:=[.$C$8]*[.B14]" office:value-type="float" office:value="5041.66666666667" calcext:value-type="float">
            <text:p>5,041.67</text:p>
          </table:table-cell>
          <table:table-cell table:style-name="ce472" table:formula="of:=[.C14]*[.$D$8]" office:value-type="float" office:value="1638.54166666667" calcext:value-type="float">
            <text:p>1,638.54</text:p>
          </table:table-cell>
          <table:table-cell table:style-name="ce516" table:formula="of:=[.C14]*[.$E$8]" office:value-type="float" office:value="3025" calcext:value-type="float">
            <text:p>3,025.00</text:p>
          </table:table-cell>
          <table:table-cell table:style-name="ce472" table:formula="of:=[.C14]*[.$F$8]" office:value-type="float" office:value="378.125" calcext:value-type="float">
            <text:p>378.13</text:p>
          </table:table-cell>
          <table:table-cell table:style-name="ce297" office:value-type="float" office:value="2.95" calcext:value-type="float">
            <text:p>2.95</text:p>
          </table:table-cell>
          <table:table-cell table:style-name="ce297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style-name="ce437" table:formula="of:=[.$C$8]*[.B15]" office:value-type="float" office:value="1000" calcext:value-type="float">
            <text:p>1,000.00</text:p>
          </table:table-cell>
          <table:table-cell table:style-name="ce472" table:formula="of:=[.C15]*[.$D$8]" office:value-type="float" office:value="325" calcext:value-type="float">
            <text:p>325.00</text:p>
          </table:table-cell>
          <table:table-cell table:style-name="ce516" table:formula="of:=[.C15]*[.$E$8]" office:value-type="float" office:value="600" calcext:value-type="float">
            <text:p>600.00</text:p>
          </table:table-cell>
          <table:table-cell table:style-name="ce472" table:formula="of:=[.C15]*[.$F$8]" office:value-type="float" office:value="75" calcext:value-type="float">
            <text:p>75.00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style-name="ce437" table:formula="of:=[.$C$8]*[.B16]" office:value-type="float" office:value="5683.33333333333" calcext:value-type="float">
            <text:p>5,683.33</text:p>
          </table:table-cell>
          <table:table-cell table:style-name="ce472" table:formula="of:=[.C16]*[.$D$8]" office:value-type="float" office:value="1847.08333333333" calcext:value-type="float">
            <text:p>1,847.08</text:p>
          </table:table-cell>
          <table:table-cell table:style-name="ce516" table:formula="of:=[.C16]*[.$E$8]" office:value-type="float" office:value="3410" calcext:value-type="float">
            <text:p>3,410.00</text:p>
          </table:table-cell>
          <table:table-cell table:style-name="ce472" table:formula="of:=[.C16]*[.$F$8]" office:value-type="float" office:value="426.25" calcext:value-type="float">
            <text:p>426.25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style-name="ce437" table:formula="of:=[.$C$8]*[.B17]" office:value-type="float" office:value="6491.66666666667" calcext:value-type="float">
            <text:p>6,491.67</text:p>
          </table:table-cell>
          <table:table-cell table:style-name="ce472" table:formula="of:=[.C17]*[.$D$8]" office:value-type="float" office:value="2109.79166666667" calcext:value-type="float">
            <text:p>2,109.79</text:p>
          </table:table-cell>
          <table:table-cell table:style-name="ce516" table:formula="of:=[.C17]*[.$E$8]" office:value-type="float" office:value="3895" calcext:value-type="float">
            <text:p>3,895.00</text:p>
          </table:table-cell>
          <table:table-cell table:style-name="ce472" table:formula="of:=[.C17]*[.$F$8]" office:value-type="float" office:value="486.875" calcext:value-type="float">
            <text:p>486.88</text:p>
          </table:table-cell>
          <table:table-cell table:style-name="ce297" office:value-type="float" office:value="4.6" calcext:value-type="float">
            <text:p>4.60</text:p>
          </table:table-cell>
          <table:table-cell table:style-name="ce297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style-name="ce437" table:formula="of:=[.$C$8]*[.B18]" office:value-type="float" office:value="8800" calcext:value-type="float">
            <text:p>8,800.00</text:p>
          </table:table-cell>
          <table:table-cell table:style-name="ce472" table:formula="of:=[.C18]*[.$D$8]" office:value-type="float" office:value="2860" calcext:value-type="float">
            <text:p>2,860.00</text:p>
          </table:table-cell>
          <table:table-cell table:style-name="ce516" table:formula="of:=[.C18]*[.$E$8]" office:value-type="float" office:value="5280" calcext:value-type="float">
            <text:p>5,280.00</text:p>
          </table:table-cell>
          <table:table-cell table:style-name="ce472" table:formula="of:=[.C18]*[.$F$8]" office:value-type="float" office:value="660" calcext:value-type="float">
            <text:p>660.00</text:p>
          </table:table-cell>
          <table:table-cell table:style-name="ce297" office:value-type="float" office:value="5.82" calcext:value-type="float">
            <text:p>5.82</text:p>
          </table:table-cell>
          <table:table-cell table:style-name="ce297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32" table:formula="of:=SUM([.B9:.B18])" office:value-type="float" office:value="135800" calcext:value-type="float">
            <text:p>135,800.00</text:p>
          </table:table-cell>
          <table:table-cell table:style-name="ce332" table:formula="of:=SUM([.C9:.C18])" office:value-type="float" office:value="45266.6666666667" calcext:value-type="float">
            <text:p>45,266.67</text:p>
          </table:table-cell>
          <table:table-cell table:style-name="ce332" table:formula="of:=SUM([.D9:.D18])" office:value-type="float" office:value="14711.6666666667" calcext:value-type="float">
            <text:p>14,711.67</text:p>
          </table:table-cell>
          <table:table-cell table:style-name="ce517" table:formula="of:=SUM([.E9:.E18])" office:value-type="float" office:value="27160" calcext:value-type="float">
            <text:p>27,160.00</text:p>
          </table:table-cell>
          <table:table-cell table:style-name="ce332" table:formula="of:=SUM([.F9:.F18])" office:value-type="float" office:value="3395" calcext:value-type="float">
            <text:p>3,395.00</text:p>
          </table:table-cell>
          <table:table-cell/>
          <table:table-cell table:style-name="ce332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395"/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number-columns-repeated="3"/>
        </table:table-row>
        <table:table-row table:style-name="ro1">
          <table:table-cell table:style-name="ce272" office:value-type="string" calcext:value-type="string">
            <text:p>2011-2019 Ali Paşa Ön Arsa Kişi-Yıllara Göre Kira Geliri</text:p>
          </table:table-cell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number-columns-repeated="3"/>
        </table:table-row>
        <table:table-row table:style-name="ro4">
          <table:table-cell/>
          <table:table-cell table:style-name="ce462" office:value-type="string" calcext:value-type="string">
            <text:p>Yıkama Toplam</text:p>
          </table:table-cell>
          <table:table-cell table:style-name="ce401" office:value-type="string" calcext:value-type="string">
            <text:p>Arsa 2/3</text:p>
          </table:table-cell>
          <table:table-cell table:style-name="ce401" office:value-type="string" calcext:value-type="string">
            <text:p>Atila</text:p>
          </table:table-cell>
          <table:table-cell table:style-name="ce503" office:value-type="string" calcext:value-type="string">
            <text:p>İsmail</text:p>
          </table:table-cell>
          <table:table-cell table:style-name="ce401" office:value-type="string" calcext:value-type="string">
            <text:p>Hacı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table:style-name="ce401" office:value-type="string" calcext:value-type="string">
            <text:p>Kira Geliri</text:p>
          </table:table-cell>
          <table:table-cell table:style-name="ce401" office:value-type="string" calcext:value-type="string">
            <text:p>Kira Payı</text:p>
          </table:table-cell>
          <table:table-cell table:style-name="ce401" office:value-type="string" calcext:value-type="string">
            <text:p>Hisse Geliri</text:p>
          </table:table-cell>
          <table:table-cell table:style-name="ce503" office:value-type="string" calcext:value-type="string">
            <text:p>Hisse Geliri</text:p>
          </table:table-cell>
          <table:table-cell table:style-name="ce401" office:value-type="string" calcext:value-type="string">
            <text:p>Hisse Geliri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65" office:value-type="string" calcext:value-type="string">
            <text:p>24/24</text:p>
          </table:table-cell>
          <table:table-cell table:style-name="ce403" office:value-type="string" calcext:value-type="string">
            <text:p>13/24</text:p>
          </table:table-cell>
          <table:table-cell table:style-name="ce514" office:value-type="string" calcext:value-type="string">
            <text:p>8/24</text:p>
          </table:table-cell>
          <table:table-cell table:style-name="ce403" office:value-type="string" calcext:value-type="string">
            <text:p>3/24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37" table:formula="of:=2/3" office:value-type="float" office:value="0.666666666666667" calcext:value-type="float">
            <text:p>0.67</text:p>
          </table:table-cell>
          <table:table-cell table:style-name="ce471" table:formula="of:=13/24" office:value-type="float" office:value="0.541666666666667" calcext:value-type="float">
            <text:p>0,542</text:p>
          </table:table-cell>
          <table:table-cell table:style-name="ce515" table:formula="of:=8/24" office:value-type="float" office:value="0.333333333333333" calcext:value-type="float">
            <text:p>0,333</text:p>
          </table:table-cell>
          <table:table-cell table:style-name="ce471" table:formula="of:=3/24" office:value-type="float" office:value="0.125" calcext:value-type="float">
            <text:p>0,125</text:p>
          </table:table-cell>
          <table:table-cell table:style-name="ce647" office:value-type="string" calcext:value-type="string">
            <text:p>Usd/TL</text:p>
          </table:table-cell>
          <table:table-cell table:style-name="ce64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style-name="ce437" table:formula="of:=[.$C$25]*[.B26]" office:value-type="float" office:value="6333.33333333333" calcext:value-type="float">
            <text:p>6,333.33</text:p>
          </table:table-cell>
          <table:table-cell table:style-name="ce472" table:formula="of:=[.C26]*[.$D$25]" office:value-type="float" office:value="3430.55555555556" calcext:value-type="float">
            <text:p>3,430.56</text:p>
          </table:table-cell>
          <table:table-cell table:style-name="ce516" table:formula="of:=[.C26]*[.$E$25]" office:value-type="float" office:value="2111.11111111111" calcext:value-type="float">
            <text:p>2,111.11</text:p>
          </table:table-cell>
          <table:table-cell table:style-name="ce472" table:formula="of:=[.C26]*[.$F$25]" office:value-type="float" office:value="791.666666666667" calcext:value-type="float">
            <text:p>791.67</text:p>
          </table:table-cell>
          <table:table-cell table:style-name="ce297" office:value-type="float" office:value="1.59" calcext:value-type="float">
            <text:p>1.59</text:p>
          </table:table-cell>
          <table:table-cell table:style-name="ce297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style-name="ce437" table:formula="of:=[.$C$25]*[.B27]" office:value-type="float" office:value="6666.66666666667" calcext:value-type="float">
            <text:p>6,666.67</text:p>
          </table:table-cell>
          <table:table-cell table:style-name="ce472" table:formula="of:=[.C27]*[.$D$25]" office:value-type="float" office:value="3611.11111111111" calcext:value-type="float">
            <text:p>3,611.11</text:p>
          </table:table-cell>
          <table:table-cell table:style-name="ce516" table:formula="of:=[.C27]*[.$E$25]" office:value-type="float" office:value="2222.22222222222" calcext:value-type="float">
            <text:p>2,222.22</text:p>
          </table:table-cell>
          <table:table-cell table:style-name="ce472" table:formula="of:=[.C27]*[.$F$25]" office:value-type="float" office:value="833.333333333333" calcext:value-type="float">
            <text:p>833.33</text:p>
          </table:table-cell>
          <table:table-cell table:style-name="ce297" office:value-type="float" office:value="1.87" calcext:value-type="float">
            <text:p>1.87</text:p>
          </table:table-cell>
          <table:table-cell table:style-name="ce297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style-name="ce437" table:formula="of:=[.$C$25]*[.B28]" office:value-type="float" office:value="6000" calcext:value-type="float">
            <text:p>6,000.00</text:p>
          </table:table-cell>
          <table:table-cell table:style-name="ce472" table:formula="of:=[.C28]*[.$D$25]" office:value-type="float" office:value="3250" calcext:value-type="float">
            <text:p>3,250.00</text:p>
          </table:table-cell>
          <table:table-cell table:style-name="ce516" table:formula="of:=[.C28]*[.$E$25]" office:value-type="float" office:value="2000" calcext:value-type="float">
            <text:p>2,000.00</text:p>
          </table:table-cell>
          <table:table-cell table:style-name="ce472" table:formula="of:=[.C28]*[.$F$25]" office:value-type="float" office:value="750" calcext:value-type="float">
            <text:p>750.00</text:p>
          </table:table-cell>
          <table:table-cell table:style-name="ce297" office:value-type="float" office:value="1.89" calcext:value-type="float">
            <text:p>1.89</text:p>
          </table:table-cell>
          <table:table-cell table:style-name="ce297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style-name="ce437" table:formula="of:=[.$C$25]*[.B29]" office:value-type="float" office:value="8333.33333333333" calcext:value-type="float">
            <text:p>8,333.33</text:p>
          </table:table-cell>
          <table:table-cell table:style-name="ce472" table:formula="of:=[.C29]*[.$D$25]" office:value-type="float" office:value="4513.88888888889" calcext:value-type="float">
            <text:p>4,513.89</text:p>
          </table:table-cell>
          <table:table-cell table:style-name="ce516" table:formula="of:=[.C29]*[.$E$25]" office:value-type="float" office:value="2777.77777777778" calcext:value-type="float">
            <text:p>2,777.78</text:p>
          </table:table-cell>
          <table:table-cell table:style-name="ce472" table:formula="of:=[.C29]*[.$F$25]" office:value-type="float" office:value="1041.66666666667" calcext:value-type="float">
            <text:p>1,041.67</text:p>
          </table:table-cell>
          <table:table-cell table:style-name="ce297" office:value-type="float" office:value="2.1" calcext:value-type="float">
            <text:p>2.10</text:p>
          </table:table-cell>
          <table:table-cell table:style-name="ce297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style-name="ce437" table:formula="of:=[.$C$25]*[.B30]" office:value-type="float" office:value="9166.66666666667" calcext:value-type="float">
            <text:p>9,166.67</text:p>
          </table:table-cell>
          <table:table-cell table:style-name="ce472" table:formula="of:=[.C30]*[.$D$25]" office:value-type="float" office:value="4965.27777777778" calcext:value-type="float">
            <text:p>4,965.28</text:p>
          </table:table-cell>
          <table:table-cell table:style-name="ce516" table:formula="of:=[.C30]*[.$E$25]" office:value-type="float" office:value="3055.55555555556" calcext:value-type="float">
            <text:p>3,055.56</text:p>
          </table:table-cell>
          <table:table-cell table:style-name="ce472" table:formula="of:=[.C30]*[.$F$25]" office:value-type="float" office:value="1145.83333333333" calcext:value-type="float">
            <text:p>1,145.83</text:p>
          </table:table-cell>
          <table:table-cell table:style-name="ce297" office:value-type="float" office:value="2.68" calcext:value-type="float">
            <text:p>2.68</text:p>
          </table:table-cell>
          <table:table-cell table:style-name="ce297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style-name="ce437" table:formula="of:=[.$C$25]*[.B31]" office:value-type="float" office:value="10083.3333333333" calcext:value-type="float">
            <text:p>10,083.33</text:p>
          </table:table-cell>
          <table:table-cell table:style-name="ce472" table:formula="of:=[.C31]*[.$D$25]" office:value-type="float" office:value="5461.80555555555" calcext:value-type="float">
            <text:p>5,461.81</text:p>
          </table:table-cell>
          <table:table-cell table:style-name="ce516" table:formula="of:=[.C31]*[.$E$25]" office:value-type="float" office:value="3361.11111111111" calcext:value-type="float">
            <text:p>3,361.11</text:p>
          </table:table-cell>
          <table:table-cell table:style-name="ce472" table:formula="of:=[.C31]*[.$F$25]" office:value-type="float" office:value="1260.41666666667" calcext:value-type="float">
            <text:p>1,260.42</text:p>
          </table:table-cell>
          <table:table-cell table:style-name="ce297" office:value-type="float" office:value="2.95" calcext:value-type="float">
            <text:p>2.95</text:p>
          </table:table-cell>
          <table:table-cell table:style-name="ce297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style-name="ce437" table:formula="of:=[.$C$25]*[.B32]" office:value-type="float" office:value="2000" calcext:value-type="float">
            <text:p>2,000.00</text:p>
          </table:table-cell>
          <table:table-cell table:style-name="ce472" table:formula="of:=[.C32]*[.$D$25]" office:value-type="float" office:value="1083.33333333333" calcext:value-type="float">
            <text:p>1,083.33</text:p>
          </table:table-cell>
          <table:table-cell table:style-name="ce516" table:formula="of:=[.C32]*[.$E$25]" office:value-type="float" office:value="666.666666666667" calcext:value-type="float">
            <text:p>666.67</text:p>
          </table:table-cell>
          <table:table-cell table:style-name="ce472" table:formula="of:=[.C32]*[.$F$25]" office:value-type="float" office:value="250" calcext:value-type="float">
            <text:p>250.00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style-name="ce437" table:formula="of:=[.$C$25]*[.B33]" office:value-type="float" office:value="11366.6666666667" calcext:value-type="float">
            <text:p>11,366.67</text:p>
          </table:table-cell>
          <table:table-cell table:style-name="ce472" table:formula="of:=[.C33]*[.$D$25]" office:value-type="float" office:value="6156.94444444444" calcext:value-type="float">
            <text:p>6,156.94</text:p>
          </table:table-cell>
          <table:table-cell table:style-name="ce516" table:formula="of:=[.C33]*[.$E$25]" office:value-type="float" office:value="3788.88888888889" calcext:value-type="float">
            <text:p>3,788.89</text:p>
          </table:table-cell>
          <table:table-cell table:style-name="ce472" table:formula="of:=[.C33]*[.$F$25]" office:value-type="float" office:value="1420.83333333333" calcext:value-type="float">
            <text:p>1,420.83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style-name="ce437" table:formula="of:=[.$C$25]*[.B34]" office:value-type="float" office:value="12983.3333333333" calcext:value-type="float">
            <text:p>12,983.33</text:p>
          </table:table-cell>
          <table:table-cell table:style-name="ce472" table:formula="of:=[.C34]*[.$D$25]" office:value-type="float" office:value="7032.63888888889" calcext:value-type="float">
            <text:p>7,032.64</text:p>
          </table:table-cell>
          <table:table-cell table:style-name="ce516" table:formula="of:=[.C34]*[.$E$25]" office:value-type="float" office:value="4327.77777777778" calcext:value-type="float">
            <text:p>4,327.78</text:p>
          </table:table-cell>
          <table:table-cell table:style-name="ce472" table:formula="of:=[.C34]*[.$F$25]" office:value-type="float" office:value="1622.91666666667" calcext:value-type="float">
            <text:p>1,622.92</text:p>
          </table:table-cell>
          <table:table-cell table:style-name="ce297" office:value-type="float" office:value="4.6" calcext:value-type="float">
            <text:p>4.60</text:p>
          </table:table-cell>
          <table:table-cell table:style-name="ce297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style-name="ce437" table:formula="of:=[.$C$25]*[.B35]" office:value-type="float" office:value="17600" calcext:value-type="float">
            <text:p>17,600.00</text:p>
          </table:table-cell>
          <table:table-cell table:style-name="ce472" table:formula="of:=[.C35]*[.$D$25]" office:value-type="float" office:value="9533.33333333333" calcext:value-type="float">
            <text:p>9,533.33</text:p>
          </table:table-cell>
          <table:table-cell table:style-name="ce516" table:formula="of:=[.C35]*[.$E$25]" office:value-type="float" office:value="5866.66666666667" calcext:value-type="float">
            <text:p>5,866.67</text:p>
          </table:table-cell>
          <table:table-cell table:style-name="ce472" table:formula="of:=[.C35]*[.$F$25]" office:value-type="float" office:value="2200" calcext:value-type="float">
            <text:p>2,200.00</text:p>
          </table:table-cell>
          <table:table-cell table:style-name="ce297" office:value-type="float" office:value="5.82" calcext:value-type="float">
            <text:p>5.82</text:p>
          </table:table-cell>
          <table:table-cell table:style-name="ce297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32" table:formula="of:=SUM([.B26:.B35])" office:value-type="float" office:value="135800" calcext:value-type="float">
            <text:p>135,800.00</text:p>
          </table:table-cell>
          <table:table-cell table:style-name="ce332" table:formula="of:=SUM([.C26:.C35])" office:value-type="float" office:value="90533.3333333333" calcext:value-type="float">
            <text:p>90,533.33</text:p>
          </table:table-cell>
          <table:table-cell table:style-name="ce332" table:formula="of:=SUM([.D26:.D35])" office:value-type="float" office:value="49038.8888888889" calcext:value-type="float">
            <text:p>49,038.89</text:p>
          </table:table-cell>
          <table:table-cell table:style-name="ce517" table:formula="of:=SUM([.E26:.E35])" office:value-type="float" office:value="30177.7777777778" calcext:value-type="float">
            <text:p>30,177.78</text:p>
          </table:table-cell>
          <table:table-cell table:style-name="ce332" table:formula="of:=SUM([.F26:.F35])" office:value-type="float" office:value="11316.6666666667" calcext:value-type="float">
            <text:p>11,316.67</text:p>
          </table:table-cell>
          <table:table-cell/>
          <table:table-cell table:style-name="ce332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395"/>
          <table:table-cell table:style-name="ce437"/>
          <table:table-cell table:style-name="ce472"/>
          <table:table-cell table:style-name="ce516"/>
          <table:table-cell table:style-name="ce472"/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table:style-name="ce401" office:value-type="string" calcext:value-type="string">
            <text:p>Aygaz</text:p>
          </table:table-cell>
          <table:table-cell table:style-name="ce377"/>
          <table:table-cell table:style-name="ce401" office:value-type="string" calcext:value-type="string">
            <text:p>Atila</text:p>
          </table:table-cell>
          <table:table-cell table:style-name="ce503" office:value-type="string" calcext:value-type="string">
            <text:p>İsmail</text:p>
          </table:table-cell>
          <table:table-cell table:style-name="ce401" office:value-type="string" calcext:value-type="string">
            <text:p>Hacı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401" office:value-type="string" calcext:value-type="string">
            <text:p>Kira Geliri</text:p>
          </table:table-cell>
          <table:table-cell table:style-name="ce401" office:value-type="string" calcext:value-type="string">
            <text:p>Hisse Geliri</text:p>
          </table:table-cell>
          <table:table-cell table:style-name="ce503" office:value-type="string" calcext:value-type="string">
            <text:p>Hisse Geliri</text:p>
          </table:table-cell>
          <table:table-cell table:style-name="ce401" office:value-type="string" calcext:value-type="string">
            <text:p>Hisse Geliri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65" office:value-type="string" calcext:value-type="string">
            <text:p>24/24</text:p>
          </table:table-cell>
          <table:table-cell table:style-name="ce403" office:value-type="string" calcext:value-type="string">
            <text:p>13/24</text:p>
          </table:table-cell>
          <table:table-cell table:style-name="ce514" office:value-type="string" calcext:value-type="string">
            <text:p>8/24</text:p>
          </table:table-cell>
          <table:table-cell table:style-name="ce403" office:value-type="string" calcext:value-type="string">
            <text:p>3/24</text:p>
          </table:table-cell>
          <table:table-cell table:style-name="ce2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66" office:value-type="float" office:value="1" calcext:value-type="float">
            <text:p>1,000</text:p>
          </table:table-cell>
          <table:table-cell table:style-name="ce471" table:formula="of:=13/24" office:value-type="float" office:value="0.541666666666667" calcext:value-type="float">
            <text:p>0,542</text:p>
          </table:table-cell>
          <table:table-cell table:style-name="ce515" table:formula="of:=8/24" office:value-type="float" office:value="0.333333333333333" calcext:value-type="float">
            <text:p>0,333</text:p>
          </table:table-cell>
          <table:table-cell table:style-name="ce471" table:formula="of:=3/24" office:value-type="float" office:value="0.125" calcext:value-type="float">
            <text:p>0,125</text:p>
          </table:table-cell>
          <table:table-cell table:style-name="ce647" office:value-type="string" calcext:value-type="string">
            <text:p>Usd/TL</text:p>
          </table:table-cell>
          <table:table-cell table:style-name="ce64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37" office:value-type="float" office:value="1000" calcext:value-type="float">
            <text:p>1,000.00</text:p>
          </table:table-cell>
          <table:table-cell table:style-name="ce472" table:formula="of:=[.C43]*[.$D$42]" office:value-type="float" office:value="541.666666666667" calcext:value-type="float">
            <text:p>541.67</text:p>
          </table:table-cell>
          <table:table-cell table:style-name="ce516" table:formula="of:=[.C43]*[.$E$42]" office:value-type="float" office:value="333.333333333333" calcext:value-type="float">
            <text:p>333.33</text:p>
          </table:table-cell>
          <table:table-cell table:style-name="ce472" table:formula="of:=[.C43]*[.$F$42]" office:value-type="float" office:value="125" calcext:value-type="float">
            <text:p>125.00</text:p>
          </table:table-cell>
          <table:table-cell table:style-name="ce297" office:value-type="float" office:value="1.59" calcext:value-type="float">
            <text:p>1.59</text:p>
          </table:table-cell>
          <table:table-cell table:style-name="ce297" table:formula="of:=[.E43]/[.G43]" office:value-type="float" office:value="209.643605870021" calcext:value-type="float">
            <text:p>209.64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37" office:value-type="float" office:value="450" calcext:value-type="float">
            <text:p>450.00</text:p>
          </table:table-cell>
          <table:table-cell table:style-name="ce472" table:formula="of:=[.C44]*[.$D$42]" office:value-type="float" office:value="243.75" calcext:value-type="float">
            <text:p>243.75</text:p>
          </table:table-cell>
          <table:table-cell table:style-name="ce516" table:formula="of:=[.C44]*[.$E$42]" office:value-type="float" office:value="150" calcext:value-type="float">
            <text:p>150.00</text:p>
          </table:table-cell>
          <table:table-cell table:style-name="ce472" table:formula="of:=[.C44]*[.$F$42]" office:value-type="float" office:value="56.25" calcext:value-type="float">
            <text:p>56.25</text:p>
          </table:table-cell>
          <table:table-cell table:style-name="ce297" office:value-type="float" office:value="2.1" calcext:value-type="float">
            <text:p>2.10</text:p>
          </table:table-cell>
          <table:table-cell table:style-name="ce297" table:formula="of:=[.E44]/[.G44]" office:value-type="float" office:value="71.4285714285714" calcext:value-type="float">
            <text:p>71.43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37" office:value-type="float" office:value="4200" calcext:value-type="float">
            <text:p>4,200.00</text:p>
          </table:table-cell>
          <table:table-cell table:style-name="ce472" table:formula="of:=[.C45]*[.$D$42]" office:value-type="float" office:value="2275" calcext:value-type="float">
            <text:p>2,275.00</text:p>
          </table:table-cell>
          <table:table-cell table:style-name="ce516" table:formula="of:=[.C45]*[.$E$42]" office:value-type="float" office:value="1400" calcext:value-type="float">
            <text:p>1,400.00</text:p>
          </table:table-cell>
          <table:table-cell table:style-name="ce472" table:formula="of:=[.C45]*[.$F$42]" office:value-type="float" office:value="525" calcext:value-type="float">
            <text:p>525.00</text:p>
          </table:table-cell>
          <table:table-cell table:style-name="ce297" office:value-type="float" office:value="2.68" calcext:value-type="float">
            <text:p>2.68</text:p>
          </table:table-cell>
          <table:table-cell table:style-name="ce297" table:formula="of:=[.E45]/[.G45]" office:value-type="float" office:value="522.388059701493" calcext:value-type="float">
            <text:p>522.39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37" office:value-type="float" office:value="2950" calcext:value-type="float">
            <text:p>2,950.00</text:p>
          </table:table-cell>
          <table:table-cell table:style-name="ce472" table:formula="of:=[.C46]*[.$D$42]" office:value-type="float" office:value="1597.91666666667" calcext:value-type="float">
            <text:p>1,597.92</text:p>
          </table:table-cell>
          <table:table-cell table:style-name="ce516" table:formula="of:=[.C46]*[.$E$42]" office:value-type="float" office:value="983.333333333333" calcext:value-type="float">
            <text:p>983.33</text:p>
          </table:table-cell>
          <table:table-cell table:style-name="ce472" table:formula="of:=[.C46]*[.$F$42]" office:value-type="float" office:value="368.75" calcext:value-type="float">
            <text:p>368.75</text:p>
          </table:table-cell>
          <table:table-cell table:style-name="ce297" office:value-type="float" office:value="2.95" calcext:value-type="float">
            <text:p>2.95</text:p>
          </table:table-cell>
          <table:table-cell table:style-name="ce297" table:formula="of:=[.E46]/[.G46]" office:value-type="float" office:value="333.333333333333" calcext:value-type="float">
            <text:p>333.33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37" office:value-type="float" office:value="3300" calcext:value-type="float">
            <text:p>3,300.00</text:p>
          </table:table-cell>
          <table:table-cell table:style-name="ce472" table:formula="of:=[.C47]*[.$D$42]" office:value-type="float" office:value="1787.5" calcext:value-type="float">
            <text:p>1,787.50</text:p>
          </table:table-cell>
          <table:table-cell table:style-name="ce516" table:formula="of:=[.C47]*[.$E$42]" office:value-type="float" office:value="1100" calcext:value-type="float">
            <text:p>1,100.00</text:p>
          </table:table-cell>
          <table:table-cell table:style-name="ce472" table:formula="of:=[.C47]*[.$F$42]" office:value-type="float" office:value="412.5" calcext:value-type="float">
            <text:p>412.50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E47]/[.G47]" office:value-type="float" office:value="309.859154929577" calcext:value-type="float">
            <text:p>309.86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37" office:value-type="float" office:value="7000" calcext:value-type="float">
            <text:p>7,000.00</text:p>
          </table:table-cell>
          <table:table-cell table:style-name="ce472" table:formula="of:=[.C48]*[.$D$42]" office:value-type="float" office:value="3791.66666666667" calcext:value-type="float">
            <text:p>3,791.67</text:p>
          </table:table-cell>
          <table:table-cell table:style-name="ce516" table:formula="of:=[.C48]*[.$E$42]" office:value-type="float" office:value="2333.33333333333" calcext:value-type="float">
            <text:p>2,333.33</text:p>
          </table:table-cell>
          <table:table-cell table:style-name="ce472" table:formula="of:=[.C48]*[.$F$42]" office:value-type="float" office:value="875" calcext:value-type="float">
            <text:p>875.00</text:p>
          </table:table-cell>
          <table:table-cell table:style-name="ce297" office:value-type="float" office:value="4.6" calcext:value-type="float">
            <text:p>4.60</text:p>
          </table:table-cell>
          <table:table-cell table:style-name="ce297" table:formula="of:=[.E48]/[.G48]" office:value-type="float" office:value="507.246376811594" calcext:value-type="float">
            <text:p>507.25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37" office:value-type="float" office:value="0" calcext:value-type="float">
            <text:p>0.00</text:p>
          </table:table-cell>
          <table:table-cell table:style-name="ce472"/>
          <table:table-cell table:style-name="ce516"/>
          <table:table-cell table:style-name="ce472"/>
          <table:table-cell table:style-name="ce297" table:number-columns-repeated="2"/>
          <table:table-cell table:style-name="ce33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437"/>
          <table:table-cell table:style-name="ce472"/>
          <table:table-cell table:style-name="ce516"/>
          <table:table-cell table:style-name="ce472"/>
          <table:table-cell table:style-name="ce297" table:number-columns-repeated="2"/>
          <table:table-cell table:style-name="ce331"/>
          <table:table-cell table:number-columns-repeated="2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32"/>
          <table:table-cell table:style-name="ce332" table:formula="of:=SUM([.C43:.C48])" office:value-type="float" office:value="18900" calcext:value-type="float">
            <text:p>18,900.00</text:p>
          </table:table-cell>
          <table:table-cell table:style-name="ce332" table:formula="of:=SUM([.D43:.D48])" office:value-type="float" office:value="10237.5" calcext:value-type="float">
            <text:p>10,237.50</text:p>
          </table:table-cell>
          <table:table-cell table:style-name="ce517" table:formula="of:=SUM([.E43:.E48])" office:value-type="float" office:value="6300" calcext:value-type="float">
            <text:p>6,300.00</text:p>
          </table:table-cell>
          <table:table-cell table:style-name="ce332" table:formula="of:=SUM([.F43:.F48])" office:value-type="float" office:value="2362.5" calcext:value-type="float">
            <text:p>2,362.50</text:p>
          </table:table-cell>
          <table:table-cell/>
          <table:table-cell table:style-name="ce332" table:formula="of:=SUM([.H43:.H48])" office:value-type="float" office:value="1953.89910207459" calcext:value-type="float">
            <text:p>1,953.90</text:p>
          </table:table-cell>
          <table:table-cell table:style-name="ce331"/>
          <table:table-cell table:number-columns-repeated="2"/>
        </table:table-row>
        <table:table-row table:style-name="ro4" table:number-rows-repeated="8">
          <table:table-cell table:style-name="ce395"/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style-name="ce331"/>
          <table:table-cell table:number-columns-repeated="2"/>
        </table:table-row>
        <table:table-row table:style-name="ro1">
          <table:table-cell table:style-name="ce272" office:value-type="string" calcext:value-type="string">
            <text:p>2011-2019 Ali Paşa Milangaz Kişi-Yıllara Göre Kira Geliri</text:p>
          </table:table-cell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style-name="ce331"/>
          <table:table-cell table:number-columns-repeated="2"/>
        </table:table-row>
        <table:table-row table:style-name="ro4">
          <table:table-cell/>
          <table:table-cell table:style-name="ce401" office:value-type="string" calcext:value-type="string">
            <text:p>Milangaz</text:p>
          </table:table-cell>
          <table:table-cell/>
          <table:table-cell table:style-name="ce401" office:value-type="string" calcext:value-type="string">
            <text:p>Atila</text:p>
          </table:table-cell>
          <table:table-cell table:style-name="ce503" office:value-type="string" calcext:value-type="string">
            <text:p>İsmail</text:p>
          </table:table-cell>
          <table:table-cell table:style-name="ce401" office:value-type="string" calcext:value-type="string">
            <text:p>Hacı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4">
          <table:table-cell/>
          <table:table-cell table:number-columns-repeated="2" table:style-name="ce401" office:value-type="string" calcext:value-type="string">
            <text:p>Kira Geliri</text:p>
          </table:table-cell>
          <table:table-cell table:style-name="ce401" office:value-type="string" calcext:value-type="string">
            <text:p>Hisse Geliri</text:p>
          </table:table-cell>
          <table:table-cell table:style-name="ce503" office:value-type="string" calcext:value-type="string">
            <text:p>Hisse Geliri</text:p>
          </table:table-cell>
          <table:table-cell table:style-name="ce401" office:value-type="string" calcext:value-type="string">
            <text:p>Hisse Geliri</text:p>
          </table:table-cell>
          <table:table-cell table:style-name="ce297"/>
          <table:table-cell/>
          <table:table-cell table:style-name="ce33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65" office:value-type="string" calcext:value-type="string">
            <text:p>24/24</text:p>
          </table:table-cell>
          <table:table-cell table:style-name="ce403" office:value-type="string" calcext:value-type="string">
            <text:p>13/24</text:p>
          </table:table-cell>
          <table:table-cell table:style-name="ce514" office:value-type="string" calcext:value-type="string">
            <text:p>8/24</text:p>
          </table:table-cell>
          <table:table-cell table:style-name="ce403" office:value-type="string" calcext:value-type="string">
            <text:p>3/24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66" office:value-type="float" office:value="1" calcext:value-type="float">
            <text:p>1,000</text:p>
          </table:table-cell>
          <table:table-cell table:style-name="ce471" table:formula="of:=13/24" office:value-type="float" office:value="0.541666666666667" calcext:value-type="float">
            <text:p>0,542</text:p>
          </table:table-cell>
          <table:table-cell table:style-name="ce515" table:formula="of:=8/24" office:value-type="float" office:value="0.333333333333333" calcext:value-type="float">
            <text:p>0,333</text:p>
          </table:table-cell>
          <table:table-cell table:style-name="ce471" table:formula="of:=3/24" office:value-type="float" office:value="0.125" calcext:value-type="float">
            <text:p>0,125</text:p>
          </table:table-cell>
          <table:table-cell table:style-name="ce647" office:value-type="string" calcext:value-type="string">
            <text:p>Usd/TL</text:p>
          </table:table-cell>
          <table:table-cell table:style-name="ce647" office:value-type="string" calcext:value-type="string">
            <text:p>İsmail usd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37" office:value-type="float" office:value="4000" calcext:value-type="float">
            <text:p>4,000.00</text:p>
          </table:table-cell>
          <table:table-cell table:style-name="ce472" table:formula="of:=[.C66]*[.$D$65]" office:value-type="float" office:value="2166.66666666667" calcext:value-type="float">
            <text:p>2,166.67</text:p>
          </table:table-cell>
          <table:table-cell table:style-name="ce516" table:formula="of:=[.C66]*[.$E$65]" office:value-type="float" office:value="1333.33333333333" calcext:value-type="float">
            <text:p>1,333.33</text:p>
          </table:table-cell>
          <table:table-cell table:style-name="ce472" table:formula="of:=[.C66]*[.$F$65]" office:value-type="float" office:value="500" calcext:value-type="float">
            <text:p>500.00</text:p>
          </table:table-cell>
          <table:table-cell table:style-name="ce297" office:value-type="float" office:value="2.68" calcext:value-type="float">
            <text:p>2.68</text:p>
          </table:table-cell>
          <table:table-cell table:style-name="ce297" table:formula="of:=[.E66]/[.G66]" office:value-type="float" office:value="497.512437810945" calcext:value-type="float">
            <text:p>497.51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37" office:value-type="float" office:value="5600" calcext:value-type="float">
            <text:p>5,600.00</text:p>
          </table:table-cell>
          <table:table-cell table:style-name="ce472" table:formula="of:=[.C67]*[.$D$65]" office:value-type="float" office:value="3033.33333333333" calcext:value-type="float">
            <text:p>3,033.33</text:p>
          </table:table-cell>
          <table:table-cell table:style-name="ce516" table:formula="of:=[.C67]*[.$E$65]" office:value-type="float" office:value="1866.66666666667" calcext:value-type="float">
            <text:p>1,866.67</text:p>
          </table:table-cell>
          <table:table-cell table:style-name="ce472" table:formula="of:=[.C67]*[.$F$65]" office:value-type="float" office:value="700" calcext:value-type="float">
            <text:p>700.00</text:p>
          </table:table-cell>
          <table:table-cell table:style-name="ce297" office:value-type="float" office:value="2.95" calcext:value-type="float">
            <text:p>2.95</text:p>
          </table:table-cell>
          <table:table-cell table:style-name="ce297" table:formula="of:=[.E67]/[.G67]" office:value-type="float" office:value="632.768361581921" calcext:value-type="float">
            <text:p>632.77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37" office:value-type="float" office:value="4400" calcext:value-type="float">
            <text:p>4,400.00</text:p>
          </table:table-cell>
          <table:table-cell table:style-name="ce472" table:formula="of:=[.C68]*[.$D$65]" office:value-type="float" office:value="2383.33333333333" calcext:value-type="float">
            <text:p>2,383.33</text:p>
          </table:table-cell>
          <table:table-cell table:style-name="ce516" table:formula="of:=[.C68]*[.$E$65]" office:value-type="float" office:value="1466.66666666667" calcext:value-type="float">
            <text:p>1,466.67</text:p>
          </table:table-cell>
          <table:table-cell table:style-name="ce472" table:formula="of:=[.C68]*[.$F$65]" office:value-type="float" office:value="550" calcext:value-type="float">
            <text:p>550.00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E68]/[.G68]" office:value-type="float" office:value="413.145539906103" calcext:value-type="float">
            <text:p>413.15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37" office:value-type="float" office:value="7200" calcext:value-type="float">
            <text:p>7,200.00</text:p>
          </table:table-cell>
          <table:table-cell table:style-name="ce472" table:formula="of:=[.C69]*[.$D$65]" office:value-type="float" office:value="3900" calcext:value-type="float">
            <text:p>3,900.00</text:p>
          </table:table-cell>
          <table:table-cell table:style-name="ce516" table:formula="of:=[.C69]*[.$E$65]" office:value-type="float" office:value="2400" calcext:value-type="float">
            <text:p>2,400.00</text:p>
          </table:table-cell>
          <table:table-cell table:style-name="ce472" table:formula="of:=[.C69]*[.$F$65]" office:value-type="float" office:value="900" calcext:value-type="float">
            <text:p>900.00</text:p>
          </table:table-cell>
          <table:table-cell table:style-name="ce297" office:value-type="float" office:value="4.6" calcext:value-type="float">
            <text:p>4.60</text:p>
          </table:table-cell>
          <table:table-cell table:style-name="ce297" table:formula="of:=[.E69]/[.G69]" office:value-type="float" office:value="521.739130434783" calcext:value-type="float">
            <text:p>521.74</text:p>
          </table:table-cell>
          <table:table-cell table:style-name="ce33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37" office:value-type="float" office:value="8520" calcext:value-type="float">
            <text:p>8,520.00</text:p>
          </table:table-cell>
          <table:table-cell table:style-name="ce472" table:formula="of:=[.C70]*[.$D$65]" office:value-type="float" office:value="4615" calcext:value-type="float">
            <text:p>4,615.00</text:p>
          </table:table-cell>
          <table:table-cell table:style-name="ce516" table:formula="of:=[.C70]*[.$E$65]" office:value-type="float" office:value="2840" calcext:value-type="float">
            <text:p>2,840.00</text:p>
          </table:table-cell>
          <table:table-cell table:style-name="ce472" table:formula="of:=[.C70]*[.$F$65]" office:value-type="float" office:value="1065" calcext:value-type="float">
            <text:p>1,065.00</text:p>
          </table:table-cell>
          <table:table-cell table:style-name="ce297" office:value-type="float" office:value="5.82" calcext:value-type="float">
            <text:p>5.82</text:p>
          </table:table-cell>
          <table:table-cell table:style-name="ce297" table:formula="of:=[.E70]/[.G70]" office:value-type="float" office:value="487.972508591065" calcext:value-type="float">
            <text:p>487.97</text:p>
          </table:table-cell>
          <table:table-cell table:style-name="ce331"/>
          <table:table-cell table:number-columns-repeated="2"/>
        </table:table-row>
        <table:table-row table:style-name="ro4">
          <table:table-cell/>
          <table:table-cell table:style-name="ce463" office:value-type="string" calcext:value-type="string">
            <text:p>Toplam</text:p>
          </table:table-cell>
          <table:table-cell table:style-name="ce332" table:formula="of:=SUM([.C66:.C70])" office:value-type="float" office:value="29720" calcext:value-type="float">
            <text:p>29,720.00</text:p>
          </table:table-cell>
          <table:table-cell table:style-name="ce332" table:formula="of:=SUM([.D66:.D70])" office:value-type="float" office:value="16098.3333333333" calcext:value-type="float">
            <text:p>16,098.33</text:p>
          </table:table-cell>
          <table:table-cell table:style-name="ce517" table:formula="of:=SUM([.E66:.E70])" office:value-type="float" office:value="9906.66666666667" calcext:value-type="float">
            <text:p>9,906.67</text:p>
          </table:table-cell>
          <table:table-cell table:style-name="ce332" table:formula="of:=SUM([.F66:.F70])" office:value-type="float" office:value="3715" calcext:value-type="float">
            <text:p>3,715.00</text:p>
          </table:table-cell>
          <table:table-cell/>
          <table:table-cell table:style-name="ce332" table:formula="of:=SUM([.H66:.H70])" office:value-type="float" office:value="2553.13797832482" calcext:value-type="float">
            <text:p>2,553.14</text:p>
          </table:table-cell>
          <table:table-cell table:style-name="ce331"/>
          <table:table-cell table:number-columns-repeated="2"/>
        </table:table-row>
        <table:table-row table:style-name="ro3">
          <table:table-cell/>
          <table:table-cell table:style-name="ce464" office:value-type="string" calcext:value-type="string">
            <text:p>Genel Toplam</text:p>
          </table:table-cell>
          <table:table-cell table:style-name="ce467" table:formula="of:=[.C71]+[.C52]+[.C36]+[.C19]" office:value-type="float" office:value="184420" calcext:value-type="float">
            <text:p>184,420.00</text:p>
          </table:table-cell>
          <table:table-cell table:style-name="ce467" table:formula="of:=[.D71]+[.D52]+[.D36]+[.D19]" office:value-type="float" office:value="90086.3888888889" calcext:value-type="float">
            <text:p>90,086.39</text:p>
          </table:table-cell>
          <table:table-cell table:style-name="ce467" table:formula="of:=[.E71]+[.E52]+[.E36]+[.E19]" office:value-type="float" office:value="73544.4444444444" calcext:value-type="float">
            <text:p>73,544.44</text:p>
          </table:table-cell>
          <table:table-cell table:style-name="ce467" table:formula="of:=[.F71]+[.F52]+[.F36]+[.F19]" office:value-type="float" office:value="20789.1666666667" calcext:value-type="float">
            <text:p>20,789.17</text:p>
          </table:table-cell>
          <table:table-cell table:style-name="ce680"/>
          <table:table-cell table:style-name="ce46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463"/>
          <table:table-cell table:number-columns-repeated="2" table:style-name="ce468" office:value-type="string" calcext:value-type="string">
            <text:p>TL</text:p>
          </table:table-cell>
          <table:table-cell table:style-name="ce518" office:value-type="string" calcext:value-type="string">
            <text:p>TL</text:p>
          </table:table-cell>
          <table:table-cell table:style-name="ce468" office:value-type="string" calcext:value-type="string">
            <text:p>TL</text:p>
          </table:table-cell>
          <table:table-cell table:style-name="ce647"/>
          <table:table-cell table:style-name="ce647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463"/>
          <table:table-cell table:style-name="ce437" table:number-columns-repeated="2"/>
          <table:table-cell table:style-name="ce519"/>
          <table:table-cell table:style-name="ce437"/>
          <table:table-cell table:style-name="ce647"/>
          <table:table-cell table:style-name="ce437"/>
          <table:table-cell table:number-columns-repeated="3"/>
        </table:table-row>
        <table:table-row table:style-name="ro1">
          <table:table-cell table:style-name="ce272" office:value-type="string" calcext:value-type="string">
            <text:p>2011-2019 Ali Paşa Kişi-Yıllara Göre Kira Geliri Toplamları</text:p>
          </table:table-cell>
          <table:table-cell table:style-name="ce463"/>
          <table:table-cell table:style-name="ce437" table:number-columns-repeated="2"/>
          <table:table-cell table:style-name="ce519"/>
          <table:table-cell table:style-name="ce437"/>
          <table:table-cell table:style-name="ce647"/>
          <table:table-cell table:style-name="ce437"/>
          <table:table-cell table:number-columns-repeated="3"/>
        </table:table-row>
        <table:table-row table:style-name="ro4" table:number-rows-repeated="2">
          <table:table-cell/>
          <table:table-cell table:style-name="ce463"/>
          <table:table-cell table:style-name="ce437" table:number-columns-repeated="2"/>
          <table:table-cell table:style-name="ce519"/>
          <table:table-cell table:style-name="ce437"/>
          <table:table-cell table:style-name="ce647"/>
          <table:table-cell table:style-name="ce437"/>
          <table:table-cell table:number-columns-repeated="3"/>
        </table:table-row>
        <table:table-row table:style-name="ro3">
          <table:table-cell/>
          <table:table-cell table:style-name="ce313" office:value-type="string" calcext:value-type="string">
            <text:p>Ali Paşa</text:p>
          </table:table-cell>
          <table:table-cell table:style-name="ce401"/>
          <table:table-cell table:style-name="ce501" office:value-type="string" calcext:value-type="string">
            <text:p>Atila</text:p>
          </table:table-cell>
          <table:table-cell table:style-name="ce524" office:value-type="string" calcext:value-type="string">
            <text:p>İsmail</text:p>
          </table:table-cell>
          <table:table-cell table:style-name="ce501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72"/>
          <table:table-cell table:style-name="ce401" office:value-type="string" calcext:value-type="string">
            <text:p>Kira Geliri</text:p>
          </table:table-cell>
          <table:table-cell table:style-name="ce401" office:value-type="string" calcext:value-type="string">
            <text:p>Hisse Geliri</text:p>
          </table:table-cell>
          <table:table-cell table:style-name="ce503" office:value-type="string" calcext:value-type="string">
            <text:p>Hisse Geliri</text:p>
          </table:table-cell>
          <table:table-cell table:style-name="ce401" office:value-type="string" calcext:value-type="string">
            <text:p>Hisse Geliri</text:p>
          </table:table-cell>
          <table:table-cell table:style-name="ce297"/>
          <table:table-cell table:style-name="ce297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37" table:formula="of:=[.C9]+[.C26]+[.C43]" office:value-type="float" office:value="10500" calcext:value-type="float">
            <text:p>10,500.00</text:p>
          </table:table-cell>
          <table:table-cell table:style-name="ce331" table:formula="of:=[.D9]+[.D26]+[.D43]" office:value-type="float" office:value="5001.38888888889" calcext:value-type="float">
            <text:p>5,001.39</text:p>
          </table:table-cell>
          <table:table-cell table:style-name="ce565" table:formula="of:=[.E9]+[.E26]+[.E43]" office:value-type="float" office:value="4344.44444444444" calcext:value-type="float">
            <text:p>4,344.44</text:p>
          </table:table-cell>
          <table:table-cell table:style-name="ce331" table:formula="of:=[.F9]+[.F26]+[.F43]" office:value-type="float" office:value="1154.16666666667" calcext:value-type="float">
            <text:p>1,154.17</text:p>
          </table:table-cell>
          <table:table-cell table:style-name="ce297" office:value-type="string" calcext:value-type="string">
            <text:p>1,61</text:p>
          </table:table-cell>
          <table:table-cell table:style-name="ce297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437" table:formula="of:=[.C10]+[.C27]" office:value-type="float" office:value="10000" calcext:value-type="float">
            <text:p>10,000.00</text:p>
          </table:table-cell>
          <table:table-cell table:style-name="ce331" table:formula="of:=[.D10]+[.D27]" office:value-type="float" office:value="4694.44444444444" calcext:value-type="float">
            <text:p>4,694.44</text:p>
          </table:table-cell>
          <table:table-cell table:style-name="ce565" table:formula="of:=[.E10]+[.E27]" office:value-type="float" office:value="4222.22222222222" calcext:value-type="float">
            <text:p>4,222.22</text:p>
          </table:table-cell>
          <table:table-cell table:style-name="ce331" table:formula="of:=[.F10]+[.F27]" office:value-type="float" office:value="1083.33333333333" calcext:value-type="float">
            <text:p>1,083.33</text:p>
          </table:table-cell>
          <table:table-cell table:style-name="ce297" office:value-type="string" calcext:value-type="string">
            <text:p>1,8</text:p>
          </table:table-cell>
          <table:table-cell table:style-name="ce297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437" table:formula="of:=[.C11]+[.C28]" office:value-type="float" office:value="9000" calcext:value-type="float">
            <text:p>9,000.00</text:p>
          </table:table-cell>
          <table:table-cell table:style-name="ce331" table:formula="of:=[.D11]+[.D28]" office:value-type="float" office:value="4225" calcext:value-type="float">
            <text:p>4,225.00</text:p>
          </table:table-cell>
          <table:table-cell table:style-name="ce565" table:formula="of:=[.E11]+[.E28]" office:value-type="float" office:value="3800" calcext:value-type="float">
            <text:p>3,800.00</text:p>
          </table:table-cell>
          <table:table-cell table:style-name="ce331" table:formula="of:=[.F11]+[.F28]" office:value-type="float" office:value="975" calcext:value-type="float">
            <text:p>975.00</text:p>
          </table:table-cell>
          <table:table-cell table:style-name="ce297" office:value-type="string" calcext:value-type="string">
            <text:p>1,92</text:p>
          </table:table-cell>
          <table:table-cell table:style-name="ce297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37" table:formula="of:=[.C12]+[.C29]+[.C44]" office:value-type="float" office:value="12950" calcext:value-type="float">
            <text:p>12,950.00</text:p>
          </table:table-cell>
          <table:table-cell table:style-name="ce331" table:formula="of:=[.D12]+[.D29]+[.D44]" office:value-type="float" office:value="6111.80555555556" calcext:value-type="float">
            <text:p>6,111.81</text:p>
          </table:table-cell>
          <table:table-cell table:style-name="ce565" table:formula="of:=[.E12]+[.E29]+[.E44]" office:value-type="float" office:value="5427.77777777778" calcext:value-type="float">
            <text:p>5,427.78</text:p>
          </table:table-cell>
          <table:table-cell table:style-name="ce331" table:formula="of:=[.F12]+[.F29]+[.F44]" office:value-type="float" office:value="1410.41666666667" calcext:value-type="float">
            <text:p>1,410.42</text:p>
          </table:table-cell>
          <table:table-cell table:style-name="ce297" office:value-type="string" calcext:value-type="string">
            <text:p>2,12</text:p>
          </table:table-cell>
          <table:table-cell table:style-name="ce297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37" table:formula="of:=[.C66]+[.C45]+[.C30]+[.C13]" office:value-type="float" office:value="21950" calcext:value-type="float">
            <text:p>21,950.00</text:p>
          </table:table-cell>
          <table:table-cell table:style-name="ce331" table:formula="of:=[.D66]+[.D45]+[.D30]+[.D13]" office:value-type="float" office:value="10896.5277777778" calcext:value-type="float">
            <text:p>10,896.53</text:p>
          </table:table-cell>
          <table:table-cell table:style-name="ce565" table:formula="of:=[.E66]+[.E45]+[.E30]+[.E13]" office:value-type="float" office:value="8538.88888888889" calcext:value-type="float">
            <text:p>8,538.89</text:p>
          </table:table-cell>
          <table:table-cell table:style-name="ce331" table:formula="of:=[.F66]+[.F45]+[.F30]+[.F13]" office:value-type="float" office:value="2514.58333333333" calcext:value-type="float">
            <text:p>2,514.58</text:p>
          </table:table-cell>
          <table:table-cell table:style-name="ce297" office:value-type="float" office:value="2.68" calcext:value-type="float">
            <text:p>2.68</text:p>
          </table:table-cell>
          <table:table-cell table:style-name="ce297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37" table:formula="of:=[.C67]+[.C46]+[.C31]+[.C14]" office:value-type="float" office:value="23675" calcext:value-type="float">
            <text:p>23,675.00</text:p>
          </table:table-cell>
          <table:table-cell table:style-name="ce331" table:formula="of:=[.D67]+[.D46]+[.D31]+[.D14]" office:value-type="float" office:value="11731.5972222222" calcext:value-type="float">
            <text:p>11,731.60</text:p>
          </table:table-cell>
          <table:table-cell table:style-name="ce565" table:formula="of:=[.E67]+[.E46]+[.E31]+[.E14]" office:value-type="float" office:value="9236.11111111111" calcext:value-type="float">
            <text:p>9,236.11</text:p>
          </table:table-cell>
          <table:table-cell table:style-name="ce331" table:formula="of:=[.F67]+[.F46]+[.F31]+[.F14]" office:value-type="float" office:value="2707.29166666667" calcext:value-type="float">
            <text:p>2,707.29</text:p>
          </table:table-cell>
          <table:table-cell table:style-name="ce297" office:value-type="float" office:value="2.95" calcext:value-type="float">
            <text:p>2.95</text:p>
          </table:table-cell>
          <table:table-cell table:style-name="ce297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37" table:formula="of:=[.C15]+[.C32]" office:value-type="float" office:value="3000" calcext:value-type="float">
            <text:p>3,000.00</text:p>
          </table:table-cell>
          <table:table-cell table:style-name="ce331" table:formula="of:=[.D15]+[.D32]" office:value-type="float" office:value="1408.33333333333" calcext:value-type="float">
            <text:p>1,408.33</text:p>
          </table:table-cell>
          <table:table-cell table:style-name="ce565" table:formula="of:=[.E15]+[.E32]" office:value-type="float" office:value="1266.66666666667" calcext:value-type="float">
            <text:p>1,266.67</text:p>
          </table:table-cell>
          <table:table-cell table:style-name="ce331" table:formula="of:=[.F15]+[.F32]" office:value-type="float" office:value="325" calcext:value-type="float">
            <text:p>325.00</text:p>
          </table:table-cell>
          <table:table-cell table:style-name="ce297" office:value-type="float" office:value="3.55" calcext:value-type="float">
            <text:p>3.55</text:p>
          </table:table-cell>
          <table:table-cell table:style-name="ce297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37" table:formula="of:=[.C68]+[.C47]+[.C33]+[.C16]" office:value-type="float" office:value="24750" calcext:value-type="float">
            <text:p>24,750.00</text:p>
          </table:table-cell>
          <table:table-cell table:style-name="ce331" table:formula="of:=[.D68]+[.D47]+[.D33]+[.D16]" office:value-type="float" office:value="12174.8611111111" calcext:value-type="float">
            <text:p>12,174.86</text:p>
          </table:table-cell>
          <table:table-cell table:style-name="ce565" table:formula="of:=[.E68]+[.E47]+[.E33]+[.E16]" office:value-type="float" office:value="9765.55555555555" calcext:value-type="float">
            <text:p>9,765.56</text:p>
          </table:table-cell>
          <table:table-cell table:style-name="ce331" table:formula="of:=[.F68]+[.F47]+[.F33]+[.F16]" office:value-type="float" office:value="2809.58333333333" calcext:value-type="float">
            <text:p>2,809.58</text:p>
          </table:table-cell>
          <table:table-cell table:style-name="ce297" office:value-type="string" calcext:value-type="string">
            <text:p>3,55</text:p>
          </table:table-cell>
          <table:table-cell table:style-name="ce297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37" table:formula="of:=[.C69]+[.C48]+[.C34]+[.C17]" office:value-type="float" office:value="33675" calcext:value-type="float">
            <text:p>33,675.00</text:p>
          </table:table-cell>
          <table:table-cell table:style-name="ce331" table:formula="of:=[.D69]+[.D48]+[.D34]+[.D17]" office:value-type="float" office:value="16834.0972222222" calcext:value-type="float">
            <text:p>16,834.10</text:p>
          </table:table-cell>
          <table:table-cell table:style-name="ce565" table:formula="of:=[.E69]+[.E48]+[.E34]+[.E17]" office:value-type="float" office:value="12956.1111111111" calcext:value-type="float">
            <text:p>12,956.11</text:p>
          </table:table-cell>
          <table:table-cell table:style-name="ce331" table:formula="of:=[.F69]+[.F48]+[.F34]+[.F17]" office:value-type="float" office:value="3884.79166666667" calcext:value-type="float">
            <text:p>3,884.79</text:p>
          </table:table-cell>
          <table:table-cell table:style-name="ce297" office:value-type="float" office:value="4.6" calcext:value-type="float">
            <text:p>4.60</text:p>
          </table:table-cell>
          <table:table-cell table:style-name="ce297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37" table:formula="of:=[.C70]+[.C35]+[.C18]" office:value-type="float" office:value="34920" calcext:value-type="float">
            <text:p>34,920.00</text:p>
          </table:table-cell>
          <table:table-cell table:style-name="ce331" table:formula="of:=[.D70]+[.D35]+[.D18]" office:value-type="float" office:value="17008.3333333333" calcext:value-type="float">
            <text:p>17,008.33</text:p>
          </table:table-cell>
          <table:table-cell table:style-name="ce565" table:formula="of:=[.E70]+[.E35]+[.E18]" office:value-type="float" office:value="13986.6666666667" calcext:value-type="float">
            <text:p>13,986.67</text:p>
          </table:table-cell>
          <table:table-cell table:style-name="ce331" table:formula="of:=[.F70]+[.F35]+[.F18]" office:value-type="float" office:value="3925" calcext:value-type="float">
            <text:p>3,925.00</text:p>
          </table:table-cell>
          <table:table-cell table:style-name="ce297" office:value-type="float" office:value="5.82" calcext:value-type="float">
            <text:p>5.82</text:p>
          </table:table-cell>
          <table:table-cell table:style-name="ce297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395" office:value-type="string" calcext:value-type="string">
            <text:p>Toplam</text:p>
          </table:table-cell>
          <table:table-cell table:style-name="ce332"/>
          <table:table-cell table:style-name="ce469" table:formula="of:=SUM([.C83:.C92])" office:value-type="float" office:value="184420" calcext:value-type="float">
            <text:p>184,420.00</text:p>
          </table:table-cell>
          <table:table-cell table:style-name="ce332" table:formula="of:=SUM([.D83:.D92])" office:value-type="float" office:value="90086.3888888889" calcext:value-type="float">
            <text:p>90,086.39</text:p>
          </table:table-cell>
          <table:table-cell table:style-name="ce517" table:formula="of:=SUM([.E83:.E92])" office:value-type="float" office:value="73544.4444444444" calcext:value-type="float">
            <text:p>73,544.44</text:p>
          </table:table-cell>
          <table:table-cell table:style-name="ce332" table:formula="of:=SUM([.F83:.F92])" office:value-type="float" office:value="20789.1666666667" calcext:value-type="float">
            <text:p>20,789.17</text:p>
          </table:table-cell>
          <table:table-cell table:style-name="ce297"/>
          <table:table-cell table:style-name="ce332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395"/>
          <table:table-cell table:style-name="ce332"/>
          <table:table-cell table:number-columns-repeated="2" table:style-name="ce468" office:value-type="string" calcext:value-type="string">
            <text:p>TL</text:p>
          </table:table-cell>
          <table:table-cell table:style-name="ce518" office:value-type="string" calcext:value-type="string">
            <text:p>TL</text:p>
          </table:table-cell>
          <table:table-cell table:style-name="ce468" office:value-type="string" calcext:value-type="string">
            <text:p>TL</text:p>
          </table:table-cell>
          <table:table-cell/>
          <table:table-cell table:style-name="ce647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395"/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number-columns-repeated="3"/>
        </table:table-row>
        <table:table-row table:style-name="ro1">
          <table:table-cell table:style-name="ce272" office:value-type="string" calcext:value-type="string">
            <text:p>2011-2019 Ali Paşa Kişi-Kiralanan Yerlere Göre Kira Geliri Toplamları</text:p>
          </table:table-cell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number-columns-repeated="3"/>
        </table:table-row>
        <table:table-row table:style-name="ro4">
          <table:table-cell table:style-name="ce395"/>
          <table:table-cell table:style-name="ce332" table:number-columns-repeated="3"/>
          <table:table-cell table:style-name="ce517"/>
          <table:table-cell table:style-name="ce332"/>
          <table:table-cell/>
          <table:table-cell table:style-name="ce332"/>
          <table:table-cell table:number-columns-repeated="3"/>
        </table:table-row>
        <table:table-row table:style-name="ro4">
          <table:table-cell table:number-columns-repeated="2"/>
          <table:table-cell table:style-name="ce330" office:value-type="string" calcext:value-type="string">
            <text:p>Atila</text:p>
          </table:table-cell>
          <table:table-cell table:style-name="ce330" office:value-type="string" calcext:value-type="string">
            <text:p>İsmail</text:p>
          </table:table-cell>
          <table:table-cell table:style-name="ce568" office:value-type="string" calcext:value-type="string">
            <text:p>Hacı</text:p>
          </table:table-cell>
          <table:table-cell table:style-name="ce647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395" office:value-type="string" calcext:value-type="string">
            <text:p>Arka Ykm</text:p>
          </table:table-cell>
          <table:table-cell table:style-name="ce331" table:formula="of:=[.D19]" office:value-type="float" office:value="14711.6666666667" calcext:value-type="float">
            <text:p>14,711.67</text:p>
          </table:table-cell>
          <table:table-cell table:style-name="ce331" table:formula="of:=[.E19]" office:value-type="float" office:value="27160" calcext:value-type="float">
            <text:p>27,160.00</text:p>
          </table:table-cell>
          <table:table-cell table:style-name="ce565" table:formula="of:=[.F19]" office:value-type="float" office:value="3395" calcext:value-type="float">
            <text:p>3,395.00</text:p>
          </table:table-cell>
          <table:table-cell table:style-name="ce647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4">
          <table:table-cell/>
          <table:table-cell table:style-name="ce395" office:value-type="string" calcext:value-type="string">
            <text:p>Ön Ykm</text:p>
          </table:table-cell>
          <table:table-cell table:style-name="ce331" table:formula="of:=[.D36]" office:value-type="float" office:value="49038.8888888889" calcext:value-type="float">
            <text:p>49,038.89</text:p>
          </table:table-cell>
          <table:table-cell table:style-name="ce331" table:formula="of:=[.E36]" office:value-type="float" office:value="30177.7777777778" calcext:value-type="float">
            <text:p>30,177.78</text:p>
          </table:table-cell>
          <table:table-cell table:style-name="ce565" table:formula="of:=[.F36]" office:value-type="float" office:value="11316.6666666667" calcext:value-type="float">
            <text:p>11,316.67</text:p>
          </table:table-cell>
          <table:table-cell table:style-name="ce647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4">
          <table:table-cell/>
          <table:table-cell table:style-name="ce395" office:value-type="string" calcext:value-type="string">
            <text:p>Aygaz</text:p>
          </table:table-cell>
          <table:table-cell table:style-name="ce331" table:formula="of:=[.D52]" office:value-type="float" office:value="10237.5" calcext:value-type="float">
            <text:p>10,237.50</text:p>
          </table:table-cell>
          <table:table-cell table:style-name="ce331" table:formula="of:=[.E52]" office:value-type="float" office:value="6300" calcext:value-type="float">
            <text:p>6,300.00</text:p>
          </table:table-cell>
          <table:table-cell table:style-name="ce565" table:formula="of:=[.F52]" office:value-type="float" office:value="2362.5" calcext:value-type="float">
            <text:p>2,362.50</text:p>
          </table:table-cell>
          <table:table-cell table:style-name="ce647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4">
          <table:table-cell/>
          <table:table-cell table:style-name="ce395" office:value-type="string" calcext:value-type="string">
            <text:p>Milangaz</text:p>
          </table:table-cell>
          <table:table-cell table:style-name="ce331" table:formula="of:=[.D71]" office:value-type="float" office:value="16098.3333333333" calcext:value-type="float">
            <text:p>16,098.33</text:p>
          </table:table-cell>
          <table:table-cell table:style-name="ce331" table:formula="of:=[.E71]" office:value-type="float" office:value="9906.66666666667" calcext:value-type="float">
            <text:p>9,906.67</text:p>
          </table:table-cell>
          <table:table-cell table:style-name="ce565" table:formula="of:=[.F71]" office:value-type="float" office:value="3715" calcext:value-type="float">
            <text:p>3,715.00</text:p>
          </table:table-cell>
          <table:table-cell table:style-name="ce647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3">
          <table:table-cell/>
          <table:table-cell table:style-name="ce463" office:value-type="string" calcext:value-type="string">
            <text:p>Toplam</text:p>
          </table:table-cell>
          <table:table-cell table:style-name="ce437" table:formula="of:=SUM([.C99:.C102])" office:value-type="float" office:value="90086.3888888889" calcext:value-type="float">
            <text:p>90,086.39</text:p>
          </table:table-cell>
          <table:table-cell table:style-name="ce437" table:formula="of:=SUM([.D99:.D102])" office:value-type="float" office:value="73544.4444444444" calcext:value-type="float">
            <text:p>73,544.44</text:p>
          </table:table-cell>
          <table:table-cell table:style-name="ce519" table:formula="of:=SUM([.E99:.E102])" office:value-type="float" office:value="20789.1666666667" calcext:value-type="float">
            <text:p>20,789.17</text:p>
          </table:table-cell>
          <table:table-cell table:style-name="ce679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331"/>
          <table:table-cell table:number-columns-repeated="2"/>
        </table:table-row>
        <table:table-row table:style-name="ro4">
          <table:table-cell/>
          <table:table-cell table:style-name="ce463" office:value-type="string" calcext:value-type="string">
            <text:p>% Toplam</text:p>
          </table:table-cell>
          <table:table-cell table:style-name="ce470" table:formula="of:=[.C103]/[.F103]" office:value-type="float" office:value="0.488484919688151" calcext:value-type="float">
            <text:p>0,4885</text:p>
          </table:table-cell>
          <table:table-cell table:style-name="ce470" table:formula="of:=[.D103]/[.F103]" office:value-type="float" office:value="0.398787791153044" calcext:value-type="float">
            <text:p>0,3988</text:p>
          </table:table-cell>
          <table:table-cell table:style-name="ce587" table:formula="of:=[.E103]/[.F103]" office:value-type="float" office:value="0.112727289158804" calcext:value-type="float">
            <text:p>0,1127</text:p>
          </table:table-cell>
          <table:table-cell table:style-name="ce468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297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331"/>
        <table:table-column table:style-name="co50" table:default-cell-style-name="Default"/>
        <table:table-column table:style-name="co8" table:default-cell-style-name="Default"/>
        <table:table-column table:style-name="co51" table:default-cell-style-name="ce331"/>
        <table:table-column table:style-name="co9" table:number-columns-repeated="2" table:default-cell-style-name="ce33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4:.F57])" office:value-type="float" office:value="30170" calcext:value-type="float">
            <text:p>30,170.00</text:p>
          </table:table-cell>
          <table:table-cell table:style-name="ce427" table:formula="of:=SUM([.G4:.G57])" office:value-type="float" office:value="30170" calcext:value-type="float">
            <text:p>30,170.00</text:p>
          </table:table-cell>
          <table:table-cell table:style-name="ce427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9-07-28" calcext:value-type="date">
            <text:p>07/28/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416" office:value-type="date" office:date-value="2019-06-30" calcext:value-type="date">
            <text:p>06/30/2019</text:p>
          </table:table-cell>
          <table:table-cell table:style-name="ce415" office:value-type="string" calcext:value-type="string">
            <text:p>özge kahraman kira bedeli</text:p>
          </table:table-cell>
          <table:table-cell table:style-name="ce423"/>
          <table:table-cell table:style-name="ce416" office:value-type="date" office:date-value="2019-06-30" calcext:value-type="date">
            <text:p>06/30/2019</text:p>
          </table:table-cell>
          <table:table-cell table:style-name="ce416" office:value-type="date" office:date-value="2020-06-29" calcext:value-type="date">
            <text:p>06/29/2020</text:p>
          </table:table-cell>
          <table:table-cell table:style-name="ce423" office:value-type="float" office:value="8520" calcext:value-type="float">
            <text:p>8,520.00</text:p>
          </table:table-cell>
          <table:table-cell table:style-name="ce423"/>
          <table:table-cell table:style-name="ce423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13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413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413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413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416" office:value-type="date" office:date-value="2018-06-30" calcext:value-type="date">
            <text:p>06/30/2018</text:p>
          </table:table-cell>
          <table:table-cell table:style-name="ce415" office:value-type="string" calcext:value-type="string">
            <text:p>özge kahraman kira bedeli</text:p>
          </table:table-cell>
          <table:table-cell table:style-name="ce423"/>
          <table:table-cell table:style-name="ce416" office:value-type="date" office:date-value="2018-06-30" calcext:value-type="date">
            <text:p>06/30/2018</text:p>
          </table:table-cell>
          <table:table-cell table:style-name="ce416" office:value-type="date" office:date-value="2019-06-29" calcext:value-type="date">
            <text:p>06/29/2019</text:p>
          </table:table-cell>
          <table:table-cell table:style-name="ce423" office:value-type="float" office:value="7200" calcext:value-type="float">
            <text:p>7,200.00</text:p>
          </table:table-cell>
          <table:table-cell table:style-name="ce423"/>
          <table:table-cell table:style-name="ce423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date" office:date-value="2017-06-10" calcext:value-type="date">
            <text:p>06/10/2017</text:p>
          </table:table-cell>
          <table:table-cell table:style-name="ce435" office:value-type="string" calcext:value-type="string">
            <text:p>nakit</text:p>
          </table:table-cell>
          <table:table-cell table:style-name="ce437"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416" office:value-type="date" office:date-value="2017-06-10" calcext:value-type="date">
            <text:p>06/10/2017</text:p>
          </table:table-cell>
          <table:table-cell table:style-name="ce415" office:value-type="string" calcext:value-type="string">
            <text:p>Gökhan Öner Kira Bedeli</text:p>
          </table:table-cell>
          <table:table-cell table:style-name="ce423"/>
          <table:table-cell table:style-name="ce416" office:value-type="date" office:date-value="2017-06-10" calcext:value-type="date">
            <text:p>06/10/2017</text:p>
          </table:table-cell>
          <table:table-cell table:style-name="ce416" office:value-type="date" office:date-value="2018-05-09" calcext:value-type="date">
            <text:p>05/09/2018</text:p>
          </table:table-cell>
          <table:table-cell table:style-name="ce423" office:value-type="float" office:value="4400" calcext:value-type="float">
            <text:p>4,400.00</text:p>
          </table:table-cell>
          <table:table-cell table:style-name="ce423"/>
          <table:table-cell table:style-name="ce423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bakit</text:p>
          </table:table-cell>
          <table:table-cell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431" office:value-type="float" office:value="2016" calcext:value-type="float">
            <text:p>2016</text:p>
          </table:table-cell>
          <table:table-cell table:style-name="ce415" office:value-type="string" calcext:value-type="string">
            <text:p>kira bedeli</text:p>
          </table:table-cell>
          <table:table-cell table:style-name="ce423"/>
          <table:table-cell table:style-name="ce416" table:number-columns-repeated="2"/>
          <table:table-cell table:style-name="ce423" office:value-type="float" office:value="5600" calcext:value-type="float">
            <text:p>5,600.00</text:p>
          </table:table-cell>
          <table:table-cell table:style-name="ce423"/>
          <table:table-cell table:style-name="ce423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nakit</text:p>
          </table:table-cell>
          <table:table-cell/>
          <table:table-cell table:style-name="ce413"/>
          <table:table-cell table:style-name="ce413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431" office:value-type="float" office:value="2015" calcext:value-type="float">
            <text:p>2015</text:p>
          </table:table-cell>
          <table:table-cell table:style-name="ce415" office:value-type="string" calcext:value-type="string">
            <text:p>kira bedeli</text:p>
          </table:table-cell>
          <table:table-cell table:style-name="ce423"/>
          <table:table-cell table:style-name="ce416" table:number-columns-repeated="2"/>
          <table:table-cell table:style-name="ce423" office:value-type="float" office:value="4000" calcext:value-type="float">
            <text:p>4,000.00</text:p>
          </table:table-cell>
          <table:table-cell table:style-name="ce423"/>
          <table:table-cell table:style-name="ce423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43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13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43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13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43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13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43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13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table:style-name="ce395"/>
          <table:table-cell table:style-name="ce437"/>
          <table:table-cell table:style-name="ce413" table:number-columns-repeated="2"/>
          <table:table-cell table:number-columns-repeated="3"/>
        </table:table-row>
        <table:table-row table:style-name="ro4" table:number-rows-repeated="4">
          <table:table-cell table:style-name="ce413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table:style-name="ce395"/>
          <table:table-cell table:style-name="ce437"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table:number-columns-repeated="2"/>
          <table:table-cell table:style-name="ce432" table:number-columns-repeated="2"/>
          <table:table-cell table:number-columns-repeated="3"/>
        </table:table-row>
        <table:table-row table:style-name="ro4" table:number-rows-repeated="2">
          <table:table-cell table:style-name="ce413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13"/>
          <table:table-cell table:number-columns-repeated="2"/>
          <table:table-cell table:style-name="ce432" table:number-columns-repeated="2"/>
          <table:table-cell table:number-columns-repeated="3"/>
        </table:table-row>
        <table:table-row table:style-name="ro4" table:number-rows-repeated="5">
          <table:table-cell table:style-name="ce413"/>
          <table:table-cell table:number-columns-repeated="2"/>
          <table:table-cell table:style-name="ce331"/>
          <table:table-cell table:style-name="ce432"/>
          <table:table-cell table:number-columns-repeated="3"/>
        </table:table-row>
        <table:table-row table:style-name="ro4">
          <table:table-cell table:style-name="ce413"/>
          <table:table-cell table:style-name="ce331"/>
          <table:table-cell table:number-columns-repeated="2"/>
          <table:table-cell table:style-name="ce432"/>
          <table:table-cell table:number-columns-repeated="3"/>
        </table:table-row>
        <table:table-row table:style-name="ro4">
          <table:table-cell table:style-name="ce413"/>
          <table:table-cell table:number-columns-repeated="3"/>
          <table:table-cell table:style-name="ce43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1"/>
          <table:table-cell table:style-name="ce432"/>
          <table:table-cell table:number-columns-repeated="3"/>
        </table:table-row>
        <table:table-row table:style-name="ro4" table:number-rows-repeated="2">
          <table:table-cell table:style-name="ce413"/>
          <table:table-cell/>
          <table:table-cell table:style-name="Default"/>
          <table:table-cell table:style-name="ce331"/>
          <table:table-cell table:style-name="ce432"/>
          <table:table-cell table:number-columns-repeated="3"/>
        </table:table-row>
        <table:table-row table:style-name="ro4" table:number-rows-repeated="3">
          <table:table-cell table:style-name="ce41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13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331"/>
        <table:table-column table:style-name="co29" table:number-columns-repeated="2" table:default-cell-style-name="Default"/>
        <table:table-column table:style-name="co29" table:number-columns-repeated="3" table:default-cell-style-name="ce331"/>
        <table:table-row table:style-name="ro6">
          <table:table-cell/>
          <table:table-cell table:style-name="ce434" office:value-type="string" calcext:value-type="string">
            <text:p>Hızarhane Depo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4:.F15])" office:value-type="float" office:value="21000" calcext:value-type="float">
            <text:p>21,000.00</text:p>
          </table:table-cell>
          <table:table-cell table:style-name="ce427" table:formula="of:=SUM([.G4:.G15])" office:value-type="float" office:value="21000" calcext:value-type="float">
            <text:p>21,000.00</text:p>
          </table:table-cell>
          <table:table-cell table:style-name="ce427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13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13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413"/>
          <table:table-cell table:number-columns-repeated="2"/>
          <table:table-cell table:style-name="ce413"/>
          <table:table-cell table:style-name="ce681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13"/>
          <table:table-cell table:number-columns-repeated="2"/>
          <table:table-cell table:style-name="ce413"/>
          <table:table-cell table:style-name="ce681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413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13" office:value-type="date" office:date-value="2014-10-15" calcext:value-type="date">
            <text:p>10/15/2014</text:p>
          </table:table-cell>
          <table:table-cell table:style-name="ce413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413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437"/>
          <table:table-cell table:style-name="ce413" office:value-type="date" office:date-value="2013-10-15" calcext:value-type="date">
            <text:p>10/15/2013</text:p>
          </table:table-cell>
          <table:table-cell table:style-name="ce413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413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13" office:value-type="date" office:date-value="2012-11-06" calcext:value-type="date">
            <text:p>11/06/2012</text:p>
          </table:table-cell>
          <table:table-cell table:style-name="ce413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413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13" office:value-type="date" office:date-value="2011-10-15" calcext:value-type="date">
            <text:p>10/15/2011</text:p>
          </table:table-cell>
          <table:table-cell table:style-name="ce413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413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72" office:value-type="string" calcext:value-type="string">
            <text:p>Sanayi Acenta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20:.F23])" office:value-type="float" office:value="34000" calcext:value-type="float">
            <text:p>34,000.00</text:p>
          </table:table-cell>
          <table:table-cell table:style-name="ce427" table:formula="of:=SUM([.G20:.G23])" office:value-type="float" office:value="34000" calcext:value-type="float">
            <text:p>34,000.00</text:p>
          </table:table-cell>
          <table:table-cell table:style-name="ce427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>
          <table:table-cell table:style-name="ce43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13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432" office:value-type="float" office:value="2013" calcext:value-type="float">
            <text:p>2013</text:p>
          </table:table-cell>
          <table:table-cell table:number-columns-repeated="2"/>
          <table:table-cell table:style-name="ce413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32" office:value-type="float" office:value="2012" calcext:value-type="float">
            <text:p>2012</text:p>
          </table:table-cell>
          <table:table-cell table:number-columns-repeated="2"/>
          <table:table-cell table:style-name="ce413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432" office:value-type="float" office:value="2011" calcext:value-type="float">
            <text:p>2011</text:p>
          </table:table-cell>
          <table:table-cell table:number-columns-repeated="2"/>
          <table:table-cell table:style-name="ce413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413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26"/>
          <table:table-cell table:style-name="ce427" table:number-columns-repeated="3"/>
        </table:table-row>
        <table:table-row table:style-name="ro6">
          <table:table-cell/>
          <table:table-cell table:style-name="ce434" office:value-type="string" calcext:value-type="string">
            <text:p>Hızarhane Yıkama</text:p>
          </table:table-cell>
          <table:table-cell table:number-columns-repeated="2"/>
          <table:table-cell table:style-name="ce426" office:value-type="string" calcext:value-type="string">
            <text:p>Toplam</text:p>
          </table:table-cell>
          <table:table-cell table:style-name="ce427" table:formula="of:=SUM([.F33:.F49])" office:value-type="float" office:value="62850" calcext:value-type="float">
            <text:p>62,850.00</text:p>
          </table:table-cell>
          <table:table-cell table:style-name="ce427" table:formula="of:=SUM([.G33:.G50])" office:value-type="float" office:value="62850" calcext:value-type="float">
            <text:p>62,850.00</text:p>
          </table:table-cell>
          <table:table-cell table:style-name="ce427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73" office:value-type="string" calcext:value-type="string">
            <text:p>Tarih</text:p>
          </table:table-cell>
          <table:table-cell table:style-name="ce273" office:value-type="string" calcext:value-type="string">
            <text:p>Açıklama</text:p>
          </table:table-cell>
          <table:table-cell table:style-name="ce421" office:value-type="string" calcext:value-type="string">
            <text:p>Artış %</text:p>
          </table:table-cell>
          <table:table-cell table:style-name="ce273" office:value-type="string" calcext:value-type="string">
            <text:p>Başlangıç</text:p>
          </table:table-cell>
          <table:table-cell table:style-name="ce273" office:value-type="string" calcext:value-type="string">
            <text:p>Bitiş</text:p>
          </table:table-cell>
          <table:table-cell table:style-name="ce421" office:value-type="string" calcext:value-type="string">
            <text:p>Kira bedeli</text:p>
          </table:table-cell>
          <table:table-cell table:style-name="ce421" office:value-type="string" calcext:value-type="string">
            <text:p>Ödeme</text:p>
          </table:table-cell>
          <table:table-cell table:style-name="ce421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13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13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413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Kalan 1500 TL arsayı alan yeşilyurtluyla</text:p>
          </table:table-cell>
          <table:table-cell/>
          <table:table-cell table:style-name="ce413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<text:s/>hesaplaşıldı</text:p>
          </table:table-cell>
          <table:table-cell/>
          <table:table-cell table:style-name="ce413"/>
          <table:table-cell table:style-name="ce681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43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13" office:value-type="date" office:date-value="2018-03-02" calcext:value-type="date">
            <text:p>03/02/2018</text:p>
          </table:table-cell>
          <table:table-cell table:style-name="ce681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43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13" office:value-type="date" office:date-value="2017-03-02" calcext:value-type="date">
            <text:p>03/02/2017</text:p>
          </table:table-cell>
          <table:table-cell table:style-name="ce413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413"/>
          <table:table-cell office:value-type="string" calcext:value-type="string">
            <text:p>Mehmet Geyraslı kira bedeli</text:p>
          </table:table-cell>
          <table:table-cell/>
          <table:table-cell table:style-name="ce413" office:value-type="date" office:date-value="2016-03-02" calcext:value-type="date">
            <text:p>03/02/2016</text:p>
          </table:table-cell>
          <table:table-cell table:style-name="ce413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43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13" table:number-columns-repeated="2"/>
          <table:table-cell table:number-columns-repeated="3"/>
        </table:table-row>
        <table:table-row table:style-name="ro4">
          <table:table-cell table:style-name="ce43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13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43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13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3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13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43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13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413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81" table:default-cell-style-name="ce413"/>
        <table:table-column table:style-name="co82" table:default-cell-style-name="ce380"/>
        <table:table-column table:style-name="co83" table:default-cell-style-name="ce380"/>
        <table:table-column table:style-name="co84" table:default-cell-style-name="ce760"/>
        <table:table-column table:style-name="co85" table:default-cell-style-name="ce760"/>
        <table:table-column table:style-name="co86" table:default-cell-style-name="ce760"/>
        <table:table-column table:style-name="co87" table:default-cell-style-name="ce760"/>
        <table:table-column table:style-name="co9" table:default-cell-style-name="ce376"/>
        <table:table-column table:style-name="co9" table:number-columns-repeated="55" table:default-cell-style-name="ce380"/>
        <table:table-column table:style-name="co9" table:number-columns-repeated="961" table:default-cell-style-name="ce413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3" office:value-type="string" calcext:value-type="string">
            <text:p>DEVİR DOĞUŞ ALACAKLI</text:p>
          </table:table-cell>
          <table:table-cell table:style-name="ce746"/>
          <table:table-cell table:style-name="ce746" office:value-type="float" office:value="39929" calcext:value-type="float">
            <text:p>39.929,00</text:p>
          </table:table-cell>
          <table:table-cell table:style-name="ce746"/>
          <table:table-cell table:style-name="ce746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211" calcext:value-type="float">
            <text:p>211,00</text:p>
          </table:table-cell>
          <table:table-cell table:style-name="ce746" table:number-columns-repeated="2"/>
          <table:table-cell table:style-name="ce746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İ <text:s/>ELDEN</text:p>
          </table:table-cell>
          <table:table-cell table:style-name="ce746" office:value-type="float" office:value="3750" calcext:value-type="float">
            <text:p>3.750,00</text:p>
          </table:table-cell>
          <table:table-cell table:style-name="ce746" table:number-columns-repeated="2"/>
          <table:table-cell table:style-name="ce746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LİYE</text:p>
          </table:table-cell>
          <table:table-cell table:style-name="ce746"/>
          <table:table-cell table:style-name="ce746" office:value-type="float" office:value="25" calcext:value-type="float">
            <text:p>25,00</text:p>
          </table:table-cell>
          <table:table-cell table:style-name="ce746"/>
          <table:table-cell table:style-name="ce746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3" office:value-type="string" calcext:value-type="string">
            <text:p>İŞ KREDİ</text:p>
          </table:table-cell>
          <table:table-cell table:style-name="ce746"/>
          <table:table-cell table:style-name="ce746" office:value-type="float" office:value="4303" calcext:value-type="float">
            <text:p>4.303,00</text:p>
          </table:table-cell>
          <table:table-cell table:style-name="ce746"/>
          <table:table-cell table:style-name="ce746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İ <text:s/>ELDEN</text:p>
          </table:table-cell>
          <table:table-cell table:style-name="ce746" office:value-type="float" office:value="1900" calcext:value-type="float">
            <text:p>1.900,00</text:p>
          </table:table-cell>
          <table:table-cell table:style-name="ce746" table:number-columns-repeated="2"/>
          <table:table-cell table:style-name="ce746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1139" calcext:value-type="float">
            <text:p>1.139,00</text:p>
          </table:table-cell>
          <table:table-cell table:style-name="ce746"/>
          <table:table-cell table:style-name="ce746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İ BANKAMATİK</text:p>
          </table:table-cell>
          <table:table-cell table:style-name="ce746" office:value-type="float" office:value="200" calcext:value-type="float">
            <text:p>200,00</text:p>
          </table:table-cell>
          <table:table-cell table:style-name="ce746" table:number-columns-repeated="2"/>
          <table:table-cell table:style-name="ce746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L SU</text:p>
          </table:table-cell>
          <table:table-cell table:style-name="ce746" office:value-type="float" office:value="955" calcext:value-type="float">
            <text:p>955,00</text:p>
          </table:table-cell>
          <table:table-cell table:style-name="ce746" table:number-columns-repeated="2"/>
          <table:table-cell table:style-name="ce746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136" calcext:value-type="float">
            <text:p>136,00</text:p>
          </table:table-cell>
          <table:table-cell table:style-name="ce746"/>
          <table:table-cell table:style-name="ce746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TİLA EL</text:p>
          </table:table-cell>
          <table:table-cell table:style-name="ce746" office:value-type="float" office:value="4500" calcext:value-type="float">
            <text:p>4.500,00</text:p>
          </table:table-cell>
          <table:table-cell table:style-name="ce746" table:number-columns-repeated="2"/>
          <table:table-cell table:style-name="ce746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STAF GÜNEŞ</text:p>
          </table:table-cell>
          <table:table-cell table:style-name="ce746"/>
          <table:table-cell table:style-name="ce746" office:value-type="float" office:value="50" calcext:value-type="float">
            <text:p>50,00</text:p>
          </table:table-cell>
          <table:table-cell table:style-name="ce746"/>
          <table:table-cell table:style-name="ce746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Ş KREDİ</text:p>
          </table:table-cell>
          <table:table-cell table:style-name="ce746"/>
          <table:table-cell table:style-name="ce746" office:value-type="float" office:value="4301" calcext:value-type="float">
            <text:p>4.301,00</text:p>
          </table:table-cell>
          <table:table-cell table:style-name="ce746"/>
          <table:table-cell table:style-name="ce746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68" calcext:value-type="float">
            <text:p>68,00</text:p>
          </table:table-cell>
          <table:table-cell table:style-name="ce746" table:number-columns-repeated="2"/>
          <table:table-cell table:style-name="ce746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168" calcext:value-type="float">
            <text:p>168,00</text:p>
          </table:table-cell>
          <table:table-cell table:style-name="ce746" table:number-columns-repeated="2"/>
          <table:table-cell table:style-name="ce746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1720" calcext:value-type="float">
            <text:p>1.720,00</text:p>
          </table:table-cell>
          <table:table-cell table:style-name="ce746"/>
          <table:table-cell table:style-name="ce746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STAF GÜNEŞ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DURSUN AĞCA</text:p>
          </table:table-cell>
          <table:table-cell table:style-name="ce746" office:value-type="float" office:value="120" calcext:value-type="float">
            <text:p>120,00</text:p>
          </table:table-cell>
          <table:table-cell table:style-name="ce746" table:number-columns-repeated="2"/>
          <table:table-cell table:style-name="ce746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DESTE KK</text:p>
          </table:table-cell>
          <table:table-cell table:style-name="ce746" office:value-type="float" office:value="350" calcext:value-type="float">
            <text:p>350,00</text:p>
          </table:table-cell>
          <table:table-cell table:style-name="ce746" table:number-columns-repeated="2"/>
          <table:table-cell table:style-name="ce746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ZOCAM</text:p>
          </table:table-cell>
          <table:table-cell table:style-name="ce746" office:value-type="float" office:value="1050" calcext:value-type="float">
            <text:p>1.050,00</text:p>
          </table:table-cell>
          <table:table-cell table:style-name="ce746" table:number-columns-repeated="2"/>
          <table:table-cell table:style-name="ce746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. BALCI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LATİFOĞLU</text:p>
          </table:table-cell>
          <table:table-cell table:style-name="ce746" office:value-type="float" office:value="100" calcext:value-type="float">
            <text:p>100,00</text:p>
          </table:table-cell>
          <table:table-cell table:style-name="ce746" table:number-columns-repeated="2"/>
          <table:table-cell table:style-name="ce746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ESUT ERYİĞİYT</text:p>
          </table:table-cell>
          <table:table-cell table:style-name="ce746" office:value-type="float" office:value="5" calcext:value-type="float">
            <text:p>5,00</text:p>
          </table:table-cell>
          <table:table-cell table:style-name="ce746" table:number-columns-repeated="2"/>
          <table:table-cell table:style-name="ce746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3" office:value-type="string" calcext:value-type="string">
            <text:p>MLZ</text:p>
          </table:table-cell>
          <table:table-cell table:style-name="ce746"/>
          <table:table-cell table:style-name="ce746" office:value-type="float" office:value="309" calcext:value-type="float">
            <text:p>309,00</text:p>
          </table:table-cell>
          <table:table-cell table:style-name="ce746"/>
          <table:table-cell table:style-name="ce746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67" calcext:value-type="float">
            <text:p>67,00</text:p>
          </table:table-cell>
          <table:table-cell table:style-name="ce746" table:number-columns-repeated="2"/>
          <table:table-cell table:style-name="ce746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723" office:value-type="string" calcext:value-type="string">
            <text:p>HAKAN CEK</text:p>
          </table:table-cell>
          <table:table-cell table:style-name="ce746" office:value-type="float" office:value="3000" calcext:value-type="float">
            <text:p>3.000,00</text:p>
          </table:table-cell>
          <table:table-cell table:style-name="ce746" table:number-columns-repeated="2"/>
          <table:table-cell table:style-name="ce746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3" office:value-type="string" calcext:value-type="string">
            <text:p>HAKAN CEK</text:p>
          </table:table-cell>
          <table:table-cell table:style-name="ce746" office:value-type="float" office:value="4000" calcext:value-type="float">
            <text:p>4.000,00</text:p>
          </table:table-cell>
          <table:table-cell table:style-name="ce746" table:number-columns-repeated="2"/>
          <table:table-cell table:style-name="ce746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3" office:value-type="string" calcext:value-type="string">
            <text:p>HAKAN CEK</text:p>
          </table:table-cell>
          <table:table-cell table:style-name="ce746" office:value-type="float" office:value="4000" calcext:value-type="float">
            <text:p>4.000,00</text:p>
          </table:table-cell>
          <table:table-cell table:style-name="ce746" table:number-columns-repeated="2"/>
          <table:table-cell table:style-name="ce746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3" office:value-type="string" calcext:value-type="string">
            <text:p>HAKAN CEK</text:p>
          </table:table-cell>
          <table:table-cell table:style-name="ce746" office:value-type="float" office:value="4000" calcext:value-type="float">
            <text:p>4.000,00</text:p>
          </table:table-cell>
          <table:table-cell table:style-name="ce746" table:number-columns-repeated="2"/>
          <table:table-cell table:style-name="ce746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ÖMEC MUZAFER</text:p>
          </table:table-cell>
          <table:table-cell table:style-name="ce746" office:value-type="float" office:value="400" calcext:value-type="float">
            <text:p>400,00</text:p>
          </table:table-cell>
          <table:table-cell table:style-name="ce746" table:number-columns-repeated="2"/>
          <table:table-cell table:style-name="ce746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DESTE KK</text:p>
          </table:table-cell>
          <table:table-cell table:style-name="ce746" office:value-type="float" office:value="350" calcext:value-type="float">
            <text:p>350,00</text:p>
          </table:table-cell>
          <table:table-cell table:style-name="ce746" table:number-columns-repeated="2"/>
          <table:table-cell table:style-name="ce746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DESTE KK</text:p>
          </table:table-cell>
          <table:table-cell table:style-name="ce746" office:value-type="float" office:value="250" calcext:value-type="float">
            <text:p>250,00</text:p>
          </table:table-cell>
          <table:table-cell table:style-name="ce746" table:number-columns-repeated="2"/>
          <table:table-cell table:style-name="ce746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SK</text:p>
          </table:table-cell>
          <table:table-cell table:style-name="ce746" office:value-type="float" office:value="224" calcext:value-type="float">
            <text:p>224,00</text:p>
          </table:table-cell>
          <table:table-cell table:style-name="ce746" table:number-columns-repeated="2"/>
          <table:table-cell table:style-name="ce746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137" calcext:value-type="float">
            <text:p>137,00</text:p>
          </table:table-cell>
          <table:table-cell table:style-name="ce746" table:number-columns-repeated="2"/>
          <table:table-cell table:style-name="ce746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CİVATA</text:p>
          </table:table-cell>
          <table:table-cell table:style-name="ce746" office:value-type="float" office:value="70" calcext:value-type="float">
            <text:p>70,00</text:p>
          </table:table-cell>
          <table:table-cell table:style-name="ce746" table:number-columns-repeated="2"/>
          <table:table-cell table:style-name="ce746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DESTE KK</text:p>
          </table:table-cell>
          <table:table-cell table:style-name="ce746" office:value-type="float" office:value="150" calcext:value-type="float">
            <text:p>150,00</text:p>
          </table:table-cell>
          <table:table-cell table:style-name="ce746" table:number-columns-repeated="2"/>
          <table:table-cell table:style-name="ce746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</text:p>
          </table:table-cell>
          <table:table-cell table:style-name="ce746"/>
          <table:table-cell table:style-name="ce746" office:value-type="float" office:value="112" calcext:value-type="float">
            <text:p>112,00</text:p>
          </table:table-cell>
          <table:table-cell table:style-name="ce746"/>
          <table:table-cell table:style-name="ce746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46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46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3" office:value-type="string" calcext:value-type="string">
            <text:p>MURAT</text:p>
          </table:table-cell>
          <table:table-cell table:style-name="ce746"/>
          <table:table-cell table:style-name="ce746" office:value-type="float" office:value="26" calcext:value-type="float">
            <text:p>26,00</text:p>
          </table:table-cell>
          <table:table-cell table:style-name="ce746"/>
          <table:table-cell table:style-name="ce746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ECMİ HOCA</text:p>
          </table:table-cell>
          <table:table-cell table:style-name="ce746" office:value-type="float" office:value="230" calcext:value-type="float">
            <text:p>230,00</text:p>
          </table:table-cell>
          <table:table-cell table:style-name="ce746" table:number-columns-repeated="2"/>
          <table:table-cell table:style-name="ce746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</text:p>
          </table:table-cell>
          <table:table-cell table:style-name="ce746"/>
          <table:table-cell table:style-name="ce746" office:value-type="float" office:value="127" calcext:value-type="float">
            <text:p>127,00</text:p>
          </table:table-cell>
          <table:table-cell table:style-name="ce746"/>
          <table:table-cell table:style-name="ce746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1144" calcext:value-type="float">
            <text:p>1.144,00</text:p>
          </table:table-cell>
          <table:table-cell table:style-name="ce746" table:number-columns-repeated="2"/>
          <table:table-cell table:style-name="ce746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ZOCAM</text:p>
          </table:table-cell>
          <table:table-cell table:style-name="ce746"/>
          <table:table-cell table:style-name="ce746" office:value-type="float" office:value="50" calcext:value-type="float">
            <text:p>50,00</text:p>
          </table:table-cell>
          <table:table-cell table:style-name="ce746"/>
          <table:table-cell table:style-name="ce746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70" calcext:value-type="float">
            <text:p>70,00</text:p>
          </table:table-cell>
          <table:table-cell table:style-name="ce746" table:number-columns-repeated="2"/>
          <table:table-cell table:style-name="ce746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149" calcext:value-type="float">
            <text:p>149,00</text:p>
          </table:table-cell>
          <table:table-cell table:style-name="ce746" table:number-columns-repeated="2"/>
          <table:table-cell table:style-name="ce746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EK ŞÜKRÜ</text:p>
          </table:table-cell>
          <table:table-cell table:style-name="ce746"/>
          <table:table-cell table:style-name="ce746" office:value-type="float" office:value="130" calcext:value-type="float">
            <text:p>130,00</text:p>
          </table:table-cell>
          <table:table-cell table:style-name="ce746"/>
          <table:table-cell table:style-name="ce746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ÜRKİYELİ</text:p>
          </table:table-cell>
          <table:table-cell table:style-name="ce746"/>
          <table:table-cell table:style-name="ce746" office:value-type="float" office:value="231" calcext:value-type="float">
            <text:p>231,00</text:p>
          </table:table-cell>
          <table:table-cell table:style-name="ce746"/>
          <table:table-cell table:style-name="ce746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CZ ÖZLEM</text:p>
          </table:table-cell>
          <table:table-cell table:style-name="ce746" office:value-type="float" office:value="528" calcext:value-type="float">
            <text:p>528,00</text:p>
          </table:table-cell>
          <table:table-cell table:style-name="ce746" table:number-columns-repeated="2"/>
          <table:table-cell table:style-name="ce746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CI NAK</text:p>
          </table:table-cell>
          <table:table-cell table:style-name="ce746" office:value-type="float" office:value="450" calcext:value-type="float">
            <text:p>450,00</text:p>
          </table:table-cell>
          <table:table-cell table:style-name="ce746" table:number-columns-repeated="2"/>
          <table:table-cell table:style-name="ce746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153" calcext:value-type="float">
            <text:p>153,00</text:p>
          </table:table-cell>
          <table:table-cell table:style-name="ce746" table:number-columns-repeated="2"/>
          <table:table-cell table:style-name="ce746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YACI FİKRİ</text:p>
          </table:table-cell>
          <table:table-cell table:style-name="ce746" office:value-type="float" office:value="250" calcext:value-type="float">
            <text:p>250,00</text:p>
          </table:table-cell>
          <table:table-cell table:style-name="ce746" table:number-columns-repeated="2"/>
          <table:table-cell table:style-name="ce746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3" office:value-type="string" calcext:value-type="string">
            <text:p>PER SSK</text:p>
          </table:table-cell>
          <table:table-cell table:style-name="ce746" office:value-type="float" office:value="233" calcext:value-type="float">
            <text:p>233,00</text:p>
          </table:table-cell>
          <table:table-cell table:style-name="ce746" table:number-columns-repeated="2"/>
          <table:table-cell table:style-name="ce746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RT MALZEME</text:p>
          </table:table-cell>
          <table:table-cell table:style-name="ce746"/>
          <table:table-cell table:style-name="ce746" office:value-type="float" office:value="236" calcext:value-type="float">
            <text:p>236,00</text:p>
          </table:table-cell>
          <table:table-cell table:style-name="ce746"/>
          <table:table-cell table:style-name="ce746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İSAN MALZZEME</text:p>
          </table:table-cell>
          <table:table-cell table:style-name="ce746"/>
          <table:table-cell table:style-name="ce746" office:value-type="float" office:value="339" calcext:value-type="float">
            <text:p>339,00</text:p>
          </table:table-cell>
          <table:table-cell table:style-name="ce746"/>
          <table:table-cell table:style-name="ce746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Ş KREDİ</text:p>
          </table:table-cell>
          <table:table-cell table:style-name="ce746"/>
          <table:table-cell table:style-name="ce746" office:value-type="float" office:value="1103" calcext:value-type="float">
            <text:p>1.103,00</text:p>
          </table:table-cell>
          <table:table-cell table:style-name="ce746"/>
          <table:table-cell table:style-name="ce746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ZİRAT</text:p>
          </table:table-cell>
          <table:table-cell table:style-name="ce746"/>
          <table:table-cell table:style-name="ce746" office:value-type="float" office:value="306" calcext:value-type="float">
            <text:p>306,00</text:p>
          </table:table-cell>
          <table:table-cell table:style-name="ce746"/>
          <table:table-cell table:style-name="ce746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YAKUP HOCA</text:p>
          </table:table-cell>
          <table:table-cell table:style-name="ce746" office:value-type="float" office:value="200" calcext:value-type="float">
            <text:p>200,00</text:p>
          </table:table-cell>
          <table:table-cell table:style-name="ce746" table:number-columns-repeated="2"/>
          <table:table-cell table:style-name="ce746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3" office:value-type="string" calcext:value-type="string">
            <text:p>YEŞİLYURT KK</text:p>
          </table:table-cell>
          <table:table-cell table:style-name="ce746" office:value-type="float" office:value="2000" calcext:value-type="float">
            <text:p>2.000,00</text:p>
          </table:table-cell>
          <table:table-cell table:style-name="ce746" table:number-columns-repeated="2"/>
          <table:table-cell table:style-name="ce746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BE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CETİN KK</text:p>
          </table:table-cell>
          <table:table-cell table:style-name="ce746"/>
          <table:table-cell table:style-name="ce746" office:value-type="float" office:value="150" calcext:value-type="float">
            <text:p>150,00</text:p>
          </table:table-cell>
          <table:table-cell table:style-name="ce746"/>
          <table:table-cell table:style-name="ce746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EMAL KK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3" office:value-type="string" calcext:value-type="string">
            <text:p>DİŞCİ KK</text:p>
          </table:table-cell>
          <table:table-cell table:style-name="ce746" office:value-type="float" office:value="500" calcext:value-type="float">
            <text:p>500,00</text:p>
          </table:table-cell>
          <table:table-cell table:style-name="ce746" table:number-columns-repeated="2"/>
          <table:table-cell table:style-name="ce746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URULLAH MERMER</text:p>
          </table:table-cell>
          <table:table-cell table:style-name="ce746" office:value-type="float" office:value="100" calcext:value-type="float">
            <text:p>100,00</text:p>
          </table:table-cell>
          <table:table-cell table:style-name="ce746" table:number-columns-repeated="2"/>
          <table:table-cell table:style-name="ce746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URDACI</text:p>
          </table:table-cell>
          <table:table-cell table:style-name="ce746" office:value-type="float" office:value="1400" calcext:value-type="float">
            <text:p>1.400,00</text:p>
          </table:table-cell>
          <table:table-cell table:style-name="ce746" table:number-columns-repeated="2"/>
          <table:table-cell table:style-name="ce746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İVEN</text:p>
          </table:table-cell>
          <table:table-cell table:style-name="ce746"/>
          <table:table-cell table:style-name="ce746" office:value-type="float" office:value="40" calcext:value-type="float">
            <text:p>40,00</text:p>
          </table:table-cell>
          <table:table-cell table:style-name="ce746"/>
          <table:table-cell table:style-name="ce746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İVEN</text:p>
          </table:table-cell>
          <table:table-cell table:style-name="ce746"/>
          <table:table-cell table:style-name="ce746" office:value-type="float" office:value="50" calcext:value-type="float">
            <text:p>50,00</text:p>
          </table:table-cell>
          <table:table-cell table:style-name="ce746"/>
          <table:table-cell table:style-name="ce746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RAT BATARYA</text:p>
          </table:table-cell>
          <table:table-cell table:style-name="ce746"/>
          <table:table-cell table:style-name="ce746" office:value-type="float" office:value="35" calcext:value-type="float">
            <text:p>35,00</text:p>
          </table:table-cell>
          <table:table-cell table:style-name="ce746"/>
          <table:table-cell table:style-name="ce746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3" office:value-type="string" calcext:value-type="string">
            <text:p>İŞ KREDİ</text:p>
          </table:table-cell>
          <table:table-cell table:style-name="ce746"/>
          <table:table-cell table:style-name="ce746" office:value-type="float" office:value="4301" calcext:value-type="float">
            <text:p>4.301,00</text:p>
          </table:table-cell>
          <table:table-cell table:style-name="ce746"/>
          <table:table-cell table:style-name="ce746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</text:p>
          </table:table-cell>
          <table:table-cell table:style-name="ce746"/>
          <table:table-cell table:style-name="ce746" office:value-type="float" office:value="1000" calcext:value-type="float">
            <text:p>1.000,00</text:p>
          </table:table-cell>
          <table:table-cell table:style-name="ce746"/>
          <table:table-cell table:style-name="ce746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27" calcext:value-type="float">
            <text:p>27,00</text:p>
          </table:table-cell>
          <table:table-cell table:style-name="ce746"/>
          <table:table-cell table:style-name="ce746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358" calcext:value-type="float">
            <text:p>358,00</text:p>
          </table:table-cell>
          <table:table-cell table:style-name="ce746" table:number-columns-repeated="2"/>
          <table:table-cell table:style-name="ce746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İ ELDEN</text:p>
          </table:table-cell>
          <table:table-cell table:style-name="ce746"/>
          <table:table-cell table:style-name="ce746" office:value-type="float" office:value="2000" calcext:value-type="float">
            <text:p>2.000,00</text:p>
          </table:table-cell>
          <table:table-cell table:style-name="ce746"/>
          <table:table-cell table:style-name="ce746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3" office:value-type="string" calcext:value-type="string">
            <text:p>ALİ ELDEN</text:p>
          </table:table-cell>
          <table:table-cell table:style-name="ce746" office:value-type="float" office:value="7300" calcext:value-type="float">
            <text:p>7.300,00</text:p>
          </table:table-cell>
          <table:table-cell table:style-name="ce746" table:number-columns-repeated="2"/>
          <table:table-cell table:style-name="ce746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URDACI</text:p>
          </table:table-cell>
          <table:table-cell table:style-name="ce746"/>
          <table:table-cell table:style-name="ce746" office:value-type="float" office:value="55" calcext:value-type="float">
            <text:p>55,00</text:p>
          </table:table-cell>
          <table:table-cell table:style-name="ce746"/>
          <table:table-cell table:style-name="ce746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AH DOĞU BOYACI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K</text:p>
          </table:table-cell>
          <table:table-cell table:style-name="ce746" office:value-type="float" office:value="750" calcext:value-type="float">
            <text:p>750,00</text:p>
          </table:table-cell>
          <table:table-cell table:style-name="ce746" table:number-columns-repeated="2"/>
          <table:table-cell table:style-name="ce746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AHATTİN DOĞU</text:p>
          </table:table-cell>
          <table:table-cell table:style-name="ce746"/>
          <table:table-cell table:style-name="ce746" office:value-type="float" office:value="871" calcext:value-type="float">
            <text:p>871,00</text:p>
          </table:table-cell>
          <table:table-cell table:style-name="ce746"/>
          <table:table-cell table:style-name="ce746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3" office:value-type="string" calcext:value-type="string">
            <text:p>STPŞ-KDV</text:p>
          </table:table-cell>
          <table:table-cell table:style-name="ce746"/>
          <table:table-cell table:style-name="ce746" office:value-type="float" office:value="122" calcext:value-type="float">
            <text:p>122,00</text:p>
          </table:table-cell>
          <table:table-cell table:style-name="ce746"/>
          <table:table-cell table:style-name="ce746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ÜSEYİN COBANOĞ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UH MALZ</text:p>
          </table:table-cell>
          <table:table-cell table:style-name="ce746"/>
          <table:table-cell table:style-name="ce746" office:value-type="float" office:value="1080" calcext:value-type="float">
            <text:p>1.080,00</text:p>
          </table:table-cell>
          <table:table-cell table:style-name="ce746"/>
          <table:table-cell table:style-name="ce746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Cİ</text:p>
          </table:table-cell>
          <table:table-cell table:style-name="ce746"/>
          <table:table-cell table:style-name="ce746" office:value-type="float" office:value="40" calcext:value-type="float">
            <text:p>40,00</text:p>
          </table:table-cell>
          <table:table-cell table:style-name="ce746"/>
          <table:table-cell table:style-name="ce746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İ İŞ</text:p>
          </table:table-cell>
          <table:table-cell table:style-name="ce746"/>
          <table:table-cell table:style-name="ce746" office:value-type="float" office:value="667" calcext:value-type="float">
            <text:p>667,00</text:p>
          </table:table-cell>
          <table:table-cell table:style-name="ce746"/>
          <table:table-cell table:style-name="ce746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848" calcext:value-type="float">
            <text:p>848,00</text:p>
          </table:table-cell>
          <table:table-cell table:style-name="ce746"/>
          <table:table-cell table:style-name="ce746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3" office:value-type="string" calcext:value-type="string">
            <text:p>İŞ ALINAN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LZME</text:p>
          </table:table-cell>
          <table:table-cell table:style-name="ce746"/>
          <table:table-cell table:style-name="ce746" office:value-type="float" office:value="331" calcext:value-type="float">
            <text:p>331,00</text:p>
          </table:table-cell>
          <table:table-cell table:style-name="ce746"/>
          <table:table-cell table:style-name="ce746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3" office:value-type="string" calcext:value-type="string">
            <text:p>KK</text:p>
          </table:table-cell>
          <table:table-cell table:style-name="ce746" office:value-type="float" office:value="2000" calcext:value-type="float">
            <text:p>2.000,00</text:p>
          </table:table-cell>
          <table:table-cell table:style-name="ce746" table:number-columns-repeated="2"/>
          <table:table-cell table:style-name="ce746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192" calcext:value-type="float">
            <text:p>192,00</text:p>
          </table:table-cell>
          <table:table-cell table:style-name="ce746" table:number-columns-repeated="2"/>
          <table:table-cell table:style-name="ce746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DAMĞA</text:p>
          </table:table-cell>
          <table:table-cell table:style-name="ce746" office:value-type="float" office:value="85" calcext:value-type="float">
            <text:p>85,00</text:p>
          </table:table-cell>
          <table:table-cell table:style-name="ce746" table:number-columns-repeated="2"/>
          <table:table-cell table:style-name="ce746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PO YEŞİLYURT</text:p>
          </table:table-cell>
          <table:table-cell table:style-name="ce746" office:value-type="float" office:value="700" calcext:value-type="float">
            <text:p>700,00</text:p>
          </table:table-cell>
          <table:table-cell table:style-name="ce746" table:number-columns-repeated="2"/>
          <table:table-cell table:style-name="ce746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EK ŞÜKRÜ</text:p>
          </table:table-cell>
          <table:table-cell table:style-name="ce746"/>
          <table:table-cell table:style-name="ce746" office:value-type="float" office:value="126" calcext:value-type="float">
            <text:p>126,00</text:p>
          </table:table-cell>
          <table:table-cell table:style-name="ce746"/>
          <table:table-cell table:style-name="ce746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AĞKUR</text:p>
          </table:table-cell>
          <table:table-cell table:style-name="ce746" office:value-type="float" office:value="375" calcext:value-type="float">
            <text:p>375,00</text:p>
          </table:table-cell>
          <table:table-cell table:style-name="ce746" table:number-columns-repeated="2"/>
          <table:table-cell table:style-name="ce746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74" calcext:value-type="float">
            <text:p>74,00</text:p>
          </table:table-cell>
          <table:table-cell table:style-name="ce746" table:number-columns-repeated="2"/>
          <table:table-cell table:style-name="ce746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ARAC MALZ</text:p>
          </table:table-cell>
          <table:table-cell table:style-name="ce746"/>
          <table:table-cell table:style-name="ce746" office:value-type="float" office:value="418" calcext:value-type="float">
            <text:p>418,00</text:p>
          </table:table-cell>
          <table:table-cell table:style-name="ce746"/>
          <table:table-cell table:style-name="ce746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46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46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3" office:value-type="string" calcext:value-type="string">
            <text:p>BOYA</text:p>
          </table:table-cell>
          <table:table-cell table:style-name="ce746"/>
          <table:table-cell table:style-name="ce746" office:value-type="float" office:value="85" calcext:value-type="float">
            <text:p>85,00</text:p>
          </table:table-cell>
          <table:table-cell table:style-name="ce746"/>
          <table:table-cell table:style-name="ce746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ORHAN</text:p>
          </table:table-cell>
          <table:table-cell table:style-name="ce746"/>
          <table:table-cell table:style-name="ce746" office:value-type="float" office:value="70" calcext:value-type="float">
            <text:p>70,00</text:p>
          </table:table-cell>
          <table:table-cell table:style-name="ce746"/>
          <table:table-cell table:style-name="ce746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RAT</text:p>
          </table:table-cell>
          <table:table-cell table:style-name="ce746"/>
          <table:table-cell table:style-name="ce746" office:value-type="float" office:value="28" calcext:value-type="float">
            <text:p>28,00</text:p>
          </table:table-cell>
          <table:table-cell table:style-name="ce746"/>
          <table:table-cell table:style-name="ce746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CEROĞLU KK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YA</text:p>
          </table:table-cell>
          <table:table-cell table:style-name="ce746" office:value-type="float" office:value="2013" calcext:value-type="float">
            <text:p>2.013,00</text:p>
          </table:table-cell>
          <table:table-cell table:style-name="ce746" table:number-columns-repeated="2"/>
          <table:table-cell table:style-name="ce746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290" calcext:value-type="float">
            <text:p>290,00</text:p>
          </table:table-cell>
          <table:table-cell table:style-name="ce746" table:number-columns-repeated="2"/>
          <table:table-cell table:style-name="ce746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77" calcext:value-type="float">
            <text:p>77,00</text:p>
          </table:table-cell>
          <table:table-cell table:style-name="ce746" table:number-columns-repeated="2"/>
          <table:table-cell table:style-name="ce746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ORĞ BOYA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3" office:value-type="string" calcext:value-type="string">
            <text:p>PER KURBAN</text:p>
          </table:table-cell>
          <table:table-cell table:style-name="ce746"/>
          <table:table-cell table:style-name="ce746" office:value-type="float" office:value="750" calcext:value-type="float">
            <text:p>750,00</text:p>
          </table:table-cell>
          <table:table-cell table:style-name="ce746"/>
          <table:table-cell table:style-name="ce746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PER ZRT</text:p>
          </table:table-cell>
          <table:table-cell table:style-name="ce746"/>
          <table:table-cell table:style-name="ce746" office:value-type="float" office:value="330" calcext:value-type="float">
            <text:p>330,00</text:p>
          </table:table-cell>
          <table:table-cell table:style-name="ce746"/>
          <table:table-cell table:style-name="ce746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PER SSK</text:p>
          </table:table-cell>
          <table:table-cell table:style-name="ce746" office:value-type="float" office:value="231" calcext:value-type="float">
            <text:p>231,00</text:p>
          </table:table-cell>
          <table:table-cell table:style-name="ce746" table:number-columns-repeated="2"/>
          <table:table-cell table:style-name="ce746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ACI BAĞKUR</text:p>
          </table:table-cell>
          <table:table-cell table:style-name="ce746" office:value-type="float" office:value="745" calcext:value-type="float">
            <text:p>745,00</text:p>
          </table:table-cell>
          <table:table-cell table:style-name="ce746" table:number-columns-repeated="2"/>
          <table:table-cell table:style-name="ce746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46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46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3" office:value-type="string" calcext:value-type="string">
            <text:p>STPŞ-KDV</text:p>
          </table:table-cell>
          <table:table-cell table:style-name="ce746" office:value-type="float" office:value="74" calcext:value-type="float">
            <text:p>74,00</text:p>
          </table:table-cell>
          <table:table-cell table:style-name="ce746" table:number-columns-repeated="2"/>
          <table:table-cell table:style-name="ce746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3" office:value-type="string" calcext:value-type="string">
            <text:p>DĞŞ VER</text:p>
          </table:table-cell>
          <table:table-cell table:style-name="ce746" office:value-type="float" office:value="275" calcext:value-type="float">
            <text:p>275,00</text:p>
          </table:table-cell>
          <table:table-cell table:style-name="ce746" table:number-columns-repeated="2"/>
          <table:table-cell table:style-name="ce746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18" calcext:value-type="float">
            <text:p>18,00</text:p>
          </table:table-cell>
          <table:table-cell table:style-name="ce746" table:number-columns-repeated="2"/>
          <table:table-cell table:style-name="ce746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3" office:value-type="string" calcext:value-type="string">
            <text:p>PER SSK</text:p>
          </table:table-cell>
          <table:table-cell table:style-name="ce746" office:value-type="float" office:value="244" calcext:value-type="float">
            <text:p>244,00</text:p>
          </table:table-cell>
          <table:table-cell table:style-name="ce746" table:number-columns-repeated="2"/>
          <table:table-cell table:style-name="ce746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78" calcext:value-type="float">
            <text:p>78,00</text:p>
          </table:table-cell>
          <table:table-cell table:style-name="ce746" table:number-columns-repeated="2"/>
          <table:table-cell table:style-name="ce746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İLAL DEMİRSOY</text:p>
          </table:table-cell>
          <table:table-cell table:style-name="ce746" office:value-type="float" office:value="750" calcext:value-type="float">
            <text:p>750,00</text:p>
          </table:table-cell>
          <table:table-cell table:style-name="ce746" table:number-columns-repeated="2"/>
          <table:table-cell table:style-name="ce746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EHMET DİLEK</text:p>
          </table:table-cell>
          <table:table-cell table:style-name="ce746" office:value-type="float" office:value="375" calcext:value-type="float">
            <text:p>375,00</text:p>
          </table:table-cell>
          <table:table-cell table:style-name="ce746" table:number-columns-repeated="2"/>
          <table:table-cell table:style-name="ce746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3" office:value-type="string" calcext:value-type="string">
            <text:p>STPŞ-KDV</text:p>
          </table:table-cell>
          <table:table-cell table:style-name="ce746" office:value-type="float" office:value="78" calcext:value-type="float">
            <text:p>78,00</text:p>
          </table:table-cell>
          <table:table-cell table:style-name="ce746" table:number-columns-repeated="2"/>
          <table:table-cell table:style-name="ce746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CİT TELİ</text:p>
          </table:table-cell>
          <table:table-cell table:style-name="ce746" office:value-type="float" office:value="2425" calcext:value-type="float">
            <text:p>2.425,00</text:p>
          </table:table-cell>
          <table:table-cell table:style-name="ce746" table:number-columns-repeated="2"/>
          <table:table-cell table:style-name="ce746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RU BAHCE</text:p>
          </table:table-cell>
          <table:table-cell table:style-name="ce746" office:value-type="float" office:value="210" calcext:value-type="float">
            <text:p>210,00</text:p>
          </table:table-cell>
          <table:table-cell table:style-name="ce746" table:number-columns-repeated="2"/>
          <table:table-cell table:style-name="ce746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DUVAR İŞCİLİĞİ</text:p>
          </table:table-cell>
          <table:table-cell table:style-name="ce746" office:value-type="float" office:value="630" calcext:value-type="float">
            <text:p>630,00</text:p>
          </table:table-cell>
          <table:table-cell table:style-name="ce746" table:number-columns-repeated="2"/>
          <table:table-cell table:style-name="ce746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SK</text:p>
          </table:table-cell>
          <table:table-cell table:style-name="ce746" office:value-type="float" office:value="243" calcext:value-type="float">
            <text:p>243,00</text:p>
          </table:table-cell>
          <table:table-cell table:style-name="ce746" table:number-columns-repeated="2"/>
          <table:table-cell table:style-name="ce746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3" office:value-type="string" calcext:value-type="string">
            <text:p>SSK</text:p>
          </table:table-cell>
          <table:table-cell table:style-name="ce746" office:value-type="float" office:value="243" calcext:value-type="float">
            <text:p>243,00</text:p>
          </table:table-cell>
          <table:table-cell table:style-name="ce746" table:number-columns-repeated="2"/>
          <table:table-cell table:style-name="ce746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75" calcext:value-type="float">
            <text:p>75,00</text:p>
          </table:table-cell>
          <table:table-cell table:style-name="ce746" table:number-columns-repeated="2"/>
          <table:table-cell table:style-name="ce746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PŞ-KDV</text:p>
          </table:table-cell>
          <table:table-cell table:style-name="ce746" office:value-type="float" office:value="75" calcext:value-type="float">
            <text:p>75,00</text:p>
          </table:table-cell>
          <table:table-cell table:style-name="ce746" table:number-columns-repeated="2"/>
          <table:table-cell table:style-name="ce746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G. GV</text:p>
          </table:table-cell>
          <table:table-cell table:style-name="ce746" office:value-type="float" office:value="60" calcext:value-type="float">
            <text:p>60,00</text:p>
          </table:table-cell>
          <table:table-cell table:style-name="ce746" table:number-columns-repeated="2"/>
          <table:table-cell table:style-name="ce746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TON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PERFORJE</text:p>
          </table:table-cell>
          <table:table-cell table:style-name="ce746" office:value-type="float" office:value="815" calcext:value-type="float">
            <text:p>815,00</text:p>
          </table:table-cell>
          <table:table-cell table:style-name="ce746" table:number-columns-repeated="2"/>
          <table:table-cell table:style-name="ce746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HSAN ŞENMAN</text:p>
          </table:table-cell>
          <table:table-cell table:style-name="ce746" office:value-type="float" office:value="150" calcext:value-type="float">
            <text:p>150,00</text:p>
          </table:table-cell>
          <table:table-cell table:style-name="ce746" table:number-columns-repeated="2"/>
          <table:table-cell table:style-name="ce746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ANER ERAYDIN</text:p>
          </table:table-cell>
          <table:table-cell table:style-name="ce746" office:value-type="float" office:value="600" calcext:value-type="float">
            <text:p>600,00</text:p>
          </table:table-cell>
          <table:table-cell table:style-name="ce746" table:number-columns-repeated="2"/>
          <table:table-cell table:style-name="ce746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ST DİNC</text:p>
          </table:table-cell>
          <table:table-cell table:style-name="ce746" office:value-type="float" office:value="750" calcext:value-type="float">
            <text:p>750,00</text:p>
          </table:table-cell>
          <table:table-cell table:style-name="ce746" table:number-columns-repeated="2"/>
          <table:table-cell table:style-name="ce746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CEM SIĞIRECI</text:p>
          </table:table-cell>
          <table:table-cell table:style-name="ce746" office:value-type="float" office:value="750" calcext:value-type="float">
            <text:p>750,00</text:p>
          </table:table-cell>
          <table:table-cell table:style-name="ce746" table:number-columns-repeated="2"/>
          <table:table-cell table:style-name="ce746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Ş. CIRDKLI PER</text:p>
          </table:table-cell>
          <table:table-cell table:style-name="ce746" office:value-type="float" office:value="110" calcext:value-type="float">
            <text:p>110,00</text:p>
          </table:table-cell>
          <table:table-cell table:style-name="ce746" table:number-columns-repeated="2"/>
          <table:table-cell table:style-name="ce746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RU</text:p>
          </table:table-cell>
          <table:table-cell table:style-name="ce746" office:value-type="float" office:value="270" calcext:value-type="float">
            <text:p>270,00</text:p>
          </table:table-cell>
          <table:table-cell table:style-name="ce746" table:number-columns-repeated="2"/>
          <table:table-cell table:style-name="ce746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3" office:value-type="string" calcext:value-type="string">
            <text:p>BAĞKUR</text:p>
          </table:table-cell>
          <table:table-cell table:style-name="ce746" office:value-type="float" office:value="367" calcext:value-type="float">
            <text:p>367,00</text:p>
          </table:table-cell>
          <table:table-cell table:style-name="ce746" table:number-columns-repeated="2"/>
          <table:table-cell table:style-name="ce746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224" calcext:value-type="float">
            <text:p>224,00</text:p>
          </table:table-cell>
          <table:table-cell table:style-name="ce746"/>
          <table:table-cell table:style-name="ce746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ORĞ BOYA</text:p>
          </table:table-cell>
          <table:table-cell table:style-name="ce746"/>
          <table:table-cell table:style-name="ce746" office:value-type="float" office:value="530" calcext:value-type="float">
            <text:p>530,00</text:p>
          </table:table-cell>
          <table:table-cell table:style-name="ce746"/>
          <table:table-cell table:style-name="ce746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3" office:value-type="string" calcext:value-type="string">
            <text:p>H. AYRANCI</text:p>
          </table:table-cell>
          <table:table-cell table:style-name="ce746" office:value-type="float" office:value="100" calcext:value-type="float">
            <text:p>100,00</text:p>
          </table:table-cell>
          <table:table-cell table:style-name="ce746" table:number-columns-repeated="2"/>
          <table:table-cell table:style-name="ce746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AVRULU</text:p>
          </table:table-cell>
          <table:table-cell table:style-name="ce746"/>
          <table:table-cell table:style-name="ce746" office:value-type="float" office:value="500" calcext:value-type="float">
            <text:p>500,00</text:p>
          </table:table-cell>
          <table:table-cell table:style-name="ce746"/>
          <table:table-cell table:style-name="ce746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. AYRANCI</text:p>
          </table:table-cell>
          <table:table-cell table:style-name="ce746" office:value-type="float" office:value="100" calcext:value-type="float">
            <text:p>100,00</text:p>
          </table:table-cell>
          <table:table-cell table:style-name="ce746" table:number-columns-repeated="2"/>
          <table:table-cell table:style-name="ce746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FIRCA ISPATULA</text:p>
          </table:table-cell>
          <table:table-cell table:style-name="ce746"/>
          <table:table-cell table:style-name="ce746" office:value-type="float" office:value="14" calcext:value-type="float">
            <text:p>14,00</text:p>
          </table:table-cell>
          <table:table-cell table:style-name="ce746"/>
          <table:table-cell table:style-name="ce746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3" office:value-type="string" calcext:value-type="string">
            <text:p>KDV STB</text:p>
          </table:table-cell>
          <table:table-cell table:style-name="ce746" office:value-type="float" office:value="80" calcext:value-type="float">
            <text:p>80,00</text:p>
          </table:table-cell>
          <table:table-cell table:style-name="ce746" table:number-columns-repeated="2"/>
          <table:table-cell table:style-name="ce746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46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46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3" office:value-type="string" calcext:value-type="string">
            <text:p>KK</text:p>
          </table:table-cell>
          <table:table-cell table:style-name="ce746" office:value-type="float" office:value="1600" calcext:value-type="float">
            <text:p>1.600,00</text:p>
          </table:table-cell>
          <table:table-cell table:style-name="ce746" table:number-columns-repeated="2"/>
          <table:table-cell table:style-name="ce746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ALİP EKİCİ</text:p>
          </table:table-cell>
          <table:table-cell table:style-name="ce746" office:value-type="float" office:value="200" calcext:value-type="float">
            <text:p>200,00</text:p>
          </table:table-cell>
          <table:table-cell table:style-name="ce746" table:number-columns-repeated="2"/>
          <table:table-cell table:style-name="ce746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723" office:value-type="string" calcext:value-type="string">
            <text:p>KDV – GV</text:p>
          </table:table-cell>
          <table:table-cell table:style-name="ce746" office:value-type="float" office:value="309" calcext:value-type="float">
            <text:p>309,00</text:p>
          </table:table-cell>
          <table:table-cell table:style-name="ce746" table:number-columns-repeated="2"/>
          <table:table-cell table:style-name="ce746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3" office:value-type="string" calcext:value-type="string">
            <text:p>M.B <text:s text:c="2"/>Ğ.VER</text:p>
          </table:table-cell>
          <table:table-cell table:style-name="ce746" office:value-type="float" office:value="1720" calcext:value-type="float">
            <text:p>1.720,00</text:p>
          </table:table-cell>
          <table:table-cell table:style-name="ce746" table:number-columns-repeated="2"/>
          <table:table-cell table:style-name="ce746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3" office:value-type="string" calcext:value-type="string">
            <text:p>ELDEN</text:p>
          </table:table-cell>
          <table:table-cell table:style-name="ce746" office:value-type="float" office:value="850" calcext:value-type="float">
            <text:p>850,00</text:p>
          </table:table-cell>
          <table:table-cell table:style-name="ce746" table:number-columns-repeated="2"/>
          <table:table-cell table:style-name="ce746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STAR – cizme</text:p>
          </table:table-cell>
          <table:table-cell table:style-name="ce746"/>
          <table:table-cell table:style-name="ce746" office:value-type="float" office:value="540" calcext:value-type="float">
            <text:p>540,00</text:p>
          </table:table-cell>
          <table:table-cell table:style-name="ce746"/>
          <table:table-cell table:style-name="ce746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NAK TK</text:p>
          </table:table-cell>
          <table:table-cell table:style-name="ce746"/>
          <table:table-cell table:style-name="ce746" office:value-type="float" office:value="754" calcext:value-type="float">
            <text:p>754,00</text:p>
          </table:table-cell>
          <table:table-cell table:style-name="ce746"/>
          <table:table-cell table:style-name="ce746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YACI MUSTAFA</text:p>
          </table:table-cell>
          <table:table-cell table:style-name="ce746" office:value-type="float" office:value="140" calcext:value-type="float">
            <text:p>140,00</text:p>
          </table:table-cell>
          <table:table-cell table:style-name="ce746" table:number-columns-repeated="2"/>
          <table:table-cell table:style-name="ce746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OPEL MUAYENE</text:p>
          </table:table-cell>
          <table:table-cell table:style-name="ce746" office:value-type="float" office:value="220" calcext:value-type="float">
            <text:p>220,00</text:p>
          </table:table-cell>
          <table:table-cell table:style-name="ce746" table:number-columns-repeated="2"/>
          <table:table-cell table:style-name="ce746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DV</text:p>
          </table:table-cell>
          <table:table-cell table:style-name="ce746" office:value-type="float" office:value="80" calcext:value-type="float">
            <text:p>80,00</text:p>
          </table:table-cell>
          <table:table-cell table:style-name="ce746" table:number-columns-repeated="2"/>
          <table:table-cell table:style-name="ce746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TIN</text:p>
          </table:table-cell>
          <table:table-cell table:style-name="ce746"/>
          <table:table-cell table:style-name="ce746" office:value-type="float" office:value="500" calcext:value-type="float">
            <text:p>500,00</text:p>
          </table:table-cell>
          <table:table-cell table:style-name="ce746"/>
          <table:table-cell table:style-name="ce746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764" calcext:value-type="float">
            <text:p>764,00</text:p>
          </table:table-cell>
          <table:table-cell table:style-name="ce746"/>
          <table:table-cell table:style-name="ce746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ESİCİ TEX</text:p>
          </table:table-cell>
          <table:table-cell table:style-name="ce746" office:value-type="float" office:value="120" calcext:value-type="float">
            <text:p>120,00</text:p>
          </table:table-cell>
          <table:table-cell table:style-name="ce746" table:number-columns-repeated="2"/>
          <table:table-cell table:style-name="ce746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IZ KONT ÖDEME</text:p>
          </table:table-cell>
          <table:table-cell table:style-name="ce746"/>
          <table:table-cell table:style-name="ce746" office:value-type="float" office:value="708" calcext:value-type="float">
            <text:p>708,00</text:p>
          </table:table-cell>
          <table:table-cell table:style-name="ce746"/>
          <table:table-cell table:style-name="ce746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3" office:value-type="string" calcext:value-type="string">
            <text:p>2 GL SLK BOYA ve mlzm</text:p>
          </table:table-cell>
          <table:table-cell table:style-name="ce746"/>
          <table:table-cell table:style-name="ce746" office:value-type="float" office:value="105" calcext:value-type="float">
            <text:p>105,00</text:p>
          </table:table-cell>
          <table:table-cell table:style-name="ce746"/>
          <table:table-cell table:style-name="ce746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OTER ALİ BALCI</text:p>
          </table:table-cell>
          <table:table-cell table:style-name="ce746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SKENDİYER</text:p>
          </table:table-cell>
          <table:table-cell table:style-name="ce746" office:value-type="float" office:value="600" calcext:value-type="float">
            <text:p>600,00</text:p>
          </table:table-cell>
          <table:table-cell table:style-name="ce746" table:number-columns-repeated="2"/>
          <table:table-cell table:style-name="ce746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İ BALCI ELDEN</text:p>
          </table:table-cell>
          <table:table-cell table:style-name="ce746" office:value-type="float" office:value="1400" calcext:value-type="float">
            <text:p>1.400,00</text:p>
          </table:table-cell>
          <table:table-cell table:style-name="ce746" table:number-columns-repeated="2"/>
          <table:table-cell table:style-name="ce746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723" office:value-type="string" calcext:value-type="string">
            <text:p>KDV</text:p>
          </table:table-cell>
          <table:table-cell table:style-name="ce746" office:value-type="float" office:value="224" calcext:value-type="float">
            <text:p>224,00</text:p>
          </table:table-cell>
          <table:table-cell table:style-name="ce746" table:number-columns-repeated="2"/>
          <table:table-cell table:style-name="ce746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LOK MAAŞ</text:p>
          </table:table-cell>
          <table:table-cell table:style-name="ce746" office:value-type="float" office:value="660" calcext:value-type="float">
            <text:p>660,00</text:p>
          </table:table-cell>
          <table:table-cell table:style-name="ce746" table:number-columns-repeated="2"/>
          <table:table-cell table:style-name="ce746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LOK SSK</text:p>
          </table:table-cell>
          <table:table-cell table:style-name="ce746" office:value-type="float" office:value="520" calcext:value-type="float">
            <text:p>520,00</text:p>
          </table:table-cell>
          <table:table-cell table:style-name="ce746" table:number-columns-repeated="2"/>
          <table:table-cell table:style-name="ce746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3" office:value-type="string" calcext:value-type="string">
            <text:p>LOK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ÜNV MALZ</text:p>
          </table:table-cell>
          <table:table-cell table:style-name="ce746"/>
          <table:table-cell table:style-name="ce746" office:value-type="float" office:value="1082" calcext:value-type="float">
            <text:p>1.082,00</text:p>
          </table:table-cell>
          <table:table-cell table:style-name="ce746"/>
          <table:table-cell table:style-name="ce746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CİM NAK</text:p>
          </table:table-cell>
          <table:table-cell table:style-name="ce746" office:value-type="float" office:value="850" calcext:value-type="float">
            <text:p>850,00</text:p>
          </table:table-cell>
          <table:table-cell table:style-name="ce746" table:number-columns-repeated="2"/>
          <table:table-cell table:style-name="ce746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EZAR HASAN TAŞ</text:p>
          </table:table-cell>
          <table:table-cell table:style-name="ce746" office:value-type="float" office:value="500" calcext:value-type="float">
            <text:p>500,00</text:p>
          </table:table-cell>
          <table:table-cell table:style-name="ce746" table:number-columns-repeated="2"/>
          <table:table-cell table:style-name="ce746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3" office:value-type="string" calcext:value-type="string">
            <text:p>LOK <text:s/>MAAŞ</text:p>
          </table:table-cell>
          <table:table-cell table:style-name="ce746" office:value-type="float" office:value="660" calcext:value-type="float">
            <text:p>660,00</text:p>
          </table:table-cell>
          <table:table-cell table:style-name="ce746" table:number-columns-repeated="2"/>
          <table:table-cell table:style-name="ce746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EZAR PARASI</text:p>
          </table:table-cell>
          <table:table-cell table:style-name="ce746" office:value-type="float" office:value="700" calcext:value-type="float">
            <text:p>700,00</text:p>
          </table:table-cell>
          <table:table-cell table:style-name="ce746" table:number-columns-repeated="2"/>
          <table:table-cell table:style-name="ce746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3" office:value-type="string" calcext:value-type="string">
            <text:p>LOK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EL EMLAK</text:p>
          </table:table-cell>
          <table:table-cell table:style-name="ce746" office:value-type="float" office:value="5020" calcext:value-type="float">
            <text:p>5.020,00</text:p>
          </table:table-cell>
          <table:table-cell table:style-name="ce746" table:number-columns-repeated="2"/>
          <table:table-cell table:style-name="ce746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3" office:value-type="string" calcext:value-type="string">
            <text:p>GEC VR</text:p>
          </table:table-cell>
          <table:table-cell table:style-name="ce746" office:value-type="float" office:value="97" calcext:value-type="float">
            <text:p>97,00</text:p>
          </table:table-cell>
          <table:table-cell table:style-name="ce746" table:number-columns-repeated="2"/>
          <table:table-cell table:style-name="ce746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3" office:value-type="string" calcext:value-type="string">
            <text:p>LOK MAAŞ</text:p>
          </table:table-cell>
          <table:table-cell table:style-name="ce746" office:value-type="float" office:value="660" calcext:value-type="float">
            <text:p>660,00</text:p>
          </table:table-cell>
          <table:table-cell table:style-name="ce746" table:number-columns-repeated="2"/>
          <table:table-cell table:style-name="ce746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3" office:value-type="string" calcext:value-type="string">
            <text:p>M.B <text:s text:c="2"/>Ğ.VER</text:p>
          </table:table-cell>
          <table:table-cell table:style-name="ce746" office:value-type="float" office:value="845" calcext:value-type="float">
            <text:p>845,00</text:p>
          </table:table-cell>
          <table:table-cell table:style-name="ce746" table:number-columns-repeated="2"/>
          <table:table-cell table:style-name="ce746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3" office:value-type="string" calcext:value-type="string">
            <text:p>DĞ VERĞİ</text:p>
          </table:table-cell>
          <table:table-cell table:style-name="ce746" office:value-type="float" office:value="246" calcext:value-type="float">
            <text:p>246,00</text:p>
          </table:table-cell>
          <table:table-cell table:style-name="ce746" table:number-columns-repeated="2"/>
          <table:table-cell table:style-name="ce746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3" office:value-type="string" calcext:value-type="string">
            <text:p>KREDİ 1-2-3-4-5-6 <text:s/>6-11. aylar 2375x6</text:p>
          </table:table-cell>
          <table:table-cell table:style-name="ce746"/>
          <table:table-cell table:style-name="ce746" office:value-type="float" office:value="14250" calcext:value-type="float">
            <text:p>14.250,00</text:p>
          </table:table-cell>
          <table:table-cell table:style-name="ce746"/>
          <table:table-cell table:style-name="ce746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723" office:value-type="string" calcext:value-type="string">
            <text:p>LOK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LİYE</text:p>
          </table:table-cell>
          <table:table-cell table:style-name="ce746" office:value-type="float" office:value="6" calcext:value-type="float">
            <text:p>6,00</text:p>
          </table:table-cell>
          <table:table-cell table:style-name="ce746" table:number-columns-repeated="2"/>
          <table:table-cell table:style-name="ce746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723" office:value-type="string" calcext:value-type="string">
            <text:p>KREDİ 7</text:p>
          </table:table-cell>
          <table:table-cell table:style-name="ce746"/>
          <table:table-cell table:style-name="ce746" office:value-type="float" office:value="2375" calcext:value-type="float">
            <text:p>2.375,00</text:p>
          </table:table-cell>
          <table:table-cell table:style-name="ce746"/>
          <table:table-cell table:style-name="ce746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ÜNVERSİTE <text:s/>MALZ</text:p>
          </table:table-cell>
          <table:table-cell table:style-name="ce746" office:value-type="float" office:value="9600" calcext:value-type="float">
            <text:p>9.600,00</text:p>
          </table:table-cell>
          <table:table-cell table:style-name="ce746" table:number-columns-repeated="2"/>
          <table:table-cell table:style-name="ce746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üs cankurt</text:p>
          </table:table-cell>
          <table:table-cell table:style-name="ce746" office:value-type="float" office:value="200" calcext:value-type="float">
            <text:p>200,00</text:p>
          </table:table-cell>
          <table:table-cell table:style-name="ce746" table:number-columns-repeated="2"/>
          <table:table-cell table:style-name="ce746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deniz mak</text:p>
          </table:table-cell>
          <table:table-cell table:style-name="ce746" office:value-type="float" office:value="280" calcext:value-type="float">
            <text:p>280,00</text:p>
          </table:table-cell>
          <table:table-cell table:style-name="ce746" table:number-columns-repeated="2"/>
          <table:table-cell table:style-name="ce746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ru</text:p>
          </table:table-cell>
          <table:table-cell table:style-name="ce746" office:value-type="float" office:value="90" calcext:value-type="float">
            <text:p>90,00</text:p>
          </table:table-cell>
          <table:table-cell table:style-name="ce746" table:number-columns-repeated="2"/>
          <table:table-cell table:style-name="ce746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2011 toplam doğuşun aldığı</text:p>
          </table:table-cell>
          <table:table-cell table:style-name="ce746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2011 toplam selaniğin aldığı </text:p>
          </table:table-cell>
          <table:table-cell table:style-name="ce746"/>
          <table:table-cell table:style-name="ce746" table:formula="of:=SUM([.E158:.E198])" office:value-type="float" office:value="24078" calcext:value-type="float">
            <text:p>24.078,00</text:p>
          </table:table-cell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ombi</text:p>
          </table:table-cell>
          <table:table-cell table:style-name="ce746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6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46" table:number-columns-repeated="2"/>
          <table:table-cell table:style-name="ce746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6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46" table:number-columns-repeated="2"/>
          <table:table-cell table:style-name="ce746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stafa balcı banka hesabından</text:p>
          </table:table-cell>
          <table:table-cell table:style-name="ce746" office:value-type="float" office:value="8750" calcext:value-type="float">
            <text:p>8.750,00</text:p>
          </table:table-cell>
          <table:table-cell table:style-name="ce746" table:number-columns-repeated="2"/>
          <table:table-cell table:style-name="ce746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6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46" table:number-columns-repeated="2"/>
          <table:table-cell table:style-name="ce746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6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46" table:number-columns-repeated="2"/>
          <table:table-cell table:style-name="ce746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6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46" table:number-columns-repeated="2"/>
          <table:table-cell table:style-name="ce746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746" table:number-columns-repeated="3"/>
          <table:table-cell table:style-name="ce746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46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46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3" office:value-type="string" calcext:value-type="string">
            <text:p>ali balcı kaloriferci</text:p>
          </table:table-cell>
          <table:table-cell table:style-name="ce746"/>
          <table:table-cell table:style-name="ce746" office:value-type="float" office:value="225" calcext:value-type="float">
            <text:p>225,00</text:p>
          </table:table-cell>
          <table:table-cell table:style-name="ce746"/>
          <table:table-cell table:style-name="ce746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 ş.çırdaklı</text:p>
          </table:table-cell>
          <table:table-cell table:style-name="ce746"/>
          <table:table-cell table:style-name="ce746" office:value-type="float" office:value="500" calcext:value-type="float">
            <text:p>500,00</text:p>
          </table:table-cell>
          <table:table-cell table:style-name="ce746"/>
          <table:table-cell table:style-name="ce746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zocam nakliye</text:p>
          </table:table-cell>
          <table:table-cell table:style-name="ce746" office:value-type="float" office:value="160" calcext:value-type="float">
            <text:p>160,00</text:p>
          </table:table-cell>
          <table:table-cell table:style-name="ce746" table:number-columns-repeated="2"/>
          <table:table-cell table:style-name="ce746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redi</text:p>
          </table:table-cell>
          <table:table-cell table:style-name="ce746" table:number-columns-repeated="3"/>
          <table:table-cell table:style-name="ce746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2375*10=23750</text:p>
          </table:table-cell>
          <table:table-cell table:style-name="ce746" table:number-columns-repeated="3"/>
          <table:table-cell table:style-name="ce746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2375*1 = <text:s/>2375</text:p>
          </table:table-cell>
          <table:table-cell table:style-name="ce746" table:number-columns-repeated="3"/>
          <table:table-cell table:style-name="ce746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1* 375 = <text:s text:c="2"/>375</text:p>
          </table:table-cell>
          <table:table-cell table:style-name="ce746" table:number-columns-repeated="3"/>
          <table:table-cell table:style-name="ce746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oplam <text:s text:c="14"/>26500</text:p>
          </table:table-cell>
          <table:table-cell table:style-name="ce746" table:number-columns-repeated="3"/>
          <table:table-cell table:style-name="ce746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723" office:value-type="string" calcext:value-type="string">
            <text:p>KREDİ 8-9-10-11</text:p>
          </table:table-cell>
          <table:table-cell table:style-name="ce746"/>
          <table:table-cell table:style-name="ce746" office:value-type="float" office:value="9500" calcext:value-type="float">
            <text:p>9.500,00</text:p>
          </table:table-cell>
          <table:table-cell table:style-name="ce746"/>
          <table:table-cell table:style-name="ce746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redi 12</text:p>
          </table:table-cell>
          <table:table-cell table:style-name="ce746"/>
          <table:table-cell table:style-name="ce746" office:value-type="float" office:value="375" calcext:value-type="float">
            <text:p>375,00</text:p>
          </table:table-cell>
          <table:table-cell table:style-name="ce746"/>
          <table:table-cell table:style-name="ce746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k kk atila</text:p>
          </table:table-cell>
          <table:table-cell table:style-name="ce746"/>
          <table:table-cell table:style-name="ce746" office:value-type="float" office:value="960" calcext:value-type="float">
            <text:p>960,00</text:p>
          </table:table-cell>
          <table:table-cell table:style-name="ce746"/>
          <table:table-cell table:style-name="ce746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ygaz atila</text:p>
          </table:table-cell>
          <table:table-cell table:style-name="ce746"/>
          <table:table-cell table:style-name="ce746" office:value-type="float" office:value="168" calcext:value-type="float">
            <text:p>168,00</text:p>
          </table:table-cell>
          <table:table-cell table:style-name="ce746"/>
          <table:table-cell table:style-name="ce746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ygaz ali</text:p>
          </table:table-cell>
          <table:table-cell table:style-name="ce746"/>
          <table:table-cell table:style-name="ce746" office:value-type="float" office:value="195" calcext:value-type="float">
            <text:p>195,00</text:p>
          </table:table-cell>
          <table:table-cell table:style-name="ce746"/>
          <table:table-cell table:style-name="ce746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30-3-2012 çek</text:p>
          </table:table-cell>
          <table:table-cell table:style-name="ce746"/>
          <table:table-cell table:style-name="ce746" office:value-type="float" office:value="2000" calcext:value-type="float">
            <text:p>2.000,00</text:p>
          </table:table-cell>
          <table:table-cell table:style-name="ce746"/>
          <table:table-cell table:style-name="ce746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slan tic</text:p>
          </table:table-cell>
          <table:table-cell table:style-name="ce746" office:value-type="float" office:value="930" calcext:value-type="float">
            <text:p>930,00</text:p>
          </table:table-cell>
          <table:table-cell table:style-name="ce746" table:number-columns-repeated="2"/>
          <table:table-cell table:style-name="ce746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ulusu tüp</text:p>
          </table:table-cell>
          <table:table-cell table:style-name="ce746" office:value-type="float" office:value="600" calcext:value-type="float">
            <text:p>600,00</text:p>
          </table:table-cell>
          <table:table-cell table:style-name="ce746" table:number-columns-repeated="2"/>
          <table:table-cell table:style-name="ce746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ürkeller şenele ödeme</text:p>
          </table:table-cell>
          <table:table-cell table:style-name="ce746" office:value-type="float" office:value="5818" calcext:value-type="float">
            <text:p>5.818,00</text:p>
          </table:table-cell>
          <table:table-cell table:style-name="ce746" table:number-columns-repeated="2"/>
          <table:table-cell table:style-name="ce746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ayraktar cıvata şnl</text:p>
          </table:table-cell>
          <table:table-cell table:style-name="ce746" office:value-type="float" office:value="406" calcext:value-type="float">
            <text:p>406,00</text:p>
          </table:table-cell>
          <table:table-cell table:style-name="ce746" table:number-columns-repeated="2"/>
          <table:table-cell table:style-name="ce746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boyacı yusuf şnl mrmr</text:p>
          </table:table-cell>
          <table:table-cell table:style-name="ce746" office:value-type="float" office:value="850" calcext:value-type="float">
            <text:p>850,00</text:p>
          </table:table-cell>
          <table:table-cell table:style-name="ce746" table:number-columns-repeated="2"/>
          <table:table-cell table:style-name="ce746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150" calcext:value-type="float">
            <text:p>150,00</text:p>
          </table:table-cell>
          <table:table-cell table:style-name="ce746"/>
          <table:table-cell table:style-name="ce746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yangın dolabı çağdaş</text:p>
          </table:table-cell>
          <table:table-cell table:style-name="ce746"/>
          <table:table-cell table:style-name="ce746" office:value-type="float" office:value="590" calcext:value-type="float">
            <text:p>590,00</text:p>
          </table:table-cell>
          <table:table-cell table:style-name="ce746"/>
          <table:table-cell table:style-name="ce746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orman işl havale</text:p>
          </table:table-cell>
          <table:table-cell table:style-name="ce746"/>
          <table:table-cell table:style-name="ce746" office:value-type="float" office:value="400" calcext:value-type="float">
            <text:p>400,00</text:p>
          </table:table-cell>
          <table:table-cell table:style-name="ce746"/>
          <table:table-cell table:style-name="ce746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doğuş emlak vergisi,</text:p>
          </table:table-cell>
          <table:table-cell table:style-name="ce746"/>
          <table:table-cell table:style-name="ce746" office:value-type="float" office:value="244" calcext:value-type="float">
            <text:p>244,00</text:p>
          </table:table-cell>
          <table:table-cell table:style-name="ce746"/>
          <table:table-cell table:style-name="ce746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150" calcext:value-type="float">
            <text:p>150,00</text:p>
          </table:table-cell>
          <table:table-cell table:style-name="ce746"/>
          <table:table-cell table:style-name="ce746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dan çek</text:p>
          </table:table-cell>
          <table:table-cell table:style-name="ce746" office:value-type="float" office:value="3400" calcext:value-type="float">
            <text:p>3.400,00</text:p>
          </table:table-cell>
          <table:table-cell table:style-name="ce746" table:number-columns-repeated="2"/>
          <table:table-cell table:style-name="ce746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2500" calcext:value-type="float">
            <text:p>2.500,00</text:p>
          </table:table-cell>
          <table:table-cell table:style-name="ce746"/>
          <table:table-cell table:style-name="ce746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3" office:value-type="string" calcext:value-type="string">
            <text:p>lokantacı ocak maaş</text:p>
          </table:table-cell>
          <table:table-cell table:style-name="ce746" office:value-type="float" office:value="300" calcext:value-type="float">
            <text:p>300,00</text:p>
          </table:table-cell>
          <table:table-cell table:style-name="ce746" table:number-columns-repeated="2"/>
          <table:table-cell table:style-name="ce746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250" calcext:value-type="float">
            <text:p>250,00</text:p>
          </table:table-cell>
          <table:table-cell table:style-name="ce746"/>
          <table:table-cell table:style-name="ce746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550" calcext:value-type="float">
            <text:p>550,00</text:p>
          </table:table-cell>
          <table:table-cell table:style-name="ce746"/>
          <table:table-cell table:style-name="ce746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3" office:value-type="string" calcext:value-type="string">
            <text:p>lokantacı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3" office:value-type="string" calcext:value-type="string">
            <text:p>lokantacı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3" office:value-type="string" calcext:value-type="string">
            <text:p>havale</text:p>
          </table:table-cell>
          <table:table-cell table:style-name="ce746"/>
          <table:table-cell table:style-name="ce746" office:value-type="float" office:value="7085" calcext:value-type="float">
            <text:p>7.085,00</text:p>
          </table:table-cell>
          <table:table-cell table:style-name="ce746"/>
          <table:table-cell table:style-name="ce746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3" office:value-type="string" calcext:value-type="string">
            <text:p>ali balcıya nakit verilen</text:p>
          </table:table-cell>
          <table:table-cell table:style-name="ce746"/>
          <table:table-cell table:style-name="ce746" office:value-type="float" office:value="7500" calcext:value-type="float">
            <text:p>7.500,00</text:p>
          </table:table-cell>
          <table:table-cell table:style-name="ce746"/>
          <table:table-cell table:style-name="ce746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alkbank tan atla</text:p>
          </table:table-cell>
          <table:table-cell table:style-name="ce746" office:value-type="float" office:value="975" calcext:value-type="float">
            <text:p>975,00</text:p>
          </table:table-cell>
          <table:table-cell table:style-name="ce746" table:number-columns-repeated="2"/>
          <table:table-cell table:style-name="ce746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ömür parası öğrenci</text:p>
          </table:table-cell>
          <table:table-cell table:style-name="ce746"/>
          <table:table-cell table:style-name="ce746" office:value-type="float" office:value="495" calcext:value-type="float">
            <text:p>495,00</text:p>
          </table:table-cell>
          <table:table-cell table:style-name="ce746"/>
          <table:table-cell table:style-name="ce746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acı usta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3" office:value-type="string" calcext:value-type="string">
            <text:p>kk ali balcı</text:p>
          </table:table-cell>
          <table:table-cell table:style-name="ce746"/>
          <table:table-cell table:style-name="ce746" office:value-type="float" office:value="1482" calcext:value-type="float">
            <text:p>1.482,00</text:p>
          </table:table-cell>
          <table:table-cell table:style-name="ce746"/>
          <table:table-cell table:style-name="ce746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k ali balcı</text:p>
          </table:table-cell>
          <table:table-cell table:style-name="ce746"/>
          <table:table-cell table:style-name="ce746" office:value-type="float" office:value="735" calcext:value-type="float">
            <text:p>735,00</text:p>
          </table:table-cell>
          <table:table-cell table:style-name="ce746"/>
          <table:table-cell table:style-name="ce746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pob san kredi a blcı</text:p>
          </table:table-cell>
          <table:table-cell table:style-name="ce746"/>
          <table:table-cell table:style-name="ce746" office:value-type="float" office:value="2048" calcext:value-type="float">
            <text:p>2.048,00</text:p>
          </table:table-cell>
          <table:table-cell table:style-name="ce746"/>
          <table:table-cell table:style-name="ce746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a balcı</text:p>
          </table:table-cell>
          <table:table-cell table:style-name="ce746"/>
          <table:table-cell table:style-name="ce746" office:value-type="float" office:value="1000" calcext:value-type="float">
            <text:p>1.000,00</text:p>
          </table:table-cell>
          <table:table-cell table:style-name="ce746"/>
          <table:table-cell table:style-name="ce746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3" office:value-type="string" calcext:value-type="string">
            <text:p>ziraat çek için şenel</text:p>
          </table:table-cell>
          <table:table-cell table:style-name="ce746" office:value-type="float" office:value="1150" calcext:value-type="float">
            <text:p>1.150,00</text:p>
          </table:table-cell>
          <table:table-cell table:style-name="ce746" table:number-columns-repeated="2"/>
          <table:table-cell table:style-name="ce746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iven 20 ad</text:p>
          </table:table-cell>
          <table:table-cell table:style-name="ce746"/>
          <table:table-cell table:style-name="ce746" office:value-type="float" office:value="40" calcext:value-type="float">
            <text:p>40,00</text:p>
          </table:table-cell>
          <table:table-cell table:style-name="ce746"/>
          <table:table-cell table:style-name="ce746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3" office:value-type="string" calcext:value-type="string">
            <text:p>lokanta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liye iskele parç</text:p>
          </table:table-cell>
          <table:table-cell table:style-name="ce746" office:value-type="float" office:value="150" calcext:value-type="float">
            <text:p>150,00</text:p>
          </table:table-cell>
          <table:table-cell table:style-name="ce746" table:number-columns-repeated="2"/>
          <table:table-cell table:style-name="ce746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liye iskele parç</text:p>
          </table:table-cell>
          <table:table-cell table:style-name="ce746" office:value-type="float" office:value="120" calcext:value-type="float">
            <text:p>120,00</text:p>
          </table:table-cell>
          <table:table-cell table:style-name="ce746" table:number-columns-repeated="2"/>
          <table:table-cell table:style-name="ce746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rı tuğla şenel</text:p>
          </table:table-cell>
          <table:table-cell table:style-name="ce746" office:value-type="float" office:value="300" calcext:value-type="float">
            <text:p>300,00</text:p>
          </table:table-cell>
          <table:table-cell table:style-name="ce746" table:number-columns-repeated="2"/>
          <table:table-cell table:style-name="ce746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evirgen şenel</text:p>
          </table:table-cell>
          <table:table-cell table:style-name="ce746" office:value-type="float" office:value="604" calcext:value-type="float">
            <text:p>604,00</text:p>
          </table:table-cell>
          <table:table-cell table:style-name="ce746" table:number-columns-repeated="2"/>
          <table:table-cell table:style-name="ce746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3" office:value-type="string" calcext:value-type="string">
            <text:p>lokantacı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3" office:value-type="string" calcext:value-type="string">
            <text:p>lokantacı ssk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feyz dergisi şenel</text:p>
          </table:table-cell>
          <table:table-cell table:style-name="ce746" office:value-type="float" office:value="120" calcext:value-type="float">
            <text:p>120,00</text:p>
          </table:table-cell>
          <table:table-cell table:style-name="ce746" table:number-columns-repeated="2"/>
          <table:table-cell table:style-name="ce746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ap emin</text:p>
          </table:table-cell>
          <table:table-cell table:style-name="ce746" office:value-type="float" office:value="3000" calcext:value-type="float">
            <text:p>3.000,00</text:p>
          </table:table-cell>
          <table:table-cell table:style-name="ce746" table:number-columns-repeated="2"/>
          <table:table-cell table:style-name="ce746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finansbank kredi</text:p>
          </table:table-cell>
          <table:table-cell table:style-name="ce746"/>
          <table:table-cell table:style-name="ce746" office:value-type="float" office:value="3885" calcext:value-type="float">
            <text:p>3.885,00</text:p>
          </table:table-cell>
          <table:table-cell table:style-name="ce746"/>
          <table:table-cell table:style-name="ce746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k ödenen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ember demir</text:p>
          </table:table-cell>
          <table:table-cell table:style-name="ce746"/>
          <table:table-cell table:style-name="ce746" office:value-type="float" office:value="160" calcext:value-type="float">
            <text:p>160,00</text:p>
          </table:table-cell>
          <table:table-cell table:style-name="ce746"/>
          <table:table-cell table:style-name="ce746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3" office:value-type="string" calcext:value-type="string">
            <text:p>nakit a balcı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3" office:value-type="string" calcext:value-type="string">
            <text:p>lok ved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3" office:value-type="string" calcext:value-type="string">
            <text:p>eldiven 12</text:p>
          </table:table-cell>
          <table:table-cell table:style-name="ce746"/>
          <table:table-cell table:style-name="ce746" office:value-type="float" office:value="24" calcext:value-type="float">
            <text:p>24,00</text:p>
          </table:table-cell>
          <table:table-cell table:style-name="ce746"/>
          <table:table-cell table:style-name="ce746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3" office:value-type="string" calcext:value-type="string">
            <text:p>pervin ev kredi</text:p>
          </table:table-cell>
          <table:table-cell table:style-name="ce746"/>
          <table:table-cell table:style-name="ce746" office:value-type="float" office:value="2050" calcext:value-type="float">
            <text:p>2.050,00</text:p>
          </table:table-cell>
          <table:table-cell table:style-name="ce746"/>
          <table:table-cell table:style-name="ce746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8000" calcext:value-type="float">
            <text:p>8.000,00</text:p>
          </table:table-cell>
          <table:table-cell table:style-name="ce746"/>
          <table:table-cell table:style-name="ce746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1200" calcext:value-type="float">
            <text:p>1.200,00</text:p>
          </table:table-cell>
          <table:table-cell table:style-name="ce746"/>
          <table:table-cell table:style-name="ce746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İŞ e havale</text:p>
          </table:table-cell>
          <table:table-cell table:style-name="ce746"/>
          <table:table-cell table:style-name="ce746" office:value-type="float" office:value="2000" calcext:value-type="float">
            <text:p>2.000,00</text:p>
          </table:table-cell>
          <table:table-cell table:style-name="ce746"/>
          <table:table-cell table:style-name="ce746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ş e yatan</text:p>
          </table:table-cell>
          <table:table-cell table:style-name="ce746"/>
          <table:table-cell table:style-name="ce746" office:value-type="float" office:value="400" calcext:value-type="float">
            <text:p>400,00</text:p>
          </table:table-cell>
          <table:table-cell table:style-name="ce746"/>
          <table:table-cell table:style-name="ce746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ş eft birleşim</text:p>
          </table:table-cell>
          <table:table-cell table:style-name="ce746"/>
          <table:table-cell table:style-name="ce746" office:value-type="float" office:value="6000" calcext:value-type="float">
            <text:p>6.000,00</text:p>
          </table:table-cell>
          <table:table-cell table:style-name="ce746"/>
          <table:table-cell table:style-name="ce746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3" office:value-type="string" calcext:value-type="string">
            <text:p>melih işçi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3" office:value-type="string" calcext:value-type="string">
            <text:p>lok ved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izme 5</text:p>
          </table:table-cell>
          <table:table-cell table:style-name="ce746"/>
          <table:table-cell table:style-name="ce746" office:value-type="float" office:value="60" calcext:value-type="float">
            <text:p>60,00</text:p>
          </table:table-cell>
          <table:table-cell table:style-name="ce746"/>
          <table:table-cell table:style-name="ce746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t 3</text:p>
          </table:table-cell>
          <table:table-cell table:style-name="ce746"/>
          <table:table-cell table:style-name="ce746" office:value-type="float" office:value="9" calcext:value-type="float">
            <text:p>9,00</text:p>
          </table:table-cell>
          <table:table-cell table:style-name="ce746"/>
          <table:table-cell table:style-name="ce746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 24 ad</text:p>
          </table:table-cell>
          <table:table-cell table:style-name="ce746"/>
          <table:table-cell table:style-name="ce746" office:value-type="float" office:value="48" calcext:value-type="float">
            <text:p>48,00</text:p>
          </table:table-cell>
          <table:table-cell table:style-name="ce746"/>
          <table:table-cell table:style-name="ce746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3" office:value-type="string" calcext:value-type="string">
            <text:p>doğuş ggv</text:p>
          </table:table-cell>
          <table:table-cell table:style-name="ce746" office:value-type="float" office:value="197" calcext:value-type="float">
            <text:p>197,00</text:p>
          </table:table-cell>
          <table:table-cell table:style-name="ce746" table:number-columns-repeated="2"/>
          <table:table-cell table:style-name="ce746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azova boya</text:p>
          </table:table-cell>
          <table:table-cell table:style-name="ce746" office:value-type="float" office:value="230" calcext:value-type="float">
            <text:p>230,00</text:p>
          </table:table-cell>
          <table:table-cell table:style-name="ce746" table:number-columns-repeated="2"/>
          <table:table-cell table:style-name="ce746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3" office:value-type="string" calcext:value-type="string">
            <text:p>lok ved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3" office:value-type="string" calcext:value-type="string">
            <text:p>lok ved</text:p>
          </table:table-cell>
          <table:table-cell table:style-name="ce746" office:value-type="float" office:value="240" calcext:value-type="float">
            <text:p>240,00</text:p>
          </table:table-cell>
          <table:table-cell table:style-name="ce746" table:number-columns-repeated="2"/>
          <table:table-cell table:style-name="ce746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46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3409*36=122724</text:p>
          </table:table-cell>
          <table:table-cell table:style-name="ce746" table:number-columns-repeated="3"/>
          <table:table-cell table:style-name="ce746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17 kas 13 --- 17 ekim 2016</text:p>
          </table:table-cell>
          <table:table-cell table:style-name="ce746" table:number-columns-repeated="3"/>
          <table:table-cell table:style-name="ce746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3" office:value-type="string" calcext:value-type="string">
            <text:p>kk</text:p>
          </table:table-cell>
          <table:table-cell table:style-name="ce746"/>
          <table:table-cell table:style-name="ce746" office:value-type="float" office:value="874" calcext:value-type="float">
            <text:p>874,00</text:p>
          </table:table-cell>
          <table:table-cell table:style-name="ce746"/>
          <table:table-cell table:style-name="ce746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k</text:p>
          </table:table-cell>
          <table:table-cell table:style-name="ce746"/>
          <table:table-cell table:style-name="ce746" office:value-type="float" office:value="5452" calcext:value-type="float">
            <text:p>5.452,00</text:p>
          </table:table-cell>
          <table:table-cell table:style-name="ce746"/>
          <table:table-cell table:style-name="ce746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k</text:p>
          </table:table-cell>
          <table:table-cell table:style-name="ce746"/>
          <table:table-cell table:style-name="ce746" office:value-type="float" office:value="1675" calcext:value-type="float">
            <text:p>1.675,00</text:p>
          </table:table-cell>
          <table:table-cell table:style-name="ce746"/>
          <table:table-cell table:style-name="ce746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</text:p>
          </table:table-cell>
          <table:table-cell table:style-name="ce746"/>
          <table:table-cell table:style-name="ce746" office:value-type="float" office:value="13000" calcext:value-type="float">
            <text:p>13.000,00</text:p>
          </table:table-cell>
          <table:table-cell table:style-name="ce746"/>
          <table:table-cell table:style-name="ce746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</text:p>
          </table:table-cell>
          <table:table-cell table:style-name="ce746"/>
          <table:table-cell table:style-name="ce746" office:value-type="float" office:value="27000" calcext:value-type="float">
            <text:p>27.000,00</text:p>
          </table:table-cell>
          <table:table-cell table:style-name="ce746"/>
          <table:table-cell table:style-name="ce746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vergiler</text:p>
          </table:table-cell>
          <table:table-cell table:style-name="ce746"/>
          <table:table-cell table:style-name="ce746" office:value-type="float" office:value="2960" calcext:value-type="float">
            <text:p>2.960,00</text:p>
          </table:table-cell>
          <table:table-cell table:style-name="ce746"/>
          <table:table-cell table:style-name="ce746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3" office:value-type="string" calcext:value-type="string">
            <text:p>nk</text:p>
          </table:table-cell>
          <table:table-cell table:style-name="ce746"/>
          <table:table-cell table:style-name="ce746" office:value-type="float" office:value="1500" calcext:value-type="float">
            <text:p>1.500,00</text:p>
          </table:table-cell>
          <table:table-cell table:style-name="ce746"/>
          <table:table-cell table:style-name="ce746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3" office:value-type="string" calcext:value-type="string">
            <text:p>nk</text:p>
          </table:table-cell>
          <table:table-cell table:style-name="ce746"/>
          <table:table-cell table:style-name="ce746" office:value-type="float" office:value="15000" calcext:value-type="float">
            <text:p>15.000,00</text:p>
          </table:table-cell>
          <table:table-cell table:style-name="ce746"/>
          <table:table-cell table:style-name="ce746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k</text:p>
          </table:table-cell>
          <table:table-cell table:style-name="ce746"/>
          <table:table-cell table:style-name="ce746" office:value-type="float" office:value="4277" calcext:value-type="float">
            <text:p>4.277,00</text:p>
          </table:table-cell>
          <table:table-cell table:style-name="ce746"/>
          <table:table-cell table:style-name="ce746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3" office:value-type="string" calcext:value-type="string">
            <text:p>KREDİ 1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K</text:p>
          </table:table-cell>
          <table:table-cell table:style-name="ce746"/>
          <table:table-cell table:style-name="ce746" office:value-type="float" office:value="750" calcext:value-type="float">
            <text:p>750,00</text:p>
          </table:table-cell>
          <table:table-cell table:style-name="ce746"/>
          <table:table-cell table:style-name="ce746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K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DLİYE</text:p>
          </table:table-cell>
          <table:table-cell table:style-name="ce746"/>
          <table:table-cell table:style-name="ce746" office:value-type="float" office:value="700" calcext:value-type="float">
            <text:p>700,00</text:p>
          </table:table-cell>
          <table:table-cell table:style-name="ce746"/>
          <table:table-cell table:style-name="ce746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/>
          <table:table-cell table:style-name="ce746" office:value-type="float" office:value="800" calcext:value-type="float">
            <text:p>800,00</text:p>
          </table:table-cell>
          <table:table-cell table:style-name="ce746"/>
          <table:table-cell table:style-name="ce746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/>
          <table:table-cell table:style-name="ce746" office:value-type="float" office:value="20" calcext:value-type="float">
            <text:p>20,00</text:p>
          </table:table-cell>
          <table:table-cell table:style-name="ce746"/>
          <table:table-cell table:style-name="ce746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3" office:value-type="string" calcext:value-type="string">
            <text:p>VERGİ</text:p>
          </table:table-cell>
          <table:table-cell table:style-name="ce746"/>
          <table:table-cell table:style-name="ce746" office:value-type="float" office:value="5003" calcext:value-type="float">
            <text:p>5.003,00</text:p>
          </table:table-cell>
          <table:table-cell table:style-name="ce746"/>
          <table:table-cell table:style-name="ce746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K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3" office:value-type="string" calcext:value-type="string">
            <text:p>KK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3" office:value-type="string" calcext:value-type="string">
            <text:p>KREDİ 2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3"/>
          <table:table-cell table:style-name="ce746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6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46" table:number-columns-repeated="2"/>
          <table:table-cell table:style-name="ce746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6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46" table:number-columns-repeated="2"/>
          <table:table-cell table:style-name="ce746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6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46" table:number-columns-repeated="2"/>
          <table:table-cell table:style-name="ce746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6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46" table:number-columns-repeated="2"/>
          <table:table-cell table:style-name="ce746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6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46" table:number-columns-repeated="2"/>
          <table:table-cell table:style-name="ce746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46" table:number-columns-repeated="3"/>
          <table:table-cell table:style-name="ce746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950" table:number-columns-repeated="2"/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46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3" office:value-type="string" calcext:value-type="string">
            <text:p>KREDİ 3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çıpan</text:p>
          </table:table-cell>
          <table:table-cell table:style-name="ce746"/>
          <table:table-cell table:style-name="ce746" office:value-type="float" office:value="110" calcext:value-type="float">
            <text:p>110,00</text:p>
          </table:table-cell>
          <table:table-cell table:style-name="ce746"/>
          <table:table-cell table:style-name="ce746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vida</text:p>
          </table:table-cell>
          <table:table-cell table:style-name="ce746"/>
          <table:table-cell table:style-name="ce746" office:value-type="float" office:value="20" calcext:value-type="float">
            <text:p>20,00</text:p>
          </table:table-cell>
          <table:table-cell table:style-name="ce746"/>
          <table:table-cell table:style-name="ce746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file</text:p>
          </table:table-cell>
          <table:table-cell table:style-name="ce746"/>
          <table:table-cell table:style-name="ce746" office:value-type="float" office:value="40" calcext:value-type="float">
            <text:p>40,00</text:p>
          </table:table-cell>
          <table:table-cell table:style-name="ce746"/>
          <table:table-cell table:style-name="ce746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deri eldiven 12</text:p>
          </table:table-cell>
          <table:table-cell table:style-name="ce746"/>
          <table:table-cell table:style-name="ce746" office:value-type="float" office:value="60" calcext:value-type="float">
            <text:p>60,00</text:p>
          </table:table-cell>
          <table:table-cell table:style-name="ce746"/>
          <table:table-cell table:style-name="ce746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 arabası 2</text:p>
          </table:table-cell>
          <table:table-cell table:style-name="ce746"/>
          <table:table-cell table:style-name="ce746" office:value-type="float" office:value="90" calcext:value-type="float">
            <text:p>90,00</text:p>
          </table:table-cell>
          <table:table-cell table:style-name="ce746"/>
          <table:table-cell table:style-name="ce746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patula 2</text:p>
          </table:table-cell>
          <table:table-cell table:style-name="ce746"/>
          <table:table-cell table:style-name="ce746" office:value-type="float" office:value="4" calcext:value-type="float">
            <text:p>4,00</text:p>
          </table:table-cell>
          <table:table-cell table:style-name="ce746"/>
          <table:table-cell table:style-name="ce746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lhami haykır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10000" calcext:value-type="float">
            <text:p>10.000,00</text:p>
          </table:table-cell>
          <table:table-cell table:style-name="ce746"/>
          <table:table-cell table:style-name="ce746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6600" calcext:value-type="float">
            <text:p>6.600,00</text:p>
          </table:table-cell>
          <table:table-cell table:style-name="ce746"/>
          <table:table-cell table:style-name="ce746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3" office:value-type="string" calcext:value-type="string">
            <text:p>KREDİ 4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</text:p>
          </table:table-cell>
          <table:table-cell table:style-name="ce746"/>
          <table:table-cell table:style-name="ce746" office:value-type="float" office:value="6000" calcext:value-type="float">
            <text:p>6.000,00</text:p>
          </table:table-cell>
          <table:table-cell table:style-name="ce746"/>
          <table:table-cell table:style-name="ce746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3" office:value-type="string" calcext:value-type="string">
            <text:p>KREDİ 5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10000" calcext:value-type="float">
            <text:p>10.000,00</text:p>
          </table:table-cell>
          <table:table-cell table:style-name="ce746"/>
          <table:table-cell table:style-name="ce746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3" office:value-type="string" calcext:value-type="string">
            <text:p>kk</text:p>
          </table:table-cell>
          <table:table-cell table:style-name="ce746"/>
          <table:table-cell table:style-name="ce746" office:value-type="float" office:value="4402" calcext:value-type="float">
            <text:p>4.402,00</text:p>
          </table:table-cell>
          <table:table-cell table:style-name="ce746"/>
          <table:table-cell table:style-name="ce746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2200" calcext:value-type="float">
            <text:p>2.200,00</text:p>
          </table:table-cell>
          <table:table-cell table:style-name="ce746"/>
          <table:table-cell table:style-name="ce746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3" office:value-type="string" calcext:value-type="string">
            <text:p>nakit ali balcıya</text:p>
          </table:table-cell>
          <table:table-cell table:style-name="ce746"/>
          <table:table-cell table:style-name="ce746" office:value-type="float" office:value="1000" calcext:value-type="float">
            <text:p>1.000,00</text:p>
          </table:table-cell>
          <table:table-cell table:style-name="ce746"/>
          <table:table-cell table:style-name="ce746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3" office:value-type="string" calcext:value-type="string">
            <text:p>nakit ali balcıya çek iade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30-3 fevzi deniz çek</text:p>
          </table:table-cell>
          <table:table-cell table:style-name="ce746" office:value-type="float" office:value="4000" calcext:value-type="float">
            <text:p>4.000,00</text:p>
          </table:table-cell>
          <table:table-cell table:style-name="ce746" table:number-columns-repeated="2"/>
          <table:table-cell table:style-name="ce746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kit iade</text:p>
          </table:table-cell>
          <table:table-cell table:style-name="ce746" office:value-type="float" office:value="2000" calcext:value-type="float">
            <text:p>2.000,00</text:p>
          </table:table-cell>
          <table:table-cell table:style-name="ce746" table:number-columns-repeated="2"/>
          <table:table-cell table:style-name="ce746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3" office:value-type="string" calcext:value-type="string">
            <text:p>nakit mustafaya</text:p>
          </table:table-cell>
          <table:table-cell table:style-name="ce746"/>
          <table:table-cell table:style-name="ce746" office:value-type="float" office:value="3500" calcext:value-type="float">
            <text:p>3.500,00</text:p>
          </table:table-cell>
          <table:table-cell table:style-name="ce746"/>
          <table:table-cell table:style-name="ce746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3" office:value-type="string" calcext:value-type="string">
            <text:p>işe yatan kredi faizi</text:p>
          </table:table-cell>
          <table:table-cell table:style-name="ce746"/>
          <table:table-cell table:style-name="ce746" office:value-type="float" office:value="3105" calcext:value-type="float">
            <text:p>3.105,00</text:p>
          </table:table-cell>
          <table:table-cell table:style-name="ce746"/>
          <table:table-cell table:style-name="ce746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3" office:value-type="string" calcext:value-type="string">
            <text:p>atila balcı tapu için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ustafa işçi için</text:p>
          </table:table-cell>
          <table:table-cell table:style-name="ce746"/>
          <table:table-cell table:style-name="ce746" office:value-type="float" office:value="1000" calcext:value-type="float">
            <text:p>1.000,00</text:p>
          </table:table-cell>
          <table:table-cell table:style-name="ce746"/>
          <table:table-cell table:style-name="ce746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3" office:value-type="string" calcext:value-type="string">
            <text:p>işe yatan</text:p>
          </table:table-cell>
          <table:table-cell table:style-name="ce746" office:value-type="float" office:value="15000" calcext:value-type="float">
            <text:p>15.000,00</text:p>
          </table:table-cell>
          <table:table-cell table:style-name="ce746" table:number-columns-repeated="2"/>
          <table:table-cell table:style-name="ce746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ade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balcı nkt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3" office:value-type="string" calcext:value-type="string">
            <text:p>şenel çek</text:p>
          </table:table-cell>
          <table:table-cell table:style-name="ce746" office:value-type="float" office:value="20000" calcext:value-type="float">
            <text:p>20.000,00</text:p>
          </table:table-cell>
          <table:table-cell table:style-name="ce746" table:number-columns-repeated="2"/>
          <table:table-cell table:style-name="ce746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şe yatan a balcı hesabına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anayide elden verilen</text:p>
          </table:table-cell>
          <table:table-cell table:style-name="ce746"/>
          <table:table-cell table:style-name="ce746" office:value-type="float" office:value="1000" calcext:value-type="float">
            <text:p>1.000,00</text:p>
          </table:table-cell>
          <table:table-cell table:style-name="ce746"/>
          <table:table-cell table:style-name="ce746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3" office:value-type="string" calcext:value-type="string">
            <text:p>KREDİ 6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azan nakl serkan</text:p>
          </table:table-cell>
          <table:table-cell table:style-name="ce746" office:value-type="float" office:value="250" calcext:value-type="float">
            <text:p>250,00</text:p>
          </table:table-cell>
          <table:table-cell table:style-name="ce746" table:number-columns-repeated="2"/>
          <table:table-cell table:style-name="ce746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3" office:value-type="string" calcext:value-type="string">
            <text:p>brleşim mad.</text:p>
          </table:table-cell>
          <table:table-cell table:style-name="ce746"/>
          <table:table-cell table:style-name="ce746" office:value-type="float" office:value="6000" calcext:value-type="float">
            <text:p>6.000,00</text:p>
          </table:table-cell>
          <table:table-cell table:style-name="ce746"/>
          <table:table-cell table:style-name="ce746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3" office:value-type="string" calcext:value-type="string">
            <text:p>seramik nakliye</text:p>
          </table:table-cell>
          <table:table-cell table:style-name="ce746" office:value-type="float" office:value="200" calcext:value-type="float">
            <text:p>200,00</text:p>
          </table:table-cell>
          <table:table-cell table:style-name="ce746" table:number-columns-repeated="2"/>
          <table:table-cell table:style-name="ce746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iven 10 ad</text:p>
          </table:table-cell>
          <table:table-cell table:style-name="ce746"/>
          <table:table-cell table:style-name="ce746" office:value-type="float" office:value="30" calcext:value-type="float">
            <text:p>30,00</text:p>
          </table:table-cell>
          <table:table-cell table:style-name="ce746"/>
          <table:table-cell table:style-name="ce746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3" office:value-type="string" calcext:value-type="string">
            <text:p>KREDİ 7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ivi su mlz</text:p>
          </table:table-cell>
          <table:table-cell table:style-name="ce746"/>
          <table:table-cell table:style-name="ce746" office:value-type="float" office:value="18" calcext:value-type="float">
            <text:p>18,00</text:p>
          </table:table-cell>
          <table:table-cell table:style-name="ce746"/>
          <table:table-cell table:style-name="ce746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3" office:value-type="string" calcext:value-type="string">
            <text:p>şenel çek</text:p>
          </table:table-cell>
          <table:table-cell table:style-name="ce746" office:value-type="float" office:value="20000" calcext:value-type="float">
            <text:p>20.000,00</text:p>
          </table:table-cell>
          <table:table-cell table:style-name="ce746" table:number-columns-repeated="2"/>
          <table:table-cell table:style-name="ce746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3" office:value-type="string" calcext:value-type="string">
            <text:p>KREDİ 8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723" office:value-type="string" calcext:value-type="string">
            <text:p>sanayi dükkan kirası burhan</text:p>
          </table:table-cell>
          <table:table-cell table:style-name="ce746"/>
          <table:table-cell table:style-name="ce746" office:value-type="float" office:value="8500" calcext:value-type="float">
            <text:p>8.500,00</text:p>
          </table:table-cell>
          <table:table-cell table:style-name="ce746"/>
          <table:table-cell table:style-name="ce746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3" office:value-type="string" calcext:value-type="string">
            <text:p>KREDİ 9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30-7 çek</text:p>
          </table:table-cell>
          <table:table-cell table:style-name="ce746" office:value-type="float" office:value="8495" calcext:value-type="float">
            <text:p>8.495,00</text:p>
          </table:table-cell>
          <table:table-cell table:style-name="ce746" table:number-columns-repeated="2"/>
          <table:table-cell table:style-name="ce746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3" office:value-type="string" calcext:value-type="string">
            <text:p>KREDİ 10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3" office:value-type="string" calcext:value-type="string">
            <text:p>KİREMİT İÇİN</text:p>
          </table:table-cell>
          <table:table-cell table:style-name="ce746" office:value-type="float" office:value="4300" calcext:value-type="float">
            <text:p>4.300,00</text:p>
          </table:table-cell>
          <table:table-cell table:style-name="ce746" table:number-columns-repeated="2"/>
          <table:table-cell table:style-name="ce746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ORUM TURGUT NAKL</text:p>
          </table:table-cell>
          <table:table-cell table:style-name="ce746"/>
          <table:table-cell table:style-name="ce746" office:value-type="float" office:value="1500" calcext:value-type="float">
            <text:p>1.500,00</text:p>
          </table:table-cell>
          <table:table-cell table:style-name="ce746"/>
          <table:table-cell table:style-name="ce746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ERETEKS NAKLİYE</text:p>
          </table:table-cell>
          <table:table-cell table:style-name="ce746" office:value-type="float" office:value="660" calcext:value-type="float">
            <text:p>660,00</text:p>
          </table:table-cell>
          <table:table-cell table:style-name="ce746" table:number-columns-repeated="2"/>
          <table:table-cell table:style-name="ce746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ERETEKS NAKLİYE</text:p>
          </table:table-cell>
          <table:table-cell table:style-name="ce746" office:value-type="float" office:value="600" calcext:value-type="float">
            <text:p>600,00</text:p>
          </table:table-cell>
          <table:table-cell table:style-name="ce746" table:number-columns-repeated="2"/>
          <table:table-cell table:style-name="ce746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3" office:value-type="string" calcext:value-type="string">
            <text:p>KREDİ 11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lise arkası kira çek ahmet çalışkan</text:p>
          </table:table-cell>
          <table:table-cell table:style-name="ce746"/>
          <table:table-cell table:style-name="ce746" office:value-type="float" office:value="18700" calcext:value-type="float">
            <text:p>18.700,00</text:p>
          </table:table-cell>
          <table:table-cell table:style-name="ce746"/>
          <table:table-cell table:style-name="ce746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3" office:value-type="string" calcext:value-type="string">
            <text:p>KREDİ 12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3" office:value-type="string" calcext:value-type="string">
            <text:p>malzeme</text:p>
          </table:table-cell>
          <table:table-cell table:style-name="ce746"/>
          <table:table-cell table:style-name="ce746" office:value-type="float" office:value="120" calcext:value-type="float">
            <text:p>120,00</text:p>
          </table:table-cell>
          <table:table-cell table:style-name="ce746"/>
          <table:table-cell table:style-name="ce746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anat okulu 6000 kiremit</text:p>
          </table:table-cell>
          <table:table-cell table:style-name="ce746"/>
          <table:table-cell table:style-name="ce746" office:value-type="float" office:value="3600" calcext:value-type="float">
            <text:p>3.600,00</text:p>
          </table:table-cell>
          <table:table-cell table:style-name="ce746"/>
          <table:table-cell table:style-name="ce746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anat okulu 1000 mahya</text:p>
          </table:table-cell>
          <table:table-cell table:style-name="ce746"/>
          <table:table-cell table:style-name="ce746" office:value-type="float" office:value="600" calcext:value-type="float">
            <text:p>600,00</text:p>
          </table:table-cell>
          <table:table-cell table:style-name="ce746"/>
          <table:table-cell table:style-name="ce746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ağlık meslek 3000 kiremit</text:p>
          </table:table-cell>
          <table:table-cell table:style-name="ce746"/>
          <table:table-cell table:style-name="ce746" office:value-type="float" office:value="1800" calcext:value-type="float">
            <text:p>1.800,00</text:p>
          </table:table-cell>
          <table:table-cell table:style-name="ce746"/>
          <table:table-cell table:style-name="ce746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orum tokat kiremit nakli 3 sefer</text:p>
          </table:table-cell>
          <table:table-cell table:style-name="ce746" office:value-type="float" office:value="3000" calcext:value-type="float">
            <text:p>3.000,00</text:p>
          </table:table-cell>
          <table:table-cell table:style-name="ce746" table:number-columns-repeated="2"/>
          <table:table-cell table:style-name="ce746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eteoroloji hesap</text:p>
          </table:table-cell>
          <table:table-cell table:style-name="ce746"/>
          <table:table-cell table:style-name="ce746" office:value-type="float" office:value="120" calcext:value-type="float">
            <text:p>120,00</text:p>
          </table:table-cell>
          <table:table-cell table:style-name="ce746"/>
          <table:table-cell table:style-name="ce746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ufuk elektrik</text:p>
          </table:table-cell>
          <table:table-cell table:style-name="ce746"/>
          <table:table-cell table:style-name="ce746" office:value-type="float" office:value="180" calcext:value-type="float">
            <text:p>180,00</text:p>
          </table:table-cell>
          <table:table-cell table:style-name="ce746"/>
          <table:table-cell table:style-name="ce746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paytoncuoğlu</text:p>
          </table:table-cell>
          <table:table-cell table:style-name="ce746"/>
          <table:table-cell table:style-name="ce746" office:value-type="float" office:value="190" calcext:value-type="float">
            <text:p>190,00</text:p>
          </table:table-cell>
          <table:table-cell table:style-name="ce746"/>
          <table:table-cell table:style-name="ce746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3" office:value-type="string" calcext:value-type="string">
            <text:p>KREDİ 11-12-13-14. TAKSİT</text:p>
          </table:table-cell>
          <table:table-cell table:style-name="ce746"/>
          <table:table-cell table:style-name="ce746" office:value-type="float" office:value="13636" calcext:value-type="float">
            <text:p>13.636,00</text:p>
          </table:table-cell>
          <table:table-cell table:style-name="ce746"/>
          <table:table-cell table:style-name="ce746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okmer</text:p>
          </table:table-cell>
          <table:table-cell table:style-name="ce746"/>
          <table:table-cell table:style-name="ce746" office:value-type="float" office:value="466" calcext:value-type="float">
            <text:p>466,00</text:p>
          </table:table-cell>
          <table:table-cell table:style-name="ce746"/>
          <table:table-cell table:style-name="ce746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gıda laboratuarı faturadan</text:p>
          </table:table-cell>
          <table:table-cell table:style-name="ce746" office:value-type="float" office:value="7460" calcext:value-type="float">
            <text:p>7.460,00</text:p>
          </table:table-cell>
          <table:table-cell table:style-name="ce746" table:number-columns-repeated="2"/>
          <table:table-cell table:style-name="ce746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izme 4 ad</text:p>
          </table:table-cell>
          <table:table-cell table:style-name="ce746"/>
          <table:table-cell table:style-name="ce746" office:value-type="float" office:value="50" calcext:value-type="float">
            <text:p>50,00</text:p>
          </table:table-cell>
          <table:table-cell table:style-name="ce746"/>
          <table:table-cell table:style-name="ce746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 annemin maaş</text:p>
          </table:table-cell>
          <table:table-cell table:style-name="ce746"/>
          <table:table-cell table:style-name="ce746" office:value-type="float" office:value="1350" calcext:value-type="float">
            <text:p>1.350,00</text:p>
          </table:table-cell>
          <table:table-cell table:style-name="ce746"/>
          <table:table-cell table:style-name="ce746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 <text:s text:c="2"/></text:p>
          </table:table-cell>
          <table:table-cell table:style-name="ce746"/>
          <table:table-cell table:style-name="ce746" office:value-type="float" office:value="250" calcext:value-type="float">
            <text:p>250,00</text:p>
          </table:table-cell>
          <table:table-cell table:style-name="ce746"/>
          <table:table-cell table:style-name="ce746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</text:p>
          </table:table-cell>
          <table:table-cell table:style-name="ce746"/>
          <table:table-cell table:style-name="ce746" office:value-type="float" office:value="50" calcext:value-type="float">
            <text:p>50,00</text:p>
          </table:table-cell>
          <table:table-cell table:style-name="ce746"/>
          <table:table-cell table:style-name="ce746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</text:p>
          </table:table-cell>
          <table:table-cell table:style-name="ce746"/>
          <table:table-cell table:style-name="ce746" office:value-type="float" office:value="200" calcext:value-type="float">
            <text:p>200,00</text:p>
          </table:table-cell>
          <table:table-cell table:style-name="ce746"/>
          <table:table-cell table:style-name="ce746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</text:p>
          </table:table-cell>
          <table:table-cell table:style-name="ce746"/>
          <table:table-cell table:style-name="ce746" office:value-type="float" office:value="400" calcext:value-type="float">
            <text:p>400,00</text:p>
          </table:table-cell>
          <table:table-cell table:style-name="ce746"/>
          <table:table-cell table:style-name="ce746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iven 12 ad</text:p>
          </table:table-cell>
          <table:table-cell table:style-name="ce746"/>
          <table:table-cell table:style-name="ce746" office:value-type="float" office:value="36" calcext:value-type="float">
            <text:p>36,00</text:p>
          </table:table-cell>
          <table:table-cell table:style-name="ce746"/>
          <table:table-cell table:style-name="ce746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aket bıç ve ydk 2 ad</text:p>
          </table:table-cell>
          <table:table-cell table:style-name="ce746"/>
          <table:table-cell table:style-name="ce746" office:value-type="float" office:value="10" calcext:value-type="float">
            <text:p>10,00</text:p>
          </table:table-cell>
          <table:table-cell table:style-name="ce746"/>
          <table:table-cell table:style-name="ce746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2012 Ford Transit</text:p>
          </table:table-cell>
          <table:table-cell table:style-name="ce746"/>
          <table:table-cell table:style-name="ce746" office:value-type="float" office:value="55000" calcext:value-type="float">
            <text:p>55.000,00</text:p>
          </table:table-cell>
          <table:table-cell table:style-name="ce746"/>
          <table:table-cell table:style-name="ce746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955" table:number-columns-repeated="2"/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746" table:number-columns-repeated="2"/>
          <table:table-cell table:style-name="ce746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6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46" table:number-columns-repeated="2"/>
          <table:table-cell table:style-name="ce746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6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46" table:number-columns-repeated="2"/>
          <table:table-cell table:style-name="ce746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6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46" table:number-columns-repeated="2"/>
          <table:table-cell table:style-name="ce746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6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46" table:number-columns-repeated="2"/>
          <table:table-cell table:style-name="ce746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6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46" table:number-columns-repeated="2"/>
          <table:table-cell table:style-name="ce746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46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46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6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46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3"/>
          <table:table-cell table:style-name="ce746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3" office:value-type="string" calcext:value-type="string">
            <text:p>KREDİ 15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3" office:value-type="string" calcext:value-type="string">
            <text:p>KREDİ 16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3" office:value-type="string" calcext:value-type="string">
            <text:p>ali balcı işbank</text:p>
          </table:table-cell>
          <table:table-cell table:style-name="ce746" office:value-type="float" office:value="80000" calcext:value-type="float">
            <text:p>80.000,00</text:p>
          </table:table-cell>
          <table:table-cell table:style-name="ce746" table:number-columns-repeated="2"/>
          <table:table-cell table:style-name="ce746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3" office:value-type="string" calcext:value-type="string">
            <text:p>KREDİ 17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3" office:value-type="string" calcext:value-type="string">
            <text:p>qali balcı işbank</text:p>
          </table:table-cell>
          <table:table-cell table:style-name="ce746" office:value-type="float" office:value="20000" calcext:value-type="float">
            <text:p>20.000,00</text:p>
          </table:table-cell>
          <table:table-cell table:style-name="ce746" table:number-columns-repeated="2"/>
          <table:table-cell table:style-name="ce746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3" office:value-type="string" calcext:value-type="string">
            <text:p>serkana çek için</text:p>
          </table:table-cell>
          <table:table-cell table:style-name="ce746" office:value-type="float" office:value="11700" calcext:value-type="float">
            <text:p>11.700,00</text:p>
          </table:table-cell>
          <table:table-cell table:style-name="ce746" table:number-columns-repeated="2"/>
          <table:table-cell table:style-name="ce746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3" office:value-type="string" calcext:value-type="string">
            <text:p>serkana çek için</text:p>
          </table:table-cell>
          <table:table-cell table:style-name="ce746" office:value-type="float" office:value="22000" calcext:value-type="float">
            <text:p>22.000,00</text:p>
          </table:table-cell>
          <table:table-cell table:style-name="ce746" table:number-columns-repeated="2"/>
          <table:table-cell table:style-name="ce746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3" office:value-type="string" calcext:value-type="string">
            <text:p>hmb ygv</text:p>
          </table:table-cell>
          <table:table-cell table:style-name="ce746" office:value-type="float" office:value="91.54" calcext:value-type="float">
            <text:p>91,54</text:p>
          </table:table-cell>
          <table:table-cell table:style-name="ce746" table:number-columns-repeated="2"/>
          <table:table-cell table:style-name="ce746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nazan ygv</text:p>
          </table:table-cell>
          <table:table-cell table:style-name="ce746" office:value-type="float" office:value="758.12" calcext:value-type="float">
            <text:p>758,12</text:p>
          </table:table-cell>
          <table:table-cell table:style-name="ce746" table:number-columns-repeated="2"/>
          <table:table-cell table:style-name="ce746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yşe balcı gv</text:p>
          </table:table-cell>
          <table:table-cell table:style-name="ce746" office:value-type="float" office:value="693.7" calcext:value-type="float">
            <text:p>693,70</text:p>
          </table:table-cell>
          <table:table-cell table:style-name="ce746" table:number-columns-repeated="2"/>
          <table:table-cell table:style-name="ce746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pimapen senet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3" office:value-type="string" calcext:value-type="string">
            <text:p>ali balcı işbank</text:p>
          </table:table-cell>
          <table:table-cell table:style-name="ce746" office:value-type="float" office:value="20000" calcext:value-type="float">
            <text:p>20.000,00</text:p>
          </table:table-cell>
          <table:table-cell table:style-name="ce746" table:number-columns-repeated="2"/>
          <table:table-cell table:style-name="ce746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u mlz</text:p>
          </table:table-cell>
          <table:table-cell table:style-name="ce746"/>
          <table:table-cell table:style-name="ce746" office:value-type="float" office:value="88" calcext:value-type="float">
            <text:p>88,00</text:p>
          </table:table-cell>
          <table:table-cell table:style-name="ce746"/>
          <table:table-cell table:style-name="ce746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3" office:value-type="string" calcext:value-type="string">
            <text:p>fatih aydın</text:p>
          </table:table-cell>
          <table:table-cell table:style-name="ce746" office:value-type="float" office:value="2100" calcext:value-type="float">
            <text:p>2.100,00</text:p>
          </table:table-cell>
          <table:table-cell table:style-name="ce746" table:number-columns-repeated="2"/>
          <table:table-cell table:style-name="ce746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250" calcext:value-type="float">
            <text:p>250,00</text:p>
          </table:table-cell>
          <table:table-cell table:style-name="ce746"/>
          <table:table-cell table:style-name="ce746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 ali balcıya san</text:p>
          </table:table-cell>
          <table:table-cell table:style-name="ce746"/>
          <table:table-cell table:style-name="ce746" office:value-type="float" office:value="50" calcext:value-type="float">
            <text:p>50,00</text:p>
          </table:table-cell>
          <table:table-cell table:style-name="ce746"/>
          <table:table-cell table:style-name="ce746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3" office:value-type="string" calcext:value-type="string">
            <text:p>KREDİ 18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1500" calcext:value-type="float">
            <text:p>1.500,00</text:p>
          </table:table-cell>
          <table:table-cell table:style-name="ce746"/>
          <table:table-cell table:style-name="ce746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250" calcext:value-type="float">
            <text:p>250,00</text:p>
          </table:table-cell>
          <table:table-cell table:style-name="ce746"/>
          <table:table-cell table:style-name="ce746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ade</text:p>
          </table:table-cell>
          <table:table-cell table:style-name="ce746" office:value-type="float" office:value="100" calcext:value-type="float">
            <text:p>100,00</text:p>
          </table:table-cell>
          <table:table-cell table:style-name="ce746" table:number-columns-repeated="2"/>
          <table:table-cell table:style-name="ce746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hacı ustaya</text:p>
          </table:table-cell>
          <table:table-cell table:style-name="ce746"/>
          <table:table-cell table:style-name="ce746" office:value-type="float" office:value="200" calcext:value-type="float">
            <text:p>200,00</text:p>
          </table:table-cell>
          <table:table-cell table:style-name="ce746"/>
          <table:table-cell table:style-name="ce746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500" calcext:value-type="float">
            <text:p>500,00</text:p>
          </table:table-cell>
          <table:table-cell table:style-name="ce746"/>
          <table:table-cell table:style-name="ce746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3" office:value-type="string" calcext:value-type="string">
            <text:p>KREDİ 19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3" office:value-type="string" calcext:value-type="string">
            <text:p>KREDİ 20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3" office:value-type="string" calcext:value-type="string">
            <text:p>KREDİ 21.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3" office:value-type="string" calcext:value-type="string">
            <text:p>ssk</text:p>
          </table:table-cell>
          <table:table-cell table:style-name="ce746"/>
          <table:table-cell table:style-name="ce746" office:value-type="float" office:value="640" calcext:value-type="float">
            <text:p>640,00</text:p>
          </table:table-cell>
          <table:table-cell table:style-name="ce746"/>
          <table:table-cell table:style-name="ce746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8000" calcext:value-type="float">
            <text:p>8.000,00</text:p>
          </table:table-cell>
          <table:table-cell table:style-name="ce746"/>
          <table:table-cell table:style-name="ce746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20000" calcext:value-type="float">
            <text:p>20.000,00</text:p>
          </table:table-cell>
          <table:table-cell table:style-name="ce746"/>
          <table:table-cell table:style-name="ce746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6500" calcext:value-type="float">
            <text:p>6.500,00</text:p>
          </table:table-cell>
          <table:table-cell table:style-name="ce746"/>
          <table:table-cell table:style-name="ce746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3" office:value-type="string" calcext:value-type="string">
            <text:p>ssk</text:p>
          </table:table-cell>
          <table:table-cell table:style-name="ce746"/>
          <table:table-cell table:style-name="ce746" office:value-type="float" office:value="2250" calcext:value-type="float">
            <text:p>2.250,00</text:p>
          </table:table-cell>
          <table:table-cell table:style-name="ce746"/>
          <table:table-cell table:style-name="ce746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20000" calcext:value-type="float">
            <text:p>20.000,00</text:p>
          </table:table-cell>
          <table:table-cell table:style-name="ce746"/>
          <table:table-cell table:style-name="ce746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3" office:value-type="string" calcext:value-type="string">
            <text:p>KREDİ 22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3" office:value-type="string" calcext:value-type="string">
            <text:p>çizme eldiven</text:p>
          </table:table-cell>
          <table:table-cell table:style-name="ce746"/>
          <table:table-cell table:style-name="ce746" office:value-type="float" office:value="57" calcext:value-type="float">
            <text:p>57,00</text:p>
          </table:table-cell>
          <table:table-cell table:style-name="ce746"/>
          <table:table-cell table:style-name="ce746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46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46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3" office:value-type="string" calcext:value-type="string">
            <text:p>ali balcı işbank</text:p>
          </table:table-cell>
          <table:table-cell table:style-name="ce746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3" office:value-type="string" calcext:value-type="string">
            <text:p>İş 800 e aktarılan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MEHMET SAMUR KARO KK</text:p>
          </table:table-cell>
          <table:table-cell table:style-name="ce746" office:value-type="float" office:value="400" calcext:value-type="float">
            <text:p>400,00</text:p>
          </table:table-cell>
          <table:table-cell table:style-name="ce746" table:number-columns-repeated="2"/>
          <table:table-cell table:style-name="ce746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46"/>
          <table:table-cell table:style-name="ce746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6"/>
          <table:table-cell table:style-name="ce746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3" office:value-type="string" calcext:value-type="string">
            <text:p>şekerbank bch a</text:p>
          </table:table-cell>
          <table:table-cell table:style-name="ce746"/>
          <table:table-cell table:style-name="ce746" office:value-type="float" office:value="100000" calcext:value-type="float">
            <text:p>100.000,00</text:p>
          </table:table-cell>
          <table:table-cell table:style-name="ce746"/>
          <table:table-cell table:style-name="ce746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k yıldız tic</text:p>
          </table:table-cell>
          <table:table-cell table:style-name="ce746" office:value-type="float" office:value="3000" calcext:value-type="float">
            <text:p>3.000,00</text:p>
          </table:table-cell>
          <table:table-cell table:style-name="ce746" table:number-columns-repeated="2"/>
          <table:table-cell table:style-name="ce746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eldiven</text:p>
          </table:table-cell>
          <table:table-cell table:style-name="ce746"/>
          <table:table-cell table:style-name="ce746" office:value-type="float" office:value="28" calcext:value-type="float">
            <text:p>28,00</text:p>
          </table:table-cell>
          <table:table-cell table:style-name="ce746"/>
          <table:table-cell table:style-name="ce746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46"/>
          <table:table-cell table:style-name="ce746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3" office:value-type="string" calcext:value-type="string">
            <text:p>KREDİ 23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850" calcext:value-type="float">
            <text:p>850,00</text:p>
          </table:table-cell>
          <table:table-cell table:style-name="ce746"/>
          <table:table-cell table:style-name="ce746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3" office:value-type="string" calcext:value-type="string">
            <text:p>elden ali balcıya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3" office:value-type="string" calcext:value-type="string">
            <text:p>KREDİ 24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46"/>
          <table:table-cell table:style-name="ce746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46"/>
          <table:table-cell table:style-name="ce746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46"/>
          <table:table-cell table:style-name="ce746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3" office:value-type="string" calcext:value-type="string">
            <text:p>KREDİ 25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46"/>
          <table:table-cell table:style-name="ce746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46"/>
          <table:table-cell table:style-name="ce746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46"/>
          <table:table-cell table:style-name="ce746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46"/>
          <table:table-cell table:style-name="ce746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46"/>
          <table:table-cell table:style-name="ce746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6"/>
          <table:table-cell table:style-name="ce746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6"/>
          <table:table-cell table:style-name="ce746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3" office:value-type="string" calcext:value-type="string">
            <text:p>KREDİ 26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46"/>
          <table:table-cell table:style-name="ce746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46"/>
          <table:table-cell table:style-name="ce746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46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46"/>
          <table:table-cell table:style-name="ce746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6"/>
          <table:table-cell table:style-name="ce746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46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46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46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46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46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46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46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46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46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46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6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46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3" office:value-type="string" calcext:value-type="string">
            <text:p>kadıoğlu yavuz kk</text:p>
          </table:table-cell>
          <table:table-cell table:style-name="ce746" office:value-type="float" office:value="1800" calcext:value-type="float">
            <text:p>1.800,00</text:p>
          </table:table-cell>
          <table:table-cell table:style-name="ce746" table:number-columns-repeated="2"/>
          <table:table-cell table:style-name="ce746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3" office:value-type="string" calcext:value-type="string">
            <text:p>ankara akbank eft kepçe için</text:p>
          </table:table-cell>
          <table:table-cell table:style-name="ce746"/>
          <table:table-cell table:style-name="ce746" office:value-type="float" office:value="1650" calcext:value-type="float">
            <text:p>1.650,00</text:p>
          </table:table-cell>
          <table:table-cell table:style-name="ce746"/>
          <table:table-cell table:style-name="ce746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tila balcı elden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46"/>
          <table:table-cell table:style-name="ce746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46"/>
          <table:table-cell table:style-name="ce746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3" office:value-type="string" calcext:value-type="string">
            <text:p>KREDİ 27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kdv</text:p>
          </table:table-cell>
          <table:table-cell table:style-name="ce746" office:value-type="float" office:value="30" calcext:value-type="float">
            <text:p>30,00</text:p>
          </table:table-cell>
          <table:table-cell table:style-name="ce746" table:number-columns-repeated="2"/>
          <table:table-cell table:style-name="ce746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tğj</text:p>
          </table:table-cell>
          <table:table-cell table:style-name="ce746" office:value-type="float" office:value="70" calcext:value-type="float">
            <text:p>70,00</text:p>
          </table:table-cell>
          <table:table-cell table:style-name="ce746" table:number-columns-repeated="2"/>
          <table:table-cell table:style-name="ce746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tapu için</text:p>
          </table:table-cell>
          <table:table-cell table:style-name="ce746"/>
          <table:table-cell table:style-name="ce746" office:value-type="float" office:value="300" calcext:value-type="float">
            <text:p>300,00</text:p>
          </table:table-cell>
          <table:table-cell table:style-name="ce746"/>
          <table:table-cell table:style-name="ce746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3" office:value-type="string" calcext:value-type="string">
            <text:p>iş doğuş hesaba yatan bch a bch sıfırlandı</text:p>
          </table:table-cell>
          <table:table-cell table:style-name="ce746" office:value-type="float" office:value="80000" calcext:value-type="float">
            <text:p>80.000,00</text:p>
          </table:table-cell>
          <table:table-cell table:style-name="ce746" table:number-columns-repeated="2"/>
          <table:table-cell table:style-name="ce746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3" office:value-type="string" calcext:value-type="string">
            <text:p>elden kredi için</text:p>
          </table:table-cell>
          <table:table-cell table:style-name="ce746" office:value-type="float" office:value="6700" calcext:value-type="float">
            <text:p>6.700,00</text:p>
          </table:table-cell>
          <table:table-cell table:style-name="ce746" table:number-columns-repeated="2"/>
          <table:table-cell table:style-name="ce746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3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46"/>
          <table:table-cell table:style-name="ce746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46"/>
          <table:table-cell table:style-name="ce746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46"/>
          <table:table-cell table:style-name="ce746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46"/>
          <table:table-cell table:style-name="ce746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3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6"/>
          <table:table-cell table:style-name="ce746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746" table:number-columns-repeated="3"/>
          <table:table-cell table:style-name="ce746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46" office:value-type="float" office:value="20000" calcext:value-type="float">
            <text:p>20.000,00</text:p>
          </table:table-cell>
          <table:table-cell table:style-name="ce746" table:number-columns-repeated="2"/>
          <table:table-cell table:style-name="ce746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3" office:value-type="string" calcext:value-type="string">
            <text:p>iş ten ali balcıya</text:p>
          </table:table-cell>
          <table:table-cell table:style-name="ce746"/>
          <table:table-cell table:style-name="ce746" office:value-type="float" office:value="11000" calcext:value-type="float">
            <text:p>11.000,00</text:p>
          </table:table-cell>
          <table:table-cell table:style-name="ce746"/>
          <table:table-cell table:style-name="ce746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3"/>
          <table:table-cell table:style-name="ce746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3" office:value-type="string" calcext:value-type="string">
            <text:p>KREDİ 29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3" office:value-type="string" calcext:value-type="string">
            <text:p>ali nalcı bch a</text:p>
          </table:table-cell>
          <table:table-cell table:style-name="ce746"/>
          <table:table-cell table:style-name="ce746" office:value-type="float" office:value="1640" calcext:value-type="float">
            <text:p>1.640,00</text:p>
          </table:table-cell>
          <table:table-cell table:style-name="ce746"/>
          <table:table-cell table:style-name="ce746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46"/>
          <table:table-cell table:style-name="ce746" office:value-type="float" office:value="20000" calcext:value-type="float">
            <text:p>20.000,00</text:p>
          </table:table-cell>
          <table:table-cell table:style-name="ce746"/>
          <table:table-cell table:style-name="ce746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3" office:value-type="string" calcext:value-type="string">
            <text:p>İşten 800 e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3" office:value-type="string" calcext:value-type="string">
            <text:p>havale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3" office:value-type="string" calcext:value-type="string">
            <text:p>elden <text:s/></text:p>
          </table:table-cell>
          <table:table-cell table:style-name="ce746"/>
          <table:table-cell table:style-name="ce746" office:value-type="float" office:value="10000" calcext:value-type="float">
            <text:p>10.000,00</text:p>
          </table:table-cell>
          <table:table-cell table:style-name="ce746"/>
          <table:table-cell table:style-name="ce746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3" office:value-type="string" calcext:value-type="string">
            <text:p>telefon</text:p>
          </table:table-cell>
          <table:table-cell table:style-name="ce746"/>
          <table:table-cell table:style-name="ce746" office:value-type="float" office:value="247" calcext:value-type="float">
            <text:p>247,00</text:p>
          </table:table-cell>
          <table:table-cell table:style-name="ce746"/>
          <table:table-cell table:style-name="ce746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3" office:value-type="string" calcext:value-type="string">
            <text:p>çivi</text:p>
          </table:table-cell>
          <table:table-cell table:style-name="ce746"/>
          <table:table-cell table:style-name="ce746" office:value-type="float" office:value="60" calcext:value-type="float">
            <text:p>60,00</text:p>
          </table:table-cell>
          <table:table-cell table:style-name="ce746"/>
          <table:table-cell table:style-name="ce746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çivi</text:p>
          </table:table-cell>
          <table:table-cell table:style-name="ce746"/>
          <table:table-cell table:style-name="ce746" office:value-type="float" office:value="60" calcext:value-type="float">
            <text:p>60,00</text:p>
          </table:table-cell>
          <table:table-cell table:style-name="ce746"/>
          <table:table-cell table:style-name="ce746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otel</text:p>
          </table:table-cell>
          <table:table-cell table:style-name="ce746"/>
          <table:table-cell table:style-name="ce746" office:value-type="float" office:value="100" calcext:value-type="float">
            <text:p>100,00</text:p>
          </table:table-cell>
          <table:table-cell table:style-name="ce746"/>
          <table:table-cell table:style-name="ce746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3" office:value-type="string" calcext:value-type="string">
            <text:p>işten <text:s text:c="2"/></text:p>
          </table:table-cell>
          <table:table-cell table:style-name="ce746"/>
          <table:table-cell table:style-name="ce746" office:value-type="float" office:value="15000" calcext:value-type="float">
            <text:p>15.000,00</text:p>
          </table:table-cell>
          <table:table-cell table:style-name="ce746"/>
          <table:table-cell table:style-name="ce746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3" office:value-type="string" calcext:value-type="string">
            <text:p>kredi kartı</text:p>
          </table:table-cell>
          <table:table-cell table:style-name="ce746" office:value-type="float" office:value="4144" calcext:value-type="float">
            <text:p>4.144,00</text:p>
          </table:table-cell>
          <table:table-cell table:style-name="ce746" table:number-columns-repeated="2"/>
          <table:table-cell table:style-name="ce746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3" office:value-type="string" calcext:value-type="string">
            <text:p>KREDİ 30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46"/>
          <table:table-cell table:style-name="ce746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3" office:value-type="string" calcext:value-type="string">
            <text:p>elden mustafaya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işten ali ye <text:s text:c="36"/>20000</text:p>
          </table:table-cell>
          <table:table-cell table:style-name="ce746"/>
          <table:table-cell table:style-name="ce746" office:value-type="float" office:value="20000" calcext:value-type="float">
            <text:p>20.000,00</text:p>
          </table:table-cell>
          <table:table-cell table:style-name="ce746"/>
          <table:table-cell table:style-name="ce746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46" table:number-columns-repeated="3"/>
          <table:table-cell table:style-name="ce746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46" table:number-columns-repeated="3"/>
          <table:table-cell table:style-name="ce746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46" table:number-columns-repeated="3"/>
          <table:table-cell table:style-name="ce746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46" table:number-columns-repeated="3"/>
          <table:table-cell table:style-name="ce746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20000 den kalan</text:p>
          </table:table-cell>
          <table:table-cell table:style-name="ce746" office:value-type="float" office:value="139" calcext:value-type="float">
            <text:p>139,00</text:p>
          </table:table-cell>
          <table:table-cell table:style-name="ce746" table:number-columns-repeated="2"/>
          <table:table-cell table:style-name="ce746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46"/>
          <table:table-cell table:style-name="ce746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46"/>
          <table:table-cell table:style-name="ce746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3" office:value-type="string" calcext:value-type="string">
            <text:p>işten aliye</text:p>
          </table:table-cell>
          <table:table-cell table:style-name="ce746"/>
          <table:table-cell table:style-name="ce746" office:value-type="float" office:value="40000" calcext:value-type="float">
            <text:p>40.000,00</text:p>
          </table:table-cell>
          <table:table-cell table:style-name="ce746"/>
          <table:table-cell table:style-name="ce746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3" office:value-type="string" calcext:value-type="string">
            <text:p>işten aliye</text:p>
          </table:table-cell>
          <table:table-cell table:style-name="ce746"/>
          <table:table-cell table:style-name="ce746" office:value-type="float" office:value="8000" calcext:value-type="float">
            <text:p>8.000,00</text:p>
          </table:table-cell>
          <table:table-cell table:style-name="ce746"/>
          <table:table-cell table:style-name="ce746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3" office:value-type="string" calcext:value-type="string">
            <text:p>işten aliye</text:p>
          </table:table-cell>
          <table:table-cell table:style-name="ce746"/>
          <table:table-cell table:style-name="ce746" office:value-type="float" office:value="10000" calcext:value-type="float">
            <text:p>10.000,00</text:p>
          </table:table-cell>
          <table:table-cell table:style-name="ce746"/>
          <table:table-cell table:style-name="ce746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6"/>
          <table:table-cell table:style-name="ce746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3" office:value-type="string" calcext:value-type="string">
            <text:p>KREDİ 31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3" office:value-type="string" calcext:value-type="string">
            <text:p>KREDİ 32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3" office:value-type="string" calcext:value-type="string">
            <text:p>vergi</text:p>
          </table:table-cell>
          <table:table-cell table:style-name="ce746"/>
          <table:table-cell table:style-name="ce746" office:value-type="float" office:value="275" calcext:value-type="float">
            <text:p>275,00</text:p>
          </table:table-cell>
          <table:table-cell table:style-name="ce746"/>
          <table:table-cell table:style-name="ce746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46"/>
          <table:table-cell table:style-name="ce746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46"/>
          <table:table-cell table:style-name="ce746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vergi</text:p>
          </table:table-cell>
          <table:table-cell table:style-name="ce746"/>
          <table:table-cell table:style-name="ce746" office:value-type="float" office:value="30" calcext:value-type="float">
            <text:p>30,00</text:p>
          </table:table-cell>
          <table:table-cell table:style-name="ce746"/>
          <table:table-cell table:style-name="ce746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46"/>
          <table:table-cell table:style-name="ce746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46"/>
          <table:table-cell table:style-name="ce746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46"/>
          <table:table-cell table:style-name="ce746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6"/>
          <table:table-cell table:style-name="ce746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6"/>
          <table:table-cell table:style-name="ce746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6"/>
          <table:table-cell table:style-name="ce746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6"/>
          <table:table-cell table:style-name="ce746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46"/>
          <table:table-cell table:style-name="ce746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46"/>
          <table:table-cell table:style-name="ce746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46"/>
          <table:table-cell table:style-name="ce746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6"/>
          <table:table-cell table:style-name="ce746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6"/>
          <table:table-cell table:style-name="ce746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46"/>
          <table:table-cell table:style-name="ce746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46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3" office:value-type="string" calcext:value-type="string">
            <text:p>KREDİ 33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46"/>
          <table:table-cell table:style-name="ce746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46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46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46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6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6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46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46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46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46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46" office:value-type="float" office:value="1600" calcext:value-type="float">
            <text:p>1.600,00</text:p>
          </table:table-cell>
          <table:table-cell table:style-name="ce746" table:number-columns-repeated="2"/>
          <table:table-cell table:style-name="ce746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3" office:value-type="string" calcext:value-type="string">
            <text:p>atila da kk ümit</text:p>
          </table:table-cell>
          <table:table-cell table:style-name="ce746" office:value-type="float" office:value="1000" calcext:value-type="float">
            <text:p>1.000,00</text:p>
          </table:table-cell>
          <table:table-cell table:style-name="ce746" table:number-columns-repeated="2"/>
          <table:table-cell table:style-name="ce746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ye tedaş elk kk 2 taksit</text:p>
          </table:table-cell>
          <table:table-cell table:style-name="ce746"/>
          <table:table-cell table:style-name="ce746" office:value-type="float" office:value="2963" calcext:value-type="float">
            <text:p>2.963,00</text:p>
          </table:table-cell>
          <table:table-cell table:style-name="ce746"/>
          <table:table-cell table:style-name="ce746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46"/>
          <table:table-cell table:style-name="ce746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6"/>
          <table:table-cell table:style-name="ce746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46"/>
          <table:table-cell table:style-name="ce746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ye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3" office:value-type="string" calcext:value-type="string">
            <text:p>ali den fayansçı ihsan</text:p>
          </table:table-cell>
          <table:table-cell table:style-name="ce746" office:value-type="float" office:value="1100" calcext:value-type="float">
            <text:p>1.100,00</text:p>
          </table:table-cell>
          <table:table-cell table:style-name="ce746" table:number-columns-repeated="2"/>
          <table:table-cell table:style-name="ce746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3" office:value-type="string" calcext:value-type="string">
            <text:p>atila ya mahkeme için orgnz kira</text:p>
          </table:table-cell>
          <table:table-cell table:style-name="ce950"/>
          <table:table-cell table:style-name="ce746" office:value-type="float" office:value="900" calcext:value-type="float">
            <text:p>900,00</text:p>
          </table:table-cell>
          <table:table-cell table:style-name="ce746"/>
          <table:table-cell table:style-name="ce746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6"/>
          <table:table-cell table:style-name="ce746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ye</text:p>
          </table:table-cell>
          <table:table-cell table:style-name="ce746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3" office:value-type="string" calcext:value-type="string">
            <text:p>ali ye</text:p>
          </table:table-cell>
          <table:table-cell table:style-name="ce746"/>
          <table:table-cell table:style-name="ce746" office:value-type="float" office:value="15000" calcext:value-type="float">
            <text:p>15.000,00</text:p>
          </table:table-cell>
          <table:table-cell table:style-name="ce746"/>
          <table:table-cell table:style-name="ce746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ye çetin</text:p>
          </table:table-cell>
          <table:table-cell table:style-name="ce746"/>
          <table:table-cell table:style-name="ce746" office:value-type="float" office:value="600" calcext:value-type="float">
            <text:p>600,00</text:p>
          </table:table-cell>
          <table:table-cell table:style-name="ce746"/>
          <table:table-cell table:style-name="ce746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3" office:value-type="string" calcext:value-type="string">
            <text:p>KREDİ 34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46"/>
          <table:table-cell table:style-name="ce950" office:value-type="float" office:value="3424.21" calcext:value-type="float">
            <text:p>3.424,21</text:p>
          </table:table-cell>
          <table:table-cell table:style-name="ce746"/>
          <table:table-cell table:style-name="ce746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tila ya metin gözütok hesabına</text:p>
          </table:table-cell>
          <table:table-cell table:style-name="ce746"/>
          <table:table-cell table:style-name="ce746" office:value-type="float" office:value="650" calcext:value-type="float">
            <text:p>650,00</text:p>
          </table:table-cell>
          <table:table-cell table:style-name="ce746"/>
          <table:table-cell table:style-name="ce746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ye lise arksı kiradan</text:p>
          </table:table-cell>
          <table:table-cell table:style-name="ce746"/>
          <table:table-cell table:style-name="ce746" office:value-type="float" office:value="2550" calcext:value-type="float">
            <text:p>2.550,00</text:p>
          </table:table-cell>
          <table:table-cell table:style-name="ce746"/>
          <table:table-cell table:style-name="ce746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3" office:value-type="string" calcext:value-type="string">
            <text:p>ali ye senet için o.keskinkılıç</text:p>
          </table:table-cell>
          <table:table-cell table:style-name="ce746"/>
          <table:table-cell table:style-name="ce746" office:value-type="float" office:value="500" calcext:value-type="float">
            <text:p>500,00</text:p>
          </table:table-cell>
          <table:table-cell table:style-name="ce746"/>
          <table:table-cell table:style-name="ce746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/>
          <table:table-cell table:style-name="ce746" table:number-columns-repeated="3"/>
          <table:table-cell table:style-name="ce746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3" office:value-type="string" calcext:value-type="string">
            <text:p>ali ye</text:p>
          </table:table-cell>
          <table:table-cell table:style-name="ce746"/>
          <table:table-cell table:style-name="ce746" office:value-type="float" office:value="500" calcext:value-type="float">
            <text:p>500,00</text:p>
          </table:table-cell>
          <table:table-cell table:style-name="ce746"/>
          <table:table-cell table:style-name="ce746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3" office:value-type="string" calcext:value-type="string">
            <text:p>atila dan <text:s text:c="29"/>arsadan 15</text:p>
          </table:table-cell>
          <table:table-cell table:style-name="ce746" office:value-type="float" office:value="20000" calcext:value-type="float">
            <text:p>20.000,00</text:p>
          </table:table-cell>
          <table:table-cell table:style-name="ce746" table:number-columns-repeated="2"/>
          <table:table-cell table:style-name="ce746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3" office:value-type="string" calcext:value-type="string">
            <text:p>ali ye</text:p>
          </table:table-cell>
          <table:table-cell table:style-name="ce746"/>
          <table:table-cell table:style-name="ce746" office:value-type="float" office:value="4000" calcext:value-type="float">
            <text:p>4.000,00</text:p>
          </table:table-cell>
          <table:table-cell table:style-name="ce746"/>
          <table:table-cell table:style-name="ce746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3" office:value-type="string" calcext:value-type="string">
            <text:p>ai ye ziraat</text:p>
          </table:table-cell>
          <table:table-cell table:style-name="ce746"/>
          <table:table-cell table:style-name="ce746" office:value-type="float" office:value="44700" calcext:value-type="float">
            <text:p>44.700,00</text:p>
          </table:table-cell>
          <table:table-cell table:style-name="ce746"/>
          <table:table-cell table:style-name="ce746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3" office:value-type="string" calcext:value-type="string">
            <text:p>ali den <text:s text:c="20"/>arsdana 50 den 30</text:p>
          </table:table-cell>
          <table:table-cell table:style-name="ce746" office:value-type="float" office:value="30000" calcext:value-type="float">
            <text:p>30.000,00</text:p>
          </table:table-cell>
          <table:table-cell table:style-name="ce746" table:number-columns-repeated="2"/>
          <table:table-cell table:style-name="ce746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3" office:value-type="string" calcext:value-type="string">
            <text:p>ali ye iş kredi için</text:p>
          </table:table-cell>
          <table:table-cell table:style-name="ce746"/>
          <table:table-cell table:style-name="ce746" office:value-type="float" office:value="5000" calcext:value-type="float">
            <text:p>5.000,00</text:p>
          </table:table-cell>
          <table:table-cell table:style-name="ce746"/>
          <table:table-cell table:style-name="ce746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46" table:number-columns-repeated="2"/>
          <table:table-cell table:style-name="ce746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3" office:value-type="string" calcext:value-type="string">
            <text:p>ali ye <text:s text:c="3"/>şükriye bch</text:p>
          </table:table-cell>
          <table:table-cell table:style-name="ce746"/>
          <table:table-cell table:style-name="ce746" office:value-type="float" office:value="20000" calcext:value-type="float">
            <text:p>20.000,00</text:p>
          </table:table-cell>
          <table:table-cell table:style-name="ce746"/>
          <table:table-cell table:style-name="ce746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3" office:value-type="string" calcext:value-type="string">
            <text:p>ali den onur boya fatihe</text:p>
          </table:table-cell>
          <table:table-cell table:style-name="ce746" office:value-type="float" office:value="1800" calcext:value-type="float">
            <text:p>1.800,00</text:p>
          </table:table-cell>
          <table:table-cell table:style-name="ce746" table:number-columns-repeated="2"/>
          <table:table-cell table:style-name="ce746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3" office:value-type="string" calcext:value-type="string">
            <text:p>nalan dan <text:s/>şakirenin</text:p>
          </table:table-cell>
          <table:table-cell table:style-name="ce746" office:value-type="float" office:value="34400" calcext:value-type="float">
            <text:p>34.400,00</text:p>
          </table:table-cell>
          <table:table-cell table:style-name="ce746"/>
          <table:table-cell table:style-name="ce950"/>
          <table:table-cell table:style-name="ce746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3" office:value-type="string" calcext:value-type="string">
            <text:p>ali ye <text:s text:c="10"/>şakirenin</text:p>
          </table:table-cell>
          <table:table-cell table:style-name="ce950"/>
          <table:table-cell table:style-name="ce746" office:value-type="float" office:value="3000" calcext:value-type="float">
            <text:p>3.000,00</text:p>
          </table:table-cell>
          <table:table-cell table:style-name="ce746"/>
          <table:table-cell table:style-name="ce746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46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3" office:value-type="string" calcext:value-type="string">
            <text:p>KREDİ 35-36 TAKSİT</text:p>
          </table:table-cell>
          <table:table-cell table:style-name="ce746"/>
          <table:table-cell table:style-name="ce746" office:value-type="float" office:value="3409" calcext:value-type="float">
            <text:p>3.409,00</text:p>
          </table:table-cell>
          <table:table-cell table:style-name="ce746"/>
          <table:table-cell table:style-name="ce746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6"/>
          <table:table-cell table:style-name="ce746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46"/>
          <table:table-cell table:style-name="ce950" office:value-type="float" office:value="3423.21" calcext:value-type="float">
            <text:p>3.423,21</text:p>
          </table:table-cell>
          <table:table-cell table:style-name="ce746"/>
          <table:table-cell table:style-name="ce746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20000" calcext:value-type="float">
            <text:p>20.000,00</text:p>
          </table:table-cell>
          <table:table-cell table:style-name="ce756"/>
          <table:table-cell table:style-name="ce746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46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6"/>
          <table:table-cell table:style-name="ce756" office:value-type="float" office:value="3000" calcext:value-type="float">
            <text:p>3.000,00</text:p>
          </table:table-cell>
          <table:table-cell table:style-name="ce756"/>
          <table:table-cell table:style-name="ce746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6" office:value-type="float" office:value="4275" calcext:value-type="float">
            <text:p>4.275,00</text:p>
          </table:table-cell>
          <table:table-cell table:style-name="ce756" table:number-columns-repeated="2"/>
          <table:table-cell table:style-name="ce746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6"/>
          <table:table-cell table:style-name="ce756" office:value-type="float" office:value="40000" calcext:value-type="float">
            <text:p>40.000,00</text:p>
          </table:table-cell>
          <table:table-cell table:style-name="ce756"/>
          <table:table-cell table:style-name="ce746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6"/>
          <table:table-cell table:style-name="ce756" office:value-type="float" office:value="5016" calcext:value-type="float">
            <text:p>5.016,00</text:p>
          </table:table-cell>
          <table:table-cell table:style-name="ce756"/>
          <table:table-cell table:style-name="ce746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6"/>
          <table:table-cell table:style-name="ce975" office:value-type="float" office:value="200" calcext:value-type="float">
            <text:p>200,00</text:p>
          </table:table-cell>
          <table:table-cell table:style-name="ce756"/>
          <table:table-cell table:style-name="ce746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6"/>
          <table:table-cell table:style-name="ce975" office:value-type="float" office:value="250" calcext:value-type="float">
            <text:p>250,00</text:p>
          </table:table-cell>
          <table:table-cell table:style-name="ce756"/>
          <table:table-cell table:style-name="ce746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6"/>
          <table:table-cell table:style-name="ce975" office:value-type="float" office:value="4100" calcext:value-type="float">
            <text:p>4.100,00</text:p>
          </table:table-cell>
          <table:table-cell table:style-name="ce756"/>
          <table:table-cell table:style-name="ce746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6"/>
          <table:table-cell table:style-name="ce756" office:value-type="float" office:value="3409" calcext:value-type="float">
            <text:p>3.409,00</text:p>
          </table:table-cell>
          <table:table-cell table:style-name="ce756"/>
          <table:table-cell table:style-name="ce746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46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46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6" table:number-columns-repeated="2"/>
          <table:table-cell table:style-name="ce746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18000" calcext:value-type="float">
            <text:p>18.000,00</text:p>
          </table:table-cell>
          <table:table-cell table:style-name="ce756"/>
          <table:table-cell table:style-name="ce746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6"/>
          <table:table-cell table:style-name="ce756" office:value-type="float" office:value="170" calcext:value-type="float">
            <text:p>170,00</text:p>
          </table:table-cell>
          <table:table-cell table:style-name="ce756"/>
          <table:table-cell table:style-name="ce746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6" office:value-type="float" office:value="1000" calcext:value-type="float">
            <text:p>1.000,00</text:p>
          </table:table-cell>
          <table:table-cell table:style-name="ce756" table:number-columns-repeated="2"/>
          <table:table-cell table:style-name="ce746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46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50000" calcext:value-type="float">
            <text:p>50.000,00</text:p>
          </table:table-cell>
          <table:table-cell table:style-name="ce756"/>
          <table:table-cell table:style-name="ce746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46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6"/>
          <table:table-cell table:style-name="ce756" office:value-type="float" office:value="5027" calcext:value-type="float">
            <text:p>5.027,00</text:p>
          </table:table-cell>
          <table:table-cell table:style-name="ce756"/>
          <table:table-cell table:style-name="ce746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46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6"/>
          <table:table-cell table:style-name="ce756" office:value-type="float" office:value="270" calcext:value-type="float">
            <text:p>270,00</text:p>
          </table:table-cell>
          <table:table-cell table:style-name="ce756"/>
          <table:table-cell table:style-name="ce746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46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46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46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46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6"/>
          <table:table-cell table:style-name="ce756" office:value-type="float" office:value="400" calcext:value-type="float">
            <text:p>400,00</text:p>
          </table:table-cell>
          <table:table-cell table:style-name="ce756"/>
          <table:table-cell table:style-name="ce746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46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6"/>
          <table:table-cell table:style-name="ce756" office:value-type="float" office:value="1200" calcext:value-type="float">
            <text:p>1.200,00</text:p>
          </table:table-cell>
          <table:table-cell table:style-name="ce756"/>
          <table:table-cell table:style-name="ce746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30000" calcext:value-type="float">
            <text:p>30.000,00</text:p>
          </table:table-cell>
          <table:table-cell table:style-name="ce756"/>
          <table:table-cell table:style-name="ce746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6" office:value-type="float" office:value="1835" calcext:value-type="float">
            <text:p>1.835,00</text:p>
          </table:table-cell>
          <table:table-cell table:style-name="ce756" table:number-columns-repeated="2"/>
          <table:table-cell table:style-name="ce746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15000" calcext:value-type="float">
            <text:p>15.000,00</text:p>
          </table:table-cell>
          <table:table-cell table:style-name="ce756"/>
          <table:table-cell table:style-name="ce746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46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46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46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6" table:number-columns-repeated="3"/>
          <table:table-cell table:style-name="ce746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6" table:number-columns-repeated="3"/>
          <table:table-cell table:style-name="ce746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6" table:number-columns-repeated="3"/>
          <table:table-cell table:style-name="ce746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6" table:number-columns-repeated="3"/>
          <table:table-cell table:style-name="ce746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6" table:number-columns-repeated="3"/>
          <table:table-cell table:style-name="ce746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6" table:number-columns-repeated="3"/>
          <table:table-cell table:style-name="ce746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6" table:number-columns-repeated="3"/>
          <table:table-cell table:style-name="ce746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6" table:number-columns-repeated="3"/>
          <table:table-cell table:style-name="ce746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6" table:number-columns-repeated="3"/>
          <table:table-cell table:style-name="ce746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4000" calcext:value-type="float">
            <text:p>4.000,00</text:p>
          </table:table-cell>
          <table:table-cell table:style-name="ce756"/>
          <table:table-cell table:style-name="ce746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46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6" table:number-columns-repeated="3"/>
          <table:table-cell table:style-name="ce746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6"/>
          <table:table-cell table:style-name="ce746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756" table:number-columns-repeated="3"/>
          <table:table-cell table:style-name="ce746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6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6" table:number-columns-repeated="2"/>
          <table:table-cell table:style-name="ce746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6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6" table:number-columns-repeated="2"/>
          <table:table-cell table:style-name="ce746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6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6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46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46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6"/>
          <table:table-cell table:style-name="ce756" office:value-type="float" office:value="3777" calcext:value-type="float">
            <text:p>3.777,00</text:p>
          </table:table-cell>
          <table:table-cell table:style-name="ce756"/>
          <table:table-cell table:style-name="ce756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6"/>
          <table:table-cell table:style-name="ce756" office:value-type="float" office:value="12747" calcext:value-type="float">
            <text:p>12.747,00</text:p>
          </table:table-cell>
          <table:table-cell table:style-name="ce756"/>
          <table:table-cell table:style-name="ce756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6"/>
          <table:table-cell table:style-name="ce756" office:value-type="float" office:value="488" calcext:value-type="float">
            <text:p>488,00</text:p>
          </table:table-cell>
          <table:table-cell table:style-name="ce756"/>
          <table:table-cell table:style-name="ce756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6"/>
          <table:table-cell table:style-name="ce756" office:value-type="float" office:value="2000" calcext:value-type="float">
            <text:p>2.000,00</text:p>
          </table:table-cell>
          <table:table-cell table:style-name="ce756"/>
          <table:table-cell table:style-name="ce756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6"/>
          <table:table-cell table:style-name="ce756" office:value-type="float" office:value="5033" calcext:value-type="float">
            <text:p>5.033,00</text:p>
          </table:table-cell>
          <table:table-cell table:style-name="ce756"/>
          <table:table-cell table:style-name="ce756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6" office:value-type="float" office:value="600" calcext:value-type="float">
            <text:p>600,00</text:p>
          </table:table-cell>
          <table:table-cell table:style-name="ce756" table:number-columns-repeated="2"/>
          <table:table-cell table:style-name="ce756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6" office:value-type="float" office:value="574" calcext:value-type="float">
            <text:p>574,00</text:p>
          </table:table-cell>
          <table:table-cell table:style-name="ce756" table:number-columns-repeated="2"/>
          <table:table-cell table:style-name="ce756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500" calcext:value-type="float">
            <text:p>500,00</text:p>
          </table:table-cell>
          <table:table-cell table:style-name="ce756"/>
          <table:table-cell table:style-name="ce756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6" office:value-type="float" office:value="500" calcext:value-type="float">
            <text:p>500,00</text:p>
          </table:table-cell>
          <table:table-cell table:style-name="ce756" table:number-columns-repeated="2"/>
          <table:table-cell table:style-name="ce756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6"/>
          <table:table-cell table:style-name="ce756" office:value-type="float" office:value="3000" calcext:value-type="float">
            <text:p>3.000,00</text:p>
          </table:table-cell>
          <table:table-cell table:style-name="ce756"/>
          <table:table-cell table:style-name="ce756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6" table:number-columns-repeated="2"/>
          <table:table-cell table:style-name="ce756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6"/>
          <table:table-cell table:style-name="ce756" office:value-type="float" office:value="300" calcext:value-type="float">
            <text:p>300,00</text:p>
          </table:table-cell>
          <table:table-cell table:style-name="ce756"/>
          <table:table-cell table:style-name="ce756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6"/>
          <table:table-cell table:style-name="ce756" office:value-type="float" office:value="600" calcext:value-type="float">
            <text:p>600,00</text:p>
          </table:table-cell>
          <table:table-cell table:style-name="ce756"/>
          <table:table-cell table:style-name="ce756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6"/>
          <table:table-cell table:style-name="ce756" office:value-type="float" office:value="350" calcext:value-type="float">
            <text:p>350,00</text:p>
          </table:table-cell>
          <table:table-cell table:style-name="ce756"/>
          <table:table-cell table:style-name="ce756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6" office:value-type="float" office:value="300" calcext:value-type="float">
            <text:p>300,00</text:p>
          </table:table-cell>
          <table:table-cell table:style-name="ce756" table:number-columns-repeated="2"/>
          <table:table-cell table:style-name="ce756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56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6" office:value-type="float" office:value="12500" calcext:value-type="float">
            <text:p>12.500,00</text:p>
          </table:table-cell>
          <table:table-cell table:style-name="ce756" table:number-columns-repeated="2"/>
          <table:table-cell table:style-name="ce756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6"/>
          <table:table-cell table:style-name="ce756" office:value-type="float" office:value="1500" calcext:value-type="float">
            <text:p>1.500,00</text:p>
          </table:table-cell>
          <table:table-cell table:style-name="ce756"/>
          <table:table-cell table:style-name="ce756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6" table:number-columns-repeated="3"/>
          <table:table-cell table:style-name="ce756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7000" calcext:value-type="float">
            <text:p>7.000,00</text:p>
          </table:table-cell>
          <table:table-cell table:style-name="ce756"/>
          <table:table-cell table:style-name="ce756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6"/>
          <table:table-cell table:style-name="ce756" office:value-type="float" office:value="8000" calcext:value-type="float">
            <text:p>8.000,00</text:p>
          </table:table-cell>
          <table:table-cell table:style-name="ce756"/>
          <table:table-cell table:style-name="ce756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15000" calcext:value-type="float">
            <text:p>15.000,00</text:p>
          </table:table-cell>
          <table:table-cell table:style-name="ce756"/>
          <table:table-cell table:style-name="ce756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6"/>
          <table:table-cell table:style-name="ce756" office:value-type="float" office:value="3500" calcext:value-type="float">
            <text:p>3.500,00</text:p>
          </table:table-cell>
          <table:table-cell table:style-name="ce756"/>
          <table:table-cell table:style-name="ce756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22000" calcext:value-type="float">
            <text:p>22.000,00</text:p>
          </table:table-cell>
          <table:table-cell table:style-name="ce756"/>
          <table:table-cell table:style-name="ce756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6"/>
          <table:table-cell table:style-name="ce756" office:value-type="float" office:value="5040" calcext:value-type="float">
            <text:p>5.040,00</text:p>
          </table:table-cell>
          <table:table-cell table:style-name="ce756"/>
          <table:table-cell table:style-name="ce756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6" office:value-type="float" office:value="2900" calcext:value-type="float">
            <text:p>2.900,00</text:p>
          </table:table-cell>
          <table:table-cell table:style-name="ce756" table:number-columns-repeated="2"/>
          <table:table-cell table:style-name="ce756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6"/>
          <table:table-cell table:style-name="ce756" office:value-type="float" office:value="30000" calcext:value-type="float">
            <text:p>30.000,00</text:p>
          </table:table-cell>
          <table:table-cell table:style-name="ce756"/>
          <table:table-cell table:style-name="ce756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6"/>
          <table:table-cell table:style-name="ce756" office:value-type="float" office:value="705" calcext:value-type="float">
            <text:p>705,00</text:p>
          </table:table-cell>
          <table:table-cell table:style-name="ce756"/>
          <table:table-cell table:style-name="ce756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6"/>
          <table:table-cell table:style-name="ce756" office:value-type="float" office:value="665" calcext:value-type="float">
            <text:p>665,00</text:p>
          </table:table-cell>
          <table:table-cell table:style-name="ce756"/>
          <table:table-cell table:style-name="ce756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4000" calcext:value-type="float">
            <text:p>4.000,00</text:p>
          </table:table-cell>
          <table:table-cell table:style-name="ce756"/>
          <table:table-cell table:style-name="ce756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6"/>
          <table:table-cell table:style-name="ce756" office:value-type="float" office:value="700" calcext:value-type="float">
            <text:p>700,00</text:p>
          </table:table-cell>
          <table:table-cell table:style-name="ce756"/>
          <table:table-cell table:style-name="ce756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6" office:value-type="float" office:value="500" calcext:value-type="float">
            <text:p>500,00</text:p>
          </table:table-cell>
          <table:table-cell table:style-name="ce756" table:number-columns-repeated="2"/>
          <table:table-cell table:style-name="ce756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6"/>
          <table:table-cell table:style-name="ce756" office:value-type="float" office:value="300" calcext:value-type="float">
            <text:p>300,00</text:p>
          </table:table-cell>
          <table:table-cell table:style-name="ce756"/>
          <table:table-cell table:style-name="ce756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6" office:value-type="float" office:value="750" calcext:value-type="float">
            <text:p>750,00</text:p>
          </table:table-cell>
          <table:table-cell table:style-name="ce756" table:number-columns-repeated="2"/>
          <table:table-cell table:style-name="ce756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56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6" office:value-type="float" office:value="9900" calcext:value-type="float">
            <text:p>9.900,00</text:p>
          </table:table-cell>
          <table:table-cell table:style-name="ce756" table:number-columns-repeated="2"/>
          <table:table-cell table:style-name="ce756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6"/>
          <table:table-cell table:style-name="ce756" office:value-type="float" office:value="4800" calcext:value-type="float">
            <text:p>4.800,00</text:p>
          </table:table-cell>
          <table:table-cell table:style-name="ce756"/>
          <table:table-cell table:style-name="ce756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6" office:value-type="float" office:value="6750" calcext:value-type="float">
            <text:p>6.750,00</text:p>
          </table:table-cell>
          <table:table-cell table:style-name="ce756" table:number-columns-repeated="2"/>
          <table:table-cell table:style-name="ce756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6"/>
          <table:table-cell table:style-name="ce756" office:value-type="float" office:value="8250" calcext:value-type="float">
            <text:p>8.250,00</text:p>
          </table:table-cell>
          <table:table-cell table:style-name="ce756"/>
          <table:table-cell table:style-name="ce756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6" office:value-type="float" office:value="8500" calcext:value-type="float">
            <text:p>8.500,00</text:p>
          </table:table-cell>
          <table:table-cell table:style-name="ce756" table:number-columns-repeated="2"/>
          <table:table-cell table:style-name="ce756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6"/>
          <table:table-cell table:style-name="ce756" office:value-type="float" office:value="300" calcext:value-type="float">
            <text:p>300,00</text:p>
          </table:table-cell>
          <table:table-cell table:style-name="ce756"/>
          <table:table-cell table:style-name="ce756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6" office:value-type="float" office:value="2950" calcext:value-type="float">
            <text:p>2.950,00</text:p>
          </table:table-cell>
          <table:table-cell table:style-name="ce756" table:number-columns-repeated="2"/>
          <table:table-cell table:style-name="ce756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6"/>
          <table:table-cell table:style-name="ce756" office:value-type="float" office:value="5100" calcext:value-type="float">
            <text:p>5.100,00</text:p>
          </table:table-cell>
          <table:table-cell table:style-name="ce756"/>
          <table:table-cell table:style-name="ce756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6" office:value-type="float" office:value="3700" calcext:value-type="float">
            <text:p>3.700,00</text:p>
          </table:table-cell>
          <table:table-cell table:style-name="ce756" table:number-columns-repeated="2"/>
          <table:table-cell table:style-name="ce756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00" calcext:value-type="float">
            <text:p>200,00</text:p>
          </table:table-cell>
          <table:table-cell table:style-name="ce756"/>
          <table:table-cell table:style-name="ce756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6"/>
          <table:table-cell table:style-name="ce756" office:value-type="float" office:value="3719" calcext:value-type="float">
            <text:p>3.719,00</text:p>
          </table:table-cell>
          <table:table-cell table:style-name="ce756"/>
          <table:table-cell table:style-name="ce756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6"/>
          <table:table-cell table:style-name="ce756" office:value-type="float" office:value="600" calcext:value-type="float">
            <text:p>600,00</text:p>
          </table:table-cell>
          <table:table-cell table:style-name="ce756"/>
          <table:table-cell table:style-name="ce756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6"/>
          <table:table-cell table:style-name="ce756" office:value-type="float" office:value="15000" calcext:value-type="float">
            <text:p>15.000,00</text:p>
          </table:table-cell>
          <table:table-cell table:style-name="ce756"/>
          <table:table-cell table:style-name="ce756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6" office:value-type="float" office:value="26500" calcext:value-type="float">
            <text:p>26.500,00</text:p>
          </table:table-cell>
          <table:table-cell table:style-name="ce756" table:number-columns-repeated="2"/>
          <table:table-cell table:style-name="ce756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6"/>
          <table:table-cell table:style-name="ce756" office:value-type="float" office:value="600" calcext:value-type="float">
            <text:p>600,00</text:p>
          </table:table-cell>
          <table:table-cell table:style-name="ce756"/>
          <table:table-cell table:style-name="ce756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6" office:value-type="float" office:value="800" calcext:value-type="float">
            <text:p>800,00</text:p>
          </table:table-cell>
          <table:table-cell table:style-name="ce756" table:number-columns-repeated="2"/>
          <table:table-cell table:style-name="ce756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6" office:value-type="float" office:value="120" calcext:value-type="float">
            <text:p>120,00</text:p>
          </table:table-cell>
          <table:table-cell table:style-name="ce756" table:number-columns-repeated="2"/>
          <table:table-cell table:style-name="ce756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6"/>
          <table:table-cell table:style-name="ce756" office:value-type="float" office:value="5281.62" calcext:value-type="float">
            <text:p>5.281,62</text:p>
          </table:table-cell>
          <table:table-cell table:style-name="ce756"/>
          <table:table-cell table:style-name="ce756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6" office:value-type="float" office:value="740" calcext:value-type="float">
            <text:p>740,00</text:p>
          </table:table-cell>
          <table:table-cell table:style-name="ce756" table:number-columns-repeated="2"/>
          <table:table-cell table:style-name="ce756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6"/>
          <table:table-cell table:style-name="ce756" office:value-type="float" office:value="850" calcext:value-type="float">
            <text:p>850,00</text:p>
          </table:table-cell>
          <table:table-cell table:style-name="ce756"/>
          <table:table-cell table:style-name="ce756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6" office:value-type="float" office:value="1145" calcext:value-type="float">
            <text:p>1.145,00</text:p>
          </table:table-cell>
          <table:table-cell table:style-name="ce756" table:number-columns-repeated="2"/>
          <table:table-cell table:style-name="ce756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6"/>
          <table:table-cell table:style-name="ce756" office:value-type="float" office:value="392" calcext:value-type="float">
            <text:p>392,00</text:p>
          </table:table-cell>
          <table:table-cell table:style-name="ce756"/>
          <table:table-cell table:style-name="ce756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6" office:value-type="float" office:value="800" calcext:value-type="float">
            <text:p>800,00</text:p>
          </table:table-cell>
          <table:table-cell table:style-name="ce756" table:number-columns-repeated="2"/>
          <table:table-cell table:style-name="ce756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6"/>
          <table:table-cell table:style-name="ce756" office:value-type="float" office:value="450" calcext:value-type="float">
            <text:p>450,00</text:p>
          </table:table-cell>
          <table:table-cell table:style-name="ce756"/>
          <table:table-cell table:style-name="ce756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6"/>
          <table:table-cell table:style-name="ce756" office:value-type="float" office:value="350" calcext:value-type="float">
            <text:p>350,00</text:p>
          </table:table-cell>
          <table:table-cell table:style-name="ce756"/>
          <table:table-cell table:style-name="ce756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6"/>
          <table:table-cell table:style-name="ce756" office:value-type="float" office:value="3423.21" calcext:value-type="float">
            <text:p>3.423,21</text:p>
          </table:table-cell>
          <table:table-cell table:style-name="ce756"/>
          <table:table-cell table:style-name="ce756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300" calcext:value-type="float">
            <text:p>300,00</text:p>
          </table:table-cell>
          <table:table-cell table:style-name="ce756"/>
          <table:table-cell table:style-name="ce756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6" table:number-columns-repeated="2"/>
          <table:table-cell table:style-name="ce756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6"/>
          <table:table-cell table:style-name="ce756" office:value-type="float" office:value="4800" calcext:value-type="float">
            <text:p>4.800,00</text:p>
          </table:table-cell>
          <table:table-cell table:style-name="ce756"/>
          <table:table-cell table:style-name="ce756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6" office:value-type="float" office:value="875" calcext:value-type="float">
            <text:p>875,00</text:p>
          </table:table-cell>
          <table:table-cell table:style-name="ce756" table:number-columns-repeated="2"/>
          <table:table-cell table:style-name="ce756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0000" calcext:value-type="float">
            <text:p>20.000,00</text:p>
          </table:table-cell>
          <table:table-cell table:style-name="ce756"/>
          <table:table-cell table:style-name="ce756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6"/>
          <table:table-cell table:style-name="ce756" office:value-type="float" office:value="3134" calcext:value-type="float">
            <text:p>3.134,00</text:p>
          </table:table-cell>
          <table:table-cell table:style-name="ce756"/>
          <table:table-cell table:style-name="ce756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6" office:value-type="float" office:value="38880" calcext:value-type="float">
            <text:p>38.880,00</text:p>
          </table:table-cell>
          <table:table-cell table:style-name="ce756" table:number-columns-repeated="2"/>
          <table:table-cell table:style-name="ce756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6" table:number-columns-repeated="3"/>
          <table:table-cell table:style-name="ce756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6" table:number-columns-repeated="3"/>
          <table:table-cell table:style-name="ce756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6" table:number-columns-repeated="3"/>
          <table:table-cell table:style-name="ce756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6"/>
          <table:table-cell table:style-name="ce756" office:value-type="float" office:value="4100" calcext:value-type="float">
            <text:p>4.100,00</text:p>
          </table:table-cell>
          <table:table-cell table:style-name="ce756"/>
          <table:table-cell table:style-name="ce756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6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756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6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6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6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6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6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6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6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6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6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6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6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46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6"/>
          <table:table-cell table:style-name="ce756" office:value-type="float" office:value="4860" calcext:value-type="float">
            <text:p>4.860,00</text:p>
          </table:table-cell>
          <table:table-cell table:style-name="ce756"/>
          <table:table-cell table:style-name="ce756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6"/>
          <table:table-cell table:style-name="ce756" office:value-type="float" office:value="4000" calcext:value-type="float">
            <text:p>4.000,00</text:p>
          </table:table-cell>
          <table:table-cell table:style-name="ce756"/>
          <table:table-cell table:style-name="ce756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6"/>
          <table:table-cell table:style-name="ce756" office:value-type="float" office:value="3345" calcext:value-type="float">
            <text:p>3.345,00</text:p>
          </table:table-cell>
          <table:table-cell table:style-name="ce756"/>
          <table:table-cell table:style-name="ce756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6"/>
          <table:table-cell table:style-name="ce756" office:value-type="float" office:value="3345" calcext:value-type="float">
            <text:p>3.345,00</text:p>
          </table:table-cell>
          <table:table-cell table:style-name="ce756"/>
          <table:table-cell table:style-name="ce756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6"/>
          <table:table-cell table:style-name="ce756" office:value-type="float" office:value="20000" calcext:value-type="float">
            <text:p>20.000,00</text:p>
          </table:table-cell>
          <table:table-cell table:style-name="ce756"/>
          <table:table-cell table:style-name="ce756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6"/>
          <table:table-cell table:style-name="ce756" office:value-type="float" office:value="19800" calcext:value-type="float">
            <text:p>19.800,00</text:p>
          </table:table-cell>
          <table:table-cell table:style-name="ce756"/>
          <table:table-cell table:style-name="ce756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6"/>
          <table:table-cell table:style-name="ce756" office:value-type="float" office:value="12000" calcext:value-type="float">
            <text:p>12.000,00</text:p>
          </table:table-cell>
          <table:table-cell table:style-name="ce756"/>
          <table:table-cell table:style-name="ce756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6"/>
          <table:table-cell table:style-name="ce756" office:value-type="float" office:value="4000" calcext:value-type="float">
            <text:p>4.000,00</text:p>
          </table:table-cell>
          <table:table-cell table:style-name="ce756"/>
          <table:table-cell table:style-name="ce756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6"/>
          <table:table-cell table:style-name="ce756" office:value-type="float" office:value="1160" calcext:value-type="float">
            <text:p>1.160,00</text:p>
          </table:table-cell>
          <table:table-cell table:style-name="ce756"/>
          <table:table-cell table:style-name="ce756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6"/>
          <table:table-cell table:style-name="ce756" office:value-type="float" office:value="1500" calcext:value-type="float">
            <text:p>1.500,00</text:p>
          </table:table-cell>
          <table:table-cell table:style-name="ce756"/>
          <table:table-cell table:style-name="ce756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56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6"/>
          <table:table-cell table:style-name="ce756" office:value-type="float" office:value="2500" calcext:value-type="float">
            <text:p>2.500,00</text:p>
          </table:table-cell>
          <table:table-cell table:style-name="ce756"/>
          <table:table-cell table:style-name="ce756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6"/>
          <table:table-cell table:style-name="ce756" office:value-type="float" office:value="30000" calcext:value-type="float">
            <text:p>30.000,00</text:p>
          </table:table-cell>
          <table:table-cell table:style-name="ce756"/>
          <table:table-cell table:style-name="ce756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6" office:value-type="float" office:value="60000" calcext:value-type="float">
            <text:p>60.000,00</text:p>
          </table:table-cell>
          <table:table-cell table:style-name="ce756"/>
          <table:table-cell table:style-name="ce982"/>
          <table:table-cell table:style-name="ce756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756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6" table:number-columns-repeated="2"/>
          <table:table-cell table:style-name="ce756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6"/>
          <table:table-cell table:style-name="ce756" office:value-type="float" office:value="100000" calcext:value-type="float">
            <text:p>100.000,00</text:p>
          </table:table-cell>
          <table:table-cell table:style-name="ce756"/>
          <table:table-cell table:style-name="ce756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6" table:number-columns-repeated="3"/>
          <table:table-cell table:style-name="ce756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6"/>
          <table:table-cell table:style-name="ce976" office:value-type="float" office:value="3335" calcext:value-type="float">
            <text:p>3.335,00</text:p>
          </table:table-cell>
          <table:table-cell table:style-name="ce756"/>
          <table:table-cell table:style-name="ce756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6"/>
          <table:table-cell table:style-name="ce976" office:value-type="float" office:value="3335" calcext:value-type="float">
            <text:p>3.335,00</text:p>
          </table:table-cell>
          <table:table-cell table:style-name="ce756"/>
          <table:table-cell table:style-name="ce756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6"/>
          <table:table-cell table:style-name="ce756" office:value-type="float" office:value="6765" calcext:value-type="float">
            <text:p>6.765,00</text:p>
          </table:table-cell>
          <table:table-cell table:style-name="ce756"/>
          <table:table-cell table:style-name="ce756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6"/>
          <table:table-cell table:style-name="ce756" office:value-type="float" office:value="169310" calcext:value-type="float">
            <text:p>169.310,00</text:p>
          </table:table-cell>
          <table:table-cell table:style-name="ce756"/>
          <table:table-cell table:style-name="ce756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6"/>
          <table:table-cell table:style-name="ce756" office:value-type="float" office:value="20" calcext:value-type="float">
            <text:p>20,00</text:p>
          </table:table-cell>
          <table:table-cell table:style-name="ce756"/>
          <table:table-cell table:style-name="ce756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6"/>
          <table:table-cell table:style-name="ce756" office:value-type="float" office:value="400" calcext:value-type="float">
            <text:p>400,00</text:p>
          </table:table-cell>
          <table:table-cell table:style-name="ce756"/>
          <table:table-cell table:style-name="ce756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6"/>
          <table:table-cell table:style-name="ce756" office:value-type="float" office:value="15400" calcext:value-type="float">
            <text:p>15.400,00</text:p>
          </table:table-cell>
          <table:table-cell table:style-name="ce756"/>
          <table:table-cell table:style-name="ce756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6"/>
          <table:table-cell table:style-name="ce976" office:value-type="float" office:value="3335" calcext:value-type="float">
            <text:p>3.335,00</text:p>
          </table:table-cell>
          <table:table-cell table:style-name="ce756"/>
          <table:table-cell table:style-name="ce756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5000" calcext:value-type="float">
            <text:p>25.000,00</text:p>
          </table:table-cell>
          <table:table-cell table:style-name="ce756"/>
          <table:table-cell table:style-name="ce756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56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6" office:value-type="float" office:value="10" calcext:value-type="float">
            <text:p>10,00</text:p>
          </table:table-cell>
          <table:table-cell table:style-name="ce756" table:number-columns-repeated="2"/>
          <table:table-cell table:style-name="ce756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6" office:value-type="float" office:value="50" calcext:value-type="float">
            <text:p>50,00</text:p>
          </table:table-cell>
          <table:table-cell table:style-name="ce756" table:number-columns-repeated="2"/>
          <table:table-cell table:style-name="ce756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6"/>
          <table:table-cell table:style-name="ce756" office:value-type="float" office:value="500" calcext:value-type="float">
            <text:p>500,00</text:p>
          </table:table-cell>
          <table:table-cell table:style-name="ce756"/>
          <table:table-cell table:style-name="ce756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6" office:value-type="float" office:value="40" calcext:value-type="float">
            <text:p>40,00</text:p>
          </table:table-cell>
          <table:table-cell table:style-name="ce756" table:number-columns-repeated="2"/>
          <table:table-cell table:style-name="ce756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6" office:value-type="float" office:value="30" calcext:value-type="float">
            <text:p>30,00</text:p>
          </table:table-cell>
          <table:table-cell table:style-name="ce756" table:number-columns-repeated="2"/>
          <table:table-cell table:style-name="ce756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6" office:value-type="float" office:value="50" calcext:value-type="float">
            <text:p>50,00</text:p>
          </table:table-cell>
          <table:table-cell table:style-name="ce756" table:number-columns-repeated="2"/>
          <table:table-cell table:style-name="ce756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6" office:value-type="float" office:value="30" calcext:value-type="float">
            <text:p>30,00</text:p>
          </table:table-cell>
          <table:table-cell table:style-name="ce756" table:number-columns-repeated="2"/>
          <table:table-cell table:style-name="ce756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6"/>
          <table:table-cell table:style-name="ce756" office:value-type="float" office:value="240" calcext:value-type="float">
            <text:p>240,00</text:p>
          </table:table-cell>
          <table:table-cell table:style-name="ce756"/>
          <table:table-cell table:style-name="ce756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6" office:value-type="float" office:value="400" calcext:value-type="float">
            <text:p>400,00</text:p>
          </table:table-cell>
          <table:table-cell table:style-name="ce756" table:number-columns-repeated="2"/>
          <table:table-cell table:style-name="ce756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6" table:number-columns-repeated="2"/>
          <table:table-cell table:style-name="ce756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6" table:number-columns-repeated="2"/>
          <table:table-cell table:style-name="ce756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6"/>
          <table:table-cell table:style-name="ce756" office:value-type="float" office:value="400" calcext:value-type="float">
            <text:p>400,00</text:p>
          </table:table-cell>
          <table:table-cell table:style-name="ce756"/>
          <table:table-cell table:style-name="ce756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6"/>
          <table:table-cell table:style-name="ce756" office:value-type="float" office:value="300" calcext:value-type="float">
            <text:p>300,00</text:p>
          </table:table-cell>
          <table:table-cell table:style-name="ce756"/>
          <table:table-cell table:style-name="ce756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6"/>
          <table:table-cell table:style-name="ce976" office:value-type="float" office:value="500" calcext:value-type="float">
            <text:p>500,00</text:p>
          </table:table-cell>
          <table:table-cell table:style-name="ce756"/>
          <table:table-cell table:style-name="ce756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6"/>
          <table:table-cell table:style-name="ce756" office:value-type="float" office:value="3335" calcext:value-type="float">
            <text:p>3.335,00</text:p>
          </table:table-cell>
          <table:table-cell table:style-name="ce756"/>
          <table:table-cell table:style-name="ce756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6" office:value-type="float" office:value="3335" calcext:value-type="float">
            <text:p>3.335,00</text:p>
          </table:table-cell>
          <table:table-cell table:style-name="ce976"/>
          <table:table-cell table:style-name="ce756"/>
          <table:table-cell table:style-name="ce756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6"/>
          <table:table-cell table:style-name="ce976" office:value-type="float" office:value="3335" calcext:value-type="float">
            <text:p>3.335,00</text:p>
          </table:table-cell>
          <table:table-cell table:style-name="ce756"/>
          <table:table-cell table:style-name="ce756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0000" calcext:value-type="float">
            <text:p>20.000,00</text:p>
          </table:table-cell>
          <table:table-cell table:style-name="ce756"/>
          <table:table-cell table:style-name="ce756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6"/>
          <table:table-cell table:style-name="ce756" office:value-type="float" office:value="15000" calcext:value-type="float">
            <text:p>15.000,00</text:p>
          </table:table-cell>
          <table:table-cell table:style-name="ce756"/>
          <table:table-cell table:style-name="ce756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6" office:value-type="float" office:value="230" calcext:value-type="float">
            <text:p>230,00</text:p>
          </table:table-cell>
          <table:table-cell table:style-name="ce756" table:number-columns-repeated="2"/>
          <table:table-cell table:style-name="ce756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5000" calcext:value-type="float">
            <text:p>25.000,00</text:p>
          </table:table-cell>
          <table:table-cell table:style-name="ce756"/>
          <table:table-cell table:style-name="ce756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6" office:value-type="float" office:value="150" calcext:value-type="float">
            <text:p>150,00</text:p>
          </table:table-cell>
          <table:table-cell table:style-name="ce756" table:number-columns-repeated="2"/>
          <table:table-cell table:style-name="ce756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6" office:value-type="float" office:value="125" calcext:value-type="float">
            <text:p>125,00</text:p>
          </table:table-cell>
          <table:table-cell table:style-name="ce756" table:number-columns-repeated="2"/>
          <table:table-cell table:style-name="ce756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000" calcext:value-type="float">
            <text:p>2.000,00</text:p>
          </table:table-cell>
          <table:table-cell table:style-name="ce756"/>
          <table:table-cell table:style-name="ce756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6" office:value-type="float" office:value="750" calcext:value-type="float">
            <text:p>750,00</text:p>
          </table:table-cell>
          <table:table-cell table:style-name="ce756" table:number-columns-repeated="2"/>
          <table:table-cell table:style-name="ce756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6" office:value-type="float" office:value="1500" calcext:value-type="float">
            <text:p>1.500,00</text:p>
          </table:table-cell>
          <table:table-cell table:style-name="ce756" table:number-columns-repeated="2"/>
          <table:table-cell table:style-name="ce756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6" office:value-type="float" office:value="100" calcext:value-type="float">
            <text:p>100,00</text:p>
          </table:table-cell>
          <table:table-cell table:style-name="ce756" table:number-columns-repeated="2"/>
          <table:table-cell table:style-name="ce756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6" office:value-type="float" office:value="2000" calcext:value-type="float">
            <text:p>2.000,00</text:p>
          </table:table-cell>
          <table:table-cell table:style-name="ce756" table:number-columns-repeated="2"/>
          <table:table-cell table:style-name="ce756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6" office:value-type="float" office:value="520" calcext:value-type="float">
            <text:p>520,00</text:p>
          </table:table-cell>
          <table:table-cell table:style-name="ce756" table:number-columns-repeated="2"/>
          <table:table-cell table:style-name="ce756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6" office:value-type="float" office:value="240" calcext:value-type="float">
            <text:p>240,00</text:p>
          </table:table-cell>
          <table:table-cell table:style-name="ce756" table:number-columns-repeated="2"/>
          <table:table-cell table:style-name="ce756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6"/>
          <table:table-cell table:style-name="ce756" office:value-type="float" office:value="800" calcext:value-type="float">
            <text:p>800,00</text:p>
          </table:table-cell>
          <table:table-cell table:style-name="ce756"/>
          <table:table-cell table:style-name="ce756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500" calcext:value-type="float">
            <text:p>500,00</text:p>
          </table:table-cell>
          <table:table-cell table:style-name="ce756"/>
          <table:table-cell table:style-name="ce756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6" office:value-type="float" office:value="450" calcext:value-type="float">
            <text:p>450,00</text:p>
          </table:table-cell>
          <table:table-cell table:style-name="ce756" table:number-columns-repeated="2"/>
          <table:table-cell table:style-name="ce756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6" office:value-type="float" office:value="15" calcext:value-type="float">
            <text:p>15,00</text:p>
          </table:table-cell>
          <table:table-cell table:style-name="ce756" table:number-columns-repeated="2"/>
          <table:table-cell table:style-name="ce756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6" office:value-type="float" office:value="225" calcext:value-type="float">
            <text:p>225,00</text:p>
          </table:table-cell>
          <table:table-cell table:style-name="ce756" table:number-columns-repeated="2"/>
          <table:table-cell table:style-name="ce756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6"/>
          <table:table-cell table:style-name="ce756" office:value-type="float" office:value="27500" calcext:value-type="float">
            <text:p>27.500,00</text:p>
          </table:table-cell>
          <table:table-cell table:style-name="ce756"/>
          <table:table-cell table:style-name="ce756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6"/>
          <table:table-cell table:style-name="ce756" office:value-type="float" office:value="319" calcext:value-type="float">
            <text:p>319,00</text:p>
          </table:table-cell>
          <table:table-cell table:style-name="ce756"/>
          <table:table-cell table:style-name="ce756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6"/>
          <table:table-cell table:style-name="ce756" office:value-type="float" office:value="5110" calcext:value-type="float">
            <text:p>5.110,00</text:p>
          </table:table-cell>
          <table:table-cell table:style-name="ce756"/>
          <table:table-cell table:style-name="ce756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6"/>
          <table:table-cell table:style-name="ce756" office:value-type="float" office:value="7170" calcext:value-type="float">
            <text:p>7.170,00</text:p>
          </table:table-cell>
          <table:table-cell table:style-name="ce756"/>
          <table:table-cell table:style-name="ce756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6"/>
          <table:table-cell table:style-name="ce756" office:value-type="float" office:value="8887" calcext:value-type="float">
            <text:p>8.887,00</text:p>
          </table:table-cell>
          <table:table-cell table:style-name="ce756"/>
          <table:table-cell table:style-name="ce756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6"/>
          <table:table-cell table:style-name="ce756" office:value-type="float" office:value="4085" calcext:value-type="float">
            <text:p>4.085,00</text:p>
          </table:table-cell>
          <table:table-cell table:style-name="ce756"/>
          <table:table-cell table:style-name="ce756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6"/>
          <table:table-cell table:style-name="ce756" office:value-type="float" office:value="830" calcext:value-type="float">
            <text:p>830,00</text:p>
          </table:table-cell>
          <table:table-cell table:style-name="ce756"/>
          <table:table-cell table:style-name="ce756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6"/>
          <table:table-cell table:style-name="ce756" office:value-type="float" office:value="55" calcext:value-type="float">
            <text:p>55,00</text:p>
          </table:table-cell>
          <table:table-cell table:style-name="ce756"/>
          <table:table-cell table:style-name="ce756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6"/>
          <table:table-cell table:style-name="ce756" office:value-type="float" office:value="10615" calcext:value-type="float">
            <text:p>10.615,00</text:p>
          </table:table-cell>
          <table:table-cell table:style-name="ce756"/>
          <table:table-cell table:style-name="ce756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6"/>
          <table:table-cell table:style-name="ce756" office:value-type="float" office:value="45" calcext:value-type="float">
            <text:p>45,00</text:p>
          </table:table-cell>
          <table:table-cell table:style-name="ce756"/>
          <table:table-cell table:style-name="ce756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6"/>
          <table:table-cell table:style-name="ce756" office:value-type="float" office:value="55" calcext:value-type="float">
            <text:p>55,00</text:p>
          </table:table-cell>
          <table:table-cell table:style-name="ce756"/>
          <table:table-cell table:style-name="ce756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6"/>
          <table:table-cell table:style-name="ce756" office:value-type="float" office:value="65" calcext:value-type="float">
            <text:p>65,00</text:p>
          </table:table-cell>
          <table:table-cell table:style-name="ce756"/>
          <table:table-cell table:style-name="ce756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6"/>
          <table:table-cell table:style-name="ce756" office:value-type="float" office:value="75" calcext:value-type="float">
            <text:p>75,00</text:p>
          </table:table-cell>
          <table:table-cell table:style-name="ce756"/>
          <table:table-cell table:style-name="ce756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6" office:value-type="float" office:value="300" calcext:value-type="float">
            <text:p>300,00</text:p>
          </table:table-cell>
          <table:table-cell table:style-name="ce756" table:number-columns-repeated="2"/>
          <table:table-cell table:style-name="ce756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6" office:value-type="float" office:value="40" calcext:value-type="float">
            <text:p>40,00</text:p>
          </table:table-cell>
          <table:table-cell table:style-name="ce756" table:number-columns-repeated="2"/>
          <table:table-cell table:style-name="ce756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6" office:value-type="float" office:value="75" calcext:value-type="float">
            <text:p>75,00</text:p>
          </table:table-cell>
          <table:table-cell table:style-name="ce756" table:number-columns-repeated="2"/>
          <table:table-cell table:style-name="ce756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6"/>
          <table:table-cell table:style-name="ce756" office:value-type="float" office:value="320" calcext:value-type="float">
            <text:p>320,00</text:p>
          </table:table-cell>
          <table:table-cell table:style-name="ce756"/>
          <table:table-cell table:style-name="ce756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6" office:value-type="float" office:value="50000" calcext:value-type="float">
            <text:p>50.000,00</text:p>
          </table:table-cell>
          <table:table-cell table:style-name="ce756" table:number-columns-repeated="2"/>
          <table:table-cell table:style-name="ce756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6"/>
          <table:table-cell table:style-name="ce756" office:value-type="float" office:value="2000" calcext:value-type="float">
            <text:p>2.000,00</text:p>
          </table:table-cell>
          <table:table-cell table:style-name="ce756"/>
          <table:table-cell table:style-name="ce756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6" office:value-type="float" office:value="300" calcext:value-type="float">
            <text:p>300,00</text:p>
          </table:table-cell>
          <table:table-cell table:style-name="ce756" table:number-columns-repeated="2"/>
          <table:table-cell table:style-name="ce756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6"/>
          <table:table-cell table:style-name="ce756" office:value-type="float" office:value="550" calcext:value-type="float">
            <text:p>550,00</text:p>
          </table:table-cell>
          <table:table-cell table:style-name="ce756"/>
          <table:table-cell table:style-name="ce756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6"/>
          <table:table-cell table:style-name="ce756" office:value-type="float" office:value="3345" calcext:value-type="float">
            <text:p>3.345,00</text:p>
          </table:table-cell>
          <table:table-cell table:style-name="ce756"/>
          <table:table-cell table:style-name="ce756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6000" calcext:value-type="float">
            <text:p>6.000,00</text:p>
          </table:table-cell>
          <table:table-cell table:style-name="ce756"/>
          <table:table-cell table:style-name="ce756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6" office:value-type="float" office:value="150" calcext:value-type="float">
            <text:p>150,00</text:p>
          </table:table-cell>
          <table:table-cell table:style-name="ce756" table:number-columns-repeated="2"/>
          <table:table-cell table:style-name="ce756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000" calcext:value-type="float">
            <text:p>2.000,00</text:p>
          </table:table-cell>
          <table:table-cell table:style-name="ce756"/>
          <table:table-cell table:style-name="ce756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6"/>
          <table:table-cell table:style-name="ce756" office:value-type="float" office:value="1550" calcext:value-type="float">
            <text:p>1.550,00</text:p>
          </table:table-cell>
          <table:table-cell table:style-name="ce756"/>
          <table:table-cell table:style-name="ce756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6"/>
          <table:table-cell table:style-name="ce756" office:value-type="float" office:value="3000" calcext:value-type="float">
            <text:p>3.000,00</text:p>
          </table:table-cell>
          <table:table-cell table:style-name="ce756"/>
          <table:table-cell table:style-name="ce756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6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6"/>
          <table:table-cell table:style-name="ce756" office:value-type="float" office:value="3335" calcext:value-type="float">
            <text:p>3.335,00</text:p>
          </table:table-cell>
          <table:table-cell table:style-name="ce756"/>
          <table:table-cell table:style-name="ce756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6" office:value-type="float" office:value="325" calcext:value-type="float">
            <text:p>325,00</text:p>
          </table:table-cell>
          <table:table-cell table:style-name="ce756" table:number-columns-repeated="2"/>
          <table:table-cell table:style-name="ce756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2000" calcext:value-type="float">
            <text:p>2.000,00</text:p>
          </table:table-cell>
          <table:table-cell table:style-name="ce756"/>
          <table:table-cell table:style-name="ce756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6" office:value-type="float" office:value="2000" calcext:value-type="float">
            <text:p>2.000,00</text:p>
          </table:table-cell>
          <table:table-cell table:style-name="ce756" table:number-columns-repeated="2"/>
          <table:table-cell table:style-name="ce756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6"/>
          <table:table-cell table:style-name="ce756" office:value-type="float" office:value="5000" calcext:value-type="float">
            <text:p>5.000,00</text:p>
          </table:table-cell>
          <table:table-cell table:style-name="ce756"/>
          <table:table-cell table:style-name="ce756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6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56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6"/>
          <table:table-cell table:style-name="ce756" office:value-type="float" office:value="14.5" calcext:value-type="float">
            <text:p>14,50</text:p>
          </table:table-cell>
          <table:table-cell table:style-name="ce756"/>
          <table:table-cell table:style-name="ce756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6" table:number-columns-repeated="3"/>
          <table:table-cell table:style-name="ce756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6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6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6"/>
          <table:table-cell table:style-name="ce756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6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6"/>
          <table:table-cell table:style-name="ce756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6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6"/>
          <table:table-cell table:style-name="ce756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6"/>
          <table:table-cell table:style-name="ce756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6"/>
          <table:table-cell table:style-name="ce756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6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6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46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6"/>
          <table:table-cell table:style-name="ce756" office:value-type="float" office:value="15000" calcext:value-type="float">
            <text:p>15.000,00</text:p>
          </table:table-cell>
          <table:table-cell table:style-name="ce756"/>
          <table:table-cell table:style-name="ce756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6"/>
          <table:table-cell table:style-name="ce756" office:value-type="float" office:value="160" calcext:value-type="float">
            <text:p>160,00</text:p>
          </table:table-cell>
          <table:table-cell table:style-name="ce756"/>
          <table:table-cell table:style-name="ce756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6" office:value-type="float" office:value="500" calcext:value-type="float">
            <text:p>500,00</text:p>
          </table:table-cell>
          <table:table-cell table:style-name="ce756" table:number-columns-repeated="2"/>
          <table:table-cell table:style-name="ce756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6" office:value-type="float" office:value="1850" calcext:value-type="float">
            <text:p>1.850,00</text:p>
          </table:table-cell>
          <table:table-cell table:style-name="ce756" table:number-columns-repeated="2"/>
          <table:table-cell table:style-name="ce756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6"/>
          <table:table-cell table:style-name="ce756" office:value-type="float" office:value="1900" calcext:value-type="float">
            <text:p>1.900,00</text:p>
          </table:table-cell>
          <table:table-cell table:style-name="ce756"/>
          <table:table-cell table:style-name="ce756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6"/>
          <table:table-cell table:style-name="ce756" office:value-type="float" office:value="1250" calcext:value-type="float">
            <text:p>1.250,00</text:p>
          </table:table-cell>
          <table:table-cell table:style-name="ce756"/>
          <table:table-cell table:style-name="ce756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6"/>
          <table:table-cell table:style-name="ce756" office:value-type="float" office:value="160" calcext:value-type="float">
            <text:p>160,00</text:p>
          </table:table-cell>
          <table:table-cell table:style-name="ce756"/>
          <table:table-cell table:style-name="ce756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6"/>
          <table:table-cell table:style-name="ce756" office:value-type="float" office:value="28.95" calcext:value-type="float">
            <text:p>28,95</text:p>
          </table:table-cell>
          <table:table-cell table:style-name="ce756"/>
          <table:table-cell table:style-name="ce756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6"/>
          <table:table-cell table:style-name="ce756" office:value-type="float" office:value="95" calcext:value-type="float">
            <text:p>95,00</text:p>
          </table:table-cell>
          <table:table-cell table:style-name="ce756"/>
          <table:table-cell table:style-name="ce756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6"/>
          <table:table-cell table:style-name="ce756" office:value-type="float" office:value="368.73" calcext:value-type="float">
            <text:p>368,73</text:p>
          </table:table-cell>
          <table:table-cell table:style-name="ce756"/>
          <table:table-cell table:style-name="ce756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6"/>
          <table:table-cell table:style-name="ce756" office:value-type="float" office:value="70" calcext:value-type="float">
            <text:p>70,00</text:p>
          </table:table-cell>
          <table:table-cell table:style-name="ce756"/>
          <table:table-cell table:style-name="ce756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6"/>
          <table:table-cell table:style-name="ce756" office:value-type="float" office:value="600" calcext:value-type="float">
            <text:p>600,00</text:p>
          </table:table-cell>
          <table:table-cell table:style-name="ce756"/>
          <table:table-cell table:style-name="ce756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6" office:value-type="float" office:value="3002" calcext:value-type="float">
            <text:p>3.002,00</text:p>
          </table:table-cell>
          <table:table-cell table:style-name="ce756"/>
          <table:table-cell table:style-name="ce756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6" office:value-type="float" office:value="1005" calcext:value-type="float">
            <text:p>1.005,00</text:p>
          </table:table-cell>
          <table:table-cell table:style-name="ce756"/>
          <table:table-cell table:style-name="ce756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6" office:value-type="float" office:value="20000" calcext:value-type="float">
            <text:p>20.000,00</text:p>
          </table:table-cell>
          <table:table-cell table:style-name="ce756"/>
          <table:table-cell table:style-name="ce756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6"/>
          <table:table-cell table:style-name="ce756" office:value-type="float" office:value="1005" calcext:value-type="float">
            <text:p>1.005,00</text:p>
          </table:table-cell>
          <table:table-cell table:style-name="ce756"/>
          <table:table-cell table:style-name="ce756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6"/>
          <table:table-cell table:style-name="ce756" office:value-type="float" office:value="785" calcext:value-type="float">
            <text:p>785,00</text:p>
          </table:table-cell>
          <table:table-cell table:style-name="ce756"/>
          <table:table-cell table:style-name="ce756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6" office:value-type="float" office:value="30000" calcext:value-type="float">
            <text:p>30.000,00</text:p>
          </table:table-cell>
          <table:table-cell table:style-name="ce756"/>
          <table:table-cell table:style-name="ce756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6" office:value-type="float" office:value="2005" calcext:value-type="float">
            <text:p>2.005,00</text:p>
          </table:table-cell>
          <table:table-cell table:style-name="ce756"/>
          <table:table-cell table:style-name="ce756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6"/>
          <table:table-cell table:style-name="ce756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6" table:number-columns-repeated="3"/>
          <table:table-cell table:style-name="ce756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6" office:value-type="float" office:value="3000" calcext:value-type="float">
            <text:p>3.000,00</text:p>
          </table:table-cell>
          <table:table-cell table:style-name="ce756" table:number-columns-repeated="2"/>
          <table:table-cell table:style-name="ce756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6"/>
          <table:table-cell table:style-name="ce756" office:value-type="float" office:value="1180" calcext:value-type="float">
            <text:p>1.180,00</text:p>
          </table:table-cell>
          <table:table-cell table:style-name="ce756"/>
          <table:table-cell table:style-name="ce756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6"/>
          <table:table-cell table:style-name="ce756" office:value-type="float" office:value="926" calcext:value-type="float">
            <text:p>926,00</text:p>
          </table:table-cell>
          <table:table-cell table:style-name="ce756"/>
          <table:table-cell table:style-name="ce756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6"/>
          <table:table-cell table:style-name="ce756" office:value-type="float" office:value="297.11" calcext:value-type="float">
            <text:p>297,11</text:p>
          </table:table-cell>
          <table:table-cell table:style-name="ce756"/>
          <table:table-cell table:style-name="ce756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6" office:value-type="float" office:value="7505" calcext:value-type="float">
            <text:p>7.505,00</text:p>
          </table:table-cell>
          <table:table-cell table:style-name="ce756"/>
          <table:table-cell table:style-name="ce756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6" office:value-type="float" office:value="17500" calcext:value-type="float">
            <text:p>17.500,00</text:p>
          </table:table-cell>
          <table:table-cell table:style-name="ce756"/>
          <table:table-cell table:style-name="ce756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6" office:value-type="float" office:value="18200" calcext:value-type="float">
            <text:p>18.200,00</text:p>
          </table:table-cell>
          <table:table-cell table:style-name="ce756"/>
          <table:table-cell table:style-name="ce756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6" office:value-type="float" office:value="17000" calcext:value-type="float">
            <text:p>17.000,00</text:p>
          </table:table-cell>
          <table:table-cell table:style-name="ce756"/>
          <table:table-cell table:style-name="ce756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6" office:value-type="float" office:value="10000" calcext:value-type="float">
            <text:p>10.000,00</text:p>
          </table:table-cell>
          <table:table-cell table:style-name="ce756"/>
          <table:table-cell table:style-name="ce756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6" office:value-type="float" office:value="3000" calcext:value-type="float">
            <text:p>3.000,00</text:p>
          </table:table-cell>
          <table:table-cell table:style-name="ce756"/>
          <table:table-cell table:style-name="ce756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6"/>
          <table:table-cell table:style-name="ce756" office:value-type="float" office:value="8466.82" calcext:value-type="float">
            <text:p>8.466,82</text:p>
          </table:table-cell>
          <table:table-cell table:style-name="ce756"/>
          <table:table-cell table:style-name="ce756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6"/>
          <table:table-cell table:style-name="ce756" office:value-type="float" office:value="3000" calcext:value-type="float">
            <text:p>3.000,00</text:p>
          </table:table-cell>
          <table:table-cell table:style-name="ce756"/>
          <table:table-cell table:style-name="ce756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6" office:value-type="float" office:value="3000" calcext:value-type="float">
            <text:p>3.000,00</text:p>
          </table:table-cell>
          <table:table-cell table:style-name="ce756" table:number-columns-repeated="2"/>
          <table:table-cell table:style-name="ce756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6"/>
          <table:table-cell table:style-name="ce756" office:value-type="float" office:value="297" calcext:value-type="float">
            <text:p>297,00</text:p>
          </table:table-cell>
          <table:table-cell table:style-name="ce756"/>
          <table:table-cell table:style-name="ce756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6"/>
          <table:table-cell table:style-name="ce756" office:value-type="float" office:value="500" calcext:value-type="float">
            <text:p>500,00</text:p>
          </table:table-cell>
          <table:table-cell table:style-name="ce756"/>
          <table:table-cell table:style-name="ce756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6"/>
          <table:table-cell table:style-name="ce756" office:value-type="float" office:value="8000" calcext:value-type="float">
            <text:p>8.000,00</text:p>
          </table:table-cell>
          <table:table-cell table:style-name="ce756"/>
          <table:table-cell table:style-name="ce756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6"/>
          <table:table-cell table:style-name="ce756" office:value-type="float" office:value="3344.12" calcext:value-type="float">
            <text:p>3.344,12</text:p>
          </table:table-cell>
          <table:table-cell table:style-name="ce756"/>
          <table:table-cell table:style-name="ce756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6" office:value-type="float" office:value="3400" calcext:value-type="float">
            <text:p>3.400,00</text:p>
          </table:table-cell>
          <table:table-cell table:style-name="ce756" table:number-columns-repeated="2"/>
          <table:table-cell table:style-name="ce756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6"/>
          <table:table-cell table:style-name="ce756" office:value-type="float" office:value="15000" calcext:value-type="float">
            <text:p>15.000,00</text:p>
          </table:table-cell>
          <table:table-cell table:style-name="ce756"/>
          <table:table-cell table:style-name="ce756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6" office:value-type="float" office:value="900" calcext:value-type="float">
            <text:p>900,00</text:p>
          </table:table-cell>
          <table:table-cell table:style-name="ce756" table:number-columns-repeated="2"/>
          <table:table-cell table:style-name="ce756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6" table:number-columns-repeated="3"/>
          <table:table-cell table:style-name="ce756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6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6" table:number-columns-repeated="3"/>
          <table:table-cell table:style-name="ce756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6" table:number-columns-repeated="3"/>
          <table:table-cell table:style-name="ce756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6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6"/>
          <table:table-cell table:style-name="ce756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6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6"/>
          <table:table-cell table:style-name="ce756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6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6"/>
          <table:table-cell table:style-name="ce756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756" table:number-columns-repeated="2"/>
          <table:table-cell table:style-name="ce756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6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6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6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46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756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6"/>
          <table:table-cell table:style-name="ce756" office:value-type="float" office:value="1600" calcext:value-type="float">
            <text:p>1.600,00</text:p>
          </table:table-cell>
          <table:table-cell table:style-name="ce756"/>
          <table:table-cell table:style-name="ce756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6"/>
          <table:table-cell table:style-name="ce756" office:value-type="float" office:value="3486" calcext:value-type="float">
            <text:p>3.486,00</text:p>
          </table:table-cell>
          <table:table-cell table:style-name="ce756"/>
          <table:table-cell table:style-name="ce756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6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6"/>
          <table:table-cell table:style-name="ce756" office:value-type="float" office:value="2000" calcext:value-type="float">
            <text:p>2.000,00</text:p>
          </table:table-cell>
          <table:table-cell table:style-name="ce756"/>
          <table:table-cell table:style-name="ce756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6"/>
          <table:table-cell table:style-name="ce756" office:value-type="float" office:value="150" calcext:value-type="float">
            <text:p>150,00</text:p>
          </table:table-cell>
          <table:table-cell table:style-name="ce756"/>
          <table:table-cell table:style-name="ce756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6"/>
          <table:table-cell table:style-name="ce756" office:value-type="float" office:value="55" calcext:value-type="float">
            <text:p>55,00</text:p>
          </table:table-cell>
          <table:table-cell table:style-name="ce756"/>
          <table:table-cell table:style-name="ce756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6" office:value-type="float" office:value="500" calcext:value-type="float">
            <text:p>500,00</text:p>
          </table:table-cell>
          <table:table-cell table:style-name="ce756" table:number-columns-repeated="2"/>
          <table:table-cell table:style-name="ce756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6" table:number-columns-repeated="3"/>
          <table:table-cell table:style-name="ce756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6"/>
          <table:table-cell table:style-name="ce756" office:value-type="float" office:value="1750" calcext:value-type="float">
            <text:p>1.750,00</text:p>
          </table:table-cell>
          <table:table-cell table:style-name="ce756"/>
          <table:table-cell table:style-name="ce756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6"/>
          <table:table-cell table:style-name="ce756" office:value-type="float" office:value="234" calcext:value-type="float">
            <text:p>234,00</text:p>
          </table:table-cell>
          <table:table-cell table:style-name="ce756"/>
          <table:table-cell table:style-name="ce756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6"/>
          <table:table-cell table:style-name="ce756" office:value-type="float" office:value="234" calcext:value-type="float">
            <text:p>234,00</text:p>
          </table:table-cell>
          <table:table-cell table:style-name="ce756"/>
          <table:table-cell table:style-name="ce756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6"/>
          <table:table-cell table:style-name="ce756" office:value-type="float" office:value="280" calcext:value-type="float">
            <text:p>280,00</text:p>
          </table:table-cell>
          <table:table-cell table:style-name="ce756"/>
          <table:table-cell table:style-name="ce756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6"/>
          <table:table-cell table:style-name="ce756" office:value-type="float" office:value="20000" calcext:value-type="float">
            <text:p>20.000,00</text:p>
          </table:table-cell>
          <table:table-cell table:style-name="ce756"/>
          <table:table-cell table:style-name="ce756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6"/>
          <table:table-cell table:style-name="ce756" office:value-type="float" office:value="50" calcext:value-type="float">
            <text:p>50,00</text:p>
          </table:table-cell>
          <table:table-cell table:style-name="ce756"/>
          <table:table-cell table:style-name="ce756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6" office:value-type="float" office:value="400" calcext:value-type="float">
            <text:p>400,00</text:p>
          </table:table-cell>
          <table:table-cell table:style-name="ce756" table:number-columns-repeated="2"/>
          <table:table-cell table:style-name="ce756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6"/>
          <table:table-cell table:style-name="ce756" office:value-type="float" office:value="500" calcext:value-type="float">
            <text:p>500,00</text:p>
          </table:table-cell>
          <table:table-cell table:style-name="ce756"/>
          <table:table-cell table:style-name="ce756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6" office:value-type="float" office:value="1500" calcext:value-type="float">
            <text:p>1.500,00</text:p>
          </table:table-cell>
          <table:table-cell table:style-name="ce756" table:number-columns-repeated="2"/>
          <table:table-cell table:style-name="ce756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6"/>
          <table:table-cell table:style-name="ce756" office:value-type="float" office:value="14035" calcext:value-type="float">
            <text:p>14.035,00</text:p>
          </table:table-cell>
          <table:table-cell table:style-name="ce756"/>
          <table:table-cell table:style-name="ce756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6"/>
          <table:table-cell table:style-name="ce756" office:value-type="float" office:value="165" calcext:value-type="float">
            <text:p>165,00</text:p>
          </table:table-cell>
          <table:table-cell table:style-name="ce756"/>
          <table:table-cell table:style-name="ce756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6"/>
          <table:table-cell table:style-name="ce756" office:value-type="float" office:value="250" calcext:value-type="float">
            <text:p>250,00</text:p>
          </table:table-cell>
          <table:table-cell table:style-name="ce756"/>
          <table:table-cell table:style-name="ce756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6"/>
          <table:table-cell table:style-name="ce756" office:value-type="float" office:value="150" calcext:value-type="float">
            <text:p>150,00</text:p>
          </table:table-cell>
          <table:table-cell table:style-name="ce756"/>
          <table:table-cell table:style-name="ce756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6"/>
          <table:table-cell table:style-name="ce756" office:value-type="float" office:value="100" calcext:value-type="float">
            <text:p>100,00</text:p>
          </table:table-cell>
          <table:table-cell table:style-name="ce756"/>
          <table:table-cell table:style-name="ce756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6"/>
          <table:table-cell table:style-name="ce756" office:value-type="float" office:value="3000" calcext:value-type="float">
            <text:p>3.000,00</text:p>
          </table:table-cell>
          <table:table-cell table:style-name="ce756"/>
          <table:table-cell table:style-name="ce756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6"/>
          <table:table-cell table:style-name="ce756" office:value-type="float" office:value="855" calcext:value-type="float">
            <text:p>855,00</text:p>
          </table:table-cell>
          <table:table-cell table:style-name="ce756"/>
          <table:table-cell table:style-name="ce756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6"/>
          <table:table-cell table:style-name="ce756" office:value-type="float" office:value="3645" calcext:value-type="float">
            <text:p>3.645,00</text:p>
          </table:table-cell>
          <table:table-cell table:style-name="ce756"/>
          <table:table-cell table:style-name="ce756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6" office:value-type="float" office:value="200" calcext:value-type="float">
            <text:p>200,00</text:p>
          </table:table-cell>
          <table:table-cell table:style-name="ce756" table:number-columns-repeated="2"/>
          <table:table-cell table:style-name="ce756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6"/>
          <table:table-cell table:style-name="ce756" office:value-type="float" office:value="200" calcext:value-type="float">
            <text:p>200,00</text:p>
          </table:table-cell>
          <table:table-cell table:style-name="ce756"/>
          <table:table-cell table:style-name="ce756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6" table:number-columns-repeated="2"/>
          <table:table-cell table:style-name="ce756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6" table:number-columns-repeated="2"/>
          <table:table-cell table:style-name="ce756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6" office:value-type="float" office:value="3646" calcext:value-type="float">
            <text:p>3.646,00</text:p>
          </table:table-cell>
          <table:table-cell table:style-name="ce756"/>
          <table:table-cell table:style-name="ce756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6" office:value-type="float" office:value="2210" calcext:value-type="float">
            <text:p>2.210,00</text:p>
          </table:table-cell>
          <table:table-cell table:style-name="ce756"/>
          <table:table-cell table:style-name="ce756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6" table:number-columns-repeated="2"/>
          <table:table-cell table:style-name="ce756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6" table:number-columns-repeated="2"/>
          <table:table-cell table:style-name="ce756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6" table:number-columns-repeated="2"/>
          <table:table-cell table:style-name="ce756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6" table:number-columns-repeated="2"/>
          <table:table-cell table:style-name="ce756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6" table:number-columns-repeated="2"/>
          <table:table-cell table:style-name="ce756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6" table:number-columns-repeated="2"/>
          <table:table-cell table:style-name="ce756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6" office:value-type="float" office:value="300" calcext:value-type="float">
            <text:p>300,00</text:p>
          </table:table-cell>
          <table:table-cell table:style-name="ce756"/>
          <table:table-cell table:style-name="ce756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6" table:number-columns-repeated="2"/>
          <table:table-cell table:style-name="ce756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6" office:value-type="float" office:value="1000" calcext:value-type="float">
            <text:p>1.000,00</text:p>
          </table:table-cell>
          <table:table-cell table:style-name="ce756"/>
          <table:table-cell table:style-name="ce756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756" table:number-columns-repeated="2"/>
          <table:table-cell table:style-name="ce756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6" table:formula="of:=[.G1017]-[.D1018]+[.E1018]" office:value-type="float" office:value="-46274.9255555555" calcext:value-type="float">
            <text:p>-46.274,93</text:p>
          </table:table-cell>
          <table:table-cell table:style-name="ce405"/>
          <table:table-cell table:style-name="ce868" table:number-columns-repeated="55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6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6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6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413"/>
          <table:table-cell table:number-columns-repeated="3"/>
          <table:table-cell table:style-name="ce756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6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756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6" office:value-type="float" office:value="8.72" calcext:value-type="float">
            <text:p>8,72</text:p>
          </table:table-cell>
          <table:table-cell table:style-name="ce975" table:number-columns-repeated="2"/>
          <table:table-cell table:style-name="ce756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6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6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413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413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413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413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413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81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413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413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413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413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81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413"/>
          <table:table-cell table:style-name="ce413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413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413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6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413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413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449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19 kira bedelleri </text:p>
          </table:table-cell>
          <table:table-cell office:value-type="float" office:value="73544.45" calcext:value-type="float">
            <text:p>73.544,45</text:p>
          </table:table-cell>
          <table:table-cell table:number-columns-repeated="2"/>
          <table:table-cell table:style-name="ce991" table:formula="of:=[.E1180]-[.D1180]+[.G1179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1]-[.D1181]+[.G1180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331" office:value-type="float" office:value="5000" calcext:value-type="float">
            <text:p>5,000.00</text:p>
          </table:table-cell>
          <table:table-cell/>
          <table:table-cell table:style-name="ce991" table:formula="of:=[.E1183]-[.D1183]+[.G1182]" office:value-type="float" office:value="-28456.2988888888" calcext:value-type="float">
            <text:p>-28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331" office:value-type="float" office:value="2000" calcext:value-type="float">
            <text:p>2,000.00</text:p>
          </table:table-cell>
          <table:table-cell/>
          <table:table-cell table:style-name="ce991" table:formula="of:=[.E1184]-[.D1184]+[.G1183]" office:value-type="float" office:value="-26456.2988888888" calcext:value-type="float">
            <text:p>-26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31"/>
          <table:table-cell/>
          <table:table-cell table:style-name="ce991" table:formula="of:=[.E1185]-[.D1185]+[.G1184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331"/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331" office:value-type="float" office:value="338" calcext:value-type="float">
            <text:p>338.00</text:p>
          </table:table-cell>
          <table:table-cell/>
          <table:table-cell table:style-name="ce991" table:formula="of:=[.E1187]-[.D1187]+[.G1186]" office:value-type="float" office:value="-33118.2988888888" calcext:value-type="float">
            <text:p>-33.118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331"/>
          <table:table-cell table:style-name="ce297" office:value-type="string" calcext:value-type="string">
            <text:p>448,35</text:p>
          </table:table-cell>
          <table:table-cell/>
          <table:table-cell table:style-name="ce991" table:formula="of:=[.E1188]-[.D1188]+[.G1187]" office:value-type="float" office:value="-32669.9488888888" calcext:value-type="float">
            <text:p>-32.669,9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766"/>
          <table:table-cell table:style-name="ce297" office:value-type="float" office:value="100" calcext:value-type="float">
            <text:p>100.00</text:p>
          </table:table-cell>
          <table:table-cell/>
          <table:table-cell table:style-name="ce991" table:formula="of:=[.E1189]-[.D1189]+[.G1188]" office:value-type="float" office:value="-32569.9488888888" calcext:value-type="float">
            <text:p>-32.569,95</text:p>
          </table:table-cell>
          <table:table-cell table:number-columns-repeated="1017"/>
        </table:table-row>
        <table:table-row table:style-name="ro10" table:number-rows-repeated="4">
          <table:table-cell/>
          <table:table-cell table:style-name="ce885"/>
          <table:table-cell table:number-columns-repeated="2"/>
          <table:table-cell table:style-name="ce804"/>
          <table:table-cell table:number-columns-repeated="1019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152:.D1193])" office:value-type="float" office:value="132894.45" calcext:value-type="float">
            <text:p>132.894,45</text:p>
          </table:table-cell>
          <table:table-cell table:style-name="ce953" table:formula="of:=SUM([.E1152:.E1193])" office:value-type="float" office:value="109722.63" calcext:value-type="float">
            <text:p>109.722,63</text:p>
          </table:table-cell>
          <table:table-cell table:style-name="ce983"/>
          <table:table-cell table:style-name="ce984" table:formula="of:=[.E1194]-[.D1194]" office:value-type="float" office:value="-23171.82" calcext:value-type="float">
            <text:p>-23.171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381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949"/>
          <table:table-cell table:style-name="ce971" table:number-columns-repeated="3"/>
          <table:table-cell table:style-name="ce308"/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0]" office:value-type="date" office:date-value="2022-12-31" calcext:value-type="date">
            <text:p>31.12.2022</text:p>
          </table:table-cell>
          <table:table-cell table:style-name="ce949" table:formula="of:=[.C1194]" office:value-type="string" office:string-value="YILİÇİ  TOPLAMI DĞŞ BORÇLU" calcext:value-type="string">
            <text:p>YILİÇİ <text:s/>TOPLAMI DĞŞ BORÇLU</text:p>
          </table:table-cell>
          <table:table-cell table:style-name="ce971" table:formula="of:=[.D1194]" office:value-type="float" office:value="132894.45" calcext:value-type="float">
            <text:p>132.894,45</text:p>
          </table:table-cell>
          <table:table-cell table:style-name="ce971" table:formula="of:=[.E1194]" office:value-type="float" office:value="109722.63" calcext:value-type="float">
            <text:p>109.722,63</text:p>
          </table:table-cell>
          <table:table-cell table:style-name="ce971"/>
          <table:table-cell table:style-name="ce971" table:formula="of:=[.G1194]" office:value-type="float" office:value="-23171.82" calcext:value-type="float">
            <text:p>-23.171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2:.D1238])" office:value-type="float" office:value="3253580.55888889" calcext:value-type="float">
            <text:p>3.253.580,56</text:p>
          </table:table-cell>
          <table:table-cell table:style-name="ce953" table:formula="of:=SUM([.E1222:.E1238])" office:value-type="float" office:value="3220562.26" calcext:value-type="float">
            <text:p>3.220.562,26</text:p>
          </table:table-cell>
          <table:table-cell table:style-name="ce983"/>
          <table:table-cell table:style-name="ce984" table:formula="of:=[.E1240]-[.D1240]" office:value-type="float" office:value="-33018.2988888877" calcext:value-type="float">
            <text:p>-33.018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723"/>
        <table:table-column table:style-name="co63" table:default-cell-style-name="Default"/>
        <table:table-column table:style-name="co64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330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330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795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46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46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46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46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797" office:value-type="string" calcext:value-type="string">
            <text:p>Ali Paşa İsmail BALCI Kira Bedeli 2015</text:p>
          </table:table-cell>
          <table:table-cell table:style-name="ce756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6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6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6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6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60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60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60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60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760"/>
          <table:table-cell/>
        </table:table-row>
        <table:table-row table:style-name="ro4">
          <table:table-cell table:number-columns-repeated="2"/>
          <table:table-cell table:style-name="ce330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30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331" table:formula="of:=SUM([.D4:.D19])" office:value-type="float" office:value="127772.62" calcext:value-type="float">
            <text:p>127,772.62</text:p>
          </table:table-cell>
          <table:table-cell table:style-name="ce331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766"/>
          <table:table-cell table:style-name="ce798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331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766"/>
          <table:table-cell/>
        </table:table-row>
      </table:table>
      <table:table table:name="DGS" table:style-name="ta1">
        <table:table-column table:style-name="co65" table:default-cell-style-name="ce280"/>
        <table:table-column table:style-name="co66" table:default-cell-style-name="ce801"/>
        <table:table-column table:style-name="co67" table:default-cell-style-name="ce803"/>
        <table:table-column table:style-name="co68" table:default-cell-style-name="ce803"/>
        <table:table-column table:style-name="co69" table:default-cell-style-name="ce803"/>
        <table:table-column table:style-name="co70" table:default-cell-style-name="ce803"/>
        <table:table-column table:style-name="co71" table:default-cell-style-name="ce801"/>
        <table:table-column table:style-name="co72" table:number-columns-repeated="57" table:default-cell-style-name="ce801"/>
        <table:table-row table:style-name="ro3">
          <table:table-cell/>
          <table:table-cell table:style-name="ce799"/>
          <table:table-cell table:number-columns-repeated="62"/>
        </table:table-row>
        <table:table-row table:style-name="ro3">
          <table:table-cell/>
          <table:table-cell table:style-name="ce800"/>
          <table:table-cell table:number-columns-repeated="62"/>
        </table:table-row>
        <table:table-row table:style-name="ro3">
          <table:table-cell/>
          <table:table-cell table:style-name="ce800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46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46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346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346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46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46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02" office:value-type="string" calcext:value-type="string">
            <text:p>Doğuş 2017 haziranda borçla kapandı 1 USD = 3,55 TL</text:p>
          </table:table-cell>
          <table:table-cell table:style-name="ce805"/>
          <table:table-cell/>
          <table:table-cell table:style-name="ce809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00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07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46" office:value-type="string" calcext:value-type="string">
            <text:p>TL</text:p>
          </table:table-cell>
          <table:table-cell table:style-name="ce346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46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46" office:value-type="string" calcext:value-type="string">
            <text:p>TL</text:p>
          </table:table-cell>
          <table:table-cell table:style-name="ce346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46"/>
          <table:table-cell table:style-name="ce280"/>
          <table:table-cell table:style-name="ce346"/>
          <table:table-cell table:number-columns-repeated="56"/>
        </table:table-row>
        <table:table-row table:style-name="ro3">
          <table:table-cell table:number-columns-repeated="2"/>
          <table:table-cell table:style-name="ce346"/>
          <table:table-cell table:style-name="ce346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346"/>
          <table:table-cell table:style-name="ce280"/>
          <table:table-cell table:style-name="ce346"/>
          <table:table-cell table:number-columns-repeated="56"/>
        </table:table-row>
        <table:table-row table:style-name="ro3">
          <table:table-cell table:number-columns-repeated="2"/>
          <table:table-cell table:style-name="ce346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346"/>
          <table:table-cell table:style-name="ce280"/>
          <table:table-cell table:style-name="ce346"/>
          <table:table-cell table:number-columns-repeated="56"/>
        </table:table-row>
        <table:table-row table:style-name="ro3">
          <table:table-cell table:number-columns-repeated="2"/>
          <table:table-cell table:style-name="ce346" table:number-columns-repeated="2"/>
          <table:table-cell/>
          <table:table-cell table:style-name="ce346"/>
          <table:table-cell table:style-name="ce280"/>
          <table:table-cell table:style-name="ce346"/>
          <table:table-cell table:number-columns-repeated="56"/>
        </table:table-row>
        <table:table-row table:style-name="ro3">
          <table:table-cell/>
          <table:table-cell table:style-name="ce409" office:value-type="string" calcext:value-type="string">
            <text:p>DOĞUŞ KAPANIŞTA NAZAN BALCININ BORCU</text:p>
          </table:table-cell>
          <table:table-cell table:style-name="ce346" office:value-type="string" calcext:value-type="string">
            <text:p>TL</text:p>
          </table:table-cell>
          <table:table-cell table:style-name="ce346"/>
          <table:table-cell table:formula="of:=[.E18]+[.D20]" office:value-type="float" office:value="-139255.85" calcext:value-type="float">
            <text:p>-139.255,85</text:p>
          </table:table-cell>
          <table:table-cell table:style-name="ce346"/>
          <table:table-cell table:style-name="ce280"/>
          <table:table-cell table:style-name="ce346"/>
          <table:table-cell table:number-columns-repeated="56"/>
        </table:table-row>
        <table:table-row table:style-name="ro3">
          <table:table-cell table:number-columns-repeated="2"/>
          <table:table-cell table:style-name="ce346" table:number-columns-repeated="2"/>
          <table:table-cell/>
          <table:table-cell table:style-name="ce346"/>
          <table:table-cell table:style-name="ce280"/>
          <table:table-cell table:style-name="ce346"/>
          <table:table-cell table:number-columns-repeated="56"/>
        </table:table-row>
        <table:table-row table:style-name="ro3">
          <table:table-cell table:number-columns-repeated="5"/>
          <table:table-cell table:style-name="ce801"/>
          <table:table-cell table:style-name="ce280"/>
          <table:table-cell table:number-columns-repeated="57"/>
        </table:table-row>
        <table:table-row table:style-name="ro3">
          <table:table-cell/>
          <table:table-cell table:style-name="ce409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409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01"/>
          <table:table-cell table:style-name="ce280"/>
          <table:table-cell table:number-columns-repeated="57"/>
        </table:table-row>
        <table:table-row table:style-name="ro3">
          <table:table-cell table:number-columns-repeated="3"/>
          <table:table-cell table:style-name="ce346"/>
          <table:table-cell table:formula="of:=[.E23]+[.D24]" office:value-type="float" office:value="-129048.85" calcext:value-type="float">
            <text:p>-129.048,85</text:p>
          </table:table-cell>
          <table:table-cell table:style-name="ce801"/>
          <table:table-cell table:style-name="ce280"/>
          <table:table-cell table:number-columns-repeated="57"/>
        </table:table-row>
        <table:table-row table:style-name="ro3">
          <table:table-cell/>
          <table:table-cell table:style-name="ce409"/>
          <table:table-cell/>
          <table:table-cell table:style-name="ce409"/>
          <table:table-cell/>
          <table:table-cell table:style-name="ce801"/>
          <table:table-cell table:style-name="ce280"/>
          <table:table-cell table:number-columns-repeated="57"/>
        </table:table-row>
        <table:table-row table:style-name="ro1">
          <table:table-cell/>
          <table:table-cell table:style-name="ce378" office:value-type="string" calcext:value-type="string">
            <text:p>Doğuş Kapanışta Toplam Borç</text:p>
          </table:table-cell>
          <table:table-cell table:style-name="ce409"/>
          <table:table-cell table:style-name="ce346"/>
          <table:table-cell table:style-name="ce810" table:formula="of:=[.E20]+[.E24]" office:value-type="float" office:value="-268304.7" calcext:value-type="float">
            <text:p>-268.304,70</text:p>
          </table:table-cell>
          <table:table-cell table:style-name="ce346"/>
          <table:table-cell table:style-name="ce280"/>
          <table:table-cell table:number-columns-repeated="57"/>
        </table:table-row>
        <table:table-row table:style-name="ro3">
          <table:table-cell/>
          <table:table-cell table:style-name="ce346"/>
          <table:table-cell table:style-name="ce409"/>
          <table:table-cell table:style-name="ce346"/>
          <table:table-cell/>
          <table:table-cell table:style-name="ce346"/>
          <table:table-cell table:style-name="ce280"/>
          <table:table-cell table:number-columns-repeated="57"/>
        </table:table-row>
        <table:table-row table:style-name="ro3">
          <table:table-cell/>
          <table:table-cell table:style-name="ce280"/>
          <table:table-cell table:style-name="ce346"/>
          <table:table-cell table:style-name="ce808"/>
          <table:table-cell/>
          <table:table-cell table:style-name="ce346"/>
          <table:table-cell table:style-name="ce280"/>
          <table:table-cell table:number-columns-repeated="57"/>
        </table:table-row>
        <table:table-row table:style-name="ro3">
          <table:table-cell/>
          <table:table-cell table:style-name="ce280"/>
          <table:table-cell table:style-name="ce346" table:number-columns-repeated="2"/>
          <table:table-cell/>
          <table:table-cell table:style-name="ce346"/>
          <table:table-cell table:style-name="ce280"/>
          <table:table-cell table:number-columns-repeated="57"/>
        </table:table-row>
        <table:table-row table:style-name="ro3" table:number-rows-repeated="7">
          <table:table-cell/>
          <table:table-cell table:style-name="ce346" table:number-columns-repeated="3"/>
          <table:table-cell/>
          <table:table-cell table:style-name="ce346"/>
          <table:table-cell table:style-name="ce280"/>
          <table:table-cell table:number-columns-repeated="57"/>
        </table:table-row>
        <table:table-row table:style-name="ro3">
          <table:table-cell/>
          <table:table-cell table:style-name="ce280"/>
          <table:table-cell table:style-name="ce806"/>
          <table:table-cell table:style-name="ce346"/>
          <table:table-cell/>
          <table:table-cell table:style-name="ce346"/>
          <table:table-cell table:style-name="ce280"/>
          <table:table-cell table:number-columns-repeated="57"/>
        </table:table-row>
        <table:table-row table:style-name="ro3" table:number-rows-repeated="2">
          <table:table-cell/>
          <table:table-cell table:style-name="ce280"/>
          <table:table-cell table:style-name="ce346" table:number-columns-repeated="2"/>
          <table:table-cell/>
          <table:table-cell table:style-name="ce280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80"/>
          <table:table-cell table:style-name="ce346" table:number-columns-repeated="2"/>
          <table:table-cell/>
          <table:table-cell table:style-name="ce346"/>
          <table:table-cell table:style-name="ce280"/>
          <table:table-cell table:number-columns-repeated="57"/>
        </table:table-row>
        <table:table-row table:style-name="ro3">
          <table:table-cell/>
          <table:table-cell table:style-name="ce280"/>
          <table:table-cell table:style-name="ce346" table:number-columns-repeated="4"/>
          <table:table-cell table:style-name="ce280"/>
          <table:table-cell table:number-columns-repeated="57"/>
        </table:table-row>
        <table:table-row table:style-name="ro3">
          <table:table-cell/>
          <table:table-cell table:style-name="ce346" table:number-columns-repeated="5"/>
          <table:table-cell table:style-name="ce280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01"/>
          <table:table-cell table:style-name="ce280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811"/>
        <table:table-column table:style-name="co74" table:default-cell-style-name="ce801"/>
        <table:table-column table:style-name="co75" table:default-cell-style-name="ce801"/>
        <table:table-column table:style-name="co76" table:default-cell-style-name="ce801"/>
        <table:table-column table:style-name="co77" table:default-cell-style-name="ce801"/>
        <table:table-column table:style-name="co78" table:default-cell-style-name="ce801"/>
        <table:table-column table:style-name="co79" table:default-cell-style-name="ce803"/>
        <table:table-column table:style-name="co80" table:default-cell-style-name="ce803"/>
        <table:table-column table:style-name="co72" table:number-columns-repeated="56" table:default-cell-style-name="ce801"/>
        <table:table-row table:style-name="ro3">
          <table:table-cell/>
          <table:table-cell table:style-name="ce800" office:value-type="string" calcext:value-type="string">
            <text:p>DOĞUŞ TİCARET – NAZAN BALCI <text:s/>İŞ SONLANDIRMA HESAP CETVELİ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0" office:value-type="string" calcext:value-type="string">
            <text:p>1994 yılında Doğuş Ticaret Ayten Balcı’ya ait arsaya 5 daire 1 dükkan 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0" office:value-type="string" calcext:value-type="string">
            <text:p>olacak şekilde bir bina yaptı.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0"/>
          <table:table-cell table:style-name="ce807" office:value-type="string" calcext:value-type="string">
            <text:p>Değeri</text:p>
          </table:table-cell>
          <table:table-cell table:style-name="ce807" office:value-type="string" calcext:value-type="string">
            <text:p>Kat Karşılığı</text:p>
          </table:table-cell>
          <table:table-cell table:style-name="ce807" office:value-type="string" calcext:value-type="string">
            <text:p>Kime Ait</text:p>
          </table:table-cell>
          <table:table-cell table:style-name="ce807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Daire 5</text:p>
          </table:table-cell>
          <table:table-cell table:style-name="ce803" office:value-type="float" office:value="80000" calcext:value-type="float">
            <text:p>80.000,00</text:p>
          </table:table-cell>
          <table:table-cell table:style-name="ce803" office:value-type="string" calcext:value-type="string">
            <text:p>Arsa Sahibine</text:p>
          </table:table-cell>
          <table:table-cell table:number-columns-repeated="2" table:style-name="ce900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Daire 4</text:p>
          </table:table-cell>
          <table:table-cell table:style-name="ce803" office:value-type="float" office:value="80000" calcext:value-type="float">
            <text:p>80.000,00</text:p>
          </table:table-cell>
          <table:table-cell table:style-name="ce803" office:value-type="string" calcext:value-type="string">
            <text:p>Doğuş Ticaret</text:p>
          </table:table-cell>
          <table:table-cell table:style-name="ce900" office:value-type="string" calcext:value-type="string">
            <text:p>Nazan Balcı</text:p>
          </table:table-cell>
          <table:table-cell table:style-name="ce900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Daire 3</text:p>
          </table:table-cell>
          <table:table-cell table:style-name="ce803" office:value-type="float" office:value="80000" calcext:value-type="float">
            <text:p>80.000,00</text:p>
          </table:table-cell>
          <table:table-cell table:style-name="ce803" office:value-type="string" calcext:value-type="string">
            <text:p>Doğuş Ticaret</text:p>
          </table:table-cell>
          <table:table-cell table:style-name="ce900" office:value-type="string" calcext:value-type="string">
            <text:p>Nazan Balcı</text:p>
          </table:table-cell>
          <table:table-cell table:style-name="ce900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Daire 2 satıldı</text:p>
          </table:table-cell>
          <table:table-cell table:style-name="ce807" office:value-type="float" office:value="80000" calcext:value-type="float">
            <text:p>80.000,00</text:p>
          </table:table-cell>
          <table:table-cell table:style-name="ce803" office:value-type="string" calcext:value-type="string">
            <text:p>Doğuş Ticaret</text:p>
          </table:table-cell>
          <table:table-cell table:style-name="ce803" office:value-type="string" calcext:value-type="string">
            <text:p>Hacı</text:p>
          </table:table-cell>
          <table:table-cell table:style-name="ce807" office:value-type="string" calcext:value-type="string">
            <text:p>Satıldı </text:p>
          </table:table-cell>
          <table:table-cell table:style-name="ce807"/>
          <table:table-cell table:number-columns-repeated="57"/>
        </table:table-row>
        <table:table-row table:style-name="ro3">
          <table:table-cell/>
          <table:table-cell table:style-name="ce803" office:value-type="string" calcext:value-type="string">
            <text:p>Daire 1 <text:s text:c="2"/>Satıldı</text:p>
          </table:table-cell>
          <table:table-cell table:style-name="ce803" office:value-type="float" office:value="80000" calcext:value-type="float">
            <text:p>80.000,00</text:p>
          </table:table-cell>
          <table:table-cell table:style-name="ce803" office:value-type="string" calcext:value-type="string">
            <text:p>Doğuş Ticaret</text:p>
          </table:table-cell>
          <table:table-cell table:style-name="ce803" office:value-type="string" calcext:value-type="string">
            <text:p>Hacı</text:p>
          </table:table-cell>
          <table:table-cell table:style-name="ce807" office:value-type="string" calcext:value-type="string">
            <text:p>Satıldı </text:p>
          </table:table-cell>
          <table:table-cell table:style-name="ce910"/>
          <table:table-cell table:number-columns-repeated="57"/>
        </table:table-row>
        <table:table-row table:style-name="ro3">
          <table:table-cell/>
          <table:table-cell table:style-name="ce813" office:value-type="string" calcext:value-type="string">
            <text:p>Dükkan <text:s text:c="2"/>Satıldı </text:p>
          </table:table-cell>
          <table:table-cell table:style-name="ce817" office:value-type="float" office:value="30000" calcext:value-type="float">
            <text:p>30.000,00</text:p>
          </table:table-cell>
          <table:table-cell table:style-name="ce803" office:value-type="string" calcext:value-type="string">
            <text:p>Doğuş Ticaret</text:p>
          </table:table-cell>
          <table:table-cell table:style-name="ce813" office:value-type="string" calcext:value-type="string">
            <text:p>Hacı + Nazan</text:p>
          </table:table-cell>
          <table:table-cell table:style-name="ce817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<text:span text:style-name="T8">daire 2 satıldı, Ali Paşa Hamam daki arsanın, Mustafa Işıklıyurt’a ait </text:span> hisse satın alındı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2 nolu daire hacı ya ait olmasına rağmen ortak alındığından dolayı daire den alınan 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14" office:value-type="string" calcext:value-type="string">
            <text:p>paranın yarısı İsmail Balcıya geçmiş oldu.</text:p>
          </table:table-cell>
          <table:table-cell table:style-name="ce803"/>
          <table:table-cell table:style-name="ce819"/>
          <table:table-cell table:style-name="Default"/>
          <table:table-cell table:style-name="ce807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814" office:value-type="string" calcext:value-type="string">
            <text:p>Dükkan satıldı parayı hacı aldı ortaklardan nazanın alacağı oluştu</text:p>
          </table:table-cell>
          <table:table-cell table:style-name="ce803"/>
          <table:table-cell table:style-name="ce819"/>
          <table:table-cell table:style-name="Default"/>
          <table:table-cell table:style-name="ce807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hakanın Doğuştan aldığı nakit</text:p>
          </table:table-cell>
          <table:table-cell table:style-name="ce280"/>
          <table:table-cell table:style-name="ce819"/>
          <table:table-cell table:style-name="Default"/>
          <table:table-cell table:style-name="ce807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2007 de hacı doğuşa geçtiğinde borç ödemesi için mustafa balcı 50000 TL verdi.</text:p>
          </table:table-cell>
          <table:table-cell table:style-name="ce803" table:number-columns-repeated="3"/>
          <table:table-cell table:style-name="ce807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803" table:number-columns-repeated="4"/>
          <table:table-cell table:style-name="ce807"/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2015-ocak ayı Doğuşun 365.000 TL Denizbanka, 36.000 TL İşbank a kredi borcu var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Aylık borç ödemesi 6765+3409=10.174 TL. <text:s/>1 <text:s/>USD=2.40 TL Aylık ödeme4239 USD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Dolar cinsinden borç yaklaşık 167000 USD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3" office:value-type="string" calcext:value-type="string">
            <text:p>Envanter yaklaşık 110 000 TL <text:s text:c="2"/>Satılabilir mal toplamı yaklaşık 60 000 TL = 25000 usd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3" table:number-columns-repeated="5"/>
          <table:table-cell table:number-columns-repeated="58"/>
        </table:table-row>
        <table:table-row table:style-name="ro3">
          <table:table-cell/>
          <table:table-cell table:style-name="ce803"/>
          <table:table-cell table:style-name="ce816" office:value-type="string" calcext:value-type="string">
            <text:p>HACI ALACAK</text:p>
          </table:table-cell>
          <table:table-cell table:style-name="ce816" office:value-type="string" calcext:value-type="string">
            <text:p>Bakiye</text:p>
          </table:table-cell>
          <table:table-cell table:style-name="ce816" office:value-type="string" calcext:value-type="string">
            <text:p>TL – usd</text:p>
          </table:table-cell>
          <table:table-cell table:style-name="ce816" office:value-type="string" calcext:value-type="string">
            <text:p>karşılığı</text:p>
          </table:table-cell>
          <table:table-cell table:style-name="ce346"/>
          <table:table-cell table:style-name="ce280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03"/>
          <table:table-cell table:number-columns-repeated="2" table:style-name="ce816" office:value-type="string" calcext:value-type="string">
            <text:p>TL</text:p>
          </table:table-cell>
          <table:table-cell table:style-name="ce816"/>
          <table:table-cell table:style-name="ce816" office:value-type="string" calcext:value-type="string">
            <text:p>USD</text:p>
          </table:table-cell>
          <table:table-cell table:style-name="ce346"/>
          <table:table-cell table:style-name="ce280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03" office:value-type="string" calcext:value-type="string">
            <text:p>İnşaat Daire 2 den kalan ½</text:p>
          </table:table-cell>
          <table:table-cell table:style-name="ce803" table:formula="of:=[.F13]/2" office:value-type="float" office:value="40000" calcext:value-type="float">
            <text:p>40.000,00</text:p>
          </table:table-cell>
          <table:table-cell table:style-name="ce803" table:formula="of:=[.C25]" office:value-type="float" office:value="40000" calcext:value-type="float">
            <text:p>40.000,00</text:p>
          </table:table-cell>
          <table:table-cell table:style-name="ce803" office:value-type="float" office:value="1.4" calcext:value-type="float">
            <text:p>1,40</text:p>
          </table:table-cell>
          <table:table-cell table:style-name="ce903" table:formula="of:=[.C25]/[.E25]" office:value-type="float" office:value="28571.4285714286" calcext:value-type="float">
            <text:p>28.571,43</text:p>
          </table:table-cell>
          <table:table-cell table:style-name="ce346"/>
          <table:table-cell table:style-name="ce280"/>
          <table:table-cell table:style-name="Default"/>
          <table:table-cell table:number-columns-repeated="55"/>
        </table:table-row>
        <table:table-row table:style-name="ro3">
          <table:table-cell table:style-name="ce812" office:value-type="string" calcext:value-type="string">
            <text:p>04-07</text:p>
          </table:table-cell>
          <table:table-cell table:style-name="ce803" office:value-type="string" calcext:value-type="string">
            <text:p>Hakan BALCI Doğuştan verilen ½</text:p>
          </table:table-cell>
          <table:table-cell table:style-name="ce803" table:formula="of:=[.F15]/2" office:value-type="float" office:value="43751" calcext:value-type="float">
            <text:p>43.751,00</text:p>
          </table:table-cell>
          <table:table-cell table:style-name="ce803" table:formula="of:=[.D25]+[.C26]" office:value-type="float" office:value="83751" calcext:value-type="float">
            <text:p>83.751,00</text:p>
          </table:table-cell>
          <table:table-cell table:style-name="ce803" office:value-type="float" office:value="1.38" calcext:value-type="float">
            <text:p>1,38</text:p>
          </table:table-cell>
          <table:table-cell table:style-name="ce903" table:formula="of:=[.C26]/[.E26]" office:value-type="float" office:value="31703.6231884058" calcext:value-type="float">
            <text:p>31.703,62</text:p>
          </table:table-cell>
          <table:table-cell table:style-name="ce409"/>
          <table:table-cell table:style-name="ce821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03" office:value-type="string" calcext:value-type="string">
            <text:p>mustafa balcıdan doğuşa verilen ½</text:p>
          </table:table-cell>
          <table:table-cell table:style-name="ce803" table:formula="of:=[.F16]/2" office:value-type="float" office:value="25000" calcext:value-type="float">
            <text:p>25.000,00</text:p>
          </table:table-cell>
          <table:table-cell table:style-name="ce803" table:formula="of:=[.D26]+[.C27]" office:value-type="float" office:value="108751" calcext:value-type="float">
            <text:p>108.751,00</text:p>
          </table:table-cell>
          <table:table-cell table:style-name="ce803" office:value-type="float" office:value="1.2" calcext:value-type="float">
            <text:p>1,20</text:p>
          </table:table-cell>
          <table:table-cell table:style-name="ce903" table:formula="of:=[.C27]/[.E27]" office:value-type="float" office:value="20833.3333333333" calcext:value-type="float">
            <text:p>20.833,33</text:p>
          </table:table-cell>
          <table:table-cell table:style-name="ce346"/>
          <table:table-cell table:style-name="ce280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46" table:formula="of:=[$DGS.E20]*-1" office:value-type="float" office:value="139255.85" calcext:value-type="float">
            <text:p>139,255.85</text:p>
          </table:table-cell>
          <table:table-cell table:style-name="ce803" table:formula="of:=[.D27]+[.C28]" office:value-type="float" office:value="248006.85" calcext:value-type="float">
            <text:p>248.006,85</text:p>
          </table:table-cell>
          <table:table-cell table:style-name="ce280" office:value-type="float" office:value="3.55" calcext:value-type="float">
            <text:p>3.55</text:p>
          </table:table-cell>
          <table:table-cell table:style-name="ce903" table:formula="of:=[.C28]/[.E28]" office:value-type="float" office:value="39227" calcext:value-type="float">
            <text:p>39.227,00</text:p>
          </table:table-cell>
          <table:table-cell table:style-name="ce34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00" office:value-type="string" calcext:value-type="string">
            <text:p>2022 yılı sonu</text:p>
          </table:table-cell>
          <table:table-cell table:style-name="Default"/>
          <table:table-cell table:style-name="ce803"/>
          <table:table-cell table:style-name="ce901" office:value-type="string" calcext:value-type="string">
            <text:p>hacının alacağı USD</text:p>
          </table:table-cell>
          <table:table-cell table:style-name="ce908" table:formula="of:=SUM([.F25:.F28])" office:value-type="float" office:value="120335.385093168" calcext:value-type="float">
            <text:p>120.335,39</text:p>
          </table:table-cell>
          <table:table-cell table:style-name="ce346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816" office:value-type="string" calcext:value-type="string">
            <text:p>NAZAN ALACAK</text:p>
          </table:table-cell>
          <table:table-cell table:style-name="ce803"/>
          <table:table-cell table:style-name="ce902"/>
          <table:table-cell table:style-name="ce903"/>
          <table:table-cell table:style-name="ce34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03" office:value-type="string" calcext:value-type="string">
            <text:p>İnşaat Dükkandan nazana ½</text:p>
          </table:table-cell>
          <table:table-cell table:style-name="ce818" office:value-type="float" office:value="-15000" calcext:value-type="float">
            <text:p>-15.000,00</text:p>
          </table:table-cell>
          <table:table-cell table:style-name="ce803" table:formula="of:=[.C31]" office:value-type="float" office:value="-15000" calcext:value-type="float">
            <text:p>-15.000,00</text:p>
          </table:table-cell>
          <table:table-cell table:style-name="ce903" office:value-type="float" office:value="1.4" calcext:value-type="float">
            <text:p>1,40</text:p>
          </table:table-cell>
          <table:table-cell table:style-name="ce908" table:formula="of:=[.C31]/[.E31]" office:value-type="float" office:value="-10714.2857142857" calcext:value-type="float">
            <text:p>-10.714,29</text:p>
          </table:table-cell>
          <table:table-cell table:style-name="ce409"/>
          <table:table-cell table:style-name="ce821"/>
          <table:table-cell table:style-name="Default"/>
          <table:table-cell table:number-columns-repeated="55"/>
        </table:table-row>
        <table:table-row table:style-name="ro3">
          <table:table-cell table:style-name="ce812"/>
          <table:table-cell office:value-type="string" calcext:value-type="string">
            <text:p>Sanayi 2020 kira geliri nazan</text:p>
          </table:table-cell>
          <table:table-cell table:style-name="ce409" office:value-type="float" office:value="-3760.55" calcext:value-type="float">
            <text:p>-3,760.55</text:p>
          </table:table-cell>
          <table:table-cell table:style-name="ce803" table:formula="of:=[.D31]+[.C32]" office:value-type="float" office:value="-18760.55" calcext:value-type="float">
            <text:p>-18.760,55</text:p>
          </table:table-cell>
          <table:table-cell table:style-name="ce904" office:value-type="string" calcext:value-type="string">
            <text:p>7,43</text:p>
          </table:table-cell>
          <table:table-cell table:style-name="ce908" table:formula="of:=[.C32]/[.E32]" office:value-type="float" office:value="-506.130551816958" calcext:value-type="float">
            <text:p>-506,13</text:p>
          </table:table-cell>
          <table:table-cell table:style-name="ce409"/>
          <table:table-cell table:style-name="ce821"/>
          <table:table-cell table:style-name="Default" table:number-columns-repeated="56"/>
        </table:table-row>
        <table:table-row table:style-name="ro3">
          <table:table-cell table:style-name="ce812"/>
          <table:table-cell office:value-type="string" calcext:value-type="string">
            <text:p>Sanayi 2021 kira geliri nazan</text:p>
          </table:table-cell>
          <table:table-cell table:style-name="ce409" office:value-type="float" office:value="-22394" calcext:value-type="float">
            <text:p>-22,394.00</text:p>
          </table:table-cell>
          <table:table-cell table:style-name="ce803" table:formula="of:=[.D32]+[.C33]" office:value-type="float" office:value="-41154.55" calcext:value-type="float">
            <text:p>-41.154,55</text:p>
          </table:table-cell>
          <table:table-cell table:style-name="ce904" office:value-type="string" calcext:value-type="string">
            <text:p>9,1</text:p>
          </table:table-cell>
          <table:table-cell table:style-name="ce908" table:formula="of:=[.C33]/[.E33]" office:value-type="float" office:value="-2460.87912087912" calcext:value-type="float">
            <text:p>-2.460,88</text:p>
          </table:table-cell>
          <table:table-cell table:style-name="ce409"/>
          <table:table-cell table:style-name="ce821"/>
          <table:table-cell table:style-name="Default" table:number-columns-repeated="56"/>
        </table:table-row>
        <table:table-row table:style-name="ro3">
          <table:table-cell table:style-name="ce812"/>
          <table:table-cell/>
          <table:table-cell table:style-name="ce409"/>
          <table:table-cell table:style-name="ce803" table:formula="of:=[.D33]+[.C34]" office:value-type="float" office:value="-41154.55" calcext:value-type="float">
            <text:p>-41.154,55</text:p>
          </table:table-cell>
          <table:table-cell table:style-name="ce904"/>
          <table:table-cell table:style-name="ce903"/>
          <table:table-cell table:style-name="ce409"/>
          <table:table-cell table:style-name="ce821"/>
          <table:table-cell table:style-name="Default" table:number-columns-repeated="56"/>
        </table:table-row>
        <table:table-row table:style-name="ro3">
          <table:table-cell table:style-name="ce812"/>
          <table:table-cell/>
          <table:table-cell table:style-name="ce409"/>
          <table:table-cell table:style-name="ce803"/>
          <table:table-cell table:style-name="ce905" office:value-type="string" calcext:value-type="string">
            <text:p>Nazanın alacağı USD</text:p>
          </table:table-cell>
          <table:table-cell table:style-name="ce908" table:formula="of:=SUM([.F31:.F34])" office:value-type="float" office:value="-13681.2953869818" calcext:value-type="float">
            <text:p>-13.681,30</text:p>
          </table:table-cell>
          <table:table-cell table:style-name="ce409"/>
          <table:table-cell table:style-name="ce821"/>
          <table:table-cell table:style-name="Default" table:number-columns-repeated="56"/>
        </table:table-row>
        <table:table-row table:style-name="ro3">
          <table:table-cell/>
          <table:table-cell table:style-name="ce800" office:value-type="string" calcext:value-type="string">
            <text:p>2022 yılı sonu</text:p>
          </table:table-cell>
          <table:table-cell table:style-name="Default"/>
          <table:table-cell table:style-name="ce803"/>
          <table:table-cell table:style-name="Default" table:number-columns-repeated="2"/>
          <table:table-cell table:style-name="ce409"/>
          <table:table-cell table:style-name="ce821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906" office:value-type="string" calcext:value-type="string">
            <text:p>hacının KALAN alacağı USD</text:p>
          </table:table-cell>
          <table:table-cell table:style-name="ce909" table:formula="of:=[.F29]+[.F35]" office:value-type="float" office:value="106654.089706186" calcext:value-type="float">
            <text:p>106.654,09</text:p>
          </table:table-cell>
          <table:table-cell table:style-name="ce81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80"/>
          <table:table-cell table:style-name="ce816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803" table:number-columns-repeated="3"/>
          <table:table-cell table:style-name="ce28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819"/>
          <table:table-cell table:style-name="ce819" office:value-type="string" calcext:value-type="string">
            <text:p>USD</text:p>
          </table:table-cell>
          <table:table-cell table:style-name="Default"/>
          <table:table-cell table:style-name="ce803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803"/>
          <table:table-cell table:style-name="ce803" office:value-type="float" office:value="450000" calcext:value-type="float">
            <text:p>450.000,00</text:p>
          </table:table-cell>
          <table:table-cell table:style-name="Default"/>
          <table:table-cell table:style-name="ce803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03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16"/>
          <table:table-cell table:number-columns-repeated="58"/>
        </table:table-row>
        <table:table-row table:style-name="ro3">
          <table:table-cell/>
          <table:table-cell table:style-name="ce345"/>
          <table:table-cell table:style-name="ce803"/>
          <table:table-cell table:style-name="ce816" office:value-type="string" calcext:value-type="string">
            <text:p>HACI</text:p>
          </table:table-cell>
          <table:table-cell table:style-name="ce816" office:value-type="string" calcext:value-type="string">
            <text:p>NAZAN</text:p>
          </table:table-cell>
          <table:table-cell table:style-name="ce803"/>
          <table:table-cell table:number-columns-repeated="58"/>
        </table:table-row>
        <table:table-row table:style-name="ro3">
          <table:table-cell/>
          <table:table-cell table:style-name="ce345"/>
          <table:table-cell table:style-name="ce820" office:value-type="string" calcext:value-type="string" table:number-columns-spanned="2" table:number-rows-spanned="1">
            <text:p>USD</text:p>
          </table:table-cell>
          <table:covered-table-cell table:style-name="ce816"/>
          <table:table-cell table:style-name="ce816"/>
          <table:table-cell table:style-name="ce807"/>
          <table:table-cell table:number-columns-repeated="58"/>
        </table:table-row>
        <table:table-row table:style-name="ro3">
          <table:table-cell/>
          <table:table-cell table:style-name="ce345"/>
          <table:table-cell table:style-name="ce816" office:value-type="string" calcext:value-type="string">
            <text:p>Tutar</text:p>
          </table:table-cell>
          <table:table-cell table:number-columns-repeated="2" table:style-name="ce816" office:value-type="string" calcext:value-type="string">
            <text:p>Bakiye</text:p>
          </table:table-cell>
          <table:table-cell table:style-name="ce803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03" office:value-type="float" office:value="450000" calcext:value-type="float">
            <text:p>450.000,00</text:p>
          </table:table-cell>
          <table:table-cell table:style-name="ce803" table:formula="of:=[.D42]/2" office:value-type="float" office:value="225000" calcext:value-type="float">
            <text:p>225.000,00</text:p>
          </table:table-cell>
          <table:table-cell table:style-name="ce803" table:formula="of:=[.D42]/2" office:value-type="float" office:value="225000" calcext:value-type="float">
            <text:p>225.000,00</text:p>
          </table:table-cell>
          <table:table-cell table:style-name="ce803"/>
          <table:table-cell table:number-columns-repeated="58"/>
        </table:table-row>
        <table:table-row table:style-name="ro3">
          <table:table-cell table:number-columns-repeated="2"/>
          <table:table-cell table:style-name="ce821" table:formula="of:=[.C49]/[.$D$42]" office:value-type="percentage" office:value="1" calcext:value-type="percentage">
            <text:p>%100,00</text:p>
          </table:table-cell>
          <table:table-cell table:style-name="ce821" table:formula="of:=[.D49]/[.$D$42]" office:value-type="percentage" office:value="0.5" calcext:value-type="percentage">
            <text:p>%50,00</text:p>
          </table:table-cell>
          <table:table-cell table:style-name="ce821" table:formula="of:=[.E49]/[.$D$42]" office:value-type="percentage" office:value="0.5" calcext:value-type="percentage">
            <text:p>%50,00</text:p>
          </table:table-cell>
          <table:table-cell table:style-name="ce803"/>
          <table:table-cell table:number-columns-repeated="58"/>
        </table:table-row>
        <table:table-row table:style-name="ro3">
          <table:table-cell/>
          <table:table-cell table:style-name="ce800" office:value-type="string" calcext:value-type="string">
            <text:p>hacının alacağı</text:p>
          </table:table-cell>
          <table:table-cell table:style-name="ce822" table:formula="of:=[.F29]+[.F35]" office:value-type="float" office:value="106654.089706186" calcext:value-type="float">
            <text:p>+106.654,09</text:p>
          </table:table-cell>
          <table:table-cell table:style-name="ce898" office:value-type="string" calcext:value-type="string">
            <text:p>+ </text:p>
          </table:table-cell>
          <table:table-cell table:style-name="ce898" office:value-type="string" calcext:value-type="string">
            <text:p>- </text:p>
          </table:table-cell>
          <table:table-cell table:style-name="ce803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803" table:formula="of:=[.D49]+[.C51]" office:value-type="float" office:value="331654.089706186" calcext:value-type="float">
            <text:p>331.654,09</text:p>
          </table:table-cell>
          <table:table-cell table:style-name="ce803" table:formula="of:=[.E49]-[.C51]" office:value-type="float" office:value="118345.910293814" calcext:value-type="float">
            <text:p>118.345,91</text:p>
          </table:table-cell>
          <table:table-cell table:style-name="ce803"/>
          <table:table-cell table:number-columns-repeated="58"/>
        </table:table-row>
        <table:table-row table:style-name="ro1">
          <table:table-cell/>
          <table:table-cell table:style-name="ce803"/>
          <table:table-cell table:style-name="ce823" table:formula="of:=[.C51]/[.$D$42]" office:value-type="percentage" office:value="0.237009088235969" calcext:value-type="percentage">
            <text:p>%23,70</text:p>
          </table:table-cell>
          <table:table-cell table:style-name="ce899" table:formula="of:=[.D52]/[.$C$49]" office:value-type="percentage" office:value="0.737009088235969" calcext:value-type="percentage">
            <text:p>%73,70</text:p>
          </table:table-cell>
          <table:table-cell table:style-name="ce899" table:formula="of:=[.E52]/[.$D$42]" office:value-type="percentage" office:value="0.262990911764031" calcext:value-type="percentage">
            <text:p>%26,30</text:p>
          </table:table-cell>
          <table:table-cell table:style-name="ce815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843"/>
          <table:table-cell table:style-name="ce899"/>
          <table:table-cell table:style-name="ce907"/>
          <table:table-cell table:style-name="ce811"/>
          <table:table-cell table:number-columns-repeated="58"/>
        </table:table-row>
        <table:table-row table:style-name="ro3">
          <table:table-cell/>
          <table:table-cell table:style-name="ce815" table:number-columns-repeated="5"/>
          <table:table-cell table:number-columns-repeated="58"/>
        </table:table-row>
        <table:table-row table:style-name="ro3">
          <table:table-cell/>
          <table:table-cell table:style-name="ce816"/>
          <table:table-cell table:style-name="ce807" table:number-columns-repeated="2"/>
          <table:table-cell table:style-name="ce816"/>
          <table:table-cell table:style-name="ce807"/>
          <table:table-cell table:number-columns-repeated="58"/>
        </table:table-row>
        <table:table-row table:style-name="ro3">
          <table:table-cell/>
          <table:table-cell table:style-name="ce803" table:number-columns-repeated="5"/>
          <table:table-cell table:number-columns-repeated="58"/>
        </table:table-row>
        <table:table-row table:style-name="ro3">
          <table:table-cell/>
          <table:table-cell table:style-name="ce815"/>
          <table:table-cell table:style-name="ce897"/>
          <table:table-cell table:style-name="ce815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815" table:number-columns-repeated="5"/>
          <table:table-cell table:number-columns-repeated="58"/>
        </table:table-row>
        <table:table-row table:style-name="ro3">
          <table:table-cell/>
          <table:table-cell table:style-name="ce815" table:number-columns-repeated="2"/>
          <table:table-cell table:style-name="ce803"/>
          <table:table-cell table:style-name="ce815" table:number-columns-repeated="2"/>
          <table:table-cell table:number-columns-repeated="58"/>
        </table:table-row>
        <table:table-row table:style-name="ro3">
          <table:table-cell/>
          <table:table-cell table:style-name="ce803" table:number-columns-repeated="3"/>
          <table:table-cell table:style-name="ce345"/>
          <table:table-cell table:style-name="ce803"/>
          <table:table-cell table:number-columns-repeated="58"/>
        </table:table-row>
        <table:table-row table:style-name="ro3">
          <table:table-cell/>
          <table:table-cell table:style-name="ce803"/>
          <table:table-cell table:style-name="ce819" table:number-columns-repeated="4"/>
          <table:table-cell table:number-columns-repeated="58"/>
        </table:table-row>
        <table:table-row table:style-name="ro3">
          <table:table-cell/>
          <table:table-cell table:style-name="ce816"/>
          <table:table-cell table:style-name="ce807" table:number-columns-repeated="2"/>
          <table:table-cell table:style-name="ce816"/>
          <table:table-cell table:style-name="ce807"/>
          <table:table-cell table:number-columns-repeated="58"/>
        </table:table-row>
        <table:table-row table:style-name="ro3" table:number-rows-repeated="2">
          <table:table-cell/>
          <table:table-cell table:style-name="ce803" table:number-columns-repeated="5"/>
          <table:table-cell table:number-columns-repeated="58"/>
        </table:table-row>
        <table:table-row table:style-name="ro3">
          <table:table-cell/>
          <table:table-cell table:style-name="ce803"/>
          <table:table-cell table:style-name="ce345" table:number-columns-repeated="2"/>
          <table:table-cell table:number-columns-repeated="60"/>
        </table:table-row>
        <table:table-row table:style-name="ro3">
          <table:table-cell/>
          <table:table-cell table:style-name="ce803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803" table:number-columns-repeated="4"/>
          <table:table-cell table:number-columns-repeated="58"/>
        </table:table-row>
        <table:table-row table:style-name="ro3">
          <table:table-cell/>
          <table:table-cell table:style-name="ce807"/>
          <table:table-cell table:style-name="ce803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803" table:number-columns-repeated="5"/>
          <table:table-cell table:number-columns-repeated="58"/>
        </table:table-row>
        <table:table-row table:style-name="ro3">
          <table:table-cell/>
          <table:table-cell table:style-name="ce816"/>
          <table:table-cell table:style-name="ce807" table:number-columns-repeated="2"/>
          <table:table-cell table:style-name="ce816"/>
          <table:table-cell table:style-name="ce807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803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271" office:value-type="float" office:value="3600">
            <text:p>3600</text:p>
          </table:table-cell>
          <table:table-cell table:style-name="ce271" office:value-type="float" office:value="2250">
            <text:p>2250</text:p>
          </table:table-cell>
          <table:table-cell table:style-name="ce271" office:value-type="float" office:value="3750">
            <text:p>3750</text:p>
          </table:table-cell>
          <table:table-cell table:style-name="ce271" office:value-type="float" office:value="-729.6475">
            <text:p>-729.6475</text:p>
          </table:table-cell>
        </table:table-row>
        <table:table-row>
          <table:table-cell/>
          <table:table-cell table:style-name="ce271" office:value-type="float" office:value="3950">
            <text:p>3950</text:p>
          </table:table-cell>
          <table:table-cell table:style-name="ce271" office:value-type="float" office:value="2500">
            <text:p>2500</text:p>
          </table:table-cell>
          <table:table-cell table:style-name="ce271" office:value-type="float" office:value="4000">
            <text:p>4000</text:p>
          </table:table-cell>
          <table:table-cell table:style-name="ce271" office:value-type="float" office:value="3482.51">
            <text:p>3482.51</text:p>
          </table:table-cell>
        </table:table-row>
        <table:table-row>
          <table:table-cell/>
          <table:table-cell table:style-name="ce271" office:value-type="float" office:value="4250">
            <text:p>4250</text:p>
          </table:table-cell>
          <table:table-cell table:style-name="ce271" office:value-type="float" office:value="2750">
            <text:p>2750</text:p>
          </table:table-cell>
          <table:table-cell table:style-name="ce271" office:value-type="float" office:value="4250">
            <text:p>4250</text:p>
          </table:table-cell>
          <table:table-cell table:style-name="ce271" office:value-type="float" office:value="3929.53">
            <text:p>3929.53</text:p>
          </table:table-cell>
        </table:table-row>
        <table:table-row>
          <table:table-cell/>
          <table:table-cell table:style-name="ce271" office:value-type="float" office:value="4675">
            <text:p>4675</text:p>
          </table:table-cell>
          <table:table-cell table:style-name="ce271" office:value-type="float" office:value="3000">
            <text:p>3000</text:p>
          </table:table-cell>
          <table:table-cell table:style-name="ce271" office:value-type="float" office:value="5000">
            <text:p>5000</text:p>
          </table:table-cell>
          <table:table-cell table:style-name="ce27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71" office:value-type="float" office:value="5637.5">
            <text:p>5637.5</text:p>
          </table:table-cell>
        </table:table-row>
        <table:table-row>
          <table:table-cell/>
          <table:table-cell table:style-name="ce271" office:value-type="float" office:value="6500">
            <text:p>6500</text:p>
          </table:table-cell>
          <table:table-cell table:number-columns-repeated="2"/>
          <table:table-cell table:style-name="ce271" office:value-type="float" office:value="6250">
            <text:p>6250</text:p>
          </table:table-cell>
        </table:table-row>
        <table:table-row>
          <table:table-cell/>
          <table:table-cell table:style-name="ce271" office:value-type="float" office:value="7700">
            <text:p>7700</text:p>
          </table:table-cell>
          <table:table-cell table:number-columns-repeated="2"/>
          <table:table-cell table:style-name="ce271" office:value-type="float" office:value="6875">
            <text:p>6875</text:p>
          </table:table-cell>
        </table:table-row>
        <table:table-row>
          <table:table-cell/>
          <table:table-cell table:style-name="ce271" office:value-type="float" office:value="750">
            <text:p>750</text:p>
          </table:table-cell>
          <table:table-cell table:number-columns-repeated="2"/>
          <table:table-cell table:style-name="ce271" office:value-type="float" office:value="8125">
            <text:p>8125</text:p>
          </table:table-cell>
        </table:table-row>
        <table:table-row>
          <table:table-cell table:number-columns-repeated="4"/>
          <table:table-cell table:style-name="ce27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271" office:value-type="float" office:value="3600">
            <text:p>3600</text:p>
          </table:table-cell>
          <table:table-cell table:style-name="ce271" office:value-type="float" office:value="2250">
            <text:p>2250</text:p>
          </table:table-cell>
          <table:table-cell table:style-name="ce271" office:value-type="float" office:value="3750">
            <text:p>3750</text:p>
          </table:table-cell>
          <table:table-cell table:style-name="ce271" office:value-type="float" office:value="-729.6475">
            <text:p>-729.6475</text:p>
          </table:table-cell>
          <table:table-cell table:style-name="ce271" office:value-type="float" office:value="5001.38888888889">
            <text:p>5001.38888888889</text:p>
          </table:table-cell>
        </table:table-row>
        <table:table-row>
          <table:table-cell/>
          <table:table-cell table:style-name="ce271" office:value-type="float" office:value="3950">
            <text:p>3950</text:p>
          </table:table-cell>
          <table:table-cell table:style-name="ce271" office:value-type="float" office:value="2500">
            <text:p>2500</text:p>
          </table:table-cell>
          <table:table-cell table:style-name="ce271" office:value-type="float" office:value="4000">
            <text:p>4000</text:p>
          </table:table-cell>
          <table:table-cell table:style-name="ce271" office:value-type="float" office:value="3482.51">
            <text:p>3482.51</text:p>
          </table:table-cell>
          <table:table-cell table:style-name="ce271" office:value-type="float" office:value="4694.44444444444">
            <text:p>4694.44444444444</text:p>
          </table:table-cell>
        </table:table-row>
        <table:table-row>
          <table:table-cell/>
          <table:table-cell table:style-name="ce271" office:value-type="float" office:value="4250">
            <text:p>4250</text:p>
          </table:table-cell>
          <table:table-cell table:style-name="ce271" office:value-type="float" office:value="2750">
            <text:p>2750</text:p>
          </table:table-cell>
          <table:table-cell table:style-name="ce271" office:value-type="float" office:value="4250">
            <text:p>4250</text:p>
          </table:table-cell>
          <table:table-cell table:style-name="ce271" office:value-type="float" office:value="3929.53">
            <text:p>3929.53</text:p>
          </table:table-cell>
          <table:table-cell table:style-name="ce271" office:value-type="float" office:value="4225">
            <text:p>4225</text:p>
          </table:table-cell>
        </table:table-row>
        <table:table-row>
          <table:table-cell/>
          <table:table-cell table:style-name="ce271" office:value-type="float" office:value="4675">
            <text:p>4675</text:p>
          </table:table-cell>
          <table:table-cell table:style-name="ce271" office:value-type="float" office:value="3000">
            <text:p>3000</text:p>
          </table:table-cell>
          <table:table-cell table:style-name="ce271" office:value-type="float" office:value="5000">
            <text:p>5000</text:p>
          </table:table-cell>
          <table:table-cell table:style-name="ce271" office:value-type="float" office:value="1501.0725">
            <text:p>1501.0725</text:p>
          </table:table-cell>
          <table:table-cell table:style-name="ce27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271" office:value-type="float" office:value="5637.5">
            <text:p>5637.5</text:p>
          </table:table-cell>
          <table:table-cell table:style-name="ce271" office:value-type="float" office:value="10896.5277777778">
            <text:p>10896.5277777778</text:p>
          </table:table-cell>
        </table:table-row>
        <table:table-row>
          <table:table-cell/>
          <table:table-cell table:style-name="ce271" office:value-type="float" office:value="6500">
            <text:p>6500</text:p>
          </table:table-cell>
          <table:table-cell table:number-columns-repeated="2"/>
          <table:table-cell table:style-name="ce271" office:value-type="float" office:value="6250">
            <text:p>6250</text:p>
          </table:table-cell>
          <table:table-cell table:style-name="ce27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271" office:value-type="float" office:value="1408.33333333333">
            <text:p>1408.33333333333</text:p>
          </table:table-cell>
        </table:table-row>
        <table:table-row>
          <table:table-cell/>
          <table:table-cell table:style-name="ce271" office:value-type="float" office:value="7700">
            <text:p>7700</text:p>
          </table:table-cell>
          <table:table-cell table:number-columns-repeated="2"/>
          <table:table-cell table:style-name="ce271" office:value-type="float" office:value="6875">
            <text:p>6875</text:p>
          </table:table-cell>
          <table:table-cell table:style-name="ce271" office:value-type="float" office:value="12174.8611111111">
            <text:p>12174.8611111111</text:p>
          </table:table-cell>
        </table:table-row>
        <table:table-row>
          <table:table-cell/>
          <table:table-cell table:style-name="ce271" office:value-type="float" office:value="750">
            <text:p>750</text:p>
          </table:table-cell>
          <table:table-cell table:number-columns-repeated="2"/>
          <table:table-cell table:style-name="ce271" office:value-type="float" office:value="8125">
            <text:p>8125</text:p>
          </table:table-cell>
          <table:table-cell table:style-name="ce27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271" office:value-type="float" office:value="10186.235">
            <text:p>10186.235</text:p>
          </table:table-cell>
          <table:table-cell table:style-name="ce27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27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27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27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271" office:value-type="float" office:value="4225">
            <text:p>4225</text:p>
          </table:table-cell>
        </table:table-row>
        <table:table-row>
          <table:table-cell table:number-columns-repeated="3"/>
          <table:table-cell table:style-name="ce27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27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27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27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27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27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27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27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27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271" office:value-type="float" office:value="-729.6475">
            <text:p>-729.6475</text:p>
          </table:table-cell>
          <table:table-cell table:style-name="ce27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271" office:value-type="float" office:value="3482.51">
            <text:p>3482.51</text:p>
          </table:table-cell>
          <table:table-cell table:style-name="ce27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271" office:value-type="float" office:value="3929.53">
            <text:p>3929.53</text:p>
          </table:table-cell>
          <table:table-cell table:style-name="ce27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271" office:value-type="float" office:value="1501.0725">
            <text:p>1501.0725</text:p>
          </table:table-cell>
          <table:table-cell table:style-name="ce27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71" office:value-type="float" office:value="5637.5">
            <text:p>5637.5</text:p>
          </table:table-cell>
          <table:table-cell table:style-name="ce27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271" office:value-type="float" office:value="6250">
            <text:p>6250</text:p>
          </table:table-cell>
          <table:table-cell table:style-name="ce271" office:value-type="float" office:value="6250">
            <text:p>6250</text:p>
          </table:table-cell>
        </table:table-row>
        <table:table-row>
          <table:table-cell table:number-columns-repeated="4"/>
          <table:table-cell table:style-name="ce271" office:value-type="float" office:value="6875">
            <text:p>6875</text:p>
          </table:table-cell>
          <table:table-cell table:style-name="ce271" office:value-type="float" office:value="6875">
            <text:p>6875</text:p>
          </table:table-cell>
        </table:table-row>
        <table:table-row>
          <table:table-cell table:number-columns-repeated="4"/>
          <table:table-cell table:style-name="ce271" office:value-type="float" office:value="8125">
            <text:p>8125</text:p>
          </table:table-cell>
          <table:table-cell table:style-name="ce271" office:value-type="float" office:value="8125">
            <text:p>8125</text:p>
          </table:table-cell>
        </table:table-row>
        <table:table-row>
          <table:table-cell table:number-columns-repeated="4"/>
          <table:table-cell table:style-name="ce271" office:value-type="float" office:value="10186.235">
            <text:p>10186.235</text:p>
          </table:table-cell>
          <table:table-cell table:style-name="ce27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271" office:value-type="float" office:value="45257.2">
            <text:p>45257.2</text:p>
          </table:table-cell>
          <table:table-cell table:style-name="ce27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271" office:value-type="float" office:value="21000">
            <text:p>21000</text:p>
          </table:table-cell>
          <table:table-cell table:style-name="ce27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271" office:value-type="float" office:value="34000">
            <text:p>34000</text:p>
          </table:table-cell>
          <table:table-cell table:style-name="ce27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271" office:value-type="float" office:value="62850">
            <text:p>62850</text:p>
          </table:table-cell>
          <table:table-cell table:style-name="ce27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9-24">00.00.0000</text:date></text:span><text:span text:style-name="MT1">, </text:span><text:span text:style-name="MT1"><text:time style:data-style-name="N2" text:time-value="13:03:06.039857323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9-24T13:08:01.598094396</dc:date>
    <meta:editing-duration>P1DT8H14M10S</meta:editing-duration>
    <meta:editing-cycles>87</meta:editing-cycles>
    <meta:generator>LibreOffice/7.2.7.2$Linux_X86_64 LibreOffice_project/20$Build-2</meta:generator>
    <meta:document-statistic meta:table-count="13" meta:cell-count="6072" meta:object-count="0"/>
  </office:meta>
</office:document-meta>
</file>